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88cm solid #000000" fo:border-right="none" fo:border-top="0.088cm solid #000000"/>
    </style:style>
    <style:style style:name="ce4" style:family="table-cell" style:parent-style-name="Default">
      <style:table-cell-properties fo:border-bottom="none" fo:border-left="0.088cm solid #000000" fo:border-right="none" fo:border-top="none"/>
    </style:style>
    <style:style style:name="ce5" style:family="table-cell" style:parent-style-name="Default">
      <style:table-cell-properties fo:border-bottom="none" fo:background-color="#ffff00" fo:border-left="0.088cm solid #000000" fo:border-right="none" fo:border-top="none"/>
    </style:style>
    <style:style style:name="ce6" style:family="table-cell" style:parent-style-name="Default">
      <style:table-cell-properties fo:border-bottom="none" fo:background-color="#ffff00" fo:border-left="0.088cm solid #000000" fo:border-right="none" fo:border-top="none"/>
      <style:text-properties style:use-window-font-color="true" fo:font-weight="normal" style:font-weight-asian="normal" style:font-weight-complex="normal"/>
    </style:style>
    <style:style style:name="ce7" style:family="table-cell" style:parent-style-name="Default">
      <style:table-cell-properties fo:border-bottom="0.088cm solid #000000" fo:border-left="0.088cm solid #000000" fo:border-right="none" fo:border-top="none"/>
    </style:style>
    <style:style style:name="ce8" style:family="table-cell" style:parent-style-name="Default">
      <style:table-cell-properties fo:border-bottom="none" fo:background-color="transparent" fo:border-left="0.088cm solid #000000" fo:border-right="none" fo:border-top="none"/>
    </style:style>
    <style:style style:name="ce9" style:family="table-cell" style:parent-style-name="Default">
      <style:table-cell-properties fo:border-bottom="none" fo:background-color="#00ffff" fo:border-left="0.088cm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transparent" fo:border-left="0.088cm solid #000000" fo:border-right="none" fo:border-top="none"/>
      <style:text-properties style:use-window-font-color="true" fo:font-weight="normal" style:font-weight-asian="normal" style:font-weight-complex="normal"/>
    </style:style>
    <style:style style:name="ce11" style:family="table-cell" style:parent-style-name="Default">
      <style:table-cell-properties fo:border-bottom="none" fo:background-color="#ffff00" fo:border-left="0.088cm solid #000000" fo:border-right="none" fo:border-top="0.088cm solid #000000"/>
    </style:style>
    <style:style style:name="ce12" style:family="table-cell" style:parent-style-name="Default">
      <style:table-cell-properties fo:border-bottom="none" fo:background-color="#66ffff" fo:border-left="0.088cm solid #000000" fo:border-right="none" fo:border-top="0.088cm solid #000000"/>
    </style:style>
    <style:style style:name="ce13" style:family="table-cell" style:parent-style-name="Default">
      <style:table-cell-properties fo:border-bottom="none" fo:border-left="none" fo:border-right="none" fo:border-top="0.088cm solid #000000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ffff00"/>
      <style:text-properties style:use-window-font-color="true" fo:font-weight="normal" style:font-weight-asian="normal" style:font-weight-complex="normal"/>
    </style:style>
    <style:style style:name="ce16" style:family="table-cell" style:parent-style-name="Default">
      <style:table-cell-properties fo:border-bottom="0.088cm solid #000000" fo:border-left="none" fo:border-right="none" fo:border-top="none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20" style:family="table-cell" style:parent-style-name="Default">
      <style:table-cell-properties fo:border-bottom="none" fo:background-color="#ffff00" fo:border-left="none" fo:border-right="none" fo:border-top="0.088cm solid #000000"/>
    </style:style>
    <style:style style:name="ce21" style:family="table-cell" style:parent-style-name="Default">
      <style:table-cell-properties fo:border-bottom="none" fo:background-color="#66ffff" fo:border-left="none" fo:border-right="none" fo:border-top="0.088cm solid #000000"/>
    </style:style>
    <style:style style:name="ce22" style:family="table-cell" style:parent-style-name="Default">
      <style:text-properties fo:color="#ff3333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ccff00"/>
    </style:style>
    <style:style style:name="ce24" style:family="table-cell" style:parent-style-name="Default">
      <style:table-cell-properties fo:background-color="#ccff00"/>
      <style:text-properties style:use-window-font-color="true"/>
    </style:style>
    <style:style style:name="ce25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order-left="none" fo:border-right="0.088cm solid #000000" fo:border-top="0.088cm solid #000000"/>
    </style:style>
    <style:style style:name="ce27" style:family="table-cell" style:parent-style-name="Default">
      <style:table-cell-properties fo:border-bottom="none" fo:border-left="none" fo:border-right="0.088cm solid #000000" fo:border-top="none"/>
    </style:style>
    <style:style style:name="ce28" style:family="table-cell" style:parent-style-name="Default">
      <style:table-cell-properties fo:border-bottom="none" fo:background-color="#ffff00" fo:border-left="none" fo:border-right="0.088cm solid #000000" fo:border-top="none"/>
    </style:style>
    <style:style style:name="ce29" style:family="table-cell" style:parent-style-name="Default">
      <style:table-cell-properties fo:border-bottom="none" fo:background-color="#ffff00" fo:border-left="none" fo:border-right="0.088cm solid #000000" fo:border-top="none"/>
      <style:text-properties style:use-window-font-color="true" fo:font-weight="normal" style:font-weight-asian="normal" style:font-weight-complex="normal"/>
    </style:style>
    <style:style style:name="ce30" style:family="table-cell" style:parent-style-name="Default">
      <style:table-cell-properties fo:border-bottom="0.088cm solid #000000" fo:border-left="none" fo:border-right="0.088cm solid #000000" fo:border-top="none"/>
    </style:style>
    <style:style style:name="ce31" style:family="table-cell" style:parent-style-name="Default">
      <style:table-cell-properties fo:border-bottom="none" fo:background-color="transparent" fo:border-left="none" fo:border-right="0.088cm solid #000000" fo:border-top="none"/>
    </style:style>
    <style:style style:name="ce32" style:family="table-cell" style:parent-style-name="Default">
      <style:table-cell-properties fo:border-bottom="none" fo:background-color="#00ffff" fo:border-left="none" fo:border-right="0.088cm solid #000000" fo:border-top="none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transparent" fo:border-left="none" fo:border-right="0.088cm solid #000000" fo:border-top="none"/>
      <style:text-properties style:use-window-font-color="true"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ffff00" fo:border-left="none" fo:border-right="0.088cm solid #000000" fo:border-top="0.088cm solid #000000"/>
    </style:style>
    <style:style style:name="ce35" style:family="table-cell" style:parent-style-name="Default">
      <style:table-cell-properties fo:border-bottom="none" fo:background-color="#66ffff" fo:border-left="none" fo:border-right="0.088cm solid #000000" fo:border-top="0.088cm solid #000000"/>
    </style:style>
    <style:style style:name="ce36" style:family="table-cell" style:parent-style-name="Default">
      <style:text-properties style:use-window-font-color="true" fo:font-weight="normal" style:font-weight-asian="normal" style:font-weight-complex="normal"/>
    </style:style>
  </office:automatic-styles>
  <office:body>
    <office:spreadsheet>
      <table:table table:name="List1" table:style-name="ta1" table:print="false">
        <table:table-column table:style-name="co1" table:default-cell-style-name="ce4"/>
        <table:table-column table:style-name="co1" table:number-columns-repeated="7" table:default-cell-style-name="Default"/>
        <table:table-column table:style-name="co1" table:default-cell-style-name="ce27"/>
        <table:table-column table:style-name="co1" table:number-columns-repeated="1014" table:default-cell-style-name="Default"/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" office:value-type="string">
            <text:p>1 source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 table:style-name="ce2" office:value-type="string">
            <text:p>G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redits / s</text:p>
          </table:table-cell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ce2" office:value-type="string">
            <text:p>P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credits</text:p>
          </table:table-cell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ce2" table:number-columns-repeated="3"/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ce2" office:value-type="string">
            <text:p>Total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credits</text:p>
          </table:table-cell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 table:style-name="Default" office:value-type="string">
            <text:p>1 source at the beginning.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Time for Nth</text:p>
          </table:table-cell>
          <table:table-cell table:style-name="ce2" office:value-type="string">
            <text:p>Time to N</text:p>
          </table:table-cell>
          <table:table-cell table:style-name="ce2" office:value-type="string">
            <text:p>Time for total</text:p>
          </table:table-cell>
          <table:table-cell table:style-name="ce2" office:value-type="string">
            <text:p>Total time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Default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$B$7]/([.A12]*[.$B$4])" office:value-type="float" office:value="100">
            <text:p>100</text:p>
          </table:table-cell>
          <table:table-cell table:formula="of:=[.C12]+[.D12]" office:value-type="float" office:value="100">
            <text:p>100</text:p>
          </table:table-cell>
          <table:table-cell/>
          <table:table-cell office:value-type="string">
            <text:p>Nmin = T / P =</text:p>
          </table:table-cell>
          <table:table-cell/>
          <table:table-cell table:style-name="Default" table:formula="of:=[.$B$7]/[.$B$5]" office:value-type="float" office:value="20">
            <text:p>20</text:p>
          </table:table-cell>
          <table:table-cell table:number-columns-repeated="1014"/>
        </table:table-row>
        <table:table-row table:style-name="ro1">
          <table:table-cell table:style-name="Default" table:formula="of:=[.A12]+1" office:value-type="float" office:value="2">
            <text:p>2</text:p>
          </table:table-cell>
          <table:table-cell table:formula="of:=[.$B$5]/([.A12]*[.$B$4])" office:value-type="float" office:value="5">
            <text:p>5</text:p>
          </table:table-cell>
          <table:table-cell table:formula="of:=[.C12]+[.B13]" office:value-type="float" office:value="5">
            <text:p>5</text:p>
          </table:table-cell>
          <table:table-cell table:formula="of:=[.$B$7]/([.A13]*[.$B$4])" office:value-type="float" office:value="50">
            <text:p>50</text:p>
          </table:table-cell>
          <table:table-cell table:formula="of:=[.C13]+[.D13]" office:value-type="float" office:value="55">
            <text:p>55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Default" table:formula="of:=[.A13]+1" office:value-type="float" office:value="3">
            <text:p>3</text:p>
          </table:table-cell>
          <table:table-cell table:formula="of:=[.$B$5]/([.A13]*[.$B$4])" office:value-type="float" office:value="2.5">
            <text:p>2,5</text:p>
          </table:table-cell>
          <table:table-cell table:formula="of:=[.C13]+[.B14]" office:value-type="float" office:value="7.5">
            <text:p>7,5</text:p>
          </table:table-cell>
          <table:table-cell table:formula="of:=[.$B$7]/([.A14]*[.$B$4])" office:value-type="float" office:value="33.3333333333333">
            <text:p>33,3333333333</text:p>
          </table:table-cell>
          <table:table-cell table:formula="of:=[.C14]+[.D14]" office:value-type="float" office:value="40.8333333333333">
            <text:p>40,8333333333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Default" table:formula="of:=[.A14]+1" office:value-type="float" office:value="4">
            <text:p>4</text:p>
          </table:table-cell>
          <table:table-cell table:formula="of:=[.$B$5]/([.A14]*[.$B$4])" office:value-type="float" office:value="1.66666666666667">
            <text:p>1,6666666667</text:p>
          </table:table-cell>
          <table:table-cell table:formula="of:=[.C14]+[.B15]" office:value-type="float" office:value="9.16666666666667">
            <text:p>9,1666666667</text:p>
          </table:table-cell>
          <table:table-cell table:formula="of:=[.$B$7]/([.A15]*[.$B$4])" office:value-type="float" office:value="25">
            <text:p>25</text:p>
          </table:table-cell>
          <table:table-cell table:formula="of:=[.C15]+[.D15]" office:value-type="float" office:value="34.1666666666667">
            <text:p>34,1666666667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Default" table:formula="of:=[.A15]+1" office:value-type="float" office:value="5">
            <text:p>5</text:p>
          </table:table-cell>
          <table:table-cell table:formula="of:=[.$B$5]/([.A15]*[.$B$4])" office:value-type="float" office:value="1.25">
            <text:p>1,25</text:p>
          </table:table-cell>
          <table:table-cell table:formula="of:=[.C15]+[.B16]" office:value-type="float" office:value="10.4166666666667">
            <text:p>10,4166666667</text:p>
          </table:table-cell>
          <table:table-cell table:formula="of:=[.$B$7]/([.A16]*[.$B$4])" office:value-type="float" office:value="20">
            <text:p>20</text:p>
          </table:table-cell>
          <table:table-cell table:formula="of:=[.C16]+[.D16]" office:value-type="float" office:value="30.4166666666667">
            <text:p>30,4166666667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Default" table:formula="of:=[.A16]+1" office:value-type="float" office:value="6">
            <text:p>6</text:p>
          </table:table-cell>
          <table:table-cell table:formula="of:=[.$B$5]/([.A16]*[.$B$4])" office:value-type="float" office:value="1">
            <text:p>1</text:p>
          </table:table-cell>
          <table:table-cell table:formula="of:=[.C16]+[.B17]" office:value-type="float" office:value="11.4166666666667">
            <text:p>11,4166666667</text:p>
          </table:table-cell>
          <table:table-cell table:formula="of:=[.$B$7]/([.A17]*[.$B$4])" office:value-type="float" office:value="16.6666666666667">
            <text:p>16,6666666667</text:p>
          </table:table-cell>
          <table:table-cell table:formula="of:=[.C17]+[.D17]" office:value-type="float" office:value="28.0833333333333">
            <text:p>28,0833333333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Default" table:formula="of:=[.A17]+1" office:value-type="float" office:value="7">
            <text:p>7</text:p>
          </table:table-cell>
          <table:table-cell table:formula="of:=[.$B$5]/([.A17]*[.$B$4])" office:value-type="float" office:value="0.833333333333333">
            <text:p>0,8333333333</text:p>
          </table:table-cell>
          <table:table-cell table:formula="of:=[.C17]+[.B18]" office:value-type="float" office:value="12.25">
            <text:p>12,25</text:p>
          </table:table-cell>
          <table:table-cell table:formula="of:=[.$B$7]/([.A18]*[.$B$4])" office:value-type="float" office:value="14.2857142857143">
            <text:p>14,2857142857</text:p>
          </table:table-cell>
          <table:table-cell table:formula="of:=[.C18]+[.D18]" office:value-type="float" office:value="26.5357142857143">
            <text:p>26,5357142857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Default" table:formula="of:=[.A18]+1" office:value-type="float" office:value="8">
            <text:p>8</text:p>
          </table:table-cell>
          <table:table-cell table:formula="of:=[.$B$5]/([.A18]*[.$B$4])" office:value-type="float" office:value="0.714285714285714">
            <text:p>0,7142857143</text:p>
          </table:table-cell>
          <table:table-cell table:formula="of:=[.C18]+[.B19]" office:value-type="float" office:value="12.9642857142857">
            <text:p>12,9642857143</text:p>
          </table:table-cell>
          <table:table-cell table:formula="of:=[.$B$7]/([.A19]*[.$B$4])" office:value-type="float" office:value="12.5">
            <text:p>12,5</text:p>
          </table:table-cell>
          <table:table-cell table:formula="of:=[.C19]+[.D19]" office:value-type="float" office:value="25.4642857142857">
            <text:p>25,4642857143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Default" table:formula="of:=[.A19]+1" office:value-type="float" office:value="9">
            <text:p>9</text:p>
          </table:table-cell>
          <table:table-cell table:formula="of:=[.$B$5]/([.A19]*[.$B$4])" office:value-type="float" office:value="0.625">
            <text:p>0,625</text:p>
          </table:table-cell>
          <table:table-cell table:formula="of:=[.C19]+[.B20]" office:value-type="float" office:value="13.5892857142857">
            <text:p>13,5892857143</text:p>
          </table:table-cell>
          <table:table-cell table:formula="of:=[.$B$7]/([.A20]*[.$B$4])" office:value-type="float" office:value="11.1111111111111">
            <text:p>11,1111111111</text:p>
          </table:table-cell>
          <table:table-cell table:formula="of:=[.C20]+[.D20]" office:value-type="float" office:value="24.7003968253968">
            <text:p>24,7003968254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Default" table:formula="of:=[.A20]+1" office:value-type="float" office:value="10">
            <text:p>10</text:p>
          </table:table-cell>
          <table:table-cell table:formula="of:=[.$B$5]/([.A20]*[.$B$4])" office:value-type="float" office:value="0.555555555555556">
            <text:p>0,5555555556</text:p>
          </table:table-cell>
          <table:table-cell table:formula="of:=[.C20]+[.B21]" office:value-type="float" office:value="14.1448412698413">
            <text:p>14,1448412698</text:p>
          </table:table-cell>
          <table:table-cell table:formula="of:=[.$B$7]/([.A21]*[.$B$4])" office:value-type="float" office:value="10">
            <text:p>10</text:p>
          </table:table-cell>
          <table:table-cell table:formula="of:=[.C21]+[.D21]" office:value-type="float" office:value="24.1448412698413">
            <text:p>24,1448412698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Default" table:formula="of:=[.A21]+1" office:value-type="float" office:value="11">
            <text:p>11</text:p>
          </table:table-cell>
          <table:table-cell table:formula="of:=[.$B$5]/([.A21]*[.$B$4])" office:value-type="float" office:value="0.5">
            <text:p>0,5</text:p>
          </table:table-cell>
          <table:table-cell table:formula="of:=[.C21]+[.B22]" office:value-type="float" office:value="14.6448412698413">
            <text:p>14,6448412698</text:p>
          </table:table-cell>
          <table:table-cell table:formula="of:=[.$B$7]/([.A22]*[.$B$4])" office:value-type="float" office:value="9.09090909090909">
            <text:p>9,0909090909</text:p>
          </table:table-cell>
          <table:table-cell table:formula="of:=[.C22]+[.D22]" office:value-type="float" office:value="23.7357503607504">
            <text:p>23,7357503608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Default" table:formula="of:=[.A22]+1" office:value-type="float" office:value="12">
            <text:p>12</text:p>
          </table:table-cell>
          <table:table-cell table:formula="of:=[.$B$5]/([.A22]*[.$B$4])" office:value-type="float" office:value="0.454545454545455">
            <text:p>0,4545454545</text:p>
          </table:table-cell>
          <table:table-cell table:formula="of:=[.C22]+[.B23]" office:value-type="float" office:value="15.0993867243867">
            <text:p>15,0993867244</text:p>
          </table:table-cell>
          <table:table-cell table:formula="of:=[.$B$7]/([.A23]*[.$B$4])" office:value-type="float" office:value="8.33333333333333">
            <text:p>8,3333333333</text:p>
          </table:table-cell>
          <table:table-cell table:formula="of:=[.C23]+[.D23]" office:value-type="float" office:value="23.4327200577201">
            <text:p>23,4327200577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Default" table:formula="of:=[.A23]+1" office:value-type="float" office:value="13">
            <text:p>13</text:p>
          </table:table-cell>
          <table:table-cell table:formula="of:=[.$B$5]/([.A23]*[.$B$4])" office:value-type="float" office:value="0.416666666666667">
            <text:p>0,4166666667</text:p>
          </table:table-cell>
          <table:table-cell table:formula="of:=[.C23]+[.B24]" office:value-type="float" office:value="15.5160533910534">
            <text:p>15,5160533911</text:p>
          </table:table-cell>
          <table:table-cell table:formula="of:=[.$B$7]/([.A24]*[.$B$4])" office:value-type="float" office:value="7.69230769230769">
            <text:p>7,6923076923</text:p>
          </table:table-cell>
          <table:table-cell table:formula="of:=[.C24]+[.D24]" office:value-type="float" office:value="23.2083610833611">
            <text:p>23,2083610834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Default" table:formula="of:=[.A24]+1" office:value-type="float" office:value="14">
            <text:p>14</text:p>
          </table:table-cell>
          <table:table-cell table:formula="of:=[.$B$5]/([.A24]*[.$B$4])" office:value-type="float" office:value="0.384615384615385">
            <text:p>0,3846153846</text:p>
          </table:table-cell>
          <table:table-cell table:formula="of:=[.C24]+[.B25]" office:value-type="float" office:value="15.9006687756688">
            <text:p>15,9006687757</text:p>
          </table:table-cell>
          <table:table-cell table:formula="of:=[.$B$7]/([.A25]*[.$B$4])" office:value-type="float" office:value="7.14285714285714">
            <text:p>7,1428571429</text:p>
          </table:table-cell>
          <table:table-cell table:formula="of:=[.C25]+[.D25]" office:value-type="float" office:value="23.0435259185259">
            <text:p>23,0435259185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Default" table:formula="of:=[.A25]+1" office:value-type="float" office:value="15">
            <text:p>15</text:p>
          </table:table-cell>
          <table:table-cell table:formula="of:=[.$B$5]/([.A25]*[.$B$4])" office:value-type="float" office:value="0.357142857142857">
            <text:p>0,3571428571</text:p>
          </table:table-cell>
          <table:table-cell table:formula="of:=[.C25]+[.B26]" office:value-type="float" office:value="16.2578116328116">
            <text:p>16,2578116328</text:p>
          </table:table-cell>
          <table:table-cell table:formula="of:=[.$B$7]/([.A26]*[.$B$4])" office:value-type="float" office:value="6.66666666666667">
            <text:p>6,6666666667</text:p>
          </table:table-cell>
          <table:table-cell table:formula="of:=[.C26]+[.D26]" office:value-type="float" office:value="22.9244782994783">
            <text:p>22,9244782995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Default" table:formula="of:=[.A26]+1" office:value-type="float" office:value="16">
            <text:p>16</text:p>
          </table:table-cell>
          <table:table-cell table:formula="of:=[.$B$5]/([.A26]*[.$B$4])" office:value-type="float" office:value="0.333333333333333">
            <text:p>0,3333333333</text:p>
          </table:table-cell>
          <table:table-cell table:formula="of:=[.C26]+[.B27]" office:value-type="float" office:value="16.591144966145">
            <text:p>16,5911449661</text:p>
          </table:table-cell>
          <table:table-cell table:formula="of:=[.$B$7]/([.A27]*[.$B$4])" office:value-type="float" office:value="6.25">
            <text:p>6,25</text:p>
          </table:table-cell>
          <table:table-cell table:formula="of:=[.C27]+[.D27]" office:value-type="float" office:value="22.841144966145">
            <text:p>22,8411449661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Default" table:formula="of:=[.A27]+1" office:value-type="float" office:value="17">
            <text:p>17</text:p>
          </table:table-cell>
          <table:table-cell table:formula="of:=[.$B$5]/([.A27]*[.$B$4])" office:value-type="float" office:value="0.3125">
            <text:p>0,3125</text:p>
          </table:table-cell>
          <table:table-cell table:formula="of:=[.C27]+[.B28]" office:value-type="float" office:value="16.903644966145">
            <text:p>16,9036449661</text:p>
          </table:table-cell>
          <table:table-cell table:formula="of:=[.$B$7]/([.A28]*[.$B$4])" office:value-type="float" office:value="5.88235294117647">
            <text:p>5,8823529412</text:p>
          </table:table-cell>
          <table:table-cell table:formula="of:=[.C28]+[.D28]" office:value-type="float" office:value="22.7859979073214">
            <text:p>22,7859979073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Default" table:formula="of:=[.A28]+1" office:value-type="float" office:value="18">
            <text:p>18</text:p>
          </table:table-cell>
          <table:table-cell table:formula="of:=[.$B$5]/([.A28]*[.$B$4])" office:value-type="float" office:value="0.294117647058823">
            <text:p>0,2941176471</text:p>
          </table:table-cell>
          <table:table-cell table:formula="of:=[.C28]+[.B29]" office:value-type="float" office:value="17.1977626132038">
            <text:p>17,1977626132</text:p>
          </table:table-cell>
          <table:table-cell table:formula="of:=[.$B$7]/([.A29]*[.$B$4])" office:value-type="float" office:value="5.55555555555556">
            <text:p>5,5555555556</text:p>
          </table:table-cell>
          <table:table-cell table:formula="of:=[.C29]+[.D29]" office:value-type="float" office:value="22.7533181687593">
            <text:p>22,7533181688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Default" table:formula="of:=[.A29]+1" office:value-type="float" office:value="19">
            <text:p>19</text:p>
          </table:table-cell>
          <table:table-cell table:formula="of:=[.$B$5]/([.A29]*[.$B$4])" office:value-type="float" office:value="0.277777777777778">
            <text:p>0,2777777778</text:p>
          </table:table-cell>
          <table:table-cell table:formula="of:=[.C29]+[.B30]" office:value-type="float" office:value="17.4755403909816">
            <text:p>17,475540391</text:p>
          </table:table-cell>
          <table:table-cell table:formula="of:=[.$B$7]/([.A30]*[.$B$4])" office:value-type="float" office:value="5.26315789473684">
            <text:p>5,2631578947</text:p>
          </table:table-cell>
          <table:table-cell table:formula="of:=[.C30]+[.D30]" office:value-type="float" office:value="22.7386982857184">
            <text:p>22,7386982857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Default" table:formula="of:=[.A30]+1" office:value-type="float" office:value="20">
            <text:p>20</text:p>
          </table:table-cell>
          <table:table-cell table:formula="of:=[.$B$5]/([.A30]*[.$B$4])" office:value-type="float" office:value="0.263157894736842">
            <text:p>0,2631578947</text:p>
          </table:table-cell>
          <table:table-cell table:formula="of:=[.C30]+[.B31]" office:value-type="float" office:value="17.7386982857184">
            <text:p>17,7386982857</text:p>
          </table:table-cell>
          <table:table-cell table:formula="of:=[.$B$7]/([.A31]*[.$B$4])" office:value-type="float" office:value="5">
            <text:p>5</text:p>
          </table:table-cell>
          <table:table-cell table:formula="of:=[.C31]+[.D31]" office:value-type="float" office:value="22.7386982857184">
            <text:p>22,7386982857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Default" table:formula="of:=[.A31]+1" office:value-type="float" office:value="21">
            <text:p>21</text:p>
          </table:table-cell>
          <table:table-cell table:formula="of:=[.$B$5]/([.A31]*[.$B$4])" office:value-type="float" office:value="0.25">
            <text:p>0,25</text:p>
          </table:table-cell>
          <table:table-cell table:formula="of:=[.C31]+[.B32]" office:value-type="float" office:value="17.9886982857184">
            <text:p>17,9886982857</text:p>
          </table:table-cell>
          <table:table-cell table:formula="of:=[.$B$7]/([.A32]*[.$B$4])" office:value-type="float" office:value="4.76190476190476">
            <text:p>4,7619047619</text:p>
          </table:table-cell>
          <table:table-cell table:formula="of:=[.C32]+[.D32]" office:value-type="float" office:value="22.7506030476232">
            <text:p>22,7506030476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 table:number-rows-repeated="2">
          <table:table-cell table:style-name="Default"/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" office:value-type="string">
            <text:p>2 sources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 table:style-name="ce2" office:value-type="string">
            <text:p>G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redits / s</text:p>
          </table:table-cell>
          <table:table-cell office:value-type="string">
            <text:p>Price / Credit</text:p>
          </table:table-cell>
          <table:table-cell table:formula="of:=[.B38]/[.B37]" office:value-type="float" office:value="5">
            <text:p>5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2" office:value-type="string">
            <text:p>P1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credits</text:p>
          </table:table-cell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ce2" office:value-type="string">
            <text:p>G2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credits / s</text:p>
          </table:table-cell>
          <table:table-cell office:value-type="string">
            <text:p>Price / Credit</text:p>
          </table:table-cell>
          <table:table-cell table:formula="of:=[.B40]/[.B39]" office:value-type="float" office:value="4">
            <text:p>4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2" office:value-type="string">
            <text:p>P2</text:p>
          </table:table-cell>
          <table:table-cell table:style-name="ce2" office:value-type="float" office:value="16">
            <text:p>16</text:p>
          </table:table-cell>
          <table:table-cell table:style-name="ce2" office:value-type="string">
            <text:p>credits</text:p>
          </table:table-cell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ce2" table:number-columns-repeated="3"/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ce2" office:value-type="string">
            <text:p>Total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credits</text:p>
          </table:table-cell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 table:style-name="Default" office:value-type="string">
            <text:p>Question: Where it starts to be better to buy S2?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 table:style-name="Default" office:value-type="string">
            <text:p>N1</text:p>
          </table:table-cell>
          <table:table-cell office:value-type="string">
            <text:p>N2</text:p>
          </table:table-cell>
          <table:table-cell office:value-type="string">
            <text:p>Time for N1th</text:p>
          </table:table-cell>
          <table:table-cell office:value-type="string">
            <text:p>Time to N1</text:p>
          </table:table-cell>
          <table:table-cell office:value-type="string">
            <text:p>Time for N2th</text:p>
          </table:table-cell>
          <table:table-cell office:value-type="string">
            <text:p>Time to N2</text:p>
          </table:table-cell>
          <table:table-cell office:value-type="string">
            <text:p>Time to gen G2</text:p>
          </table:table-cell>
          <table:table-cell office:value-type="string">
            <text:p>Time for total</text:p>
          </table:table-cell>
          <table:table-cell table:style-name="ce25" office:value-type="string">
            <text:p>Total time</text:p>
          </table:table-cell>
          <table:table-cell/>
          <table:table-cell office:value-type="string">
            <text:p>N2min = T / P2 – N1 / G2 =</text:p>
          </table:table-cell>
          <table:table-cell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table:formula="of:=IF([.A47]&gt;1;[.$B$38]/(([.A47] - 1)*[.$B$37]);0)" office:value-type="float" office:value="0">
            <text:p>0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table:formula="of:=[.D48]+[.E48]" office:value-type="float" office:value="16">
            <text:p>16</text:p>
          </table:table-cell>
          <table:table-cell table:style-name="ce13" table:formula="of:=[.$B$42]/([.A47]*[.$B$37]+[.B47]*[.$B$39])" office:value-type="float" office:value="100">
            <text:p>100</text:p>
          </table:table-cell>
          <table:table-cell table:style-name="ce26" table:formula="of:=[.H47]+[.F47]+[.D47]" office:value-type="float" office:value="100">
            <text:p>100</text:p>
          </table:table-cell>
          <table:table-cell table:number-columns-repeated="3"/>
          <table:table-cell table:formula="of:=[.$B$42]/[.$B$40]-[.A47]/[.$B$39]" office:value-type="float" office:value="6">
            <text:p>6</text:p>
          </table:table-cell>
          <table:table-cell table:number-columns-repeated="1010"/>
        </table:table-row>
        <table:table-row table:style-name="ro1">
          <table:table-cell table:formula="of:=[.A47]" office:value-type="float" office:value="1">
            <text:p>1</text:p>
          </table:table-cell>
          <table:table-cell table:formula="of:=[.B47]+1" office:value-type="float" office:value="1">
            <text:p>1</text:p>
          </table:table-cell>
          <table:table-cell table:formula="of:=IF([.A48]&gt;1;[.$B$38]/(([.A48] - 1)*[.$B$37]);0)" office:value-type="float" office:value="0">
            <text:p>0</text:p>
          </table:table-cell>
          <table:table-cell table:formula="of:=[.D47]+[.C48]" office:value-type="float" office:value="0">
            <text:p>0</text:p>
          </table:table-cell>
          <table:table-cell table:formula="of:=[.$B$40]/([.A48]*[.$B$37]+([.B48]-1)*[.$B$39])" office:value-type="float" office:value="16">
            <text:p>16</text:p>
          </table:table-cell>
          <table:table-cell table:formula="of:=[.F47]+[.E48]" office:value-type="float" office:value="16">
            <text:p>16</text:p>
          </table:table-cell>
          <table:table-cell table:formula="of:=[.D92]-[.D48]" office:value-type="float" office:value="10.4166666666667">
            <text:p>10,4166666667</text:p>
          </table:table-cell>
          <table:table-cell table:formula="of:=[.$B$42]/([.A48]*[.$B$37]+[.B48]*[.$B$39])" office:value-type="float" office:value="20">
            <text:p>20</text:p>
          </table:table-cell>
          <table:table-cell table:formula="of:=[.H48]+[.F48]+[.D48]" office:value-type="float" office:value="36">
            <text:p>36</text:p>
          </table:table-cell>
          <table:table-cell table:number-columns-repeated="1014"/>
        </table:table-row>
        <table:table-row table:style-name="ro1">
          <table:table-cell table:formula="of:=[.A48]" office:value-type="float" office:value="1">
            <text:p>1</text:p>
          </table:table-cell>
          <table:table-cell table:formula="of:=[.B48]+1" office:value-type="float" office:value="2">
            <text:p>2</text:p>
          </table:table-cell>
          <table:table-cell table:formula="of:=IF([.A49]&gt;1;[.$B$38]/(([.A49] - 1)*[.$B$37]);0)" office:value-type="float" office:value="0">
            <text:p>0</text:p>
          </table:table-cell>
          <table:table-cell table:formula="of:=[.D48]+[.C49]" office:value-type="float" office:value="0">
            <text:p>0</text:p>
          </table:table-cell>
          <table:table-cell table:formula="of:=[.$B$40]/([.A49]*[.$B$37]+([.B49]-1)*[.$B$39])" office:value-type="float" office:value="3.2">
            <text:p>3,2</text:p>
          </table:table-cell>
          <table:table-cell table:formula="of:=[.F48]+[.E49]" office:value-type="float" office:value="19.2">
            <text:p>19,2</text:p>
          </table:table-cell>
          <table:table-cell/>
          <table:table-cell table:formula="of:=[.$B$42]/([.A49]*[.$B$37]+[.B49]*[.$B$39])" office:value-type="float" office:value="11.1111111111111">
            <text:p>11,1111111111</text:p>
          </table:table-cell>
          <table:table-cell table:formula="of:=[.H49]+[.F49]+[.D49]" office:value-type="float" office:value="30.3111111111111">
            <text:p>30,3111111111</text:p>
          </table:table-cell>
          <table:table-cell table:number-columns-repeated="1014"/>
        </table:table-row>
        <table:table-row table:style-name="ro1">
          <table:table-cell table:formula="of:=[.A49]" office:value-type="float" office:value="1">
            <text:p>1</text:p>
          </table:table-cell>
          <table:table-cell table:formula="of:=[.B49]+1" office:value-type="float" office:value="3">
            <text:p>3</text:p>
          </table:table-cell>
          <table:table-cell table:formula="of:=IF([.A50]&gt;1;[.$B$38]/(([.A50] - 1)*[.$B$37]);0)" office:value-type="float" office:value="0">
            <text:p>0</text:p>
          </table:table-cell>
          <table:table-cell table:formula="of:=[.D49]+[.C50]" office:value-type="float" office:value="0">
            <text:p>0</text:p>
          </table:table-cell>
          <table:table-cell table:formula="of:=[.$B$40]/([.A50]*[.$B$37]+([.B50]-1)*[.$B$39])" office:value-type="float" office:value="1.77777777777778">
            <text:p>1,7777777778</text:p>
          </table:table-cell>
          <table:table-cell table:formula="of:=[.F49]+[.E50]" office:value-type="float" office:value="20.9777777777778">
            <text:p>20,9777777778</text:p>
          </table:table-cell>
          <table:table-cell/>
          <table:table-cell table:formula="of:=[.$B$42]/([.A50]*[.$B$37]+[.B50]*[.$B$39])" office:value-type="float" office:value="7.69230769230769">
            <text:p>7,6923076923</text:p>
          </table:table-cell>
          <table:table-cell table:formula="of:=[.H50]+[.F50]+[.D50]" office:value-type="float" office:value="28.6700854700855">
            <text:p>28,6700854701</text:p>
          </table:table-cell>
          <table:table-cell table:number-columns-repeated="1014"/>
        </table:table-row>
        <table:table-row table:style-name="ro1">
          <table:table-cell table:formula="of:=[.A50]" office:value-type="float" office:value="1">
            <text:p>1</text:p>
          </table:table-cell>
          <table:table-cell table:formula="of:=[.B50]+1" office:value-type="float" office:value="4">
            <text:p>4</text:p>
          </table:table-cell>
          <table:table-cell table:formula="of:=IF([.A51]&gt;1;[.$B$38]/(([.A51] - 1)*[.$B$37]);0)" office:value-type="float" office:value="0">
            <text:p>0</text:p>
          </table:table-cell>
          <table:table-cell table:formula="of:=[.D50]+[.C51]" office:value-type="float" office:value="0">
            <text:p>0</text:p>
          </table:table-cell>
          <table:table-cell table:formula="of:=[.$B$40]/([.A51]*[.$B$37]+([.B51]-1)*[.$B$39])" office:value-type="float" office:value="1.23076923076923">
            <text:p>1,2307692308</text:p>
          </table:table-cell>
          <table:table-cell table:formula="of:=[.F50]+[.E51]" office:value-type="float" office:value="22.208547008547">
            <text:p>22,2085470085</text:p>
          </table:table-cell>
          <table:table-cell/>
          <table:table-cell table:formula="of:=[.$B$42]/([.A51]*[.$B$37]+[.B51]*[.$B$39])" office:value-type="float" office:value="5.88235294117647">
            <text:p>5,8823529412</text:p>
          </table:table-cell>
          <table:table-cell table:formula="of:=[.H51]+[.F51]+[.D51]" office:value-type="float" office:value="28.0908999497235">
            <text:p>28,0908999497</text:p>
          </table:table-cell>
          <table:table-cell table:number-columns-repeated="1014"/>
        </table:table-row>
        <table:table-row table:style-name="ro1">
          <table:table-cell table:style-name="ce5" table:formula="of:=[.A51]" office:value-type="float" office:value="1">
            <text:p>1</text:p>
          </table:table-cell>
          <table:table-cell table:style-name="ce14" table:formula="of:=[.B51]+1" office:value-type="float" office:value="5">
            <text:p>5</text:p>
          </table:table-cell>
          <table:table-cell table:style-name="ce14" table:formula="of:=IF([.A52]&gt;1;[.$B$38]/(([.A52] - 1)*[.$B$37]);0)" office:value-type="float" office:value="0">
            <text:p>0</text:p>
          </table:table-cell>
          <table:table-cell table:style-name="ce14" table:formula="of:=[.D51]+[.C52]" office:value-type="float" office:value="0">
            <text:p>0</text:p>
          </table:table-cell>
          <table:table-cell table:style-name="ce14" table:formula="of:=[.$B$40]/([.A52]*[.$B$37]+([.B52]-1)*[.$B$39])" office:value-type="float" office:value="0.941176470588235">
            <text:p>0,9411764706</text:p>
          </table:table-cell>
          <table:table-cell table:style-name="ce14" table:formula="of:=[.F51]+[.E52]" office:value-type="float" office:value="23.1497234791352">
            <text:p>23,1497234791</text:p>
          </table:table-cell>
          <table:table-cell table:style-name="ce14"/>
          <table:table-cell table:style-name="ce14" table:formula="of:=[.$B$42]/([.A52]*[.$B$37]+[.B52]*[.$B$39])" office:value-type="float" office:value="4.76190476190476">
            <text:p>4,7619047619</text:p>
          </table:table-cell>
          <table:table-cell table:style-name="ce28" table:formula="of:=[.H52]+[.F52]+[.D52]" office:value-type="float" office:value="27.91162824104">
            <text:p>27,911628241</text:p>
          </table:table-cell>
          <table:table-cell table:number-columns-repeated="1014"/>
        </table:table-row>
        <table:table-row table:style-name="ro1">
          <table:table-cell table:style-name="ce6" table:formula="of:=[.A52]" office:value-type="float" office:value="1">
            <text:p>1</text:p>
          </table:table-cell>
          <table:table-cell table:style-name="ce15" table:formula="of:=[.B52]+1" office:value-type="float" office:value="6">
            <text:p>6</text:p>
          </table:table-cell>
          <table:table-cell table:style-name="ce15" table:formula="of:=IF([.A53]&gt;1;[.$B$38]/(([.A53] - 1)*[.$B$37]);0)" office:value-type="float" office:value="0">
            <text:p>0</text:p>
          </table:table-cell>
          <table:table-cell table:style-name="ce15" table:formula="of:=[.D52]+[.C53]" office:value-type="float" office:value="0">
            <text:p>0</text:p>
          </table:table-cell>
          <table:table-cell table:style-name="ce15" table:formula="of:=[.$B$40]/([.A53]*[.$B$37]+([.B53]-1)*[.$B$39])" office:value-type="float" office:value="0.761904761904762">
            <text:p>0,7619047619</text:p>
          </table:table-cell>
          <table:table-cell table:style-name="ce15" table:formula="of:=[.F52]+[.E53]" office:value-type="float" office:value="23.91162824104">
            <text:p>23,911628241</text:p>
          </table:table-cell>
          <table:table-cell table:style-name="ce14"/>
          <table:table-cell table:style-name="ce15" table:formula="of:=[.$B$42]/([.A53]*[.$B$37]+[.B53]*[.$B$39])" office:value-type="float" office:value="4">
            <text:p>4</text:p>
          </table:table-cell>
          <table:table-cell table:style-name="ce29" table:formula="of:=[.H53]+[.F53]+[.D53]" office:value-type="float" office:value="27.91162824104">
            <text:p>27,911628241</text:p>
          </table:table-cell>
          <table:table-cell table:style-name="ce36" table:number-columns-repeated="1014"/>
        </table:table-row>
        <table:table-row table:style-name="ro1">
          <table:table-cell table:formula="of:=[.A53]" office:value-type="float" office:value="1">
            <text:p>1</text:p>
          </table:table-cell>
          <table:table-cell table:formula="of:=[.B53]+1" office:value-type="float" office:value="7">
            <text:p>7</text:p>
          </table:table-cell>
          <table:table-cell table:formula="of:=IF([.A54]&gt;1;[.$B$38]/(([.A54] - 1)*[.$B$37]);0)" office:value-type="float" office:value="0">
            <text:p>0</text:p>
          </table:table-cell>
          <table:table-cell table:formula="of:=[.D53]+[.C54]" office:value-type="float" office:value="0">
            <text:p>0</text:p>
          </table:table-cell>
          <table:table-cell table:formula="of:=[.$B$40]/([.A54]*[.$B$37]+([.B54]-1)*[.$B$39])" office:value-type="float" office:value="0.64">
            <text:p>0,64</text:p>
          </table:table-cell>
          <table:table-cell table:formula="of:=[.F53]+[.E54]" office:value-type="float" office:value="24.55162824104">
            <text:p>24,551628241</text:p>
          </table:table-cell>
          <table:table-cell/>
          <table:table-cell table:formula="of:=[.$B$42]/([.A54]*[.$B$37]+[.B54]*[.$B$39])" office:value-type="float" office:value="3.44827586206897">
            <text:p>3,4482758621</text:p>
          </table:table-cell>
          <table:table-cell table:formula="of:=[.H54]+[.F54]+[.D54]" office:value-type="float" office:value="27.999904103109">
            <text:p>27,9999041031</text:p>
          </table:table-cell>
          <table:table-cell table:number-columns-repeated="1014"/>
        </table:table-row>
        <table:table-row table:style-name="ro1">
          <table:table-cell table:formula="of:=[.A54]" office:value-type="float" office:value="1">
            <text:p>1</text:p>
          </table:table-cell>
          <table:table-cell table:formula="of:=[.B54]+1" office:value-type="float" office:value="8">
            <text:p>8</text:p>
          </table:table-cell>
          <table:table-cell table:formula="of:=IF([.A55]&gt;1;[.$B$38]/(([.A55] - 1)*[.$B$37]);0)" office:value-type="float" office:value="0">
            <text:p>0</text:p>
          </table:table-cell>
          <table:table-cell table:formula="of:=[.D54]+[.C55]" office:value-type="float" office:value="0">
            <text:p>0</text:p>
          </table:table-cell>
          <table:table-cell table:formula="of:=[.$B$40]/([.A55]*[.$B$37]+([.B55]-1)*[.$B$39])" office:value-type="float" office:value="0.551724137931034">
            <text:p>0,5517241379</text:p>
          </table:table-cell>
          <table:table-cell table:formula="of:=[.F54]+[.E55]" office:value-type="float" office:value="25.103352378971">
            <text:p>25,103352379</text:p>
          </table:table-cell>
          <table:table-cell/>
          <table:table-cell table:formula="of:=[.$B$42]/([.A55]*[.$B$37]+[.B55]*[.$B$39])" office:value-type="float" office:value="3.03030303030303">
            <text:p>3,0303030303</text:p>
          </table:table-cell>
          <table:table-cell table:formula="of:=[.H55]+[.F55]+[.D55]" office:value-type="float" office:value="28.1336554092741">
            <text:p>28,1336554093</text:p>
          </table:table-cell>
          <table:table-cell table:number-columns-repeated="1014"/>
        </table:table-row>
        <table:table-row table:style-name="ro1">
          <table:table-cell table:formula="of:=[.A55]" office:value-type="float" office:value="1">
            <text:p>1</text:p>
          </table:table-cell>
          <table:table-cell table:formula="of:=[.B55]+1" office:value-type="float" office:value="9">
            <text:p>9</text:p>
          </table:table-cell>
          <table:table-cell table:formula="of:=IF([.A56]&gt;1;[.$B$38]/(([.A56] - 1)*[.$B$37]);0)" office:value-type="float" office:value="0">
            <text:p>0</text:p>
          </table:table-cell>
          <table:table-cell table:formula="of:=[.D55]+[.C56]" office:value-type="float" office:value="0">
            <text:p>0</text:p>
          </table:table-cell>
          <table:table-cell table:formula="of:=[.$B$40]/([.A56]*[.$B$37]+([.B56]-1)*[.$B$39])" office:value-type="float" office:value="0.484848484848485">
            <text:p>0,4848484848</text:p>
          </table:table-cell>
          <table:table-cell table:formula="of:=[.F55]+[.E56]" office:value-type="float" office:value="25.5882008638195">
            <text:p>25,5882008638</text:p>
          </table:table-cell>
          <table:table-cell/>
          <table:table-cell table:formula="of:=[.$B$42]/([.A56]*[.$B$37]+[.B56]*[.$B$39])" office:value-type="float" office:value="2.7027027027027">
            <text:p>2,7027027027</text:p>
          </table:table-cell>
          <table:table-cell table:formula="of:=[.H56]+[.F56]+[.D56]" office:value-type="float" office:value="28.2909035665222">
            <text:p>28,2909035665</text:p>
          </table:table-cell>
          <table:table-cell table:number-columns-repeated="1014"/>
        </table:table-row>
        <table:table-row table:style-name="ro1">
          <table:table-cell table:style-name="ce7" table:formula="of:=[.A56]" office:value-type="float" office:value="1">
            <text:p>1</text:p>
          </table:table-cell>
          <table:table-cell table:style-name="ce16" table:formula="of:=[.B56]+1" office:value-type="float" office:value="10">
            <text:p>10</text:p>
          </table:table-cell>
          <table:table-cell table:style-name="ce16" table:formula="of:=IF([.A57]&gt;1;[.$B$38]/(([.A57] - 1)*[.$B$37]);0)" office:value-type="float" office:value="0">
            <text:p>0</text:p>
          </table:table-cell>
          <table:table-cell table:style-name="ce16" table:formula="of:=[.D56]+[.C57]" office:value-type="float" office:value="0">
            <text:p>0</text:p>
          </table:table-cell>
          <table:table-cell table:style-name="ce16" table:formula="of:=[.$B$40]/([.A57]*[.$B$37]+([.B57]-1)*[.$B$39])" office:value-type="float" office:value="0.432432432432432">
            <text:p>0,4324324324</text:p>
          </table:table-cell>
          <table:table-cell table:style-name="ce16" table:formula="of:=[.F56]+[.E57]" office:value-type="float" office:value="26.020633296252">
            <text:p>26,0206332963</text:p>
          </table:table-cell>
          <table:table-cell table:style-name="ce16"/>
          <table:table-cell table:style-name="ce16" table:formula="of:=[.$B$42]/([.A57]*[.$B$37]+[.B57]*[.$B$39])" office:value-type="float" office:value="2.4390243902439">
            <text:p>2,4390243902</text:p>
          </table:table-cell>
          <table:table-cell table:style-name="ce30" table:formula="of:=[.H57]+[.F57]+[.D57]" office:value-type="float" office:value="28.4596576864959">
            <text:p>28,4596576865</text:p>
          </table:table-cell>
          <table:table-cell table:number-columns-repeated="1014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13" table:formula="of:=IF([.A58]&gt;1;[.$B$38]/(([.A58] - 1)*[.$B$37]);0)" office:value-type="float" office:value="5">
            <text:p>5</text:p>
          </table:table-cell>
          <table:table-cell table:style-name="ce13" table:formula="of:=[.D47]+[.C58]" office:value-type="float" office:value="5">
            <text:p>5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[.D59]+[.E59]" office:value-type="float" office:value="13">
            <text:p>13</text:p>
          </table:table-cell>
          <table:table-cell table:style-name="ce13" table:formula="of:=[.$B$42]/([.A58]*[.$B$37]+[.B58]*[.$B$39])" office:value-type="float" office:value="50">
            <text:p>50</text:p>
          </table:table-cell>
          <table:table-cell table:style-name="ce26" table:formula="of:=[.H58]+[.F58]+[.D58]" office:value-type="float" office:value="55">
            <text:p>55</text:p>
          </table:table-cell>
          <table:table-cell table:number-columns-repeated="3"/>
          <table:table-cell table:formula="of:=[.$B$42]/[.$B$40]-[.A58]/[.$B$39]" office:value-type="float" office:value="5.75">
            <text:p>5,75</text:p>
          </table:table-cell>
          <table:table-cell table:number-columns-repeated="1010"/>
        </table:table-row>
        <table:table-row table:style-name="ro1">
          <table:table-cell table:formula="of:=[.A58]" office:value-type="float" office:value="2">
            <text:p>2</text:p>
          </table:table-cell>
          <table:table-cell table:formula="of:=[.B58]+1" office:value-type="float" office:value="1">
            <text:p>1</text:p>
          </table:table-cell>
          <table:table-cell table:formula="of:=IF([.A59]&gt;1;[.$B$38]/(([.A59] - 1)*[.$B$37]);0)" office:value-type="float" office:value="5">
            <text:p>5</text:p>
          </table:table-cell>
          <table:table-cell table:formula="of:=[.D58]" office:value-type="float" office:value="5">
            <text:p>5</text:p>
          </table:table-cell>
          <table:table-cell table:formula="of:=[.$B$40]/([.A59]*[.$B$37]+([.B59]-1)*[.$B$39])" office:value-type="float" office:value="8">
            <text:p>8</text:p>
          </table:table-cell>
          <table:table-cell table:formula="of:=[.F58]+[.E59]" office:value-type="float" office:value="8">
            <text:p>8</text:p>
          </table:table-cell>
          <table:table-cell table:formula="of:=[.D103]-[.D59]" office:value-type="float" office:value="6.41666666666667">
            <text:p>6,4166666667</text:p>
          </table:table-cell>
          <table:table-cell table:formula="of:=[.$B$42]/([.A59]*[.$B$37]+[.B59]*[.$B$39])" office:value-type="float" office:value="16.6666666666667">
            <text:p>16,6666666667</text:p>
          </table:table-cell>
          <table:table-cell table:formula="of:=[.H59]+[.F59]+[.D59]" office:value-type="float" office:value="29.6666666666667">
            <text:p>29,6666666667</text:p>
          </table:table-cell>
          <table:table-cell table:number-columns-repeated="1014"/>
        </table:table-row>
        <table:table-row table:style-name="ro1">
          <table:table-cell table:formula="of:=[.A59]" office:value-type="float" office:value="2">
            <text:p>2</text:p>
          </table:table-cell>
          <table:table-cell table:formula="of:=[.B59]+1" office:value-type="float" office:value="2">
            <text:p>2</text:p>
          </table:table-cell>
          <table:table-cell table:formula="of:=IF([.A60]&gt;1;[.$B$38]/(([.A60] - 1)*[.$B$37]);0)" office:value-type="float" office:value="5">
            <text:p>5</text:p>
          </table:table-cell>
          <table:table-cell table:formula="of:=[.D59]" office:value-type="float" office:value="5">
            <text:p>5</text:p>
          </table:table-cell>
          <table:table-cell table:formula="of:=[.$B$40]/([.A60]*[.$B$37]+([.B60]-1)*[.$B$39])" office:value-type="float" office:value="2.66666666666667">
            <text:p>2,6666666667</text:p>
          </table:table-cell>
          <table:table-cell table:formula="of:=[.F59]+[.E60]" office:value-type="float" office:value="10.6666666666667">
            <text:p>10,6666666667</text:p>
          </table:table-cell>
          <table:table-cell table:formula="of:=[.D147]-[.D60]" office:value-type="float" office:value="9.14484126984127">
            <text:p>9,1448412698</text:p>
          </table:table-cell>
          <table:table-cell table:formula="of:=[.$B$42]/([.A60]*[.$B$37]+[.B60]*[.$B$39])" office:value-type="float" office:value="10">
            <text:p>10</text:p>
          </table:table-cell>
          <table:table-cell table:formula="of:=[.H60]+[.F60]+[.D60]" office:value-type="float" office:value="25.6666666666667">
            <text:p>25,6666666667</text:p>
          </table:table-cell>
          <table:table-cell table:number-columns-repeated="1014"/>
        </table:table-row>
        <table:table-row table:style-name="ro1">
          <table:table-cell table:formula="of:=[.A60]" office:value-type="float" office:value="2">
            <text:p>2</text:p>
          </table:table-cell>
          <table:table-cell table:formula="of:=[.B60]+1" office:value-type="float" office:value="3">
            <text:p>3</text:p>
          </table:table-cell>
          <table:table-cell table:formula="of:=IF([.A61]&gt;1;[.$B$38]/(([.A61] - 1)*[.$B$37]);0)" office:value-type="float" office:value="5">
            <text:p>5</text:p>
          </table:table-cell>
          <table:table-cell table:formula="of:=[.D60]" office:value-type="float" office:value="5">
            <text:p>5</text:p>
          </table:table-cell>
          <table:table-cell table:formula="of:=[.$B$40]/([.A61]*[.$B$37]+([.B61]-1)*[.$B$39])" office:value-type="float" office:value="1.6">
            <text:p>1,6</text:p>
          </table:table-cell>
          <table:table-cell table:formula="of:=[.F60]+[.E61]" office:value-type="float" office:value="12.2666666666667">
            <text:p>12,2666666667</text:p>
          </table:table-cell>
          <table:table-cell/>
          <table:table-cell table:formula="of:=[.$B$42]/([.A61]*[.$B$37]+[.B61]*[.$B$39])" office:value-type="float" office:value="7.14285714285714">
            <text:p>7,1428571429</text:p>
          </table:table-cell>
          <table:table-cell table:formula="of:=[.H61]+[.F61]+[.D61]" office:value-type="float" office:value="24.4095238095238">
            <text:p>24,4095238095</text:p>
          </table:table-cell>
          <table:table-cell table:number-columns-repeated="1014"/>
        </table:table-row>
        <table:table-row table:style-name="ro1">
          <table:table-cell table:formula="of:=[.A61]" office:value-type="float" office:value="2">
            <text:p>2</text:p>
          </table:table-cell>
          <table:table-cell table:formula="of:=[.B61]+1" office:value-type="float" office:value="4">
            <text:p>4</text:p>
          </table:table-cell>
          <table:table-cell table:formula="of:=IF([.A62]&gt;1;[.$B$38]/(([.A62] - 1)*[.$B$37]);0)" office:value-type="float" office:value="5">
            <text:p>5</text:p>
          </table:table-cell>
          <table:table-cell table:formula="of:=[.D61]" office:value-type="float" office:value="5">
            <text:p>5</text:p>
          </table:table-cell>
          <table:table-cell table:formula="of:=[.$B$40]/([.A62]*[.$B$37]+([.B62]-1)*[.$B$39])" office:value-type="float" office:value="1.14285714285714">
            <text:p>1,1428571429</text:p>
          </table:table-cell>
          <table:table-cell table:formula="of:=[.F61]+[.E62]" office:value-type="float" office:value="13.4095238095238">
            <text:p>13,4095238095</text:p>
          </table:table-cell>
          <table:table-cell/>
          <table:table-cell table:formula="of:=[.$B$42]/([.A62]*[.$B$37]+[.B62]*[.$B$39])" office:value-type="float" office:value="5.55555555555556">
            <text:p>5,5555555556</text:p>
          </table:table-cell>
          <table:table-cell table:formula="of:=[.H62]+[.F62]+[.D62]" office:value-type="float" office:value="23.9650793650794">
            <text:p>23,9650793651</text:p>
          </table:table-cell>
          <table:table-cell table:number-columns-repeated="1014"/>
        </table:table-row>
        <table:table-row table:style-name="ro1">
          <table:table-cell table:style-name="ce5" table:formula="of:=[.A62]" office:value-type="float" office:value="2">
            <text:p>2</text:p>
          </table:table-cell>
          <table:table-cell table:style-name="ce14" table:formula="of:=[.B62]+1" office:value-type="float" office:value="5">
            <text:p>5</text:p>
          </table:table-cell>
          <table:table-cell table:style-name="ce14" table:formula="of:=IF([.A63]&gt;1;[.$B$38]/(([.A63] - 1)*[.$B$37]);0)" office:value-type="float" office:value="5">
            <text:p>5</text:p>
          </table:table-cell>
          <table:table-cell table:style-name="ce14" table:formula="of:=[.D62]" office:value-type="float" office:value="5">
            <text:p>5</text:p>
          </table:table-cell>
          <table:table-cell table:style-name="ce14" table:formula="of:=[.$B$40]/([.A63]*[.$B$37]+([.B63]-1)*[.$B$39])" office:value-type="float" office:value="0.888888888888889">
            <text:p>0,8888888889</text:p>
          </table:table-cell>
          <table:table-cell table:style-name="ce14" table:formula="of:=[.F62]+[.E63]" office:value-type="float" office:value="14.2984126984127">
            <text:p>14,2984126984</text:p>
          </table:table-cell>
          <table:table-cell table:style-name="ce14"/>
          <table:table-cell table:style-name="ce14" table:formula="of:=[.$B$42]/([.A63]*[.$B$37]+[.B63]*[.$B$39])" office:value-type="float" office:value="4.54545454545455">
            <text:p>4,5454545455</text:p>
          </table:table-cell>
          <table:table-cell table:style-name="ce28" table:formula="of:=[.H63]+[.F63]+[.D63]" office:value-type="float" office:value="23.8438672438672">
            <text:p>23,8438672439</text:p>
          </table:table-cell>
          <table:table-cell table:number-columns-repeated="1014"/>
        </table:table-row>
        <table:table-row table:style-name="ro1">
          <table:table-cell table:formula="of:=[.A63]" office:value-type="float" office:value="2">
            <text:p>2</text:p>
          </table:table-cell>
          <table:table-cell table:formula="of:=[.B63]+1" office:value-type="float" office:value="6">
            <text:p>6</text:p>
          </table:table-cell>
          <table:table-cell table:formula="of:=IF([.A64]&gt;1;[.$B$38]/(([.A64] - 1)*[.$B$37]);0)" office:value-type="float" office:value="5">
            <text:p>5</text:p>
          </table:table-cell>
          <table:table-cell table:formula="of:=[.D63]" office:value-type="float" office:value="5">
            <text:p>5</text:p>
          </table:table-cell>
          <table:table-cell table:formula="of:=[.$B$40]/([.A64]*[.$B$37]+([.B64]-1)*[.$B$39])" office:value-type="float" office:value="0.727272727272727">
            <text:p>0,7272727273</text:p>
          </table:table-cell>
          <table:table-cell table:formula="of:=[.F63]+[.E64]" office:value-type="float" office:value="15.0256854256854">
            <text:p>15,0256854257</text:p>
          </table:table-cell>
          <table:table-cell/>
          <table:table-cell table:formula="of:=[.$B$42]/([.A64]*[.$B$37]+[.B64]*[.$B$39])" office:value-type="float" office:value="3.84615384615385">
            <text:p>3,8461538462</text:p>
          </table:table-cell>
          <table:table-cell table:formula="of:=[.H64]+[.F64]+[.D64]" office:value-type="float" office:value="23.8718392718393">
            <text:p>23,8718392718</text:p>
          </table:table-cell>
          <table:table-cell table:number-columns-repeated="1014"/>
        </table:table-row>
        <table:table-row table:style-name="ro1">
          <table:table-cell table:formula="of:=[.A64]" office:value-type="float" office:value="2">
            <text:p>2</text:p>
          </table:table-cell>
          <table:table-cell table:formula="of:=[.B64]+1" office:value-type="float" office:value="7">
            <text:p>7</text:p>
          </table:table-cell>
          <table:table-cell table:formula="of:=IF([.A65]&gt;1;[.$B$38]/(([.A65] - 1)*[.$B$37]);0)" office:value-type="float" office:value="5">
            <text:p>5</text:p>
          </table:table-cell>
          <table:table-cell table:formula="of:=[.D64]" office:value-type="float" office:value="5">
            <text:p>5</text:p>
          </table:table-cell>
          <table:table-cell table:formula="of:=[.$B$40]/([.A65]*[.$B$37]+([.B65]-1)*[.$B$39])" office:value-type="float" office:value="0.615384615384615">
            <text:p>0,6153846154</text:p>
          </table:table-cell>
          <table:table-cell table:formula="of:=[.F64]+[.E65]" office:value-type="float" office:value="15.64107004107">
            <text:p>15,6410700411</text:p>
          </table:table-cell>
          <table:table-cell/>
          <table:table-cell table:formula="of:=[.$B$42]/([.A65]*[.$B$37]+[.B65]*[.$B$39])" office:value-type="float" office:value="3.33333333333333">
            <text:p>3,3333333333</text:p>
          </table:table-cell>
          <table:table-cell table:formula="of:=[.H65]+[.F65]+[.D65]" office:value-type="float" office:value="23.9744033744034">
            <text:p>23,9744033744</text:p>
          </table:table-cell>
          <table:table-cell table:number-columns-repeated="1014"/>
        </table:table-row>
        <table:table-row table:style-name="ro1">
          <table:table-cell table:formula="of:=[.A65]" office:value-type="float" office:value="2">
            <text:p>2</text:p>
          </table:table-cell>
          <table:table-cell table:formula="of:=[.B65]+1" office:value-type="float" office:value="8">
            <text:p>8</text:p>
          </table:table-cell>
          <table:table-cell table:formula="of:=IF([.A66]&gt;1;[.$B$38]/(([.A66] - 1)*[.$B$37]);0)" office:value-type="float" office:value="5">
            <text:p>5</text:p>
          </table:table-cell>
          <table:table-cell table:formula="of:=[.D65]" office:value-type="float" office:value="5">
            <text:p>5</text:p>
          </table:table-cell>
          <table:table-cell table:formula="of:=[.$B$40]/([.A66]*[.$B$37]+([.B66]-1)*[.$B$39])" office:value-type="float" office:value="0.533333333333333">
            <text:p>0,5333333333</text:p>
          </table:table-cell>
          <table:table-cell table:formula="of:=[.F65]+[.E66]" office:value-type="float" office:value="16.1744033744034">
            <text:p>16,1744033744</text:p>
          </table:table-cell>
          <table:table-cell/>
          <table:table-cell table:formula="of:=[.$B$42]/([.A66]*[.$B$37]+[.B66]*[.$B$39])" office:value-type="float" office:value="2.94117647058824">
            <text:p>2,9411764706</text:p>
          </table:table-cell>
          <table:table-cell table:formula="of:=[.H66]+[.F66]+[.D66]" office:value-type="float" office:value="24.1155798449916">
            <text:p>24,115579845</text:p>
          </table:table-cell>
          <table:table-cell table:number-columns-repeated="1014"/>
        </table:table-row>
        <table:table-row table:style-name="ro1">
          <table:table-cell table:formula="of:=[.A66]" office:value-type="float" office:value="2">
            <text:p>2</text:p>
          </table:table-cell>
          <table:table-cell table:formula="of:=[.B66]+1" office:value-type="float" office:value="9">
            <text:p>9</text:p>
          </table:table-cell>
          <table:table-cell table:formula="of:=IF([.A67]&gt;1;[.$B$38]/(([.A67] - 1)*[.$B$37]);0)" office:value-type="float" office:value="5">
            <text:p>5</text:p>
          </table:table-cell>
          <table:table-cell table:formula="of:=[.D66]" office:value-type="float" office:value="5">
            <text:p>5</text:p>
          </table:table-cell>
          <table:table-cell table:formula="of:=[.$B$40]/([.A67]*[.$B$37]+([.B67]-1)*[.$B$39])" office:value-type="float" office:value="0.470588235294118">
            <text:p>0,4705882353</text:p>
          </table:table-cell>
          <table:table-cell table:formula="of:=[.F66]+[.E67]" office:value-type="float" office:value="16.6449916096975">
            <text:p>16,6449916097</text:p>
          </table:table-cell>
          <table:table-cell/>
          <table:table-cell table:formula="of:=[.$B$42]/([.A67]*[.$B$37]+[.B67]*[.$B$39])" office:value-type="float" office:value="2.63157894736842">
            <text:p>2,6315789474</text:p>
          </table:table-cell>
          <table:table-cell table:formula="of:=[.H67]+[.F67]+[.D67]" office:value-type="float" office:value="24.2765705570659">
            <text:p>24,2765705571</text:p>
          </table:table-cell>
          <table:table-cell table:number-columns-repeated="1014"/>
        </table:table-row>
        <table:table-row table:style-name="ro1">
          <table:table-cell table:style-name="ce7" table:formula="of:=[.A67]" office:value-type="float" office:value="2">
            <text:p>2</text:p>
          </table:table-cell>
          <table:table-cell table:style-name="ce16" table:formula="of:=[.B67]+1" office:value-type="float" office:value="10">
            <text:p>10</text:p>
          </table:table-cell>
          <table:table-cell table:style-name="ce16" table:formula="of:=IF([.A68]&gt;1;[.$B$38]/(([.A68] - 1)*[.$B$37]);0)" office:value-type="float" office:value="5">
            <text:p>5</text:p>
          </table:table-cell>
          <table:table-cell table:style-name="ce16" table:formula="of:=[.D67]" office:value-type="float" office:value="5">
            <text:p>5</text:p>
          </table:table-cell>
          <table:table-cell table:style-name="ce16" table:formula="of:=[.$B$40]/([.A68]*[.$B$37]+([.B68]-1)*[.$B$39])" office:value-type="float" office:value="0.421052631578947">
            <text:p>0,4210526316</text:p>
          </table:table-cell>
          <table:table-cell table:style-name="ce16" table:formula="of:=[.F67]+[.E68]" office:value-type="float" office:value="17.0660442412764">
            <text:p>17,0660442413</text:p>
          </table:table-cell>
          <table:table-cell table:style-name="ce16"/>
          <table:table-cell table:style-name="ce16" table:formula="of:=[.$B$42]/([.A68]*[.$B$37]+[.B68]*[.$B$39])" office:value-type="float" office:value="2.38095238095238">
            <text:p>2,380952381</text:p>
          </table:table-cell>
          <table:table-cell table:style-name="ce30" table:formula="of:=[.H68]+[.F68]+[.D68]" office:value-type="float" office:value="24.4469966222288">
            <text:p>24,4469966222</text:p>
          </table:table-cell>
          <table:table-cell table:number-columns-repeated="1014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3" office:value-type="float" office:value="0">
            <text:p>0</text:p>
          </table:table-cell>
          <table:table-cell table:style-name="ce13" table:formula="of:=IF([.A69]&gt;1;[.$B$38]/(([.A69] - 1)*[.$B$37]);0)" office:value-type="float" office:value="2.5">
            <text:p>2,5</text:p>
          </table:table-cell>
          <table:table-cell table:style-name="ce13" table:formula="of:=[.D58]+[.C69]" office:value-type="float" office:value="7.5">
            <text:p>7,5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[.D70]+[.E70]" office:value-type="float" office:value="12.8333333333333">
            <text:p>12,8333333333</text:p>
          </table:table-cell>
          <table:table-cell table:style-name="ce13" table:formula="of:=[.$B$42]/([.A69]*[.$B$37]+[.B69]*[.$B$39])" office:value-type="float" office:value="33.3333333333333">
            <text:p>33,3333333333</text:p>
          </table:table-cell>
          <table:table-cell table:style-name="ce26" table:formula="of:=[.H69]+[.F69]+[.D69]" office:value-type="float" office:value="40.8333333333333">
            <text:p>40,8333333333</text:p>
          </table:table-cell>
          <table:table-cell table:number-columns-repeated="3"/>
          <table:table-cell table:formula="of:=[.$B$42]/[.$B$40]-[.A69]/[.$B$39]" office:value-type="float" office:value="5.5">
            <text:p>5,5</text:p>
          </table:table-cell>
          <table:table-cell table:number-columns-repeated="1010"/>
        </table:table-row>
        <table:table-row table:style-name="ro1">
          <table:table-cell table:formula="of:=[.A69]" office:value-type="float" office:value="3">
            <text:p>3</text:p>
          </table:table-cell>
          <table:table-cell table:formula="of:=[.B69]+1" office:value-type="float" office:value="1">
            <text:p>1</text:p>
          </table:table-cell>
          <table:table-cell table:formula="of:=IF([.A70]&gt;1;[.$B$38]/(([.A70] - 1)*[.$B$37]);0)" office:value-type="float" office:value="2.5">
            <text:p>2,5</text:p>
          </table:table-cell>
          <table:table-cell table:formula="of:=[.D69]" office:value-type="float" office:value="7.5">
            <text:p>7,5</text:p>
          </table:table-cell>
          <table:table-cell table:formula="of:=[.$B$40]/([.A70]*[.$B$37]+([.B70]-1)*[.$B$39])" office:value-type="float" office:value="5.33333333333333">
            <text:p>5,3333333333</text:p>
          </table:table-cell>
          <table:table-cell table:formula="of:=[.F69]+[.E70]" office:value-type="float" office:value="5.33333333333333">
            <text:p>5,3333333333</text:p>
          </table:table-cell>
          <table:table-cell table:formula="of:=[.D114]-[.D70]" office:value-type="float" office:value="4.75">
            <text:p>4,75</text:p>
          </table:table-cell>
          <table:table-cell table:formula="of:=[.$B$42]/([.A70]*[.$B$37]+[.B70]*[.$B$39])" office:value-type="float" office:value="14.2857142857143">
            <text:p>14,2857142857</text:p>
          </table:table-cell>
          <table:table-cell table:formula="of:=[.H70]+[.F70]+[.D70]" office:value-type="float" office:value="27.1190476190476">
            <text:p>27,119047619</text:p>
          </table:table-cell>
          <table:table-cell table:number-columns-repeated="1014"/>
        </table:table-row>
        <table:table-row table:style-name="ro1">
          <table:table-cell table:formula="of:=[.A70]" office:value-type="float" office:value="3">
            <text:p>3</text:p>
          </table:table-cell>
          <table:table-cell table:formula="of:=[.B70]+1" office:value-type="float" office:value="2">
            <text:p>2</text:p>
          </table:table-cell>
          <table:table-cell table:formula="of:=IF([.A71]&gt;1;[.$B$38]/(([.A71] - 1)*[.$B$37]);0)" office:value-type="float" office:value="2.5">
            <text:p>2,5</text:p>
          </table:table-cell>
          <table:table-cell table:formula="of:=[.D70]" office:value-type="float" office:value="7.5">
            <text:p>7,5</text:p>
          </table:table-cell>
          <table:table-cell table:formula="of:=[.$B$40]/([.A71]*[.$B$37]+([.B71]-1)*[.$B$39])" office:value-type="float" office:value="2.28571428571429">
            <text:p>2,2857142857</text:p>
          </table:table-cell>
          <table:table-cell table:formula="of:=[.F70]+[.E71]" office:value-type="float" office:value="7.61904761904762">
            <text:p>7,619047619</text:p>
          </table:table-cell>
          <table:table-cell table:formula="of:=[.D158]-[.D71]" office:value-type="float" office:value="7.14484126984127">
            <text:p>7,1448412698</text:p>
          </table:table-cell>
          <table:table-cell table:formula="of:=[.$B$42]/([.A71]*[.$B$37]+[.B71]*[.$B$39])" office:value-type="float" office:value="9.09090909090909">
            <text:p>9,0909090909</text:p>
          </table:table-cell>
          <table:table-cell table:formula="of:=[.H71]+[.F71]+[.D71]" office:value-type="float" office:value="24.2099567099567">
            <text:p>24,20995671</text:p>
          </table:table-cell>
          <table:table-cell table:number-columns-repeated="1014"/>
        </table:table-row>
        <table:table-row table:style-name="ro1">
          <table:table-cell table:formula="of:=[.A71]" office:value-type="float" office:value="3">
            <text:p>3</text:p>
          </table:table-cell>
          <table:table-cell table:formula="of:=[.B71]+1" office:value-type="float" office:value="3">
            <text:p>3</text:p>
          </table:table-cell>
          <table:table-cell table:formula="of:=IF([.A72]&gt;1;[.$B$38]/(([.A72] - 1)*[.$B$37]);0)" office:value-type="float" office:value="2.5">
            <text:p>2,5</text:p>
          </table:table-cell>
          <table:table-cell table:formula="of:=[.D71]" office:value-type="float" office:value="7.5">
            <text:p>7,5</text:p>
          </table:table-cell>
          <table:table-cell table:formula="of:=[.$B$40]/([.A72]*[.$B$37]+([.B72]-1)*[.$B$39])" office:value-type="float" office:value="1.45454545454545">
            <text:p>1,4545454545</text:p>
          </table:table-cell>
          <table:table-cell table:formula="of:=[.F71]+[.E72]" office:value-type="float" office:value="9.07359307359307">
            <text:p>9,0735930736</text:p>
          </table:table-cell>
          <table:table-cell/>
          <table:table-cell table:formula="of:=[.$B$42]/([.A72]*[.$B$37]+[.B72]*[.$B$39])" office:value-type="float" office:value="6.66666666666667">
            <text:p>6,6666666667</text:p>
          </table:table-cell>
          <table:table-cell table:formula="of:=[.H72]+[.F72]+[.D72]" office:value-type="float" office:value="23.2402597402597">
            <text:p>23,2402597403</text:p>
          </table:table-cell>
          <table:table-cell table:number-columns-repeated="1014"/>
        </table:table-row>
        <table:table-row table:style-name="ro1">
          <table:table-cell table:style-name="ce8" table:formula="of:=[.A72]" office:value-type="float" office:value="3">
            <text:p>3</text:p>
          </table:table-cell>
          <table:table-cell table:style-name="ce17" table:formula="of:=[.B72]+1" office:value-type="float" office:value="4">
            <text:p>4</text:p>
          </table:table-cell>
          <table:table-cell table:style-name="ce17" table:formula="of:=IF([.A73]&gt;1;[.$B$38]/(([.A73] - 1)*[.$B$37]);0)" office:value-type="float" office:value="2.5">
            <text:p>2,5</text:p>
          </table:table-cell>
          <table:table-cell table:style-name="ce17" table:formula="of:=[.D72]" office:value-type="float" office:value="7.5">
            <text:p>7,5</text:p>
          </table:table-cell>
          <table:table-cell table:style-name="ce17" table:formula="of:=[.$B$40]/([.A73]*[.$B$37]+([.B73]-1)*[.$B$39])" office:value-type="float" office:value="1.06666666666667">
            <text:p>1,0666666667</text:p>
          </table:table-cell>
          <table:table-cell table:style-name="ce17" table:formula="of:=[.F72]+[.E73]" office:value-type="float" office:value="10.1402597402597">
            <text:p>10,1402597403</text:p>
          </table:table-cell>
          <table:table-cell table:style-name="ce17"/>
          <table:table-cell table:style-name="ce17" table:formula="of:=[.$B$42]/([.A73]*[.$B$37]+[.B73]*[.$B$39])" office:value-type="float" office:value="5.26315789473684">
            <text:p>5,2631578947</text:p>
          </table:table-cell>
          <table:table-cell table:style-name="ce31" table:formula="of:=[.H73]+[.F73]+[.D73]" office:value-type="float" office:value="22.9034176349966">
            <text:p>22,903417635</text:p>
          </table:table-cell>
          <table:table-cell table:number-columns-repeated="1014"/>
        </table:table-row>
        <table:table-row table:style-name="ro1">
          <table:table-cell table:style-name="ce5" table:formula="of:=[.A73]" office:value-type="float" office:value="3">
            <text:p>3</text:p>
          </table:table-cell>
          <table:table-cell table:style-name="ce14" table:formula="of:=[.B73]+1" office:value-type="float" office:value="5">
            <text:p>5</text:p>
          </table:table-cell>
          <table:table-cell table:style-name="ce14" table:formula="of:=IF([.A74]&gt;1;[.$B$38]/(([.A74] - 1)*[.$B$37]);0)" office:value-type="float" office:value="2.5">
            <text:p>2,5</text:p>
          </table:table-cell>
          <table:table-cell table:style-name="ce14" table:formula="of:=[.D73]" office:value-type="float" office:value="7.5">
            <text:p>7,5</text:p>
          </table:table-cell>
          <table:table-cell table:style-name="ce14" table:formula="of:=[.$B$40]/([.A74]*[.$B$37]+([.B74]-1)*[.$B$39])" office:value-type="float" office:value="0.842105263157895">
            <text:p>0,8421052632</text:p>
          </table:table-cell>
          <table:table-cell table:style-name="ce14" table:formula="of:=[.F73]+[.E74]" office:value-type="float" office:value="10.9823650034176">
            <text:p>10,9823650034</text:p>
          </table:table-cell>
          <table:table-cell table:style-name="ce14"/>
          <table:table-cell table:style-name="ce14" table:formula="of:=[.$B$42]/([.A74]*[.$B$37]+[.B74]*[.$B$39])" office:value-type="float" office:value="4.34782608695652">
            <text:p>4,347826087</text:p>
          </table:table-cell>
          <table:table-cell table:style-name="ce28" table:formula="of:=[.H74]+[.F74]+[.D74]" office:value-type="float" office:value="22.8301910903742">
            <text:p>22,8301910904</text:p>
          </table:table-cell>
          <table:table-cell table:number-columns-repeated="1014"/>
        </table:table-row>
        <table:table-row table:style-name="ro1">
          <table:table-cell table:formula="of:=[.A74]" office:value-type="float" office:value="3">
            <text:p>3</text:p>
          </table:table-cell>
          <table:table-cell table:formula="of:=[.B74]+1" office:value-type="float" office:value="6">
            <text:p>6</text:p>
          </table:table-cell>
          <table:table-cell table:formula="of:=IF([.A75]&gt;1;[.$B$38]/(([.A75] - 1)*[.$B$37]);0)" office:value-type="float" office:value="2.5">
            <text:p>2,5</text:p>
          </table:table-cell>
          <table:table-cell table:formula="of:=[.D74]" office:value-type="float" office:value="7.5">
            <text:p>7,5</text:p>
          </table:table-cell>
          <table:table-cell table:formula="of:=[.$B$40]/([.A75]*[.$B$37]+([.B75]-1)*[.$B$39])" office:value-type="float" office:value="0.695652173913043">
            <text:p>0,6956521739</text:p>
          </table:table-cell>
          <table:table-cell table:formula="of:=[.F74]+[.E75]" office:value-type="float" office:value="11.6780171773307">
            <text:p>11,6780171773</text:p>
          </table:table-cell>
          <table:table-cell/>
          <table:table-cell table:formula="of:=[.$B$42]/([.A75]*[.$B$37]+[.B75]*[.$B$39])" office:value-type="float" office:value="3.7037037037037">
            <text:p>3,7037037037</text:p>
          </table:table-cell>
          <table:table-cell table:formula="of:=[.H75]+[.F75]+[.D75]" office:value-type="float" office:value="22.8817208810344">
            <text:p>22,881720881</text:p>
          </table:table-cell>
          <table:table-cell table:number-columns-repeated="1014"/>
        </table:table-row>
        <table:table-row table:style-name="ro1">
          <table:table-cell table:formula="of:=[.A75]" office:value-type="float" office:value="3">
            <text:p>3</text:p>
          </table:table-cell>
          <table:table-cell table:formula="of:=[.B75]+1" office:value-type="float" office:value="7">
            <text:p>7</text:p>
          </table:table-cell>
          <table:table-cell table:formula="of:=IF([.A76]&gt;1;[.$B$38]/(([.A76] - 1)*[.$B$37]);0)" office:value-type="float" office:value="2.5">
            <text:p>2,5</text:p>
          </table:table-cell>
          <table:table-cell table:formula="of:=[.D75]" office:value-type="float" office:value="7.5">
            <text:p>7,5</text:p>
          </table:table-cell>
          <table:table-cell table:formula="of:=[.$B$40]/([.A76]*[.$B$37]+([.B76]-1)*[.$B$39])" office:value-type="float" office:value="0.592592592592593">
            <text:p>0,5925925926</text:p>
          </table:table-cell>
          <table:table-cell table:formula="of:=[.F75]+[.E76]" office:value-type="float" office:value="12.2706097699233">
            <text:p>12,2706097699</text:p>
          </table:table-cell>
          <table:table-cell/>
          <table:table-cell table:formula="of:=[.$B$42]/([.A76]*[.$B$37]+[.B76]*[.$B$39])" office:value-type="float" office:value="3.2258064516129">
            <text:p>3,2258064516</text:p>
          </table:table-cell>
          <table:table-cell table:formula="of:=[.H76]+[.F76]+[.D76]" office:value-type="float" office:value="22.9964162215362">
            <text:p>22,9964162215</text:p>
          </table:table-cell>
          <table:table-cell table:number-columns-repeated="1014"/>
        </table:table-row>
        <table:table-row table:style-name="ro1">
          <table:table-cell table:formula="of:=[.A76]" office:value-type="float" office:value="3">
            <text:p>3</text:p>
          </table:table-cell>
          <table:table-cell table:formula="of:=[.B76]+1" office:value-type="float" office:value="8">
            <text:p>8</text:p>
          </table:table-cell>
          <table:table-cell table:formula="of:=IF([.A77]&gt;1;[.$B$38]/(([.A77] - 1)*[.$B$37]);0)" office:value-type="float" office:value="2.5">
            <text:p>2,5</text:p>
          </table:table-cell>
          <table:table-cell table:formula="of:=[.D76]" office:value-type="float" office:value="7.5">
            <text:p>7,5</text:p>
          </table:table-cell>
          <table:table-cell table:formula="of:=[.$B$40]/([.A77]*[.$B$37]+([.B77]-1)*[.$B$39])" office:value-type="float" office:value="0.516129032258065">
            <text:p>0,5161290323</text:p>
          </table:table-cell>
          <table:table-cell table:formula="of:=[.F76]+[.E77]" office:value-type="float" office:value="12.7867388021813">
            <text:p>12,7867388022</text:p>
          </table:table-cell>
          <table:table-cell/>
          <table:table-cell table:formula="of:=[.$B$42]/([.A77]*[.$B$37]+[.B77]*[.$B$39])" office:value-type="float" office:value="2.85714285714286">
            <text:p>2,8571428571</text:p>
          </table:table-cell>
          <table:table-cell table:formula="of:=[.H77]+[.F77]+[.D77]" office:value-type="float" office:value="23.1438816593242">
            <text:p>23,1438816593</text:p>
          </table:table-cell>
          <table:table-cell table:number-columns-repeated="1014"/>
        </table:table-row>
        <table:table-row table:style-name="ro1">
          <table:table-cell table:formula="of:=[.A77]" office:value-type="float" office:value="3">
            <text:p>3</text:p>
          </table:table-cell>
          <table:table-cell table:formula="of:=[.B77]+1" office:value-type="float" office:value="9">
            <text:p>9</text:p>
          </table:table-cell>
          <table:table-cell table:formula="of:=IF([.A78]&gt;1;[.$B$38]/(([.A78] - 1)*[.$B$37]);0)" office:value-type="float" office:value="2.5">
            <text:p>2,5</text:p>
          </table:table-cell>
          <table:table-cell table:formula="of:=[.D77]" office:value-type="float" office:value="7.5">
            <text:p>7,5</text:p>
          </table:table-cell>
          <table:table-cell table:formula="of:=[.$B$40]/([.A78]*[.$B$37]+([.B78]-1)*[.$B$39])" office:value-type="float" office:value="0.457142857142857">
            <text:p>0,4571428571</text:p>
          </table:table-cell>
          <table:table-cell table:formula="of:=[.F77]+[.E78]" office:value-type="float" office:value="13.2438816593242">
            <text:p>13,2438816593</text:p>
          </table:table-cell>
          <table:table-cell/>
          <table:table-cell table:formula="of:=[.$B$42]/([.A78]*[.$B$37]+[.B78]*[.$B$39])" office:value-type="float" office:value="2.56410256410256">
            <text:p>2,5641025641</text:p>
          </table:table-cell>
          <table:table-cell table:formula="of:=[.H78]+[.F78]+[.D78]" office:value-type="float" office:value="23.3079842234268">
            <text:p>23,3079842234</text:p>
          </table:table-cell>
          <table:table-cell table:number-columns-repeated="1014"/>
        </table:table-row>
        <table:table-row table:style-name="ro1">
          <table:table-cell table:style-name="ce7" table:formula="of:=[.A78]" office:value-type="float" office:value="3">
            <text:p>3</text:p>
          </table:table-cell>
          <table:table-cell table:style-name="ce16" table:formula="of:=[.B78]+1" office:value-type="float" office:value="10">
            <text:p>10</text:p>
          </table:table-cell>
          <table:table-cell table:style-name="ce16" table:formula="of:=IF([.A79]&gt;1;[.$B$38]/(([.A79] - 1)*[.$B$37]);0)" office:value-type="float" office:value="2.5">
            <text:p>2,5</text:p>
          </table:table-cell>
          <table:table-cell table:style-name="ce16" table:formula="of:=[.D78]" office:value-type="float" office:value="7.5">
            <text:p>7,5</text:p>
          </table:table-cell>
          <table:table-cell table:style-name="ce16" table:formula="of:=[.$B$40]/([.A79]*[.$B$37]+([.B79]-1)*[.$B$39])" office:value-type="float" office:value="0.41025641025641">
            <text:p>0,4102564103</text:p>
          </table:table-cell>
          <table:table-cell table:style-name="ce16" table:formula="of:=[.F78]+[.E79]" office:value-type="float" office:value="13.6541380695806">
            <text:p>13,6541380696</text:p>
          </table:table-cell>
          <table:table-cell table:style-name="ce16"/>
          <table:table-cell table:style-name="ce16" table:formula="of:=[.$B$42]/([.A79]*[.$B$37]+[.B79]*[.$B$39])" office:value-type="float" office:value="2.32558139534884">
            <text:p>2,3255813953</text:p>
          </table:table-cell>
          <table:table-cell table:style-name="ce30" table:formula="of:=[.H79]+[.F79]+[.D79]" office:value-type="float" office:value="23.4797194649294">
            <text:p>23,4797194649</text:p>
          </table:table-cell>
          <table:table-cell table:number-columns-repeated="1014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table:style-name="ce13" table:formula="of:=IF([.A80]&gt;1;[.$B$38]/(([.A80] - 1)*[.$B$37]);0)" office:value-type="float" office:value="1.66666666666667">
            <text:p>1,6666666667</text:p>
          </table:table-cell>
          <table:table-cell table:style-name="ce13" table:formula="of:=[.D69]+[.C80]" office:value-type="float" office:value="9.16666666666667">
            <text:p>9,1666666667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[.D81]+[.E81]" office:value-type="float" office:value="13.1666666666667">
            <text:p>13,1666666667</text:p>
          </table:table-cell>
          <table:table-cell table:style-name="ce13" table:formula="of:=[.$B$42]/([.A80]*[.$B$37]+[.B80]*[.$B$39])" office:value-type="float" office:value="25">
            <text:p>25</text:p>
          </table:table-cell>
          <table:table-cell table:style-name="ce26" table:formula="of:=[.H80]+[.F80]+[.D80]" office:value-type="float" office:value="34.1666666666667">
            <text:p>34,1666666667</text:p>
          </table:table-cell>
          <table:table-cell table:number-columns-repeated="3"/>
          <table:table-cell table:formula="of:=[.$B$42]/[.$B$40]-[.A80]/[.$B$39]" office:value-type="float" office:value="5.25">
            <text:p>5,25</text:p>
          </table:table-cell>
          <table:table-cell table:number-columns-repeated="1010"/>
        </table:table-row>
        <table:table-row table:style-name="ro1">
          <table:table-cell table:formula="of:=[.A80]" office:value-type="float" office:value="4">
            <text:p>4</text:p>
          </table:table-cell>
          <table:table-cell table:formula="of:=[.B80]+1" office:value-type="float" office:value="1">
            <text:p>1</text:p>
          </table:table-cell>
          <table:table-cell table:formula="of:=IF([.A81]&gt;1;[.$B$38]/(([.A81] - 1)*[.$B$37]);0)" office:value-type="float" office:value="1.66666666666667">
            <text:p>1,6666666667</text:p>
          </table:table-cell>
          <table:table-cell table:formula="of:=[.D80]" office:value-type="float" office:value="9.16666666666667">
            <text:p>9,1666666667</text:p>
          </table:table-cell>
          <table:table-cell table:formula="of:=[.$B$40]/([.A81]*[.$B$37]+([.B81]-1)*[.$B$39])" office:value-type="float" office:value="4">
            <text:p>4</text:p>
          </table:table-cell>
          <table:table-cell table:formula="of:=[.F80]+[.E81]" office:value-type="float" office:value="4">
            <text:p>4</text:p>
          </table:table-cell>
          <table:table-cell table:formula="of:=[.D125]-[.D81]" office:value-type="float" office:value="3.79761904761905">
            <text:p>3,7976190476</text:p>
          </table:table-cell>
          <table:table-cell table:formula="of:=[.$B$42]/([.A81]*[.$B$37]+[.B81]*[.$B$39])" office:value-type="float" office:value="12.5">
            <text:p>12,5</text:p>
          </table:table-cell>
          <table:table-cell table:formula="of:=[.H81]+[.F81]+[.D81]" office:value-type="float" office:value="25.6666666666667">
            <text:p>25,6666666667</text:p>
          </table:table-cell>
          <table:table-cell table:number-columns-repeated="1014"/>
        </table:table-row>
        <table:table-row table:style-name="ro1">
          <table:table-cell table:formula="of:=[.A81]" office:value-type="float" office:value="4">
            <text:p>4</text:p>
          </table:table-cell>
          <table:table-cell table:formula="of:=[.B81]+1" office:value-type="float" office:value="2">
            <text:p>2</text:p>
          </table:table-cell>
          <table:table-cell table:formula="of:=IF([.A82]&gt;1;[.$B$38]/(([.A82] - 1)*[.$B$37]);0)" office:value-type="float" office:value="1.66666666666667">
            <text:p>1,6666666667</text:p>
          </table:table-cell>
          <table:table-cell table:formula="of:=[.D81]" office:value-type="float" office:value="9.16666666666667">
            <text:p>9,1666666667</text:p>
          </table:table-cell>
          <table:table-cell table:formula="of:=[.$B$40]/([.A82]*[.$B$37]+([.B82]-1)*[.$B$39])" office:value-type="float" office:value="2">
            <text:p>2</text:p>
          </table:table-cell>
          <table:table-cell table:formula="of:=[.F81]+[.E82]" office:value-type="float" office:value="6">
            <text:p>6</text:p>
          </table:table-cell>
          <table:table-cell table:formula="of:=[.D169]-[.D82]" office:value-type="float" office:value="5.93272005772006">
            <text:p>5,9327200577</text:p>
          </table:table-cell>
          <table:table-cell table:formula="of:=[.$B$42]/([.A82]*[.$B$37]+[.B82]*[.$B$39])" office:value-type="float" office:value="8.33333333333333">
            <text:p>8,3333333333</text:p>
          </table:table-cell>
          <table:table-cell table:formula="of:=[.H82]+[.F82]+[.D82]" office:value-type="float" office:value="23.5">
            <text:p>23,5</text:p>
          </table:table-cell>
          <table:table-cell table:number-columns-repeated="1014"/>
        </table:table-row>
        <table:table-row table:style-name="ro1">
          <table:table-cell table:formula="of:=[.A82]" office:value-type="float" office:value="4">
            <text:p>4</text:p>
          </table:table-cell>
          <table:table-cell table:formula="of:=[.B82]+1" office:value-type="float" office:value="3">
            <text:p>3</text:p>
          </table:table-cell>
          <table:table-cell table:formula="of:=IF([.A83]&gt;1;[.$B$38]/(([.A83] - 1)*[.$B$37]);0)" office:value-type="float" office:value="1.66666666666667">
            <text:p>1,6666666667</text:p>
          </table:table-cell>
          <table:table-cell table:formula="of:=[.D82]" office:value-type="float" office:value="9.16666666666667">
            <text:p>9,1666666667</text:p>
          </table:table-cell>
          <table:table-cell table:formula="of:=[.$B$40]/([.A83]*[.$B$37]+([.B83]-1)*[.$B$39])" office:value-type="float" office:value="1.33333333333333">
            <text:p>1,3333333333</text:p>
          </table:table-cell>
          <table:table-cell table:formula="of:=[.F82]+[.E83]" office:value-type="float" office:value="7.33333333333333">
            <text:p>7,3333333333</text:p>
          </table:table-cell>
          <table:table-cell/>
          <table:table-cell table:formula="of:=[.$B$42]/([.A83]*[.$B$37]+[.B83]*[.$B$39])" office:value-type="float" office:value="6.25">
            <text:p>6,25</text:p>
          </table:table-cell>
          <table:table-cell table:formula="of:=[.H83]+[.F83]+[.D83]" office:value-type="float" office:value="22.75">
            <text:p>22,75</text:p>
          </table:table-cell>
          <table:table-cell table:number-columns-repeated="1014"/>
        </table:table-row>
        <table:table-row table:style-name="ro1">
          <table:table-cell table:formula="of:=[.A83]" office:value-type="float" office:value="4">
            <text:p>4</text:p>
          </table:table-cell>
          <table:table-cell table:formula="of:=[.B83]+1" office:value-type="float" office:value="4">
            <text:p>4</text:p>
          </table:table-cell>
          <table:table-cell table:formula="of:=IF([.A84]&gt;1;[.$B$38]/(([.A84] - 1)*[.$B$37]);0)" office:value-type="float" office:value="1.66666666666667">
            <text:p>1,6666666667</text:p>
          </table:table-cell>
          <table:table-cell table:formula="of:=[.D83]" office:value-type="float" office:value="9.16666666666667">
            <text:p>9,1666666667</text:p>
          </table:table-cell>
          <table:table-cell table:formula="of:=[.$B$40]/([.A84]*[.$B$37]+([.B84]-1)*[.$B$39])" office:value-type="float" office:value="1">
            <text:p>1</text:p>
          </table:table-cell>
          <table:table-cell table:formula="of:=[.F83]+[.E84]" office:value-type="float" office:value="8.33333333333333">
            <text:p>8,3333333333</text:p>
          </table:table-cell>
          <table:table-cell/>
          <table:table-cell table:formula="of:=[.$B$42]/([.A84]*[.$B$37]+[.B84]*[.$B$39])" office:value-type="float" office:value="5">
            <text:p>5</text:p>
          </table:table-cell>
          <table:table-cell table:formula="of:=[.H84]+[.F84]+[.D84]" office:value-type="float" office:value="22.5">
            <text:p>22,5</text:p>
          </table:table-cell>
          <table:table-cell table:number-columns-repeated="1014"/>
        </table:table-row>
        <table:table-row table:style-name="ro1">
          <table:table-cell table:style-name="ce5" table:formula="of:=[.A84]" office:value-type="float" office:value="4">
            <text:p>4</text:p>
          </table:table-cell>
          <table:table-cell table:style-name="ce14" table:formula="of:=[.B84]+1" office:value-type="float" office:value="5">
            <text:p>5</text:p>
          </table:table-cell>
          <table:table-cell table:style-name="ce14" table:formula="of:=IF([.A85]&gt;1;[.$B$38]/(([.A85] - 1)*[.$B$37]);0)" office:value-type="float" office:value="1.66666666666667">
            <text:p>1,6666666667</text:p>
          </table:table-cell>
          <table:table-cell table:style-name="ce14" table:formula="of:=[.D84]" office:value-type="float" office:value="9.16666666666667">
            <text:p>9,1666666667</text:p>
          </table:table-cell>
          <table:table-cell table:style-name="ce14" table:formula="of:=[.$B$40]/([.A85]*[.$B$37]+([.B85]-1)*[.$B$39])" office:value-type="float" office:value="0.8">
            <text:p>0,8</text:p>
          </table:table-cell>
          <table:table-cell table:style-name="ce14" table:formula="of:=[.F84]+[.E85]" office:value-type="float" office:value="9.13333333333333">
            <text:p>9,1333333333</text:p>
          </table:table-cell>
          <table:table-cell table:style-name="ce14"/>
          <table:table-cell table:style-name="ce14" table:formula="of:=[.$B$42]/([.A85]*[.$B$37]+[.B85]*[.$B$39])" office:value-type="float" office:value="4.16666666666667">
            <text:p>4,1666666667</text:p>
          </table:table-cell>
          <table:table-cell table:style-name="ce28" table:formula="of:=[.H85]+[.F85]+[.D85]" office:value-type="float" office:value="22.4666666666667">
            <text:p>22,4666666667</text:p>
          </table:table-cell>
          <table:table-cell table:number-columns-repeated="1014"/>
        </table:table-row>
        <table:table-row table:style-name="ro1">
          <table:table-cell table:formula="of:=[.A85]" office:value-type="float" office:value="4">
            <text:p>4</text:p>
          </table:table-cell>
          <table:table-cell table:formula="of:=[.B85]+1" office:value-type="float" office:value="6">
            <text:p>6</text:p>
          </table:table-cell>
          <table:table-cell table:formula="of:=IF([.A86]&gt;1;[.$B$38]/(([.A86] - 1)*[.$B$37]);0)" office:value-type="float" office:value="1.66666666666667">
            <text:p>1,6666666667</text:p>
          </table:table-cell>
          <table:table-cell table:formula="of:=[.D85]" office:value-type="float" office:value="9.16666666666667">
            <text:p>9,1666666667</text:p>
          </table:table-cell>
          <table:table-cell table:formula="of:=[.$B$40]/([.A86]*[.$B$37]+([.B86]-1)*[.$B$39])" office:value-type="float" office:value="0.666666666666667">
            <text:p>0,6666666667</text:p>
          </table:table-cell>
          <table:table-cell table:formula="of:=[.F85]+[.E86]" office:value-type="float" office:value="9.8">
            <text:p>9,8</text:p>
          </table:table-cell>
          <table:table-cell/>
          <table:table-cell table:formula="of:=[.$B$42]/([.A86]*[.$B$37]+[.B86]*[.$B$39])" office:value-type="float" office:value="3.57142857142857">
            <text:p>3,5714285714</text:p>
          </table:table-cell>
          <table:table-cell table:formula="of:=[.H86]+[.F86]+[.D86]" office:value-type="float" office:value="22.5380952380952">
            <text:p>22,5380952381</text:p>
          </table:table-cell>
          <table:table-cell table:number-columns-repeated="1014"/>
        </table:table-row>
        <table:table-row table:style-name="ro1">
          <table:table-cell table:formula="of:=[.A86]" office:value-type="float" office:value="4">
            <text:p>4</text:p>
          </table:table-cell>
          <table:table-cell table:formula="of:=[.B86]+1" office:value-type="float" office:value="7">
            <text:p>7</text:p>
          </table:table-cell>
          <table:table-cell table:formula="of:=IF([.A87]&gt;1;[.$B$38]/(([.A87] - 1)*[.$B$37]);0)" office:value-type="float" office:value="1.66666666666667">
            <text:p>1,6666666667</text:p>
          </table:table-cell>
          <table:table-cell table:formula="of:=[.D86]" office:value-type="float" office:value="9.16666666666667">
            <text:p>9,1666666667</text:p>
          </table:table-cell>
          <table:table-cell table:formula="of:=[.$B$40]/([.A87]*[.$B$37]+([.B87]-1)*[.$B$39])" office:value-type="float" office:value="0.571428571428571">
            <text:p>0,5714285714</text:p>
          </table:table-cell>
          <table:table-cell table:formula="of:=[.F86]+[.E87]" office:value-type="float" office:value="10.3714285714286">
            <text:p>10,3714285714</text:p>
          </table:table-cell>
          <table:table-cell/>
          <table:table-cell table:formula="of:=[.$B$42]/([.A87]*[.$B$37]+[.B87]*[.$B$39])" office:value-type="float" office:value="3.125">
            <text:p>3,125</text:p>
          </table:table-cell>
          <table:table-cell table:formula="of:=[.H87]+[.F87]+[.D87]" office:value-type="float" office:value="22.6630952380952">
            <text:p>22,6630952381</text:p>
          </table:table-cell>
          <table:table-cell table:number-columns-repeated="1014"/>
        </table:table-row>
        <table:table-row table:style-name="ro1">
          <table:table-cell table:formula="of:=[.A87]" office:value-type="float" office:value="4">
            <text:p>4</text:p>
          </table:table-cell>
          <table:table-cell table:formula="of:=[.B87]+1" office:value-type="float" office:value="8">
            <text:p>8</text:p>
          </table:table-cell>
          <table:table-cell table:formula="of:=IF([.A88]&gt;1;[.$B$38]/(([.A88] - 1)*[.$B$37]);0)" office:value-type="float" office:value="1.66666666666667">
            <text:p>1,6666666667</text:p>
          </table:table-cell>
          <table:table-cell table:formula="of:=[.D87]" office:value-type="float" office:value="9.16666666666667">
            <text:p>9,1666666667</text:p>
          </table:table-cell>
          <table:table-cell table:formula="of:=[.$B$40]/([.A88]*[.$B$37]+([.B88]-1)*[.$B$39])" office:value-type="float" office:value="0.5">
            <text:p>0,5</text:p>
          </table:table-cell>
          <table:table-cell table:formula="of:=[.F87]+[.E88]" office:value-type="float" office:value="10.8714285714286">
            <text:p>10,8714285714</text:p>
          </table:table-cell>
          <table:table-cell/>
          <table:table-cell table:formula="of:=[.$B$42]/([.A88]*[.$B$37]+[.B88]*[.$B$39])" office:value-type="float" office:value="2.77777777777778">
            <text:p>2,7777777778</text:p>
          </table:table-cell>
          <table:table-cell table:formula="of:=[.H88]+[.F88]+[.D88]" office:value-type="float" office:value="22.815873015873">
            <text:p>22,8158730159</text:p>
          </table:table-cell>
          <table:table-cell table:number-columns-repeated="1014"/>
        </table:table-row>
        <table:table-row table:style-name="ro1">
          <table:table-cell table:formula="of:=[.A88]" office:value-type="float" office:value="4">
            <text:p>4</text:p>
          </table:table-cell>
          <table:table-cell table:formula="of:=[.B88]+1" office:value-type="float" office:value="9">
            <text:p>9</text:p>
          </table:table-cell>
          <table:table-cell table:formula="of:=IF([.A89]&gt;1;[.$B$38]/(([.A89] - 1)*[.$B$37]);0)" office:value-type="float" office:value="1.66666666666667">
            <text:p>1,6666666667</text:p>
          </table:table-cell>
          <table:table-cell table:formula="of:=[.D88]" office:value-type="float" office:value="9.16666666666667">
            <text:p>9,1666666667</text:p>
          </table:table-cell>
          <table:table-cell table:formula="of:=[.$B$40]/([.A89]*[.$B$37]+([.B89]-1)*[.$B$39])" office:value-type="float" office:value="0.444444444444444">
            <text:p>0,4444444444</text:p>
          </table:table-cell>
          <table:table-cell table:formula="of:=[.F88]+[.E89]" office:value-type="float" office:value="11.315873015873">
            <text:p>11,3158730159</text:p>
          </table:table-cell>
          <table:table-cell/>
          <table:table-cell table:formula="of:=[.$B$42]/([.A89]*[.$B$37]+[.B89]*[.$B$39])" office:value-type="float" office:value="2.5">
            <text:p>2,5</text:p>
          </table:table-cell>
          <table:table-cell table:formula="of:=[.H89]+[.F89]+[.D89]" office:value-type="float" office:value="22.9825396825397">
            <text:p>22,9825396825</text:p>
          </table:table-cell>
          <table:table-cell table:number-columns-repeated="1014"/>
        </table:table-row>
        <table:table-row table:style-name="ro1">
          <table:table-cell table:style-name="ce7" table:formula="of:=[.A89]" office:value-type="float" office:value="4">
            <text:p>4</text:p>
          </table:table-cell>
          <table:table-cell table:style-name="ce16" table:formula="of:=[.B89]+1" office:value-type="float" office:value="10">
            <text:p>10</text:p>
          </table:table-cell>
          <table:table-cell table:style-name="ce16" table:formula="of:=IF([.A90]&gt;1;[.$B$38]/(([.A90] - 1)*[.$B$37]);0)" office:value-type="float" office:value="1.66666666666667">
            <text:p>1,6666666667</text:p>
          </table:table-cell>
          <table:table-cell table:style-name="ce16" table:formula="of:=[.D89]" office:value-type="float" office:value="9.16666666666667">
            <text:p>9,1666666667</text:p>
          </table:table-cell>
          <table:table-cell table:style-name="ce16" table:formula="of:=[.$B$40]/([.A90]*[.$B$37]+([.B90]-1)*[.$B$39])" office:value-type="float" office:value="0.4">
            <text:p>0,4</text:p>
          </table:table-cell>
          <table:table-cell table:style-name="ce16" table:formula="of:=[.F89]+[.E90]" office:value-type="float" office:value="11.715873015873">
            <text:p>11,7158730159</text:p>
          </table:table-cell>
          <table:table-cell table:style-name="ce16"/>
          <table:table-cell table:style-name="ce16" table:formula="of:=[.$B$42]/([.A90]*[.$B$37]+[.B90]*[.$B$39])" office:value-type="float" office:value="2.27272727272727">
            <text:p>2,2727272727</text:p>
          </table:table-cell>
          <table:table-cell table:style-name="ce30" table:formula="of:=[.H90]+[.F90]+[.D90]" office:value-type="float" office:value="23.1552669552669">
            <text:p>23,1552669553</text:p>
          </table:table-cell>
          <table:table-cell table:number-columns-repeated="1014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13" office:value-type="float" office:value="0">
            <text:p>0</text:p>
          </table:table-cell>
          <table:table-cell table:style-name="ce13" table:formula="of:=IF([.A91]&gt;1;[.$B$38]/(([.A91] - 1)*[.$B$37]);0)" office:value-type="float" office:value="1.25">
            <text:p>1,25</text:p>
          </table:table-cell>
          <table:table-cell table:style-name="ce13" table:formula="of:=[.D80]+[.C91]" office:value-type="float" office:value="10.4166666666667">
            <text:p>10,4166666667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[.D92]+[.E92]" office:value-type="float" office:value="13.6166666666667">
            <text:p>13,6166666667</text:p>
          </table:table-cell>
          <table:table-cell table:style-name="ce13" table:formula="of:=[.$B$42]/([.A91]*[.$B$37]+[.B91]*[.$B$39])" office:value-type="float" office:value="20">
            <text:p>20</text:p>
          </table:table-cell>
          <table:table-cell table:style-name="ce26" table:formula="of:=[.H91]+[.F91]+[.D91]" office:value-type="float" office:value="30.4166666666667">
            <text:p>30,4166666667</text:p>
          </table:table-cell>
          <table:table-cell table:number-columns-repeated="3"/>
          <table:table-cell table:formula="of:=[.$B$42]/[.$B$40]-[.A91]/[.$B$39]" office:value-type="float" office:value="5">
            <text:p>5</text:p>
          </table:table-cell>
          <table:table-cell table:number-columns-repeated="1010"/>
        </table:table-row>
        <table:table-row table:style-name="ro1">
          <table:table-cell table:formula="of:=[.A91]" office:value-type="float" office:value="5">
            <text:p>5</text:p>
          </table:table-cell>
          <table:table-cell table:formula="of:=[.B91]+1" office:value-type="float" office:value="1">
            <text:p>1</text:p>
          </table:table-cell>
          <table:table-cell table:formula="of:=IF([.A92]&gt;1;[.$B$38]/(([.A92] - 1)*[.$B$37]);0)" office:value-type="float" office:value="1.25">
            <text:p>1,25</text:p>
          </table:table-cell>
          <table:table-cell table:formula="of:=[.D91]" office:value-type="float" office:value="10.4166666666667">
            <text:p>10,4166666667</text:p>
          </table:table-cell>
          <table:table-cell table:formula="of:=[.$B$40]/([.A92]*[.$B$37]+([.B92]-1)*[.$B$39])" office:value-type="float" office:value="3.2">
            <text:p>3,2</text:p>
          </table:table-cell>
          <table:table-cell table:formula="of:=[.F91]+[.E92]" office:value-type="float" office:value="3.2">
            <text:p>3,2</text:p>
          </table:table-cell>
          <table:table-cell table:formula="of:=[.D136]-[.D92]" office:value-type="float" office:value="3.17261904761905">
            <text:p>3,1726190476</text:p>
          </table:table-cell>
          <table:table-cell table:formula="of:=[.$B$42]/([.A92]*[.$B$37]+[.B92]*[.$B$39])" office:value-type="float" office:value="11.1111111111111">
            <text:p>11,1111111111</text:p>
          </table:table-cell>
          <table:table-cell table:formula="of:=[.H92]+[.F92]+[.D92]" office:value-type="float" office:value="24.7277777777778">
            <text:p>24,7277777778</text:p>
          </table:table-cell>
          <table:table-cell table:number-columns-repeated="1014"/>
        </table:table-row>
        <table:table-row table:style-name="ro1">
          <table:table-cell table:formula="of:=[.A92]" office:value-type="float" office:value="5">
            <text:p>5</text:p>
          </table:table-cell>
          <table:table-cell table:formula="of:=[.B92]+1" office:value-type="float" office:value="2">
            <text:p>2</text:p>
          </table:table-cell>
          <table:table-cell table:formula="of:=IF([.A93]&gt;1;[.$B$38]/(([.A93] - 1)*[.$B$37]);0)" office:value-type="float" office:value="1.25">
            <text:p>1,25</text:p>
          </table:table-cell>
          <table:table-cell table:formula="of:=[.D92]" office:value-type="float" office:value="10.4166666666667">
            <text:p>10,4166666667</text:p>
          </table:table-cell>
          <table:table-cell table:formula="of:=[.$B$40]/([.A93]*[.$B$37]+([.B93]-1)*[.$B$39])" office:value-type="float" office:value="1.77777777777778">
            <text:p>1,7777777778</text:p>
          </table:table-cell>
          <table:table-cell table:formula="of:=[.F92]+[.E93]" office:value-type="float" office:value="4.97777777777778">
            <text:p>4,9777777778</text:p>
          </table:table-cell>
          <table:table-cell table:formula="of:=[.D137]-[.D93]+[.E136]" office:value-type="float" office:value="4.95039682539683">
            <text:p>4,9503968254</text:p>
          </table:table-cell>
          <table:table-cell table:formula="of:=[.$B$42]/([.A93]*[.$B$37]+[.B93]*[.$B$39])" office:value-type="float" office:value="7.69230769230769">
            <text:p>7,6923076923</text:p>
          </table:table-cell>
          <table:table-cell table:formula="of:=[.H93]+[.F93]+[.D93]" office:value-type="float" office:value="23.0867521367521">
            <text:p>23,0867521368</text:p>
          </table:table-cell>
          <table:table-cell table:number-columns-repeated="1014"/>
        </table:table-row>
        <table:table-row table:style-name="ro1">
          <table:table-cell table:formula="of:=[.A93]" office:value-type="float" office:value="5">
            <text:p>5</text:p>
          </table:table-cell>
          <table:table-cell table:formula="of:=[.B93]+1" office:value-type="float" office:value="3">
            <text:p>3</text:p>
          </table:table-cell>
          <table:table-cell table:formula="of:=IF([.A94]&gt;1;[.$B$38]/(([.A94] - 1)*[.$B$37]);0)" office:value-type="float" office:value="1.25">
            <text:p>1,25</text:p>
          </table:table-cell>
          <table:table-cell table:formula="of:=[.D93]" office:value-type="float" office:value="10.4166666666667">
            <text:p>10,4166666667</text:p>
          </table:table-cell>
          <table:table-cell table:formula="of:=[.$B$40]/([.A94]*[.$B$37]+([.B94]-1)*[.$B$39])" office:value-type="float" office:value="1.23076923076923">
            <text:p>1,2307692308</text:p>
          </table:table-cell>
          <table:table-cell table:formula="of:=[.F93]+[.E94]" office:value-type="float" office:value="6.20854700854701">
            <text:p>6,2085470085</text:p>
          </table:table-cell>
          <table:table-cell/>
          <table:table-cell table:formula="of:=[.$B$42]/([.A94]*[.$B$37]+[.B94]*[.$B$39])" office:value-type="float" office:value="5.88235294117647">
            <text:p>5,8823529412</text:p>
          </table:table-cell>
          <table:table-cell table:formula="of:=[.H94]+[.F94]+[.D94]" office:value-type="float" office:value="22.5075666163901">
            <text:p>22,5075666164</text:p>
          </table:table-cell>
          <table:table-cell table:number-columns-repeated="1014"/>
        </table:table-row>
        <table:table-row table:style-name="ro1">
          <table:table-cell table:style-name="ce5" table:formula="of:=[.A94]" office:value-type="float" office:value="5">
            <text:p>5</text:p>
          </table:table-cell>
          <table:table-cell table:style-name="ce14" table:formula="of:=[.B94]+1" office:value-type="float" office:value="4">
            <text:p>4</text:p>
          </table:table-cell>
          <table:table-cell table:style-name="ce14" table:formula="of:=IF([.A95]&gt;1;[.$B$38]/(([.A95] - 1)*[.$B$37]);0)" office:value-type="float" office:value="1.25">
            <text:p>1,25</text:p>
          </table:table-cell>
          <table:table-cell table:style-name="ce14" table:formula="of:=[.D94]" office:value-type="float" office:value="10.4166666666667">
            <text:p>10,4166666667</text:p>
          </table:table-cell>
          <table:table-cell table:style-name="ce14" table:formula="of:=[.$B$40]/([.A95]*[.$B$37]+([.B95]-1)*[.$B$39])" office:value-type="float" office:value="0.941176470588235">
            <text:p>0,9411764706</text:p>
          </table:table-cell>
          <table:table-cell table:style-name="ce14" table:formula="of:=[.F94]+[.E95]" office:value-type="float" office:value="7.14972347913524">
            <text:p>7,1497234791</text:p>
          </table:table-cell>
          <table:table-cell table:style-name="ce14"/>
          <table:table-cell table:style-name="ce14" table:formula="of:=[.$B$42]/([.A95]*[.$B$37]+[.B95]*[.$B$39])" office:value-type="float" office:value="4.76190476190476">
            <text:p>4,7619047619</text:p>
          </table:table-cell>
          <table:table-cell table:style-name="ce28" table:formula="of:=[.H95]+[.F95]+[.D95]" office:value-type="float" office:value="22.3282949077067">
            <text:p>22,3282949077</text:p>
          </table:table-cell>
          <table:table-cell table:number-columns-repeated="1014"/>
        </table:table-row>
        <table:table-row table:style-name="ro1">
          <table:table-cell table:style-name="ce5" table:formula="of:=[.A95]" office:value-type="float" office:value="5">
            <text:p>5</text:p>
          </table:table-cell>
          <table:table-cell table:style-name="ce14" table:formula="of:=[.B95]+1" office:value-type="float" office:value="5">
            <text:p>5</text:p>
          </table:table-cell>
          <table:table-cell table:style-name="ce14" table:formula="of:=IF([.A96]&gt;1;[.$B$38]/(([.A96] - 1)*[.$B$37]);0)" office:value-type="float" office:value="1.25">
            <text:p>1,25</text:p>
          </table:table-cell>
          <table:table-cell table:style-name="ce14" table:formula="of:=[.D95]" office:value-type="float" office:value="10.4166666666667">
            <text:p>10,4166666667</text:p>
          </table:table-cell>
          <table:table-cell table:style-name="ce14" table:formula="of:=[.$B$40]/([.A96]*[.$B$37]+([.B96]-1)*[.$B$39])" office:value-type="float" office:value="0.761904761904762">
            <text:p>0,7619047619</text:p>
          </table:table-cell>
          <table:table-cell table:style-name="ce14" table:formula="of:=[.F95]+[.E96]" office:value-type="float" office:value="7.91162824104001">
            <text:p>7,911628241</text:p>
          </table:table-cell>
          <table:table-cell table:style-name="ce14"/>
          <table:table-cell table:style-name="ce14" table:formula="of:=[.$B$42]/([.A96]*[.$B$37]+[.B96]*[.$B$39])" office:value-type="float" office:value="4">
            <text:p>4</text:p>
          </table:table-cell>
          <table:table-cell table:style-name="ce28" table:formula="of:=[.H96]+[.F96]+[.D96]" office:value-type="float" office:value="22.3282949077067">
            <text:p>22,3282949077</text:p>
          </table:table-cell>
          <table:table-cell table:number-columns-repeated="1014"/>
        </table:table-row>
        <table:table-row table:style-name="ro1">
          <table:table-cell table:formula="of:=[.A96]" office:value-type="float" office:value="5">
            <text:p>5</text:p>
          </table:table-cell>
          <table:table-cell table:formula="of:=[.B96]+1" office:value-type="float" office:value="6">
            <text:p>6</text:p>
          </table:table-cell>
          <table:table-cell table:formula="of:=IF([.A97]&gt;1;[.$B$38]/(([.A97] - 1)*[.$B$37]);0)" office:value-type="float" office:value="1.25">
            <text:p>1,25</text:p>
          </table:table-cell>
          <table:table-cell table:formula="of:=[.D96]" office:value-type="float" office:value="10.4166666666667">
            <text:p>10,4166666667</text:p>
          </table:table-cell>
          <table:table-cell table:formula="of:=[.$B$40]/([.A97]*[.$B$37]+([.B97]-1)*[.$B$39])" office:value-type="float" office:value="0.64">
            <text:p>0,64</text:p>
          </table:table-cell>
          <table:table-cell table:formula="of:=[.F96]+[.E97]" office:value-type="float" office:value="8.55162824104001">
            <text:p>8,551628241</text:p>
          </table:table-cell>
          <table:table-cell/>
          <table:table-cell table:formula="of:=[.$B$42]/([.A97]*[.$B$37]+[.B97]*[.$B$39])" office:value-type="float" office:value="3.44827586206897">
            <text:p>3,4482758621</text:p>
          </table:table-cell>
          <table:table-cell table:formula="of:=[.H97]+[.F97]+[.D97]" office:value-type="float" office:value="22.4165707697756">
            <text:p>22,4165707698</text:p>
          </table:table-cell>
          <table:table-cell table:number-columns-repeated="1014"/>
        </table:table-row>
        <table:table-row table:style-name="ro1">
          <table:table-cell table:formula="of:=[.A97]" office:value-type="float" office:value="5">
            <text:p>5</text:p>
          </table:table-cell>
          <table:table-cell table:formula="of:=[.B97]+1" office:value-type="float" office:value="7">
            <text:p>7</text:p>
          </table:table-cell>
          <table:table-cell table:formula="of:=IF([.A98]&gt;1;[.$B$38]/(([.A98] - 1)*[.$B$37]);0)" office:value-type="float" office:value="1.25">
            <text:p>1,25</text:p>
          </table:table-cell>
          <table:table-cell table:formula="of:=[.D97]" office:value-type="float" office:value="10.4166666666667">
            <text:p>10,4166666667</text:p>
          </table:table-cell>
          <table:table-cell table:formula="of:=[.$B$40]/([.A98]*[.$B$37]+([.B98]-1)*[.$B$39])" office:value-type="float" office:value="0.551724137931034">
            <text:p>0,5517241379</text:p>
          </table:table-cell>
          <table:table-cell table:formula="of:=[.F97]+[.E98]" office:value-type="float" office:value="9.10335237897104">
            <text:p>9,103352379</text:p>
          </table:table-cell>
          <table:table-cell/>
          <table:table-cell table:formula="of:=[.$B$42]/([.A98]*[.$B$37]+[.B98]*[.$B$39])" office:value-type="float" office:value="3.03030303030303">
            <text:p>3,0303030303</text:p>
          </table:table-cell>
          <table:table-cell table:formula="of:=[.H98]+[.F98]+[.D98]" office:value-type="float" office:value="22.5503220759407">
            <text:p>22,5503220759</text:p>
          </table:table-cell>
          <table:table-cell table:number-columns-repeated="1014"/>
        </table:table-row>
        <table:table-row table:style-name="ro1">
          <table:table-cell table:formula="of:=[.A98]" office:value-type="float" office:value="5">
            <text:p>5</text:p>
          </table:table-cell>
          <table:table-cell table:formula="of:=[.B98]+1" office:value-type="float" office:value="8">
            <text:p>8</text:p>
          </table:table-cell>
          <table:table-cell table:formula="of:=IF([.A99]&gt;1;[.$B$38]/(([.A99] - 1)*[.$B$37]);0)" office:value-type="float" office:value="1.25">
            <text:p>1,25</text:p>
          </table:table-cell>
          <table:table-cell table:formula="of:=[.D98]" office:value-type="float" office:value="10.4166666666667">
            <text:p>10,4166666667</text:p>
          </table:table-cell>
          <table:table-cell table:formula="of:=[.$B$40]/([.A99]*[.$B$37]+([.B99]-1)*[.$B$39])" office:value-type="float" office:value="0.484848484848485">
            <text:p>0,4848484848</text:p>
          </table:table-cell>
          <table:table-cell table:formula="of:=[.F98]+[.E99]" office:value-type="float" office:value="9.58820086381953">
            <text:p>9,5882008638</text:p>
          </table:table-cell>
          <table:table-cell/>
          <table:table-cell table:formula="of:=[.$B$42]/([.A99]*[.$B$37]+[.B99]*[.$B$39])" office:value-type="float" office:value="2.7027027027027">
            <text:p>2,7027027027</text:p>
          </table:table-cell>
          <table:table-cell table:formula="of:=[.H99]+[.F99]+[.D99]" office:value-type="float" office:value="22.7075702331889">
            <text:p>22,7075702332</text:p>
          </table:table-cell>
          <table:table-cell table:number-columns-repeated="1014"/>
        </table:table-row>
        <table:table-row table:style-name="ro1">
          <table:table-cell table:formula="of:=[.A99]" office:value-type="float" office:value="5">
            <text:p>5</text:p>
          </table:table-cell>
          <table:table-cell table:formula="of:=[.B99]+1" office:value-type="float" office:value="9">
            <text:p>9</text:p>
          </table:table-cell>
          <table:table-cell table:formula="of:=IF([.A100]&gt;1;[.$B$38]/(([.A100] - 1)*[.$B$37]);0)" office:value-type="float" office:value="1.25">
            <text:p>1,25</text:p>
          </table:table-cell>
          <table:table-cell table:formula="of:=[.D99]" office:value-type="float" office:value="10.4166666666667">
            <text:p>10,4166666667</text:p>
          </table:table-cell>
          <table:table-cell table:formula="of:=[.$B$40]/([.A100]*[.$B$37]+([.B100]-1)*[.$B$39])" office:value-type="float" office:value="0.432432432432432">
            <text:p>0,4324324324</text:p>
          </table:table-cell>
          <table:table-cell table:formula="of:=[.F99]+[.E100]" office:value-type="float" office:value="10.020633296252">
            <text:p>10,0206332963</text:p>
          </table:table-cell>
          <table:table-cell/>
          <table:table-cell table:formula="of:=[.$B$42]/([.A100]*[.$B$37]+[.B100]*[.$B$39])" office:value-type="float" office:value="2.4390243902439">
            <text:p>2,4390243902</text:p>
          </table:table-cell>
          <table:table-cell table:formula="of:=[.H100]+[.F100]+[.D100]" office:value-type="float" office:value="22.8763243531625">
            <text:p>22,8763243532</text:p>
          </table:table-cell>
          <table:table-cell table:number-columns-repeated="1014"/>
        </table:table-row>
        <table:table-row table:style-name="ro1">
          <table:table-cell table:style-name="ce7" table:formula="of:=[.A100]" office:value-type="float" office:value="5">
            <text:p>5</text:p>
          </table:table-cell>
          <table:table-cell table:style-name="ce16" table:formula="of:=[.B100]+1" office:value-type="float" office:value="10">
            <text:p>10</text:p>
          </table:table-cell>
          <table:table-cell table:style-name="ce16" table:formula="of:=IF([.A101]&gt;1;[.$B$38]/(([.A101] - 1)*[.$B$37]);0)" office:value-type="float" office:value="1.25">
            <text:p>1,25</text:p>
          </table:table-cell>
          <table:table-cell table:style-name="ce16" table:formula="of:=[.D100]" office:value-type="float" office:value="10.4166666666667">
            <text:p>10,4166666667</text:p>
          </table:table-cell>
          <table:table-cell table:style-name="ce16" table:formula="of:=[.$B$40]/([.A101]*[.$B$37]+([.B101]-1)*[.$B$39])" office:value-type="float" office:value="0.390243902439024">
            <text:p>0,3902439024</text:p>
          </table:table-cell>
          <table:table-cell table:style-name="ce16" table:formula="of:=[.F100]+[.E101]" office:value-type="float" office:value="10.410877198691">
            <text:p>10,4108771987</text:p>
          </table:table-cell>
          <table:table-cell table:style-name="ce16"/>
          <table:table-cell table:style-name="ce16" table:formula="of:=[.$B$42]/([.A101]*[.$B$37]+[.B101]*[.$B$39])" office:value-type="float" office:value="2.22222222222222">
            <text:p>2,2222222222</text:p>
          </table:table-cell>
          <table:table-cell table:style-name="ce30" table:formula="of:=[.H101]+[.F101]+[.D101]" office:value-type="float" office:value="23.0497660875799">
            <text:p>23,0497660876</text:p>
          </table:table-cell>
          <table:table-cell table:number-columns-repeated="1014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13" office:value-type="float" office:value="0">
            <text:p>0</text:p>
          </table:table-cell>
          <table:table-cell table:style-name="ce13" table:formula="of:=IF([.A102]&gt;1;[.$B$38]/(([.A102] - 1)*[.$B$37]);0)" office:value-type="float" office:value="1">
            <text:p>1</text:p>
          </table:table-cell>
          <table:table-cell table:style-name="ce13" table:formula="of:=[.D91]+[.C102]" office:value-type="float" office:value="11.4166666666667">
            <text:p>11,4166666667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[.D103]+[.E103]" office:value-type="float" office:value="14.0833333333333">
            <text:p>14,0833333333</text:p>
          </table:table-cell>
          <table:table-cell table:style-name="ce13" table:formula="of:=[.$B$42]/([.A102]*[.$B$37]+[.B102]*[.$B$39])" office:value-type="float" office:value="16.6666666666667">
            <text:p>16,6666666667</text:p>
          </table:table-cell>
          <table:table-cell table:style-name="ce26" table:formula="of:=[.H102]+[.F102]+[.D102]" office:value-type="float" office:value="28.0833333333333">
            <text:p>28,0833333333</text:p>
          </table:table-cell>
          <table:table-cell table:number-columns-repeated="3"/>
          <table:table-cell table:formula="of:=[.$B$42]/[.$B$40]-[.A102]/[.$B$39]" office:value-type="float" office:value="4.75">
            <text:p>4,75</text:p>
          </table:table-cell>
          <table:table-cell table:number-columns-repeated="1010"/>
        </table:table-row>
        <table:table-row table:style-name="ro1">
          <table:table-cell table:formula="of:=[.A102]" office:value-type="float" office:value="6">
            <text:p>6</text:p>
          </table:table-cell>
          <table:table-cell table:formula="of:=[.B102]+1" office:value-type="float" office:value="1">
            <text:p>1</text:p>
          </table:table-cell>
          <table:table-cell table:formula="of:=IF([.A103]&gt;1;[.$B$38]/(([.A103] - 1)*[.$B$37]);0)" office:value-type="float" office:value="1">
            <text:p>1</text:p>
          </table:table-cell>
          <table:table-cell table:formula="of:=[.D102]" office:value-type="float" office:value="11.4166666666667">
            <text:p>11,4166666667</text:p>
          </table:table-cell>
          <table:table-cell table:formula="of:=[.$B$40]/([.A103]*[.$B$37]+([.B103]-1)*[.$B$39])" office:value-type="float" office:value="2.66666666666667">
            <text:p>2,6666666667</text:p>
          </table:table-cell>
          <table:table-cell table:style-name="ce23" table:formula="of:=[.F102]+[.E103]" office:value-type="float" office:value="2.66666666666667">
            <text:p>2,6666666667</text:p>
          </table:table-cell>
          <table:table-cell table:style-name="ce23" table:formula="of:=[.D147]-[.D103]" office:value-type="float" office:value="2.7281746031746">
            <text:p>2,7281746032</text:p>
          </table:table-cell>
          <table:table-cell table:formula="of:=[.$B$42]/([.A103]*[.$B$37]+[.B103]*[.$B$39])" office:value-type="float" office:value="10">
            <text:p>10</text:p>
          </table:table-cell>
          <table:table-cell table:formula="of:=[.H103]+[.F103]+[.D103]" office:value-type="float" office:value="24.0833333333333">
            <text:p>24,0833333333</text:p>
          </table:table-cell>
          <table:table-cell office:value-type="string">
            <text:p>! Normally it should be better here, because it is faster to</text:p>
          </table:table-cell>
          <table:table-cell table:number-columns-repeated="1013"/>
        </table:table-row>
        <table:table-row table:style-name="ro1">
          <table:table-cell table:formula="of:=[.A103]" office:value-type="float" office:value="6">
            <text:p>6</text:p>
          </table:table-cell>
          <table:table-cell table:formula="of:=[.B103]+1" office:value-type="float" office:value="2">
            <text:p>2</text:p>
          </table:table-cell>
          <table:table-cell table:formula="of:=IF([.A104]&gt;1;[.$B$38]/(([.A104] - 1)*[.$B$37]);0)" office:value-type="float" office:value="1">
            <text:p>1</text:p>
          </table:table-cell>
          <table:table-cell table:formula="of:=[.D103]" office:value-type="float" office:value="11.4166666666667">
            <text:p>11,4166666667</text:p>
          </table:table-cell>
          <table:table-cell table:formula="of:=[.$B$40]/([.A104]*[.$B$37]+([.B104]-1)*[.$B$39])" office:value-type="float" office:value="1.6">
            <text:p>1,6</text:p>
          </table:table-cell>
          <table:table-cell table:formula="of:=[.F103]+[.E104]" office:value-type="float" office:value="4.26666666666667">
            <text:p>4,2666666667</text:p>
          </table:table-cell>
          <table:table-cell table:formula="of:=[.D148]-[.D104]+[.E147]" office:value-type="float" office:value="4.3281746031746">
            <text:p>4,3281746032</text:p>
          </table:table-cell>
          <table:table-cell table:formula="of:=[.$B$42]/([.A104]*[.$B$37]+[.B104]*[.$B$39])" office:value-type="float" office:value="7.14285714285714">
            <text:p>7,1428571429</text:p>
          </table:table-cell>
          <table:table-cell table:formula="of:=[.H104]+[.F104]+[.D104]" office:value-type="float" office:value="22.8261904761905">
            <text:p>22,8261904762</text:p>
          </table:table-cell>
          <table:table-cell office:value-type="string">
            <text:p>wait for S2 instead for four S1</text:p>
          </table:table-cell>
          <table:table-cell table:number-columns-repeated="1013"/>
        </table:table-row>
        <table:table-row table:style-name="ro1">
          <table:table-cell table:formula="of:=[.A104]" office:value-type="float" office:value="6">
            <text:p>6</text:p>
          </table:table-cell>
          <table:table-cell table:formula="of:=[.B104]+1" office:value-type="float" office:value="3">
            <text:p>3</text:p>
          </table:table-cell>
          <table:table-cell table:formula="of:=IF([.A105]&gt;1;[.$B$38]/(([.A105] - 1)*[.$B$37]);0)" office:value-type="float" office:value="1">
            <text:p>1</text:p>
          </table:table-cell>
          <table:table-cell table:formula="of:=[.D104]" office:value-type="float" office:value="11.4166666666667">
            <text:p>11,4166666667</text:p>
          </table:table-cell>
          <table:table-cell table:formula="of:=[.$B$40]/([.A105]*[.$B$37]+([.B105]-1)*[.$B$39])" office:value-type="float" office:value="1.14285714285714">
            <text:p>1,1428571429</text:p>
          </table:table-cell>
          <table:table-cell table:formula="of:=[.F104]+[.E105]" office:value-type="float" office:value="5.40952380952381">
            <text:p>5,4095238095</text:p>
          </table:table-cell>
          <table:table-cell/>
          <table:table-cell table:formula="of:=[.$B$42]/([.A105]*[.$B$37]+[.B105]*[.$B$39])" office:value-type="float" office:value="5.55555555555556">
            <text:p>5,5555555556</text:p>
          </table:table-cell>
          <table:table-cell table:formula="of:=[.H105]+[.F105]+[.D105]" office:value-type="float" office:value="22.381746031746">
            <text:p>22,3817460317</text:p>
          </table:table-cell>
          <table:table-cell table:number-columns-repeated="1014"/>
        </table:table-row>
        <table:table-row table:style-name="ro1">
          <table:table-cell table:style-name="ce5" table:formula="of:=[.A105]" office:value-type="float" office:value="6">
            <text:p>6</text:p>
          </table:table-cell>
          <table:table-cell table:style-name="ce14" table:formula="of:=[.B105]+1" office:value-type="float" office:value="4">
            <text:p>4</text:p>
          </table:table-cell>
          <table:table-cell table:style-name="ce14" table:formula="of:=IF([.A106]&gt;1;[.$B$38]/(([.A106] - 1)*[.$B$37]);0)" office:value-type="float" office:value="1">
            <text:p>1</text:p>
          </table:table-cell>
          <table:table-cell table:style-name="ce14" table:formula="of:=[.D105]" office:value-type="float" office:value="11.4166666666667">
            <text:p>11,4166666667</text:p>
          </table:table-cell>
          <table:table-cell table:style-name="ce14" table:formula="of:=[.$B$40]/([.A106]*[.$B$37]+([.B106]-1)*[.$B$39])" office:value-type="float" office:value="0.888888888888889">
            <text:p>0,8888888889</text:p>
          </table:table-cell>
          <table:table-cell table:style-name="ce14" table:formula="of:=[.F105]+[.E106]" office:value-type="float" office:value="6.2984126984127">
            <text:p>6,2984126984</text:p>
          </table:table-cell>
          <table:table-cell table:style-name="ce14"/>
          <table:table-cell table:style-name="ce14" table:formula="of:=[.$B$42]/([.A106]*[.$B$37]+[.B106]*[.$B$39])" office:value-type="float" office:value="4.54545454545455">
            <text:p>4,5454545455</text:p>
          </table:table-cell>
          <table:table-cell table:style-name="ce28" table:formula="of:=[.H106]+[.F106]+[.D106]" office:value-type="float" office:value="22.2605339105339">
            <text:p>22,2605339105</text:p>
          </table:table-cell>
          <table:table-cell/>
          <table:table-cell table:formula="of:=[.I106]-[.H106]" office:value-type="float" office:value="17.7150793650794">
            <text:p>17,7150793651</text:p>
          </table:table-cell>
          <table:table-cell table:number-columns-repeated="1012"/>
        </table:table-row>
        <table:table-row table:style-name="ro1">
          <table:table-cell table:formula="of:=[.A106]" office:value-type="float" office:value="6">
            <text:p>6</text:p>
          </table:table-cell>
          <table:table-cell table:formula="of:=[.B106]+1" office:value-type="float" office:value="5">
            <text:p>5</text:p>
          </table:table-cell>
          <table:table-cell table:formula="of:=IF([.A107]&gt;1;[.$B$38]/(([.A107] - 1)*[.$B$37]);0)" office:value-type="float" office:value="1">
            <text:p>1</text:p>
          </table:table-cell>
          <table:table-cell table:formula="of:=[.D106]" office:value-type="float" office:value="11.4166666666667">
            <text:p>11,4166666667</text:p>
          </table:table-cell>
          <table:table-cell table:formula="of:=[.$B$40]/([.A107]*[.$B$37]+([.B107]-1)*[.$B$39])" office:value-type="float" office:value="0.727272727272727">
            <text:p>0,7272727273</text:p>
          </table:table-cell>
          <table:table-cell table:formula="of:=[.F106]+[.E107]" office:value-type="float" office:value="7.02568542568543">
            <text:p>7,0256854257</text:p>
          </table:table-cell>
          <table:table-cell/>
          <table:table-cell table:formula="of:=[.$B$42]/([.A107]*[.$B$37]+[.B107]*[.$B$39])" office:value-type="float" office:value="3.84615384615385">
            <text:p>3,8461538462</text:p>
          </table:table-cell>
          <table:table-cell table:formula="of:=[.H107]+[.F107]+[.D107]" office:value-type="float" office:value="22.2885059385059">
            <text:p>22,2885059385</text:p>
          </table:table-cell>
          <table:table-cell table:number-columns-repeated="1014"/>
        </table:table-row>
        <table:table-row table:style-name="ro1">
          <table:table-cell table:formula="of:=[.A107]" office:value-type="float" office:value="6">
            <text:p>6</text:p>
          </table:table-cell>
          <table:table-cell table:formula="of:=[.B107]+1" office:value-type="float" office:value="6">
            <text:p>6</text:p>
          </table:table-cell>
          <table:table-cell table:formula="of:=IF([.A108]&gt;1;[.$B$38]/(([.A108] - 1)*[.$B$37]);0)" office:value-type="float" office:value="1">
            <text:p>1</text:p>
          </table:table-cell>
          <table:table-cell table:formula="of:=[.D107]" office:value-type="float" office:value="11.4166666666667">
            <text:p>11,4166666667</text:p>
          </table:table-cell>
          <table:table-cell table:formula="of:=[.$B$40]/([.A108]*[.$B$37]+([.B108]-1)*[.$B$39])" office:value-type="float" office:value="0.615384615384615">
            <text:p>0,6153846154</text:p>
          </table:table-cell>
          <table:table-cell table:formula="of:=[.F107]+[.E108]" office:value-type="float" office:value="7.64107004107004">
            <text:p>7,6410700411</text:p>
          </table:table-cell>
          <table:table-cell/>
          <table:table-cell table:formula="of:=[.$B$42]/([.A108]*[.$B$37]+[.B108]*[.$B$39])" office:value-type="float" office:value="3.33333333333333">
            <text:p>3,3333333333</text:p>
          </table:table-cell>
          <table:table-cell table:formula="of:=[.H108]+[.F108]+[.D108]" office:value-type="float" office:value="22.39107004107">
            <text:p>22,3910700411</text:p>
          </table:table-cell>
          <table:table-cell table:number-columns-repeated="1014"/>
        </table:table-row>
        <table:table-row table:style-name="ro1">
          <table:table-cell table:formula="of:=[.A108]" office:value-type="float" office:value="6">
            <text:p>6</text:p>
          </table:table-cell>
          <table:table-cell table:formula="of:=[.B108]+1" office:value-type="float" office:value="7">
            <text:p>7</text:p>
          </table:table-cell>
          <table:table-cell table:formula="of:=IF([.A109]&gt;1;[.$B$38]/(([.A109] - 1)*[.$B$37]);0)" office:value-type="float" office:value="1">
            <text:p>1</text:p>
          </table:table-cell>
          <table:table-cell table:formula="of:=[.D108]" office:value-type="float" office:value="11.4166666666667">
            <text:p>11,4166666667</text:p>
          </table:table-cell>
          <table:table-cell table:formula="of:=[.$B$40]/([.A109]*[.$B$37]+([.B109]-1)*[.$B$39])" office:value-type="float" office:value="0.533333333333333">
            <text:p>0,5333333333</text:p>
          </table:table-cell>
          <table:table-cell table:formula="of:=[.F108]+[.E109]" office:value-type="float" office:value="8.17440337440338">
            <text:p>8,1744033744</text:p>
          </table:table-cell>
          <table:table-cell/>
          <table:table-cell table:formula="of:=[.$B$42]/([.A109]*[.$B$37]+[.B109]*[.$B$39])" office:value-type="float" office:value="2.94117647058824">
            <text:p>2,9411764706</text:p>
          </table:table-cell>
          <table:table-cell table:formula="of:=[.H109]+[.F109]+[.D109]" office:value-type="float" office:value="22.5322465116583">
            <text:p>22,5322465117</text:p>
          </table:table-cell>
          <table:table-cell table:number-columns-repeated="1014"/>
        </table:table-row>
        <table:table-row table:style-name="ro1">
          <table:table-cell table:formula="of:=[.A109]" office:value-type="float" office:value="6">
            <text:p>6</text:p>
          </table:table-cell>
          <table:table-cell table:formula="of:=[.B109]+1" office:value-type="float" office:value="8">
            <text:p>8</text:p>
          </table:table-cell>
          <table:table-cell table:formula="of:=IF([.A110]&gt;1;[.$B$38]/(([.A110] - 1)*[.$B$37]);0)" office:value-type="float" office:value="1">
            <text:p>1</text:p>
          </table:table-cell>
          <table:table-cell table:formula="of:=[.D109]" office:value-type="float" office:value="11.4166666666667">
            <text:p>11,4166666667</text:p>
          </table:table-cell>
          <table:table-cell table:formula="of:=[.$B$40]/([.A110]*[.$B$37]+([.B110]-1)*[.$B$39])" office:value-type="float" office:value="0.470588235294118">
            <text:p>0,4705882353</text:p>
          </table:table-cell>
          <table:table-cell table:formula="of:=[.F109]+[.E110]" office:value-type="float" office:value="8.64499160969749">
            <text:p>8,6449916097</text:p>
          </table:table-cell>
          <table:table-cell/>
          <table:table-cell table:formula="of:=[.$B$42]/([.A110]*[.$B$37]+[.B110]*[.$B$39])" office:value-type="float" office:value="2.63157894736842">
            <text:p>2,6315789474</text:p>
          </table:table-cell>
          <table:table-cell table:formula="of:=[.H110]+[.F110]+[.D110]" office:value-type="float" office:value="22.6932372237326">
            <text:p>22,6932372237</text:p>
          </table:table-cell>
          <table:table-cell table:number-columns-repeated="1014"/>
        </table:table-row>
        <table:table-row table:style-name="ro1">
          <table:table-cell table:formula="of:=[.A110]" office:value-type="float" office:value="6">
            <text:p>6</text:p>
          </table:table-cell>
          <table:table-cell table:formula="of:=[.B110]+1" office:value-type="float" office:value="9">
            <text:p>9</text:p>
          </table:table-cell>
          <table:table-cell table:formula="of:=IF([.A111]&gt;1;[.$B$38]/(([.A111] - 1)*[.$B$37]);0)" office:value-type="float" office:value="1">
            <text:p>1</text:p>
          </table:table-cell>
          <table:table-cell table:formula="of:=[.D110]" office:value-type="float" office:value="11.4166666666667">
            <text:p>11,4166666667</text:p>
          </table:table-cell>
          <table:table-cell table:formula="of:=[.$B$40]/([.A111]*[.$B$37]+([.B111]-1)*[.$B$39])" office:value-type="float" office:value="0.421052631578947">
            <text:p>0,4210526316</text:p>
          </table:table-cell>
          <table:table-cell table:formula="of:=[.F110]+[.E111]" office:value-type="float" office:value="9.06604424127644">
            <text:p>9,0660442413</text:p>
          </table:table-cell>
          <table:table-cell/>
          <table:table-cell table:formula="of:=[.$B$42]/([.A111]*[.$B$37]+[.B111]*[.$B$39])" office:value-type="float" office:value="2.38095238095238">
            <text:p>2,380952381</text:p>
          </table:table-cell>
          <table:table-cell table:formula="of:=[.H111]+[.F111]+[.D111]" office:value-type="float" office:value="22.8636632888955">
            <text:p>22,8636632889</text:p>
          </table:table-cell>
          <table:table-cell table:number-columns-repeated="1014"/>
        </table:table-row>
        <table:table-row table:style-name="ro1">
          <table:table-cell table:style-name="ce7" table:formula="of:=[.A111]" office:value-type="float" office:value="6">
            <text:p>6</text:p>
          </table:table-cell>
          <table:table-cell table:style-name="ce16" table:formula="of:=[.B111]+1" office:value-type="float" office:value="10">
            <text:p>10</text:p>
          </table:table-cell>
          <table:table-cell table:style-name="ce16" table:formula="of:=IF([.A112]&gt;1;[.$B$38]/(([.A112] - 1)*[.$B$37]);0)" office:value-type="float" office:value="1">
            <text:p>1</text:p>
          </table:table-cell>
          <table:table-cell table:style-name="ce16" table:formula="of:=[.D111]" office:value-type="float" office:value="11.4166666666667">
            <text:p>11,4166666667</text:p>
          </table:table-cell>
          <table:table-cell table:style-name="ce16" table:formula="of:=[.$B$40]/([.A112]*[.$B$37]+([.B112]-1)*[.$B$39])" office:value-type="float" office:value="0.380952380952381">
            <text:p>0,380952381</text:p>
          </table:table-cell>
          <table:table-cell table:style-name="ce16" table:formula="of:=[.F111]+[.E112]" office:value-type="float" office:value="9.44699662222882">
            <text:p>9,4469966222</text:p>
          </table:table-cell>
          <table:table-cell table:style-name="ce16"/>
          <table:table-cell table:style-name="ce16" table:formula="of:=[.$B$42]/([.A112]*[.$B$37]+[.B112]*[.$B$39])" office:value-type="float" office:value="2.17391304347826">
            <text:p>2,1739130435</text:p>
          </table:table-cell>
          <table:table-cell table:style-name="ce30" table:formula="of:=[.H112]+[.F112]+[.D112]" office:value-type="float" office:value="23.0375763323737">
            <text:p>23,0375763324</text:p>
          </table:table-cell>
          <table:table-cell table:number-columns-repeated="1014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3" office:value-type="float" office:value="0">
            <text:p>0</text:p>
          </table:table-cell>
          <table:table-cell table:style-name="ce13" table:formula="of:=IF([.A113]&gt;1;[.$B$38]/(([.A113] - 1)*[.$B$37]);0)" office:value-type="float" office:value="0.833333333333333">
            <text:p>0,8333333333</text:p>
          </table:table-cell>
          <table:table-cell table:style-name="ce13" table:formula="of:=[.D102]+[.C113]" office:value-type="float" office:value="12.25">
            <text:p>12,25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[.D114]+[.E114]" office:value-type="float" office:value="14.5357142857143">
            <text:p>14,5357142857</text:p>
          </table:table-cell>
          <table:table-cell table:style-name="ce13" table:formula="of:=[.$B$42]/([.A113]*[.$B$37]+[.B113]*[.$B$39])" office:value-type="float" office:value="14.2857142857143">
            <text:p>14,2857142857</text:p>
          </table:table-cell>
          <table:table-cell table:style-name="ce26" table:formula="of:=[.H113]+[.F113]+[.D113]" office:value-type="float" office:value="26.5357142857143">
            <text:p>26,5357142857</text:p>
          </table:table-cell>
          <table:table-cell table:number-columns-repeated="3"/>
          <table:table-cell table:formula="of:=[.$B$42]/[.$B$40]-[.A113]/[.$B$39]" office:value-type="float" office:value="4.5">
            <text:p>4,5</text:p>
          </table:table-cell>
          <table:table-cell table:number-columns-repeated="1010"/>
        </table:table-row>
        <table:table-row table:style-name="ro1">
          <table:table-cell table:formula="of:=[.A113]" office:value-type="float" office:value="7">
            <text:p>7</text:p>
          </table:table-cell>
          <table:table-cell table:formula="of:=[.B113]+1" office:value-type="float" office:value="1">
            <text:p>1</text:p>
          </table:table-cell>
          <table:table-cell table:formula="of:=IF([.A114]&gt;1;[.$B$38]/(([.A114] - 1)*[.$B$37]);0)" office:value-type="float" office:value="0.833333333333333">
            <text:p>0,8333333333</text:p>
          </table:table-cell>
          <table:table-cell table:formula="of:=[.D113]" office:value-type="float" office:value="12.25">
            <text:p>12,25</text:p>
          </table:table-cell>
          <table:table-cell table:formula="of:=[.$B$40]/([.A114]*[.$B$37]+([.B114]-1)*[.$B$39])" office:value-type="float" office:value="2.28571428571429">
            <text:p>2,2857142857</text:p>
          </table:table-cell>
          <table:table-cell table:style-name="ce24" table:formula="of:=[.F113]+[.E114]" office:value-type="float" office:value="2.28571428571429">
            <text:p>2,2857142857</text:p>
          </table:table-cell>
          <table:table-cell table:style-name="ce24" table:formula="of:=[.D158]-[.D114]" office:value-type="float" office:value="2.39484126984127">
            <text:p>2,3948412698</text:p>
          </table:table-cell>
          <table:table-cell table:formula="of:=[.$B$42]/([.A114]*[.$B$37]+[.B114]*[.$B$39])" office:value-type="float" office:value="9.09090909090909">
            <text:p>9,0909090909</text:p>
          </table:table-cell>
          <table:table-cell table:formula="of:=[.H114]+[.F114]+[.D114]" office:value-type="float" office:value="23.6266233766234">
            <text:p>23,6266233766</text:p>
          </table:table-cell>
          <table:table-cell office:value-type="string">
            <text:p>! But the shortest time is actually here – probably because</text:p>
          </table:table-cell>
          <table:table-cell table:number-columns-repeated="1013"/>
        </table:table-row>
        <table:table-row table:style-name="ro1">
          <table:table-cell table:formula="of:=[.A114]" office:value-type="float" office:value="7">
            <text:p>7</text:p>
          </table:table-cell>
          <table:table-cell table:formula="of:=[.B114]+1" office:value-type="float" office:value="2">
            <text:p>2</text:p>
          </table:table-cell>
          <table:table-cell table:formula="of:=IF([.A115]&gt;1;[.$B$38]/(([.A115] - 1)*[.$B$37]);0)" office:value-type="float" office:value="0.833333333333333">
            <text:p>0,8333333333</text:p>
          </table:table-cell>
          <table:table-cell table:formula="of:=[.D114]" office:value-type="float" office:value="12.25">
            <text:p>12,25</text:p>
          </table:table-cell>
          <table:table-cell table:formula="of:=[.$B$40]/([.A115]*[.$B$37]+([.B115]-1)*[.$B$39])" office:value-type="float" office:value="1.45454545454545">
            <text:p>1,4545454545</text:p>
          </table:table-cell>
          <table:table-cell table:formula="of:=[.F114]+[.E115]" office:value-type="float" office:value="3.74025974025974">
            <text:p>3,7402597403</text:p>
          </table:table-cell>
          <table:table-cell table:formula="of:=[.D159]-[.D115]+[.E158]" office:value-type="float" office:value="3.84938672438672">
            <text:p>3,8493867244</text:p>
          </table:table-cell>
          <table:table-cell table:formula="of:=[.$B$42]/([.A115]*[.$B$37]+[.B115]*[.$B$39])" office:value-type="float" office:value="6.66666666666667">
            <text:p>6,6666666667</text:p>
          </table:table-cell>
          <table:table-cell table:formula="of:=[.H115]+[.F115]+[.D115]" office:value-type="float" office:value="22.6569264069264">
            <text:p>22,6569264069</text:p>
          </table:table-cell>
          <table:table-cell office:value-type="string">
            <text:p>there is a better match ???</text:p>
          </table:table-cell>
          <table:table-cell table:number-columns-repeated="1013"/>
        </table:table-row>
        <table:table-row table:style-name="ro1">
          <table:table-cell table:formula="of:=[.A115]" office:value-type="float" office:value="7">
            <text:p>7</text:p>
          </table:table-cell>
          <table:table-cell table:formula="of:=[.B115]+1" office:value-type="float" office:value="3">
            <text:p>3</text:p>
          </table:table-cell>
          <table:table-cell table:formula="of:=IF([.A116]&gt;1;[.$B$38]/(([.A116] - 1)*[.$B$37]);0)" office:value-type="float" office:value="0.833333333333333">
            <text:p>0,8333333333</text:p>
          </table:table-cell>
          <table:table-cell table:formula="of:=[.D115]" office:value-type="float" office:value="12.25">
            <text:p>12,25</text:p>
          </table:table-cell>
          <table:table-cell table:formula="of:=[.$B$40]/([.A116]*[.$B$37]+([.B116]-1)*[.$B$39])" office:value-type="float" office:value="1.06666666666667">
            <text:p>1,0666666667</text:p>
          </table:table-cell>
          <table:table-cell table:formula="of:=[.F115]+[.E116]" office:value-type="float" office:value="4.80692640692641">
            <text:p>4,8069264069</text:p>
          </table:table-cell>
          <table:table-cell/>
          <table:table-cell table:formula="of:=[.$B$42]/([.A116]*[.$B$37]+[.B116]*[.$B$39])" office:value-type="float" office:value="5.26315789473684">
            <text:p>5,2631578947</text:p>
          </table:table-cell>
          <table:table-cell table:formula="of:=[.H116]+[.F116]+[.D116]" office:value-type="float" office:value="22.3200843016633">
            <text:p>22,3200843017</text:p>
          </table:table-cell>
          <table:table-cell table:number-columns-repeated="1014"/>
        </table:table-row>
        <table:table-row table:style-name="ro1">
          <table:table-cell table:style-name="ce9" table:formula="of:=[.A116]" office:value-type="float" office:value="7">
            <text:p>7</text:p>
          </table:table-cell>
          <table:table-cell table:style-name="ce18" table:formula="of:=[.B116]+1" office:value-type="float" office:value="4">
            <text:p>4</text:p>
          </table:table-cell>
          <table:table-cell table:style-name="ce18" table:formula="of:=IF([.A117]&gt;1;[.$B$38]/(([.A117] - 1)*[.$B$37]);0)" office:value-type="float" office:value="0.833333333333333">
            <text:p>0,8333333333</text:p>
          </table:table-cell>
          <table:table-cell table:style-name="ce18" table:formula="of:=[.D116]" office:value-type="float" office:value="12.25">
            <text:p>12,25</text:p>
          </table:table-cell>
          <table:table-cell table:style-name="ce18" table:formula="of:=[.$B$40]/([.A117]*[.$B$37]+([.B117]-1)*[.$B$39])" office:value-type="float" office:value="0.842105263157895">
            <text:p>0,8421052632</text:p>
          </table:table-cell>
          <table:table-cell table:style-name="ce18" table:formula="of:=[.F116]+[.E117]" office:value-type="float" office:value="5.6490316700843">
            <text:p>5,6490316701</text:p>
          </table:table-cell>
          <table:table-cell table:style-name="ce18"/>
          <table:table-cell table:style-name="ce18" table:formula="of:=[.$B$42]/([.A117]*[.$B$37]+[.B117]*[.$B$39])" office:value-type="float" office:value="4.34782608695652">
            <text:p>4,347826087</text:p>
          </table:table-cell>
          <table:table-cell table:style-name="ce32" table:formula="of:=[.H117]+[.F117]+[.D117]" office:value-type="float" office:value="22.2468577570408">
            <text:p>22,246857757</text:p>
          </table:table-cell>
          <table:table-cell/>
          <table:table-cell table:formula="of:=[.I117]-[.H117]" office:value-type="float" office:value="17.8990316700843">
            <text:p>17,8990316701</text:p>
          </table:table-cell>
          <table:table-cell table:number-columns-repeated="1012"/>
        </table:table-row>
        <table:table-row table:style-name="ro1">
          <table:table-cell table:formula="of:=[.A117]" office:value-type="float" office:value="7">
            <text:p>7</text:p>
          </table:table-cell>
          <table:table-cell table:formula="of:=[.B117]+1" office:value-type="float" office:value="5">
            <text:p>5</text:p>
          </table:table-cell>
          <table:table-cell table:formula="of:=IF([.A118]&gt;1;[.$B$38]/(([.A118] - 1)*[.$B$37]);0)" office:value-type="float" office:value="0.833333333333333">
            <text:p>0,8333333333</text:p>
          </table:table-cell>
          <table:table-cell table:formula="of:=[.D117]" office:value-type="float" office:value="12.25">
            <text:p>12,25</text:p>
          </table:table-cell>
          <table:table-cell table:formula="of:=[.$B$40]/([.A118]*[.$B$37]+([.B118]-1)*[.$B$39])" office:value-type="float" office:value="0.695652173913043">
            <text:p>0,6956521739</text:p>
          </table:table-cell>
          <table:table-cell table:formula="of:=[.F117]+[.E118]" office:value-type="float" office:value="6.34468384399735">
            <text:p>6,344683844</text:p>
          </table:table-cell>
          <table:table-cell/>
          <table:table-cell table:formula="of:=[.$B$42]/([.A118]*[.$B$37]+[.B118]*[.$B$39])" office:value-type="float" office:value="3.7037037037037">
            <text:p>3,7037037037</text:p>
          </table:table-cell>
          <table:table-cell table:formula="of:=[.H118]+[.F118]+[.D118]" office:value-type="float" office:value="22.298387547701">
            <text:p>22,2983875477</text:p>
          </table:table-cell>
          <table:table-cell table:number-columns-repeated="1014"/>
        </table:table-row>
        <table:table-row table:style-name="ro1">
          <table:table-cell table:formula="of:=[.A118]" office:value-type="float" office:value="7">
            <text:p>7</text:p>
          </table:table-cell>
          <table:table-cell table:formula="of:=[.B118]+1" office:value-type="float" office:value="6">
            <text:p>6</text:p>
          </table:table-cell>
          <table:table-cell table:formula="of:=IF([.A119]&gt;1;[.$B$38]/(([.A119] - 1)*[.$B$37]);0)" office:value-type="float" office:value="0.833333333333333">
            <text:p>0,8333333333</text:p>
          </table:table-cell>
          <table:table-cell table:formula="of:=[.D118]" office:value-type="float" office:value="12.25">
            <text:p>12,25</text:p>
          </table:table-cell>
          <table:table-cell table:formula="of:=[.$B$40]/([.A119]*[.$B$37]+([.B119]-1)*[.$B$39])" office:value-type="float" office:value="0.592592592592593">
            <text:p>0,5925925926</text:p>
          </table:table-cell>
          <table:table-cell table:formula="of:=[.F118]+[.E119]" office:value-type="float" office:value="6.93727643658994">
            <text:p>6,9372764366</text:p>
          </table:table-cell>
          <table:table-cell/>
          <table:table-cell table:formula="of:=[.$B$42]/([.A119]*[.$B$37]+[.B119]*[.$B$39])" office:value-type="float" office:value="3.2258064516129">
            <text:p>3,2258064516</text:p>
          </table:table-cell>
          <table:table-cell table:formula="of:=[.H119]+[.F119]+[.D119]" office:value-type="float" office:value="22.4130828882028">
            <text:p>22,4130828882</text:p>
          </table:table-cell>
          <table:table-cell office:value-type="string">
            <text:p>- first time, where the last S1 is cheaper than last S2 ???</text:p>
          </table:table-cell>
          <table:table-cell table:number-columns-repeated="1013"/>
        </table:table-row>
        <table:table-row table:style-name="ro1">
          <table:table-cell table:formula="of:=[.A119]" office:value-type="float" office:value="7">
            <text:p>7</text:p>
          </table:table-cell>
          <table:table-cell table:formula="of:=[.B119]+1" office:value-type="float" office:value="7">
            <text:p>7</text:p>
          </table:table-cell>
          <table:table-cell table:formula="of:=IF([.A120]&gt;1;[.$B$38]/(([.A120] - 1)*[.$B$37]);0)" office:value-type="float" office:value="0.833333333333333">
            <text:p>0,8333333333</text:p>
          </table:table-cell>
          <table:table-cell table:formula="of:=[.D119]" office:value-type="float" office:value="12.25">
            <text:p>12,25</text:p>
          </table:table-cell>
          <table:table-cell table:formula="of:=[.$B$40]/([.A120]*[.$B$37]+([.B120]-1)*[.$B$39])" office:value-type="float" office:value="0.516129032258065">
            <text:p>0,5161290323</text:p>
          </table:table-cell>
          <table:table-cell table:formula="of:=[.F119]+[.E120]" office:value-type="float" office:value="7.453405468848">
            <text:p>7,4534054688</text:p>
          </table:table-cell>
          <table:table-cell/>
          <table:table-cell table:formula="of:=[.$B$42]/([.A120]*[.$B$37]+[.B120]*[.$B$39])" office:value-type="float" office:value="2.85714285714286">
            <text:p>2,8571428571</text:p>
          </table:table-cell>
          <table:table-cell table:formula="of:=[.H120]+[.F120]+[.D120]" office:value-type="float" office:value="22.5605483259909">
            <text:p>22,560548326</text:p>
          </table:table-cell>
          <table:table-cell table:number-columns-repeated="1014"/>
        </table:table-row>
        <table:table-row table:style-name="ro1">
          <table:table-cell table:formula="of:=[.A120]" office:value-type="float" office:value="7">
            <text:p>7</text:p>
          </table:table-cell>
          <table:table-cell table:formula="of:=[.B120]+1" office:value-type="float" office:value="8">
            <text:p>8</text:p>
          </table:table-cell>
          <table:table-cell table:formula="of:=IF([.A121]&gt;1;[.$B$38]/(([.A121] - 1)*[.$B$37]);0)" office:value-type="float" office:value="0.833333333333333">
            <text:p>0,8333333333</text:p>
          </table:table-cell>
          <table:table-cell table:formula="of:=[.D120]" office:value-type="float" office:value="12.25">
            <text:p>12,25</text:p>
          </table:table-cell>
          <table:table-cell table:formula="of:=[.$B$40]/([.A121]*[.$B$37]+([.B121]-1)*[.$B$39])" office:value-type="float" office:value="0.457142857142857">
            <text:p>0,4571428571</text:p>
          </table:table-cell>
          <table:table-cell table:formula="of:=[.F120]+[.E121]" office:value-type="float" office:value="7.91054832599086">
            <text:p>7,910548326</text:p>
          </table:table-cell>
          <table:table-cell/>
          <table:table-cell table:formula="of:=[.$B$42]/([.A121]*[.$B$37]+[.B121]*[.$B$39])" office:value-type="float" office:value="2.56410256410256">
            <text:p>2,5641025641</text:p>
          </table:table-cell>
          <table:table-cell table:formula="of:=[.H121]+[.F121]+[.D121]" office:value-type="float" office:value="22.7246508900934">
            <text:p>22,7246508901</text:p>
          </table:table-cell>
          <table:table-cell table:number-columns-repeated="1014"/>
        </table:table-row>
        <table:table-row table:style-name="ro1">
          <table:table-cell table:formula="of:=[.A121]" office:value-type="float" office:value="7">
            <text:p>7</text:p>
          </table:table-cell>
          <table:table-cell table:formula="of:=[.B121]+1" office:value-type="float" office:value="9">
            <text:p>9</text:p>
          </table:table-cell>
          <table:table-cell table:formula="of:=IF([.A122]&gt;1;[.$B$38]/(([.A122] - 1)*[.$B$37]);0)" office:value-type="float" office:value="0.833333333333333">
            <text:p>0,8333333333</text:p>
          </table:table-cell>
          <table:table-cell table:formula="of:=[.D121]" office:value-type="float" office:value="12.25">
            <text:p>12,25</text:p>
          </table:table-cell>
          <table:table-cell table:formula="of:=[.$B$40]/([.A122]*[.$B$37]+([.B122]-1)*[.$B$39])" office:value-type="float" office:value="0.41025641025641">
            <text:p>0,4102564103</text:p>
          </table:table-cell>
          <table:table-cell table:formula="of:=[.F121]+[.E122]" office:value-type="float" office:value="8.32080473624727">
            <text:p>8,3208047362</text:p>
          </table:table-cell>
          <table:table-cell/>
          <table:table-cell table:formula="of:=[.$B$42]/([.A122]*[.$B$37]+[.B122]*[.$B$39])" office:value-type="float" office:value="2.32558139534884">
            <text:p>2,3255813953</text:p>
          </table:table-cell>
          <table:table-cell table:formula="of:=[.H122]+[.F122]+[.D122]" office:value-type="float" office:value="22.8963861315961">
            <text:p>22,8963861316</text:p>
          </table:table-cell>
          <table:table-cell table:number-columns-repeated="1014"/>
        </table:table-row>
        <table:table-row table:style-name="ro1">
          <table:table-cell table:style-name="ce7" table:formula="of:=[.A122]" office:value-type="float" office:value="7">
            <text:p>7</text:p>
          </table:table-cell>
          <table:table-cell table:style-name="ce16" table:formula="of:=[.B122]+1" office:value-type="float" office:value="10">
            <text:p>10</text:p>
          </table:table-cell>
          <table:table-cell table:style-name="ce16" table:formula="of:=IF([.A123]&gt;1;[.$B$38]/(([.A123] - 1)*[.$B$37]);0)" office:value-type="float" office:value="0.833333333333333">
            <text:p>0,8333333333</text:p>
          </table:table-cell>
          <table:table-cell table:style-name="ce16" table:formula="of:=[.D122]" office:value-type="float" office:value="12.25">
            <text:p>12,25</text:p>
          </table:table-cell>
          <table:table-cell table:style-name="ce16" table:formula="of:=[.$B$40]/([.A123]*[.$B$37]+([.B123]-1)*[.$B$39])" office:value-type="float" office:value="0.372093023255814">
            <text:p>0,3720930233</text:p>
          </table:table-cell>
          <table:table-cell table:style-name="ce16" table:formula="of:=[.F122]+[.E123]" office:value-type="float" office:value="8.69289775950309">
            <text:p>8,6928977595</text:p>
          </table:table-cell>
          <table:table-cell table:style-name="ce16"/>
          <table:table-cell table:style-name="ce16" table:formula="of:=[.$B$42]/([.A123]*[.$B$37]+[.B123]*[.$B$39])" office:value-type="float" office:value="2.12765957446808">
            <text:p>2,1276595745</text:p>
          </table:table-cell>
          <table:table-cell table:style-name="ce30" table:formula="of:=[.H123]+[.F123]+[.D123]" office:value-type="float" office:value="23.0705573339712">
            <text:p>23,070557334</text:p>
          </table:table-cell>
          <table:table-cell table:number-columns-repeated="1014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13" office:value-type="float" office:value="0">
            <text:p>0</text:p>
          </table:table-cell>
          <table:table-cell table:style-name="ce13" table:formula="of:=IF([.A124]&gt;1;[.$B$38]/(([.A124] - 1)*[.$B$37]);0)" office:value-type="float" office:value="0.714285714285714">
            <text:p>0,7142857143</text:p>
          </table:table-cell>
          <table:table-cell table:style-name="ce13" table:formula="of:=[.D113]+[.C124]" office:value-type="float" office:value="12.9642857142857">
            <text:p>12,9642857143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/>
          <table:table-cell table:style-name="ce13" table:formula="of:=[.$B$42]/([.A124]*[.$B$37]+[.B124]*[.$B$39])" office:value-type="float" office:value="12.5">
            <text:p>12,5</text:p>
          </table:table-cell>
          <table:table-cell table:style-name="ce26" table:formula="of:=[.H124]+[.F124]+[.D124]" office:value-type="float" office:value="25.4642857142857">
            <text:p>25,4642857143</text:p>
          </table:table-cell>
          <table:table-cell table:number-columns-repeated="3"/>
          <table:table-cell table:formula="of:=[.$B$42]/[.$B$40]-[.A124]/[.$B$39]" office:value-type="float" office:value="4.25">
            <text:p>4,25</text:p>
          </table:table-cell>
          <table:table-cell table:number-columns-repeated="1010"/>
        </table:table-row>
        <table:table-row table:style-name="ro1">
          <table:table-cell table:formula="of:=[.A124]" office:value-type="float" office:value="8">
            <text:p>8</text:p>
          </table:table-cell>
          <table:table-cell table:formula="of:=[.B124]+1" office:value-type="float" office:value="1">
            <text:p>1</text:p>
          </table:table-cell>
          <table:table-cell table:formula="of:=IF([.A125]&gt;1;[.$B$38]/(([.A125] - 1)*[.$B$37]);0)" office:value-type="float" office:value="0.714285714285714">
            <text:p>0,7142857143</text:p>
          </table:table-cell>
          <table:table-cell table:formula="of:=[.D124]" office:value-type="float" office:value="12.9642857142857">
            <text:p>12,9642857143</text:p>
          </table:table-cell>
          <table:table-cell table:formula="of:=[.$B$40]/([.A125]*[.$B$37]+([.B125]-1)*[.$B$39])" office:value-type="float" office:value="2">
            <text:p>2</text:p>
          </table:table-cell>
          <table:table-cell table:formula="of:=[.F124]+[.E125]" office:value-type="float" office:value="2">
            <text:p>2</text:p>
          </table:table-cell>
          <table:table-cell table:formula="of:=[.D169]-[.D125]" office:value-type="float" office:value="2.13510101010101">
            <text:p>2,1351010101</text:p>
          </table:table-cell>
          <table:table-cell table:formula="of:=[.$B$42]/([.A125]*[.$B$37]+[.B125]*[.$B$39])" office:value-type="float" office:value="8.33333333333333">
            <text:p>8,3333333333</text:p>
          </table:table-cell>
          <table:table-cell table:formula="of:=[.H125]+[.F125]+[.D125]" office:value-type="float" office:value="23.297619047619">
            <text:p>23,2976190476</text:p>
          </table:table-cell>
          <table:table-cell table:number-columns-repeated="1014"/>
        </table:table-row>
        <table:table-row table:style-name="ro1">
          <table:table-cell table:formula="of:=[.A125]" office:value-type="float" office:value="8">
            <text:p>8</text:p>
          </table:table-cell>
          <table:table-cell table:formula="of:=[.B125]+1" office:value-type="float" office:value="2">
            <text:p>2</text:p>
          </table:table-cell>
          <table:table-cell table:formula="of:=IF([.A126]&gt;1;[.$B$38]/(([.A126] - 1)*[.$B$37]);0)" office:value-type="float" office:value="0.714285714285714">
            <text:p>0,7142857143</text:p>
          </table:table-cell>
          <table:table-cell table:formula="of:=[.D125]" office:value-type="float" office:value="12.9642857142857">
            <text:p>12,9642857143</text:p>
          </table:table-cell>
          <table:table-cell table:formula="of:=[.$B$40]/([.A126]*[.$B$37]+([.B126]-1)*[.$B$39])" office:value-type="float" office:value="1.33333333333333">
            <text:p>1,3333333333</text:p>
          </table:table-cell>
          <table:table-cell table:formula="of:=[.F125]+[.E126]" office:value-type="float" office:value="3.33333333333333">
            <text:p>3,3333333333</text:p>
          </table:table-cell>
          <table:table-cell table:formula="of:=[.D170]-[.D126]+[.E169]" office:value-type="float" office:value="3.46843434343434">
            <text:p>3,4684343434</text:p>
          </table:table-cell>
          <table:table-cell table:formula="of:=[.$B$42]/([.A126]*[.$B$37]+[.B126]*[.$B$39])" office:value-type="float" office:value="6.25">
            <text:p>6,25</text:p>
          </table:table-cell>
          <table:table-cell table:formula="of:=[.H126]+[.F126]+[.D126]" office:value-type="float" office:value="22.547619047619">
            <text:p>22,5476190476</text:p>
          </table:table-cell>
          <table:table-cell table:number-columns-repeated="1014"/>
        </table:table-row>
        <table:table-row table:style-name="ro1">
          <table:table-cell table:formula="of:=[.A126]" office:value-type="float" office:value="8">
            <text:p>8</text:p>
          </table:table-cell>
          <table:table-cell table:formula="of:=[.B126]+1" office:value-type="float" office:value="3">
            <text:p>3</text:p>
          </table:table-cell>
          <table:table-cell table:formula="of:=IF([.A127]&gt;1;[.$B$38]/(([.A127] - 1)*[.$B$37]);0)" office:value-type="float" office:value="0.714285714285714">
            <text:p>0,7142857143</text:p>
          </table:table-cell>
          <table:table-cell table:formula="of:=[.D126]" office:value-type="float" office:value="12.9642857142857">
            <text:p>12,9642857143</text:p>
          </table:table-cell>
          <table:table-cell table:formula="of:=[.$B$40]/([.A127]*[.$B$37]+([.B127]-1)*[.$B$39])" office:value-type="float" office:value="1">
            <text:p>1</text:p>
          </table:table-cell>
          <table:table-cell table:formula="of:=[.F126]+[.E127]" office:value-type="float" office:value="4.33333333333333">
            <text:p>4,3333333333</text:p>
          </table:table-cell>
          <table:table-cell/>
          <table:table-cell table:formula="of:=[.$B$42]/([.A127]*[.$B$37]+[.B127]*[.$B$39])" office:value-type="float" office:value="5">
            <text:p>5</text:p>
          </table:table-cell>
          <table:table-cell table:formula="of:=[.H127]+[.F127]+[.D127]" office:value-type="float" office:value="22.297619047619">
            <text:p>22,2976190476</text:p>
          </table:table-cell>
          <table:table-cell table:number-columns-repeated="1014"/>
        </table:table-row>
        <table:table-row table:style-name="ro1">
          <table:table-cell table:style-name="ce5" table:formula="of:=[.A127]" office:value-type="float" office:value="8">
            <text:p>8</text:p>
          </table:table-cell>
          <table:table-cell table:style-name="ce14" table:formula="of:=[.B127]+1" office:value-type="float" office:value="4">
            <text:p>4</text:p>
          </table:table-cell>
          <table:table-cell table:style-name="ce14" table:formula="of:=IF([.A128]&gt;1;[.$B$38]/(([.A128] - 1)*[.$B$37]);0)" office:value-type="float" office:value="0.714285714285714">
            <text:p>0,7142857143</text:p>
          </table:table-cell>
          <table:table-cell table:style-name="ce14" table:formula="of:=[.D127]" office:value-type="float" office:value="12.9642857142857">
            <text:p>12,9642857143</text:p>
          </table:table-cell>
          <table:table-cell table:style-name="ce14" table:formula="of:=[.$B$40]/([.A128]*[.$B$37]+([.B128]-1)*[.$B$39])" office:value-type="float" office:value="0.8">
            <text:p>0,8</text:p>
          </table:table-cell>
          <table:table-cell table:style-name="ce14" table:formula="of:=[.F127]+[.E128]" office:value-type="float" office:value="5.13333333333333">
            <text:p>5,1333333333</text:p>
          </table:table-cell>
          <table:table-cell table:style-name="ce14"/>
          <table:table-cell table:style-name="ce14" table:formula="of:=[.$B$42]/([.A128]*[.$B$37]+[.B128]*[.$B$39])" office:value-type="float" office:value="4.16666666666667">
            <text:p>4,1666666667</text:p>
          </table:table-cell>
          <table:table-cell table:style-name="ce28" table:formula="of:=[.H128]+[.F128]+[.D128]" office:value-type="float" office:value="22.2642857142857">
            <text:p>22,2642857143</text:p>
          </table:table-cell>
          <table:table-cell table:number-columns-repeated="1014"/>
        </table:table-row>
        <table:table-row table:style-name="ro1">
          <table:table-cell table:formula="of:=[.A128]" office:value-type="float" office:value="8">
            <text:p>8</text:p>
          </table:table-cell>
          <table:table-cell table:formula="of:=[.B128]+1" office:value-type="float" office:value="5">
            <text:p>5</text:p>
          </table:table-cell>
          <table:table-cell table:formula="of:=IF([.A129]&gt;1;[.$B$38]/(([.A129] - 1)*[.$B$37]);0)" office:value-type="float" office:value="0.714285714285714">
            <text:p>0,7142857143</text:p>
          </table:table-cell>
          <table:table-cell table:formula="of:=[.D128]" office:value-type="float" office:value="12.9642857142857">
            <text:p>12,9642857143</text:p>
          </table:table-cell>
          <table:table-cell table:formula="of:=[.$B$40]/([.A129]*[.$B$37]+([.B129]-1)*[.$B$39])" office:value-type="float" office:value="0.666666666666667">
            <text:p>0,6666666667</text:p>
          </table:table-cell>
          <table:table-cell table:formula="of:=[.F128]+[.E129]" office:value-type="float" office:value="5.8">
            <text:p>5,8</text:p>
          </table:table-cell>
          <table:table-cell/>
          <table:table-cell table:formula="of:=[.$B$42]/([.A129]*[.$B$37]+[.B129]*[.$B$39])" office:value-type="float" office:value="3.57142857142857">
            <text:p>3,5714285714</text:p>
          </table:table-cell>
          <table:table-cell table:formula="of:=[.H129]+[.F129]+[.D129]" office:value-type="float" office:value="22.3357142857143">
            <text:p>22,3357142857</text:p>
          </table:table-cell>
          <table:table-cell table:number-columns-repeated="1014"/>
        </table:table-row>
        <table:table-row table:style-name="ro1">
          <table:table-cell table:formula="of:=[.A129]" office:value-type="float" office:value="8">
            <text:p>8</text:p>
          </table:table-cell>
          <table:table-cell table:formula="of:=[.B129]+1" office:value-type="float" office:value="6">
            <text:p>6</text:p>
          </table:table-cell>
          <table:table-cell table:formula="of:=IF([.A130]&gt;1;[.$B$38]/(([.A130] - 1)*[.$B$37]);0)" office:value-type="float" office:value="0.714285714285714">
            <text:p>0,7142857143</text:p>
          </table:table-cell>
          <table:table-cell table:formula="of:=[.D129]" office:value-type="float" office:value="12.9642857142857">
            <text:p>12,9642857143</text:p>
          </table:table-cell>
          <table:table-cell table:formula="of:=[.$B$40]/([.A130]*[.$B$37]+([.B130]-1)*[.$B$39])" office:value-type="float" office:value="0.571428571428571">
            <text:p>0,5714285714</text:p>
          </table:table-cell>
          <table:table-cell table:formula="of:=[.F129]+[.E130]" office:value-type="float" office:value="6.37142857142857">
            <text:p>6,3714285714</text:p>
          </table:table-cell>
          <table:table-cell/>
          <table:table-cell table:formula="of:=[.$B$42]/([.A130]*[.$B$37]+[.B130]*[.$B$39])" office:value-type="float" office:value="3.125">
            <text:p>3,125</text:p>
          </table:table-cell>
          <table:table-cell table:formula="of:=[.H130]+[.F130]+[.D130]" office:value-type="float" office:value="22.4607142857143">
            <text:p>22,4607142857</text:p>
          </table:table-cell>
          <table:table-cell table:number-columns-repeated="1014"/>
        </table:table-row>
        <table:table-row table:style-name="ro1">
          <table:table-cell table:formula="of:=[.A130]" office:value-type="float" office:value="8">
            <text:p>8</text:p>
          </table:table-cell>
          <table:table-cell table:formula="of:=[.B130]+1" office:value-type="float" office:value="7">
            <text:p>7</text:p>
          </table:table-cell>
          <table:table-cell table:formula="of:=IF([.A131]&gt;1;[.$B$38]/(([.A131] - 1)*[.$B$37]);0)" office:value-type="float" office:value="0.714285714285714">
            <text:p>0,7142857143</text:p>
          </table:table-cell>
          <table:table-cell table:formula="of:=[.D130]" office:value-type="float" office:value="12.9642857142857">
            <text:p>12,9642857143</text:p>
          </table:table-cell>
          <table:table-cell table:formula="of:=[.$B$40]/([.A131]*[.$B$37]+([.B131]-1)*[.$B$39])" office:value-type="float" office:value="0.5">
            <text:p>0,5</text:p>
          </table:table-cell>
          <table:table-cell table:formula="of:=[.F130]+[.E131]" office:value-type="float" office:value="6.87142857142857">
            <text:p>6,8714285714</text:p>
          </table:table-cell>
          <table:table-cell/>
          <table:table-cell table:formula="of:=[.$B$42]/([.A131]*[.$B$37]+[.B131]*[.$B$39])" office:value-type="float" office:value="2.77777777777778">
            <text:p>2,7777777778</text:p>
          </table:table-cell>
          <table:table-cell table:formula="of:=[.H131]+[.F131]+[.D131]" office:value-type="float" office:value="22.6134920634921">
            <text:p>22,6134920635</text:p>
          </table:table-cell>
          <table:table-cell table:number-columns-repeated="1014"/>
        </table:table-row>
        <table:table-row table:style-name="ro1">
          <table:table-cell table:formula="of:=[.A131]" office:value-type="float" office:value="8">
            <text:p>8</text:p>
          </table:table-cell>
          <table:table-cell table:formula="of:=[.B131]+1" office:value-type="float" office:value="8">
            <text:p>8</text:p>
          </table:table-cell>
          <table:table-cell table:formula="of:=IF([.A132]&gt;1;[.$B$38]/(([.A132] - 1)*[.$B$37]);0)" office:value-type="float" office:value="0.714285714285714">
            <text:p>0,7142857143</text:p>
          </table:table-cell>
          <table:table-cell table:formula="of:=[.D131]" office:value-type="float" office:value="12.9642857142857">
            <text:p>12,9642857143</text:p>
          </table:table-cell>
          <table:table-cell table:formula="of:=[.$B$40]/([.A132]*[.$B$37]+([.B132]-1)*[.$B$39])" office:value-type="float" office:value="0.444444444444444">
            <text:p>0,4444444444</text:p>
          </table:table-cell>
          <table:table-cell table:formula="of:=[.F131]+[.E132]" office:value-type="float" office:value="7.31587301587302">
            <text:p>7,3158730159</text:p>
          </table:table-cell>
          <table:table-cell/>
          <table:table-cell table:formula="of:=[.$B$42]/([.A132]*[.$B$37]+[.B132]*[.$B$39])" office:value-type="float" office:value="2.5">
            <text:p>2,5</text:p>
          </table:table-cell>
          <table:table-cell table:formula="of:=[.H132]+[.F132]+[.D132]" office:value-type="float" office:value="22.7801587301587">
            <text:p>22,7801587302</text:p>
          </table:table-cell>
          <table:table-cell table:number-columns-repeated="1014"/>
        </table:table-row>
        <table:table-row table:style-name="ro1">
          <table:table-cell table:formula="of:=[.A132]" office:value-type="float" office:value="8">
            <text:p>8</text:p>
          </table:table-cell>
          <table:table-cell table:formula="of:=[.B132]+1" office:value-type="float" office:value="9">
            <text:p>9</text:p>
          </table:table-cell>
          <table:table-cell table:formula="of:=IF([.A133]&gt;1;[.$B$38]/(([.A133] - 1)*[.$B$37]);0)" office:value-type="float" office:value="0.714285714285714">
            <text:p>0,7142857143</text:p>
          </table:table-cell>
          <table:table-cell table:formula="of:=[.D132]" office:value-type="float" office:value="12.9642857142857">
            <text:p>12,9642857143</text:p>
          </table:table-cell>
          <table:table-cell table:formula="of:=[.$B$40]/([.A133]*[.$B$37]+([.B133]-1)*[.$B$39])" office:value-type="float" office:value="0.4">
            <text:p>0,4</text:p>
          </table:table-cell>
          <table:table-cell table:formula="of:=[.F132]+[.E133]" office:value-type="float" office:value="7.71587301587302">
            <text:p>7,7158730159</text:p>
          </table:table-cell>
          <table:table-cell/>
          <table:table-cell table:formula="of:=[.$B$42]/([.A133]*[.$B$37]+[.B133]*[.$B$39])" office:value-type="float" office:value="2.27272727272727">
            <text:p>2,2727272727</text:p>
          </table:table-cell>
          <table:table-cell table:formula="of:=[.H133]+[.F133]+[.D133]" office:value-type="float" office:value="22.952886002886">
            <text:p>22,9528860029</text:p>
          </table:table-cell>
          <table:table-cell table:number-columns-repeated="1014"/>
        </table:table-row>
        <table:table-row table:style-name="ro1">
          <table:table-cell table:style-name="ce7" table:formula="of:=[.A133]" office:value-type="float" office:value="8">
            <text:p>8</text:p>
          </table:table-cell>
          <table:table-cell table:style-name="ce16" table:formula="of:=[.B133]+1" office:value-type="float" office:value="10">
            <text:p>10</text:p>
          </table:table-cell>
          <table:table-cell table:style-name="ce16" table:formula="of:=IF([.A134]&gt;1;[.$B$38]/(([.A134] - 1)*[.$B$37]);0)" office:value-type="float" office:value="0.714285714285714">
            <text:p>0,7142857143</text:p>
          </table:table-cell>
          <table:table-cell table:style-name="ce16" table:formula="of:=[.D133]" office:value-type="float" office:value="12.9642857142857">
            <text:p>12,9642857143</text:p>
          </table:table-cell>
          <table:table-cell table:style-name="ce16" table:formula="of:=[.$B$40]/([.A134]*[.$B$37]+([.B134]-1)*[.$B$39])" office:value-type="float" office:value="0.363636363636364">
            <text:p>0,3636363636</text:p>
          </table:table-cell>
          <table:table-cell table:style-name="ce16" table:formula="of:=[.F133]+[.E134]" office:value-type="float" office:value="8.07950937950938">
            <text:p>8,0795093795</text:p>
          </table:table-cell>
          <table:table-cell table:style-name="ce16"/>
          <table:table-cell table:style-name="ce16" table:formula="of:=[.$B$42]/([.A134]*[.$B$37]+[.B134]*[.$B$39])" office:value-type="float" office:value="2.08333333333333">
            <text:p>2,0833333333</text:p>
          </table:table-cell>
          <table:table-cell table:style-name="ce30" table:formula="of:=[.H134]+[.F134]+[.D134]" office:value-type="float" office:value="23.1271284271284">
            <text:p>23,1271284271</text:p>
          </table:table-cell>
          <table:table-cell table:number-columns-repeated="1014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13" office:value-type="float" office:value="0">
            <text:p>0</text:p>
          </table:table-cell>
          <table:table-cell table:style-name="ce13" table:formula="of:=IF([.A135]&gt;1;[.$B$38]/(([.A135] - 1)*[.$B$37]);0)" office:value-type="float" office:value="0.625">
            <text:p>0,625</text:p>
          </table:table-cell>
          <table:table-cell table:style-name="ce13" table:formula="of:=[.D124]+[.C135]" office:value-type="float" office:value="13.5892857142857">
            <text:p>13,5892857143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/>
          <table:table-cell table:style-name="ce13" table:formula="of:=[.$B$42]/([.A135]*[.$B$37]+[.B135]*[.$B$39])" office:value-type="float" office:value="11.1111111111111">
            <text:p>11,1111111111</text:p>
          </table:table-cell>
          <table:table-cell table:style-name="ce26" table:formula="of:=[.H135]+[.F135]+[.D135]" office:value-type="float" office:value="24.7003968253968">
            <text:p>24,7003968254</text:p>
          </table:table-cell>
          <table:table-cell table:number-columns-repeated="3"/>
          <table:table-cell table:formula="of:=[.$B$42]/[.$B$40]-[.A135]/[.$B$39]" office:value-type="float" office:value="4">
            <text:p>4</text:p>
          </table:table-cell>
          <table:table-cell table:number-columns-repeated="1010"/>
        </table:table-row>
        <table:table-row table:style-name="ro1">
          <table:table-cell table:formula="of:=[.A135]" office:value-type="float" office:value="9">
            <text:p>9</text:p>
          </table:table-cell>
          <table:table-cell table:formula="of:=[.B135]+1" office:value-type="float" office:value="1">
            <text:p>1</text:p>
          </table:table-cell>
          <table:table-cell table:formula="of:=IF([.A136]&gt;1;[.$B$38]/(([.A136] - 1)*[.$B$37]);0)" office:value-type="float" office:value="0.625">
            <text:p>0,625</text:p>
          </table:table-cell>
          <table:table-cell table:formula="of:=[.D135]" office:value-type="float" office:value="13.5892857142857">
            <text:p>13,5892857143</text:p>
          </table:table-cell>
          <table:table-cell table:formula="of:=[.$B$40]/([.A136]*[.$B$37]+([.B136]-1)*[.$B$39])" office:value-type="float" office:value="1.77777777777778">
            <text:p>1,7777777778</text:p>
          </table:table-cell>
          <table:table-cell table:formula="of:=[.F135]+[.E136]" office:value-type="float" office:value="1.77777777777778">
            <text:p>1,7777777778</text:p>
          </table:table-cell>
          <table:table-cell/>
          <table:table-cell table:formula="of:=[.$B$42]/([.A136]*[.$B$37]+[.B136]*[.$B$39])" office:value-type="float" office:value="7.69230769230769">
            <text:p>7,6923076923</text:p>
          </table:table-cell>
          <table:table-cell table:formula="of:=[.H136]+[.F136]+[.D136]" office:value-type="float" office:value="23.0593711843712">
            <text:p>23,0593711844</text:p>
          </table:table-cell>
          <table:table-cell table:number-columns-repeated="1014"/>
        </table:table-row>
        <table:table-row table:style-name="ro1">
          <table:table-cell table:formula="of:=[.A136]" office:value-type="float" office:value="9">
            <text:p>9</text:p>
          </table:table-cell>
          <table:table-cell table:formula="of:=[.B136]+1" office:value-type="float" office:value="2">
            <text:p>2</text:p>
          </table:table-cell>
          <table:table-cell table:formula="of:=IF([.A137]&gt;1;[.$B$38]/(([.A137] - 1)*[.$B$37]);0)" office:value-type="float" office:value="0.625">
            <text:p>0,625</text:p>
          </table:table-cell>
          <table:table-cell table:formula="of:=[.D136]" office:value-type="float" office:value="13.5892857142857">
            <text:p>13,5892857143</text:p>
          </table:table-cell>
          <table:table-cell table:formula="of:=[.$B$40]/([.A137]*[.$B$37]+([.B137]-1)*[.$B$39])" office:value-type="float" office:value="1.23076923076923">
            <text:p>1,2307692308</text:p>
          </table:table-cell>
          <table:table-cell table:formula="of:=[.F136]+[.E137]" office:value-type="float" office:value="3.00854700854701">
            <text:p>3,0085470085</text:p>
          </table:table-cell>
          <table:table-cell/>
          <table:table-cell table:formula="of:=[.$B$42]/([.A137]*[.$B$37]+[.B137]*[.$B$39])" office:value-type="float" office:value="5.88235294117647">
            <text:p>5,8823529412</text:p>
          </table:table-cell>
          <table:table-cell table:formula="of:=[.H137]+[.F137]+[.D137]" office:value-type="float" office:value="22.4801856640092">
            <text:p>22,480185664</text:p>
          </table:table-cell>
          <table:table-cell table:number-columns-repeated="1014"/>
        </table:table-row>
        <table:table-row table:style-name="ro1">
          <table:table-cell table:style-name="ce5" table:formula="of:=[.A137]" office:value-type="float" office:value="9">
            <text:p>9</text:p>
          </table:table-cell>
          <table:table-cell table:style-name="ce14" table:formula="of:=[.B137]+1" office:value-type="float" office:value="3">
            <text:p>3</text:p>
          </table:table-cell>
          <table:table-cell table:style-name="ce14" table:formula="of:=IF([.A138]&gt;1;[.$B$38]/(([.A138] - 1)*[.$B$37]);0)" office:value-type="float" office:value="0.625">
            <text:p>0,625</text:p>
          </table:table-cell>
          <table:table-cell table:style-name="ce14" table:formula="of:=[.D137]" office:value-type="float" office:value="13.5892857142857">
            <text:p>13,5892857143</text:p>
          </table:table-cell>
          <table:table-cell table:style-name="ce14" table:formula="of:=[.$B$40]/([.A138]*[.$B$37]+([.B138]-1)*[.$B$39])" office:value-type="float" office:value="0.941176470588235">
            <text:p>0,9411764706</text:p>
          </table:table-cell>
          <table:table-cell table:style-name="ce14" table:formula="of:=[.F137]+[.E138]" office:value-type="float" office:value="3.94972347913524">
            <text:p>3,9497234791</text:p>
          </table:table-cell>
          <table:table-cell table:style-name="ce14"/>
          <table:table-cell table:style-name="ce14" table:formula="of:=[.$B$42]/([.A138]*[.$B$37]+[.B138]*[.$B$39])" office:value-type="float" office:value="4.76190476190476">
            <text:p>4,7619047619</text:p>
          </table:table-cell>
          <table:table-cell table:style-name="ce28" table:formula="of:=[.H138]+[.F138]+[.D138]" office:value-type="float" office:value="22.3009139553257">
            <text:p>22,3009139553</text:p>
          </table:table-cell>
          <table:table-cell table:number-columns-repeated="1014"/>
        </table:table-row>
        <table:table-row table:style-name="ro1">
          <table:table-cell table:style-name="ce5" table:formula="of:=[.A138]" office:value-type="float" office:value="9">
            <text:p>9</text:p>
          </table:table-cell>
          <table:table-cell table:style-name="ce14" table:formula="of:=[.B138]+1" office:value-type="float" office:value="4">
            <text:p>4</text:p>
          </table:table-cell>
          <table:table-cell table:style-name="ce14" table:formula="of:=IF([.A139]&gt;1;[.$B$38]/(([.A139] - 1)*[.$B$37]);0)" office:value-type="float" office:value="0.625">
            <text:p>0,625</text:p>
          </table:table-cell>
          <table:table-cell table:style-name="ce14" table:formula="of:=[.D138]" office:value-type="float" office:value="13.5892857142857">
            <text:p>13,5892857143</text:p>
          </table:table-cell>
          <table:table-cell table:style-name="ce14" table:formula="of:=[.$B$40]/([.A139]*[.$B$37]+([.B139]-1)*[.$B$39])" office:value-type="float" office:value="0.761904761904762">
            <text:p>0,7619047619</text:p>
          </table:table-cell>
          <table:table-cell table:style-name="ce14" table:formula="of:=[.F138]+[.E139]" office:value-type="float" office:value="4.71162824104001">
            <text:p>4,711628241</text:p>
          </table:table-cell>
          <table:table-cell table:style-name="ce14"/>
          <table:table-cell table:style-name="ce14" table:formula="of:=[.$B$42]/([.A139]*[.$B$37]+[.B139]*[.$B$39])" office:value-type="float" office:value="4">
            <text:p>4</text:p>
          </table:table-cell>
          <table:table-cell table:style-name="ce28" table:formula="of:=[.H139]+[.F139]+[.D139]" office:value-type="float" office:value="22.3009139553257">
            <text:p>22,3009139553</text:p>
          </table:table-cell>
          <table:table-cell table:number-columns-repeated="1014"/>
        </table:table-row>
        <table:table-row table:style-name="ro1">
          <table:table-cell table:formula="of:=[.A139]" office:value-type="float" office:value="9">
            <text:p>9</text:p>
          </table:table-cell>
          <table:table-cell table:formula="of:=[.B139]+1" office:value-type="float" office:value="5">
            <text:p>5</text:p>
          </table:table-cell>
          <table:table-cell table:formula="of:=IF([.A140]&gt;1;[.$B$38]/(([.A140] - 1)*[.$B$37]);0)" office:value-type="float" office:value="0.625">
            <text:p>0,625</text:p>
          </table:table-cell>
          <table:table-cell table:formula="of:=[.D139]" office:value-type="float" office:value="13.5892857142857">
            <text:p>13,5892857143</text:p>
          </table:table-cell>
          <table:table-cell table:formula="of:=[.$B$40]/([.A140]*[.$B$37]+([.B140]-1)*[.$B$39])" office:value-type="float" office:value="0.64">
            <text:p>0,64</text:p>
          </table:table-cell>
          <table:table-cell table:formula="of:=[.F139]+[.E140]" office:value-type="float" office:value="5.35162824104001">
            <text:p>5,351628241</text:p>
          </table:table-cell>
          <table:table-cell/>
          <table:table-cell table:formula="of:=[.$B$42]/([.A140]*[.$B$37]+[.B140]*[.$B$39])" office:value-type="float" office:value="3.44827586206897">
            <text:p>3,4482758621</text:p>
          </table:table-cell>
          <table:table-cell table:formula="of:=[.H140]+[.F140]+[.D140]" office:value-type="float" office:value="22.3891898173947">
            <text:p>22,3891898174</text:p>
          </table:table-cell>
          <table:table-cell table:number-columns-repeated="1014"/>
        </table:table-row>
        <table:table-row table:style-name="ro1">
          <table:table-cell table:formula="of:=[.A140]" office:value-type="float" office:value="9">
            <text:p>9</text:p>
          </table:table-cell>
          <table:table-cell table:formula="of:=[.B140]+1" office:value-type="float" office:value="6">
            <text:p>6</text:p>
          </table:table-cell>
          <table:table-cell table:formula="of:=IF([.A141]&gt;1;[.$B$38]/(([.A141] - 1)*[.$B$37]);0)" office:value-type="float" office:value="0.625">
            <text:p>0,625</text:p>
          </table:table-cell>
          <table:table-cell table:formula="of:=[.D140]" office:value-type="float" office:value="13.5892857142857">
            <text:p>13,5892857143</text:p>
          </table:table-cell>
          <table:table-cell table:formula="of:=[.$B$40]/([.A141]*[.$B$37]+([.B141]-1)*[.$B$39])" office:value-type="float" office:value="0.551724137931034">
            <text:p>0,5517241379</text:p>
          </table:table-cell>
          <table:table-cell table:formula="of:=[.F140]+[.E141]" office:value-type="float" office:value="5.90335237897104">
            <text:p>5,903352379</text:p>
          </table:table-cell>
          <table:table-cell/>
          <table:table-cell table:formula="of:=[.$B$42]/([.A141]*[.$B$37]+[.B141]*[.$B$39])" office:value-type="float" office:value="3.03030303030303">
            <text:p>3,0303030303</text:p>
          </table:table-cell>
          <table:table-cell table:formula="of:=[.H141]+[.F141]+[.D141]" office:value-type="float" office:value="22.5229411235598">
            <text:p>22,5229411236</text:p>
          </table:table-cell>
          <table:table-cell table:number-columns-repeated="1014"/>
        </table:table-row>
        <table:table-row table:style-name="ro1">
          <table:table-cell table:formula="of:=[.A141]" office:value-type="float" office:value="9">
            <text:p>9</text:p>
          </table:table-cell>
          <table:table-cell table:formula="of:=[.B141]+1" office:value-type="float" office:value="7">
            <text:p>7</text:p>
          </table:table-cell>
          <table:table-cell table:formula="of:=IF([.A142]&gt;1;[.$B$38]/(([.A142] - 1)*[.$B$37]);0)" office:value-type="float" office:value="0.625">
            <text:p>0,625</text:p>
          </table:table-cell>
          <table:table-cell table:formula="of:=[.D141]" office:value-type="float" office:value="13.5892857142857">
            <text:p>13,5892857143</text:p>
          </table:table-cell>
          <table:table-cell table:formula="of:=[.$B$40]/([.A142]*[.$B$37]+([.B142]-1)*[.$B$39])" office:value-type="float" office:value="0.484848484848485">
            <text:p>0,4848484848</text:p>
          </table:table-cell>
          <table:table-cell table:formula="of:=[.F141]+[.E142]" office:value-type="float" office:value="6.38820086381953">
            <text:p>6,3882008638</text:p>
          </table:table-cell>
          <table:table-cell/>
          <table:table-cell table:formula="of:=[.$B$42]/([.A142]*[.$B$37]+[.B142]*[.$B$39])" office:value-type="float" office:value="2.7027027027027">
            <text:p>2,7027027027</text:p>
          </table:table-cell>
          <table:table-cell table:formula="of:=[.H142]+[.F142]+[.D142]" office:value-type="float" office:value="22.6801892808079">
            <text:p>22,6801892808</text:p>
          </table:table-cell>
          <table:table-cell table:number-columns-repeated="1014"/>
        </table:table-row>
        <table:table-row table:style-name="ro1">
          <table:table-cell table:formula="of:=[.A142]" office:value-type="float" office:value="9">
            <text:p>9</text:p>
          </table:table-cell>
          <table:table-cell table:formula="of:=[.B142]+1" office:value-type="float" office:value="8">
            <text:p>8</text:p>
          </table:table-cell>
          <table:table-cell table:formula="of:=IF([.A143]&gt;1;[.$B$38]/(([.A143] - 1)*[.$B$37]);0)" office:value-type="float" office:value="0.625">
            <text:p>0,625</text:p>
          </table:table-cell>
          <table:table-cell table:formula="of:=[.D142]" office:value-type="float" office:value="13.5892857142857">
            <text:p>13,5892857143</text:p>
          </table:table-cell>
          <table:table-cell table:formula="of:=[.$B$40]/([.A143]*[.$B$37]+([.B143]-1)*[.$B$39])" office:value-type="float" office:value="0.432432432432432">
            <text:p>0,4324324324</text:p>
          </table:table-cell>
          <table:table-cell table:formula="of:=[.F142]+[.E143]" office:value-type="float" office:value="6.82063329625196">
            <text:p>6,8206332963</text:p>
          </table:table-cell>
          <table:table-cell/>
          <table:table-cell table:formula="of:=[.$B$42]/([.A143]*[.$B$37]+[.B143]*[.$B$39])" office:value-type="float" office:value="2.4390243902439">
            <text:p>2,4390243902</text:p>
          </table:table-cell>
          <table:table-cell table:formula="of:=[.H143]+[.F143]+[.D143]" office:value-type="float" office:value="22.8489434007816">
            <text:p>22,8489434008</text:p>
          </table:table-cell>
          <table:table-cell table:number-columns-repeated="1014"/>
        </table:table-row>
        <table:table-row table:style-name="ro1">
          <table:table-cell table:formula="of:=[.A143]" office:value-type="float" office:value="9">
            <text:p>9</text:p>
          </table:table-cell>
          <table:table-cell table:formula="of:=[.B143]+1" office:value-type="float" office:value="9">
            <text:p>9</text:p>
          </table:table-cell>
          <table:table-cell table:formula="of:=IF([.A144]&gt;1;[.$B$38]/(([.A144] - 1)*[.$B$37]);0)" office:value-type="float" office:value="0.625">
            <text:p>0,625</text:p>
          </table:table-cell>
          <table:table-cell table:formula="of:=[.D143]" office:value-type="float" office:value="13.5892857142857">
            <text:p>13,5892857143</text:p>
          </table:table-cell>
          <table:table-cell table:formula="of:=[.$B$40]/([.A144]*[.$B$37]+([.B144]-1)*[.$B$39])" office:value-type="float" office:value="0.390243902439024">
            <text:p>0,3902439024</text:p>
          </table:table-cell>
          <table:table-cell table:formula="of:=[.F143]+[.E144]" office:value-type="float" office:value="7.21087719869098">
            <text:p>7,2108771987</text:p>
          </table:table-cell>
          <table:table-cell/>
          <table:table-cell table:formula="of:=[.$B$42]/([.A144]*[.$B$37]+[.B144]*[.$B$39])" office:value-type="float" office:value="2.22222222222222">
            <text:p>2,2222222222</text:p>
          </table:table-cell>
          <table:table-cell table:formula="of:=[.H144]+[.F144]+[.D144]" office:value-type="float" office:value="23.0223851351989">
            <text:p>23,0223851352</text:p>
          </table:table-cell>
          <table:table-cell table:number-columns-repeated="1014"/>
        </table:table-row>
        <table:table-row table:style-name="ro1">
          <table:table-cell table:style-name="ce7" table:formula="of:=[.A144]" office:value-type="float" office:value="9">
            <text:p>9</text:p>
          </table:table-cell>
          <table:table-cell table:style-name="ce16" table:formula="of:=[.B144]+1" office:value-type="float" office:value="10">
            <text:p>10</text:p>
          </table:table-cell>
          <table:table-cell table:style-name="ce16" table:formula="of:=IF([.A145]&gt;1;[.$B$38]/(([.A145] - 1)*[.$B$37]);0)" office:value-type="float" office:value="0.625">
            <text:p>0,625</text:p>
          </table:table-cell>
          <table:table-cell table:style-name="ce16" table:formula="of:=[.D144]" office:value-type="float" office:value="13.5892857142857">
            <text:p>13,5892857143</text:p>
          </table:table-cell>
          <table:table-cell table:style-name="ce16" table:formula="of:=[.$B$40]/([.A145]*[.$B$37]+([.B145]-1)*[.$B$39])" office:value-type="float" office:value="0.355555555555556">
            <text:p>0,3555555556</text:p>
          </table:table-cell>
          <table:table-cell table:style-name="ce16" table:formula="of:=[.F144]+[.E145]" office:value-type="float" office:value="7.56643275424654">
            <text:p>7,5664327542</text:p>
          </table:table-cell>
          <table:table-cell table:style-name="ce16"/>
          <table:table-cell table:style-name="ce16" table:formula="of:=[.$B$42]/([.A145]*[.$B$37]+[.B145]*[.$B$39])" office:value-type="float" office:value="2.04081632653061">
            <text:p>2,0408163265</text:p>
          </table:table-cell>
          <table:table-cell table:style-name="ce30" table:formula="of:=[.H145]+[.F145]+[.D145]" office:value-type="float" office:value="23.1965347950629">
            <text:p>23,1965347951</text:p>
          </table:table-cell>
          <table:table-cell table:number-columns-repeated="1014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13" table:formula="of:=IF([.A146]&gt;1;[.$B$38]/(([.A146] - 1)*[.$B$37]);0)" office:value-type="float" office:value="0.555555555555556">
            <text:p>0,5555555556</text:p>
          </table:table-cell>
          <table:table-cell table:style-name="ce13" table:formula="of:=[.D135]+[.C146]" office:value-type="float" office:value="14.1448412698413">
            <text:p>14,1448412698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/>
          <table:table-cell table:style-name="ce13" table:formula="of:=[.$B$42]/([.A146]*[.$B$37]+[.B146]*[.$B$39])" office:value-type="float" office:value="10">
            <text:p>10</text:p>
          </table:table-cell>
          <table:table-cell table:style-name="ce26" table:formula="of:=[.H146]+[.F146]+[.D146]" office:value-type="float" office:value="24.1448412698413">
            <text:p>24,1448412698</text:p>
          </table:table-cell>
          <table:table-cell table:number-columns-repeated="3"/>
          <table:table-cell table:formula="of:=[.$B$42]/[.$B$40]-[.A146]/[.$B$39]" office:value-type="float" office:value="3.75">
            <text:p>3,75</text:p>
          </table:table-cell>
          <table:table-cell table:number-columns-repeated="1010"/>
        </table:table-row>
        <table:table-row table:style-name="ro1">
          <table:table-cell table:formula="of:=[.A146]" office:value-type="float" office:value="10">
            <text:p>10</text:p>
          </table:table-cell>
          <table:table-cell table:formula="of:=[.B146]+1" office:value-type="float" office:value="1">
            <text:p>1</text:p>
          </table:table-cell>
          <table:table-cell table:formula="of:=IF([.A147]&gt;1;[.$B$38]/(([.A147] - 1)*[.$B$37]);0)" office:value-type="float" office:value="0.555555555555556">
            <text:p>0,5555555556</text:p>
          </table:table-cell>
          <table:table-cell table:formula="of:=[.D146]" office:value-type="float" office:value="14.1448412698413">
            <text:p>14,1448412698</text:p>
          </table:table-cell>
          <table:table-cell table:formula="of:=[.$B$40]/([.A147]*[.$B$37]+([.B147]-1)*[.$B$39])" office:value-type="float" office:value="1.6">
            <text:p>1,6</text:p>
          </table:table-cell>
          <table:table-cell table:formula="of:=[.F146]+[.E147]" office:value-type="float" office:value="1.6">
            <text:p>1,6</text:p>
          </table:table-cell>
          <table:table-cell/>
          <table:table-cell table:formula="of:=[.$B$42]/([.A147]*[.$B$37]+[.B147]*[.$B$39])" office:value-type="float" office:value="7.14285714285714">
            <text:p>7,1428571429</text:p>
          </table:table-cell>
          <table:table-cell table:formula="of:=[.H147]+[.F147]+[.D147]" office:value-type="float" office:value="22.8876984126984">
            <text:p>22,8876984127</text:p>
          </table:table-cell>
          <table:table-cell table:number-columns-repeated="1014"/>
        </table:table-row>
        <table:table-row table:style-name="ro1">
          <table:table-cell table:formula="of:=[.A147]" office:value-type="float" office:value="10">
            <text:p>10</text:p>
          </table:table-cell>
          <table:table-cell table:formula="of:=[.B147]+1" office:value-type="float" office:value="2">
            <text:p>2</text:p>
          </table:table-cell>
          <table:table-cell table:formula="of:=IF([.A148]&gt;1;[.$B$38]/(([.A148] - 1)*[.$B$37]);0)" office:value-type="float" office:value="0.555555555555556">
            <text:p>0,5555555556</text:p>
          </table:table-cell>
          <table:table-cell table:formula="of:=[.D147]" office:value-type="float" office:value="14.1448412698413">
            <text:p>14,1448412698</text:p>
          </table:table-cell>
          <table:table-cell table:formula="of:=[.$B$40]/([.A148]*[.$B$37]+([.B148]-1)*[.$B$39])" office:value-type="float" office:value="1.14285714285714">
            <text:p>1,1428571429</text:p>
          </table:table-cell>
          <table:table-cell table:formula="of:=[.F147]+[.E148]" office:value-type="float" office:value="2.74285714285714">
            <text:p>2,7428571429</text:p>
          </table:table-cell>
          <table:table-cell/>
          <table:table-cell table:formula="of:=[.$B$42]/([.A148]*[.$B$37]+[.B148]*[.$B$39])" office:value-type="float" office:value="5.55555555555556">
            <text:p>5,5555555556</text:p>
          </table:table-cell>
          <table:table-cell table:formula="of:=[.H148]+[.F148]+[.D148]" office:value-type="float" office:value="22.443253968254">
            <text:p>22,4432539683</text:p>
          </table:table-cell>
          <table:table-cell table:number-columns-repeated="1014"/>
        </table:table-row>
        <table:table-row table:style-name="ro1">
          <table:table-cell table:style-name="ce5" table:formula="of:=[.A148]" office:value-type="float" office:value="10">
            <text:p>10</text:p>
          </table:table-cell>
          <table:table-cell table:style-name="ce14" table:formula="of:=[.B148]+1" office:value-type="float" office:value="3">
            <text:p>3</text:p>
          </table:table-cell>
          <table:table-cell table:style-name="ce14" table:formula="of:=IF([.A149]&gt;1;[.$B$38]/(([.A149] - 1)*[.$B$37]);0)" office:value-type="float" office:value="0.555555555555556">
            <text:p>0,5555555556</text:p>
          </table:table-cell>
          <table:table-cell table:style-name="ce14" table:formula="of:=[.D148]" office:value-type="float" office:value="14.1448412698413">
            <text:p>14,1448412698</text:p>
          </table:table-cell>
          <table:table-cell table:style-name="ce14" table:formula="of:=[.$B$40]/([.A149]*[.$B$37]+([.B149]-1)*[.$B$39])" office:value-type="float" office:value="0.888888888888889">
            <text:p>0,8888888889</text:p>
          </table:table-cell>
          <table:table-cell table:style-name="ce14" table:formula="of:=[.F148]+[.E149]" office:value-type="float" office:value="3.63174603174603">
            <text:p>3,6317460317</text:p>
          </table:table-cell>
          <table:table-cell table:style-name="ce14"/>
          <table:table-cell table:style-name="ce14" table:formula="of:=[.$B$42]/([.A149]*[.$B$37]+[.B149]*[.$B$39])" office:value-type="float" office:value="4.54545454545455">
            <text:p>4,5454545455</text:p>
          </table:table-cell>
          <table:table-cell table:style-name="ce28" table:formula="of:=[.H149]+[.F149]+[.D149]" office:value-type="float" office:value="22.3220418470418">
            <text:p>22,322041847</text:p>
          </table:table-cell>
          <table:table-cell table:number-columns-repeated="1014"/>
        </table:table-row>
        <table:table-row table:style-name="ro1">
          <table:table-cell table:formula="of:=[.A149]" office:value-type="float" office:value="10">
            <text:p>10</text:p>
          </table:table-cell>
          <table:table-cell table:formula="of:=[.B149]+1" office:value-type="float" office:value="4">
            <text:p>4</text:p>
          </table:table-cell>
          <table:table-cell table:formula="of:=IF([.A150]&gt;1;[.$B$38]/(([.A150] - 1)*[.$B$37]);0)" office:value-type="float" office:value="0.555555555555556">
            <text:p>0,5555555556</text:p>
          </table:table-cell>
          <table:table-cell table:formula="of:=[.D149]" office:value-type="float" office:value="14.1448412698413">
            <text:p>14,1448412698</text:p>
          </table:table-cell>
          <table:table-cell table:formula="of:=[.$B$40]/([.A150]*[.$B$37]+([.B150]-1)*[.$B$39])" office:value-type="float" office:value="0.727272727272727">
            <text:p>0,7272727273</text:p>
          </table:table-cell>
          <table:table-cell table:formula="of:=[.F149]+[.E150]" office:value-type="float" office:value="4.35901875901876">
            <text:p>4,359018759</text:p>
          </table:table-cell>
          <table:table-cell/>
          <table:table-cell table:formula="of:=[.$B$42]/([.A150]*[.$B$37]+[.B150]*[.$B$39])" office:value-type="float" office:value="3.84615384615385">
            <text:p>3,8461538462</text:p>
          </table:table-cell>
          <table:table-cell table:formula="of:=[.H150]+[.F150]+[.D150]" office:value-type="float" office:value="22.3500138750139">
            <text:p>22,350013875</text:p>
          </table:table-cell>
          <table:table-cell table:number-columns-repeated="1014"/>
        </table:table-row>
        <table:table-row table:style-name="ro1">
          <table:table-cell table:formula="of:=[.A150]" office:value-type="float" office:value="10">
            <text:p>10</text:p>
          </table:table-cell>
          <table:table-cell table:formula="of:=[.B150]+1" office:value-type="float" office:value="5">
            <text:p>5</text:p>
          </table:table-cell>
          <table:table-cell table:formula="of:=IF([.A151]&gt;1;[.$B$38]/(([.A151] - 1)*[.$B$37]);0)" office:value-type="float" office:value="0.555555555555556">
            <text:p>0,5555555556</text:p>
          </table:table-cell>
          <table:table-cell table:formula="of:=[.D150]" office:value-type="float" office:value="14.1448412698413">
            <text:p>14,1448412698</text:p>
          </table:table-cell>
          <table:table-cell table:formula="of:=[.$B$40]/([.A151]*[.$B$37]+([.B151]-1)*[.$B$39])" office:value-type="float" office:value="0.615384615384615">
            <text:p>0,6153846154</text:p>
          </table:table-cell>
          <table:table-cell table:formula="of:=[.F150]+[.E151]" office:value-type="float" office:value="4.97440337440337">
            <text:p>4,9744033744</text:p>
          </table:table-cell>
          <table:table-cell/>
          <table:table-cell table:formula="of:=[.$B$42]/([.A151]*[.$B$37]+[.B151]*[.$B$39])" office:value-type="float" office:value="3.33333333333333">
            <text:p>3,3333333333</text:p>
          </table:table-cell>
          <table:table-cell table:formula="of:=[.H151]+[.F151]+[.D151]" office:value-type="float" office:value="22.452577977578">
            <text:p>22,4525779776</text:p>
          </table:table-cell>
          <table:table-cell table:number-columns-repeated="1014"/>
        </table:table-row>
        <table:table-row table:style-name="ro1">
          <table:table-cell table:formula="of:=[.A151]" office:value-type="float" office:value="10">
            <text:p>10</text:p>
          </table:table-cell>
          <table:table-cell table:formula="of:=[.B151]+1" office:value-type="float" office:value="6">
            <text:p>6</text:p>
          </table:table-cell>
          <table:table-cell table:formula="of:=IF([.A152]&gt;1;[.$B$38]/(([.A152] - 1)*[.$B$37]);0)" office:value-type="float" office:value="0.555555555555556">
            <text:p>0,5555555556</text:p>
          </table:table-cell>
          <table:table-cell table:formula="of:=[.D151]" office:value-type="float" office:value="14.1448412698413">
            <text:p>14,1448412698</text:p>
          </table:table-cell>
          <table:table-cell table:formula="of:=[.$B$40]/([.A152]*[.$B$37]+([.B152]-1)*[.$B$39])" office:value-type="float" office:value="0.533333333333333">
            <text:p>0,5333333333</text:p>
          </table:table-cell>
          <table:table-cell table:formula="of:=[.F151]+[.E152]" office:value-type="float" office:value="5.50773670773671">
            <text:p>5,5077367077</text:p>
          </table:table-cell>
          <table:table-cell/>
          <table:table-cell table:formula="of:=[.$B$42]/([.A152]*[.$B$37]+[.B152]*[.$B$39])" office:value-type="float" office:value="2.94117647058824">
            <text:p>2,9411764706</text:p>
          </table:table-cell>
          <table:table-cell table:formula="of:=[.H152]+[.F152]+[.D152]" office:value-type="float" office:value="22.5937544481662">
            <text:p>22,5937544482</text:p>
          </table:table-cell>
          <table:table-cell table:number-columns-repeated="1014"/>
        </table:table-row>
        <table:table-row table:style-name="ro1">
          <table:table-cell table:formula="of:=[.A152]" office:value-type="float" office:value="10">
            <text:p>10</text:p>
          </table:table-cell>
          <table:table-cell table:formula="of:=[.B152]+1" office:value-type="float" office:value="7">
            <text:p>7</text:p>
          </table:table-cell>
          <table:table-cell table:formula="of:=IF([.A153]&gt;1;[.$B$38]/(([.A153] - 1)*[.$B$37]);0)" office:value-type="float" office:value="0.555555555555556">
            <text:p>0,5555555556</text:p>
          </table:table-cell>
          <table:table-cell table:formula="of:=[.D152]" office:value-type="float" office:value="14.1448412698413">
            <text:p>14,1448412698</text:p>
          </table:table-cell>
          <table:table-cell table:formula="of:=[.$B$40]/([.A153]*[.$B$37]+([.B153]-1)*[.$B$39])" office:value-type="float" office:value="0.470588235294118">
            <text:p>0,4705882353</text:p>
          </table:table-cell>
          <table:table-cell table:formula="of:=[.F152]+[.E153]" office:value-type="float" office:value="5.97832494303083">
            <text:p>5,978324943</text:p>
          </table:table-cell>
          <table:table-cell/>
          <table:table-cell table:formula="of:=[.$B$42]/([.A153]*[.$B$37]+[.B153]*[.$B$39])" office:value-type="float" office:value="2.63157894736842">
            <text:p>2,6315789474</text:p>
          </table:table-cell>
          <table:table-cell table:formula="of:=[.H153]+[.F153]+[.D153]" office:value-type="float" office:value="22.7547451602405">
            <text:p>22,7547451602</text:p>
          </table:table-cell>
          <table:table-cell table:number-columns-repeated="1014"/>
        </table:table-row>
        <table:table-row table:style-name="ro1">
          <table:table-cell table:formula="of:=[.A153]" office:value-type="float" office:value="10">
            <text:p>10</text:p>
          </table:table-cell>
          <table:table-cell table:formula="of:=[.B153]+1" office:value-type="float" office:value="8">
            <text:p>8</text:p>
          </table:table-cell>
          <table:table-cell table:formula="of:=IF([.A154]&gt;1;[.$B$38]/(([.A154] - 1)*[.$B$37]);0)" office:value-type="float" office:value="0.555555555555556">
            <text:p>0,5555555556</text:p>
          </table:table-cell>
          <table:table-cell table:formula="of:=[.D153]" office:value-type="float" office:value="14.1448412698413">
            <text:p>14,1448412698</text:p>
          </table:table-cell>
          <table:table-cell table:formula="of:=[.$B$40]/([.A154]*[.$B$37]+([.B154]-1)*[.$B$39])" office:value-type="float" office:value="0.421052631578947">
            <text:p>0,4210526316</text:p>
          </table:table-cell>
          <table:table-cell table:formula="of:=[.F153]+[.E154]" office:value-type="float" office:value="6.39937757460977">
            <text:p>6,3993775746</text:p>
          </table:table-cell>
          <table:table-cell/>
          <table:table-cell table:formula="of:=[.$B$42]/([.A154]*[.$B$37]+[.B154]*[.$B$39])" office:value-type="float" office:value="2.38095238095238">
            <text:p>2,380952381</text:p>
          </table:table-cell>
          <table:table-cell table:formula="of:=[.H154]+[.F154]+[.D154]" office:value-type="float" office:value="22.9251712254034">
            <text:p>22,9251712254</text:p>
          </table:table-cell>
          <table:table-cell table:number-columns-repeated="1014"/>
        </table:table-row>
        <table:table-row table:style-name="ro1">
          <table:table-cell table:formula="of:=[.A154]" office:value-type="float" office:value="10">
            <text:p>10</text:p>
          </table:table-cell>
          <table:table-cell table:formula="of:=[.B154]+1" office:value-type="float" office:value="9">
            <text:p>9</text:p>
          </table:table-cell>
          <table:table-cell table:formula="of:=IF([.A155]&gt;1;[.$B$38]/(([.A155] - 1)*[.$B$37]);0)" office:value-type="float" office:value="0.555555555555556">
            <text:p>0,5555555556</text:p>
          </table:table-cell>
          <table:table-cell table:formula="of:=[.D154]" office:value-type="float" office:value="14.1448412698413">
            <text:p>14,1448412698</text:p>
          </table:table-cell>
          <table:table-cell table:formula="of:=[.$B$40]/([.A155]*[.$B$37]+([.B155]-1)*[.$B$39])" office:value-type="float" office:value="0.380952380952381">
            <text:p>0,380952381</text:p>
          </table:table-cell>
          <table:table-cell table:formula="of:=[.F154]+[.E155]" office:value-type="float" office:value="6.78032995556215">
            <text:p>6,7803299556</text:p>
          </table:table-cell>
          <table:table-cell/>
          <table:table-cell table:formula="of:=[.$B$42]/([.A155]*[.$B$37]+[.B155]*[.$B$39])" office:value-type="float" office:value="2.17391304347826">
            <text:p>2,1739130435</text:p>
          </table:table-cell>
          <table:table-cell table:formula="of:=[.H155]+[.F155]+[.D155]" office:value-type="float" office:value="23.0990842688817">
            <text:p>23,0990842689</text:p>
          </table:table-cell>
          <table:table-cell table:number-columns-repeated="1014"/>
        </table:table-row>
        <table:table-row table:style-name="ro1">
          <table:table-cell table:style-name="ce7" table:formula="of:=[.A155]" office:value-type="float" office:value="10">
            <text:p>10</text:p>
          </table:table-cell>
          <table:table-cell table:style-name="ce16" table:formula="of:=[.B155]+1" office:value-type="float" office:value="10">
            <text:p>10</text:p>
          </table:table-cell>
          <table:table-cell table:style-name="ce16" table:formula="of:=IF([.A156]&gt;1;[.$B$38]/(([.A156] - 1)*[.$B$37]);0)" office:value-type="float" office:value="0.555555555555556">
            <text:p>0,5555555556</text:p>
          </table:table-cell>
          <table:table-cell table:style-name="ce16" table:formula="of:=[.D155]" office:value-type="float" office:value="14.1448412698413">
            <text:p>14,1448412698</text:p>
          </table:table-cell>
          <table:table-cell table:style-name="ce16" table:formula="of:=[.$B$40]/([.A156]*[.$B$37]+([.B156]-1)*[.$B$39])" office:value-type="float" office:value="0.347826086956522">
            <text:p>0,347826087</text:p>
          </table:table-cell>
          <table:table-cell table:style-name="ce16" table:formula="of:=[.F155]+[.E156]" office:value-type="float" office:value="7.12815604251868">
            <text:p>7,1281560425</text:p>
          </table:table-cell>
          <table:table-cell table:style-name="ce16"/>
          <table:table-cell table:style-name="ce16" table:formula="of:=[.$B$42]/([.A156]*[.$B$37]+[.B156]*[.$B$39])" office:value-type="float" office:value="2">
            <text:p>2</text:p>
          </table:table-cell>
          <table:table-cell table:style-name="ce30" table:formula="of:=[.H156]+[.F156]+[.D156]" office:value-type="float" office:value="23.2729973123599">
            <text:p>23,2729973124</text:p>
          </table:table-cell>
          <table:table-cell table:number-columns-repeated="1014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13" office:value-type="float" office:value="0">
            <text:p>0</text:p>
          </table:table-cell>
          <table:table-cell table:style-name="ce13" table:formula="of:=IF([.A157]&gt;1;[.$B$38]/(([.A157] - 1)*[.$B$37]);0)" office:value-type="float" office:value="0.5">
            <text:p>0,5</text:p>
          </table:table-cell>
          <table:table-cell table:style-name="ce13" table:formula="of:=[.D146]+[.C157]" office:value-type="float" office:value="14.6448412698413">
            <text:p>14,6448412698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/>
          <table:table-cell table:style-name="ce13" table:formula="of:=[.$B$42]/([.A157]*[.$B$37]+[.B157]*[.$B$39])" office:value-type="float" office:value="9.09090909090909">
            <text:p>9,0909090909</text:p>
          </table:table-cell>
          <table:table-cell table:style-name="ce26" table:formula="of:=[.H157]+[.F157]+[.D157]" office:value-type="float" office:value="23.7357503607504">
            <text:p>23,7357503608</text:p>
          </table:table-cell>
          <table:table-cell table:number-columns-repeated="3"/>
          <table:table-cell table:formula="of:=[.$B$42]/[.$B$40]-[.A157]/[.$B$39]" office:value-type="float" office:value="3.5">
            <text:p>3,5</text:p>
          </table:table-cell>
          <table:table-cell table:number-columns-repeated="1010"/>
        </table:table-row>
        <table:table-row table:style-name="ro1">
          <table:table-cell table:formula="of:=[.A157]" office:value-type="float" office:value="11">
            <text:p>11</text:p>
          </table:table-cell>
          <table:table-cell table:formula="of:=[.B157]+1" office:value-type="float" office:value="1">
            <text:p>1</text:p>
          </table:table-cell>
          <table:table-cell table:formula="of:=IF([.A158]&gt;1;[.$B$38]/(([.A158] - 1)*[.$B$37]);0)" office:value-type="float" office:value="0.5">
            <text:p>0,5</text:p>
          </table:table-cell>
          <table:table-cell table:formula="of:=[.D157]" office:value-type="float" office:value="14.6448412698413">
            <text:p>14,6448412698</text:p>
          </table:table-cell>
          <table:table-cell table:formula="of:=[.$B$40]/([.A158]*[.$B$37]+([.B158]-1)*[.$B$39])" office:value-type="float" office:value="1.45454545454545">
            <text:p>1,4545454545</text:p>
          </table:table-cell>
          <table:table-cell table:formula="of:=[.F157]+[.E158]" office:value-type="float" office:value="1.45454545454545">
            <text:p>1,4545454545</text:p>
          </table:table-cell>
          <table:table-cell/>
          <table:table-cell table:formula="of:=[.$B$42]/([.A158]*[.$B$37]+[.B158]*[.$B$39])" office:value-type="float" office:value="6.66666666666667">
            <text:p>6,6666666667</text:p>
          </table:table-cell>
          <table:table-cell table:formula="of:=[.H158]+[.F158]+[.D158]" office:value-type="float" office:value="22.7660533910534">
            <text:p>22,7660533911</text:p>
          </table:table-cell>
          <table:table-cell table:number-columns-repeated="1014"/>
        </table:table-row>
        <table:table-row table:style-name="ro1">
          <table:table-cell table:formula="of:=[.A158]" office:value-type="float" office:value="11">
            <text:p>11</text:p>
          </table:table-cell>
          <table:table-cell table:formula="of:=[.B158]+1" office:value-type="float" office:value="2">
            <text:p>2</text:p>
          </table:table-cell>
          <table:table-cell table:formula="of:=IF([.A159]&gt;1;[.$B$38]/(([.A159] - 1)*[.$B$37]);0)" office:value-type="float" office:value="0.5">
            <text:p>0,5</text:p>
          </table:table-cell>
          <table:table-cell table:formula="of:=[.D158]" office:value-type="float" office:value="14.6448412698413">
            <text:p>14,6448412698</text:p>
          </table:table-cell>
          <table:table-cell table:formula="of:=[.$B$40]/([.A159]*[.$B$37]+([.B159]-1)*[.$B$39])" office:value-type="float" office:value="1.06666666666667">
            <text:p>1,0666666667</text:p>
          </table:table-cell>
          <table:table-cell table:formula="of:=[.F158]+[.E159]" office:value-type="float" office:value="2.52121212121212">
            <text:p>2,5212121212</text:p>
          </table:table-cell>
          <table:table-cell/>
          <table:table-cell table:formula="of:=[.$B$42]/([.A159]*[.$B$37]+[.B159]*[.$B$39])" office:value-type="float" office:value="5.26315789473684">
            <text:p>5,2631578947</text:p>
          </table:table-cell>
          <table:table-cell table:formula="of:=[.H159]+[.F159]+[.D159]" office:value-type="float" office:value="22.4292112857902">
            <text:p>22,4292112858</text:p>
          </table:table-cell>
          <table:table-cell table:number-columns-repeated="1014"/>
        </table:table-row>
        <table:table-row table:style-name="ro1">
          <table:table-cell table:style-name="ce5" table:formula="of:=[.A159]" office:value-type="float" office:value="11">
            <text:p>11</text:p>
          </table:table-cell>
          <table:table-cell table:style-name="ce14" table:formula="of:=[.B159]+1" office:value-type="float" office:value="3">
            <text:p>3</text:p>
          </table:table-cell>
          <table:table-cell table:style-name="ce14" table:formula="of:=IF([.A160]&gt;1;[.$B$38]/(([.A160] - 1)*[.$B$37]);0)" office:value-type="float" office:value="0.5">
            <text:p>0,5</text:p>
          </table:table-cell>
          <table:table-cell table:style-name="ce14" table:formula="of:=[.D159]" office:value-type="float" office:value="14.6448412698413">
            <text:p>14,6448412698</text:p>
          </table:table-cell>
          <table:table-cell table:style-name="ce14" table:formula="of:=[.$B$40]/([.A160]*[.$B$37]+([.B160]-1)*[.$B$39])" office:value-type="float" office:value="0.842105263157895">
            <text:p>0,8421052632</text:p>
          </table:table-cell>
          <table:table-cell table:style-name="ce14" table:formula="of:=[.F159]+[.E160]" office:value-type="float" office:value="3.36331738437002">
            <text:p>3,3633173844</text:p>
          </table:table-cell>
          <table:table-cell table:style-name="ce14"/>
          <table:table-cell table:style-name="ce14" table:formula="of:=[.$B$42]/([.A160]*[.$B$37]+[.B160]*[.$B$39])" office:value-type="float" office:value="4.34782608695652">
            <text:p>4,347826087</text:p>
          </table:table-cell>
          <table:table-cell table:style-name="ce28" table:formula="of:=[.H160]+[.F160]+[.D160]" office:value-type="float" office:value="22.3559847411678">
            <text:p>22,3559847412</text:p>
          </table:table-cell>
          <table:table-cell table:number-columns-repeated="1014"/>
        </table:table-row>
        <table:table-row table:style-name="ro1">
          <table:table-cell table:formula="of:=[.A160]" office:value-type="float" office:value="11">
            <text:p>11</text:p>
          </table:table-cell>
          <table:table-cell table:formula="of:=[.B160]+1" office:value-type="float" office:value="4">
            <text:p>4</text:p>
          </table:table-cell>
          <table:table-cell table:formula="of:=IF([.A161]&gt;1;[.$B$38]/(([.A161] - 1)*[.$B$37]);0)" office:value-type="float" office:value="0.5">
            <text:p>0,5</text:p>
          </table:table-cell>
          <table:table-cell table:formula="of:=[.D160]" office:value-type="float" office:value="14.6448412698413">
            <text:p>14,6448412698</text:p>
          </table:table-cell>
          <table:table-cell table:formula="of:=[.$B$40]/([.A161]*[.$B$37]+([.B161]-1)*[.$B$39])" office:value-type="float" office:value="0.695652173913043">
            <text:p>0,6956521739</text:p>
          </table:table-cell>
          <table:table-cell table:formula="of:=[.F160]+[.E161]" office:value-type="float" office:value="4.05896955828306">
            <text:p>4,0589695583</text:p>
          </table:table-cell>
          <table:table-cell/>
          <table:table-cell table:formula="of:=[.$B$42]/([.A161]*[.$B$37]+[.B161]*[.$B$39])" office:value-type="float" office:value="3.7037037037037">
            <text:p>3,7037037037</text:p>
          </table:table-cell>
          <table:table-cell table:formula="of:=[.H161]+[.F161]+[.D161]" office:value-type="float" office:value="22.407514531828">
            <text:p>22,4075145318</text:p>
          </table:table-cell>
          <table:table-cell table:number-columns-repeated="1014"/>
        </table:table-row>
        <table:table-row table:style-name="ro1">
          <table:table-cell table:formula="of:=[.A161]" office:value-type="float" office:value="11">
            <text:p>11</text:p>
          </table:table-cell>
          <table:table-cell table:formula="of:=[.B161]+1" office:value-type="float" office:value="5">
            <text:p>5</text:p>
          </table:table-cell>
          <table:table-cell table:formula="of:=IF([.A162]&gt;1;[.$B$38]/(([.A162] - 1)*[.$B$37]);0)" office:value-type="float" office:value="0.5">
            <text:p>0,5</text:p>
          </table:table-cell>
          <table:table-cell table:formula="of:=[.D161]" office:value-type="float" office:value="14.6448412698413">
            <text:p>14,6448412698</text:p>
          </table:table-cell>
          <table:table-cell table:formula="of:=[.$B$40]/([.A162]*[.$B$37]+([.B162]-1)*[.$B$39])" office:value-type="float" office:value="0.592592592592593">
            <text:p>0,5925925926</text:p>
          </table:table-cell>
          <table:table-cell table:formula="of:=[.F161]+[.E162]" office:value-type="float" office:value="4.65156215087565">
            <text:p>4,6515621509</text:p>
          </table:table-cell>
          <table:table-cell/>
          <table:table-cell table:formula="of:=[.$B$42]/([.A162]*[.$B$37]+[.B162]*[.$B$39])" office:value-type="float" office:value="3.2258064516129">
            <text:p>3,2258064516</text:p>
          </table:table-cell>
          <table:table-cell table:formula="of:=[.H162]+[.F162]+[.D162]" office:value-type="float" office:value="22.5222098723298">
            <text:p>22,5222098723</text:p>
          </table:table-cell>
          <table:table-cell table:number-columns-repeated="1014"/>
        </table:table-row>
        <table:table-row table:style-name="ro1">
          <table:table-cell table:formula="of:=[.A162]" office:value-type="float" office:value="11">
            <text:p>11</text:p>
          </table:table-cell>
          <table:table-cell table:formula="of:=[.B162]+1" office:value-type="float" office:value="6">
            <text:p>6</text:p>
          </table:table-cell>
          <table:table-cell table:formula="of:=IF([.A163]&gt;1;[.$B$38]/(([.A163] - 1)*[.$B$37]);0)" office:value-type="float" office:value="0.5">
            <text:p>0,5</text:p>
          </table:table-cell>
          <table:table-cell table:formula="of:=[.D162]" office:value-type="float" office:value="14.6448412698413">
            <text:p>14,6448412698</text:p>
          </table:table-cell>
          <table:table-cell table:formula="of:=[.$B$40]/([.A163]*[.$B$37]+([.B163]-1)*[.$B$39])" office:value-type="float" office:value="0.516129032258065">
            <text:p>0,5161290323</text:p>
          </table:table-cell>
          <table:table-cell table:formula="of:=[.F162]+[.E163]" office:value-type="float" office:value="5.16769118313372">
            <text:p>5,1676911831</text:p>
          </table:table-cell>
          <table:table-cell/>
          <table:table-cell table:formula="of:=[.$B$42]/([.A163]*[.$B$37]+[.B163]*[.$B$39])" office:value-type="float" office:value="2.85714285714286">
            <text:p>2,8571428571</text:p>
          </table:table-cell>
          <table:table-cell table:formula="of:=[.H163]+[.F163]+[.D163]" office:value-type="float" office:value="22.6696753101178">
            <text:p>22,6696753101</text:p>
          </table:table-cell>
          <table:table-cell table:number-columns-repeated="1014"/>
        </table:table-row>
        <table:table-row table:style-name="ro1">
          <table:table-cell table:formula="of:=[.A163]" office:value-type="float" office:value="11">
            <text:p>11</text:p>
          </table:table-cell>
          <table:table-cell table:formula="of:=[.B163]+1" office:value-type="float" office:value="7">
            <text:p>7</text:p>
          </table:table-cell>
          <table:table-cell table:formula="of:=IF([.A164]&gt;1;[.$B$38]/(([.A164] - 1)*[.$B$37]);0)" office:value-type="float" office:value="0.5">
            <text:p>0,5</text:p>
          </table:table-cell>
          <table:table-cell table:formula="of:=[.D163]" office:value-type="float" office:value="14.6448412698413">
            <text:p>14,6448412698</text:p>
          </table:table-cell>
          <table:table-cell table:formula="of:=[.$B$40]/([.A164]*[.$B$37]+([.B164]-1)*[.$B$39])" office:value-type="float" office:value="0.457142857142857">
            <text:p>0,4571428571</text:p>
          </table:table-cell>
          <table:table-cell table:formula="of:=[.F163]+[.E164]" office:value-type="float" office:value="5.62483404027658">
            <text:p>5,6248340403</text:p>
          </table:table-cell>
          <table:table-cell/>
          <table:table-cell table:formula="of:=[.$B$42]/([.A164]*[.$B$37]+[.B164]*[.$B$39])" office:value-type="float" office:value="2.56410256410256">
            <text:p>2,5641025641</text:p>
          </table:table-cell>
          <table:table-cell table:formula="of:=[.H164]+[.F164]+[.D164]" office:value-type="float" office:value="22.8337778742204">
            <text:p>22,8337778742</text:p>
          </table:table-cell>
          <table:table-cell table:number-columns-repeated="1014"/>
        </table:table-row>
        <table:table-row table:style-name="ro1">
          <table:table-cell table:formula="of:=[.A164]" office:value-type="float" office:value="11">
            <text:p>11</text:p>
          </table:table-cell>
          <table:table-cell table:formula="of:=[.B164]+1" office:value-type="float" office:value="8">
            <text:p>8</text:p>
          </table:table-cell>
          <table:table-cell table:formula="of:=IF([.A165]&gt;1;[.$B$38]/(([.A165] - 1)*[.$B$37]);0)" office:value-type="float" office:value="0.5">
            <text:p>0,5</text:p>
          </table:table-cell>
          <table:table-cell table:formula="of:=[.D164]" office:value-type="float" office:value="14.6448412698413">
            <text:p>14,6448412698</text:p>
          </table:table-cell>
          <table:table-cell table:formula="of:=[.$B$40]/([.A165]*[.$B$37]+([.B165]-1)*[.$B$39])" office:value-type="float" office:value="0.41025641025641">
            <text:p>0,4102564103</text:p>
          </table:table-cell>
          <table:table-cell table:formula="of:=[.F164]+[.E165]" office:value-type="float" office:value="6.03509045053299">
            <text:p>6,0350904505</text:p>
          </table:table-cell>
          <table:table-cell/>
          <table:table-cell table:formula="of:=[.$B$42]/([.A165]*[.$B$37]+[.B165]*[.$B$39])" office:value-type="float" office:value="2.32558139534884">
            <text:p>2,3255813953</text:p>
          </table:table-cell>
          <table:table-cell table:formula="of:=[.H165]+[.F165]+[.D165]" office:value-type="float" office:value="23.0055131157231">
            <text:p>23,0055131157</text:p>
          </table:table-cell>
          <table:table-cell table:number-columns-repeated="1014"/>
        </table:table-row>
        <table:table-row table:style-name="ro1">
          <table:table-cell table:formula="of:=[.A165]" office:value-type="float" office:value="11">
            <text:p>11</text:p>
          </table:table-cell>
          <table:table-cell table:formula="of:=[.B165]+1" office:value-type="float" office:value="9">
            <text:p>9</text:p>
          </table:table-cell>
          <table:table-cell table:formula="of:=IF([.A166]&gt;1;[.$B$38]/(([.A166] - 1)*[.$B$37]);0)" office:value-type="float" office:value="0.5">
            <text:p>0,5</text:p>
          </table:table-cell>
          <table:table-cell table:formula="of:=[.D165]" office:value-type="float" office:value="14.6448412698413">
            <text:p>14,6448412698</text:p>
          </table:table-cell>
          <table:table-cell table:formula="of:=[.$B$40]/([.A166]*[.$B$37]+([.B166]-1)*[.$B$39])" office:value-type="float" office:value="0.372093023255814">
            <text:p>0,3720930233</text:p>
          </table:table-cell>
          <table:table-cell table:formula="of:=[.F165]+[.E166]" office:value-type="float" office:value="6.4071834737888">
            <text:p>6,4071834738</text:p>
          </table:table-cell>
          <table:table-cell/>
          <table:table-cell table:formula="of:=[.$B$42]/([.A166]*[.$B$37]+[.B166]*[.$B$39])" office:value-type="float" office:value="2.12765957446808">
            <text:p>2,1276595745</text:p>
          </table:table-cell>
          <table:table-cell table:formula="of:=[.H166]+[.F166]+[.D166]" office:value-type="float" office:value="23.1796843180982">
            <text:p>23,1796843181</text:p>
          </table:table-cell>
          <table:table-cell table:number-columns-repeated="1014"/>
        </table:table-row>
        <table:table-row table:style-name="ro1">
          <table:table-cell table:style-name="ce7" table:formula="of:=[.A166]" office:value-type="float" office:value="11">
            <text:p>11</text:p>
          </table:table-cell>
          <table:table-cell table:style-name="ce16" table:formula="of:=[.B166]+1" office:value-type="float" office:value="10">
            <text:p>10</text:p>
          </table:table-cell>
          <table:table-cell table:style-name="ce16" table:formula="of:=IF([.A167]&gt;1;[.$B$38]/(([.A167] - 1)*[.$B$37]);0)" office:value-type="float" office:value="0.5">
            <text:p>0,5</text:p>
          </table:table-cell>
          <table:table-cell table:style-name="ce16" table:formula="of:=[.D166]" office:value-type="float" office:value="14.6448412698413">
            <text:p>14,6448412698</text:p>
          </table:table-cell>
          <table:table-cell table:style-name="ce16" table:formula="of:=[.$B$40]/([.A167]*[.$B$37]+([.B167]-1)*[.$B$39])" office:value-type="float" office:value="0.340425531914894">
            <text:p>0,3404255319</text:p>
          </table:table-cell>
          <table:table-cell table:style-name="ce16" table:formula="of:=[.F166]+[.E167]" office:value-type="float" office:value="6.74760900570369">
            <text:p>6,7476090057</text:p>
          </table:table-cell>
          <table:table-cell table:style-name="ce16"/>
          <table:table-cell table:style-name="ce16" table:formula="of:=[.$B$42]/([.A167]*[.$B$37]+[.B167]*[.$B$39])" office:value-type="float" office:value="1.96078431372549">
            <text:p>1,9607843137</text:p>
          </table:table-cell>
          <table:table-cell table:style-name="ce30" table:formula="of:=[.H167]+[.F167]+[.D167]" office:value-type="float" office:value="23.3532345892704">
            <text:p>23,3532345893</text:p>
          </table:table-cell>
          <table:table-cell table:number-columns-repeated="1014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13" office:value-type="float" office:value="0">
            <text:p>0</text:p>
          </table:table-cell>
          <table:table-cell table:style-name="ce13" table:formula="of:=IF([.A168]&gt;1;[.$B$38]/(([.A168] - 1)*[.$B$37]);0)" office:value-type="float" office:value="0.454545454545455">
            <text:p>0,4545454545</text:p>
          </table:table-cell>
          <table:table-cell table:style-name="ce13" table:formula="of:=[.D157]+[.C168]" office:value-type="float" office:value="15.0993867243867">
            <text:p>15,0993867244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/>
          <table:table-cell table:style-name="ce13" table:formula="of:=[.$B$42]/([.A168]*[.$B$37]+[.B168]*[.$B$39])" office:value-type="float" office:value="8.33333333333333">
            <text:p>8,3333333333</text:p>
          </table:table-cell>
          <table:table-cell table:style-name="ce26" table:formula="of:=[.H168]+[.F168]+[.D168]" office:value-type="float" office:value="23.4327200577201">
            <text:p>23,4327200577</text:p>
          </table:table-cell>
          <table:table-cell table:number-columns-repeated="3"/>
          <table:table-cell table:formula="of:=[.$B$42]/[.$B$40]-[.A168]/[.$B$39]" office:value-type="float" office:value="3.25">
            <text:p>3,25</text:p>
          </table:table-cell>
          <table:table-cell table:number-columns-repeated="1010"/>
        </table:table-row>
        <table:table-row table:style-name="ro1">
          <table:table-cell table:formula="of:=[.A168]" office:value-type="float" office:value="12">
            <text:p>12</text:p>
          </table:table-cell>
          <table:table-cell table:formula="of:=[.B168]+1" office:value-type="float" office:value="1">
            <text:p>1</text:p>
          </table:table-cell>
          <table:table-cell table:formula="of:=IF([.A169]&gt;1;[.$B$38]/(([.A169] - 1)*[.$B$37]);0)" office:value-type="float" office:value="0.454545454545455">
            <text:p>0,4545454545</text:p>
          </table:table-cell>
          <table:table-cell table:formula="of:=[.D168]" office:value-type="float" office:value="15.0993867243867">
            <text:p>15,0993867244</text:p>
          </table:table-cell>
          <table:table-cell table:formula="of:=[.$B$40]/([.A169]*[.$B$37]+([.B169]-1)*[.$B$39])" office:value-type="float" office:value="1.33333333333333">
            <text:p>1,3333333333</text:p>
          </table:table-cell>
          <table:table-cell table:formula="of:=[.F168]+[.E169]" office:value-type="float" office:value="1.33333333333333">
            <text:p>1,3333333333</text:p>
          </table:table-cell>
          <table:table-cell/>
          <table:table-cell table:formula="of:=[.$B$42]/([.A169]*[.$B$37]+[.B169]*[.$B$39])" office:value-type="float" office:value="6.25">
            <text:p>6,25</text:p>
          </table:table-cell>
          <table:table-cell table:formula="of:=[.H169]+[.F169]+[.D169]" office:value-type="float" office:value="22.6827200577201">
            <text:p>22,6827200577</text:p>
          </table:table-cell>
          <table:table-cell table:number-columns-repeated="1014"/>
        </table:table-row>
        <table:table-row table:style-name="ro1">
          <table:table-cell table:formula="of:=[.A169]" office:value-type="float" office:value="12">
            <text:p>12</text:p>
          </table:table-cell>
          <table:table-cell table:formula="of:=[.B169]+1" office:value-type="float" office:value="2">
            <text:p>2</text:p>
          </table:table-cell>
          <table:table-cell table:formula="of:=IF([.A170]&gt;1;[.$B$38]/(([.A170] - 1)*[.$B$37]);0)" office:value-type="float" office:value="0.454545454545455">
            <text:p>0,4545454545</text:p>
          </table:table-cell>
          <table:table-cell table:formula="of:=[.D169]" office:value-type="float" office:value="15.0993867243867">
            <text:p>15,0993867244</text:p>
          </table:table-cell>
          <table:table-cell table:formula="of:=[.$B$40]/([.A170]*[.$B$37]+([.B170]-1)*[.$B$39])" office:value-type="float" office:value="1">
            <text:p>1</text:p>
          </table:table-cell>
          <table:table-cell table:formula="of:=[.F169]+[.E170]" office:value-type="float" office:value="2.33333333333333">
            <text:p>2,3333333333</text:p>
          </table:table-cell>
          <table:table-cell/>
          <table:table-cell table:formula="of:=[.$B$42]/([.A170]*[.$B$37]+[.B170]*[.$B$39])" office:value-type="float" office:value="5">
            <text:p>5</text:p>
          </table:table-cell>
          <table:table-cell table:formula="of:=[.H170]+[.F170]+[.D170]" office:value-type="float" office:value="22.4327200577201">
            <text:p>22,4327200577</text:p>
          </table:table-cell>
          <table:table-cell table:number-columns-repeated="1014"/>
        </table:table-row>
        <table:table-row table:style-name="ro1">
          <table:table-cell table:style-name="ce5" table:formula="of:=[.A170]" office:value-type="float" office:value="12">
            <text:p>12</text:p>
          </table:table-cell>
          <table:table-cell table:style-name="ce14" table:formula="of:=[.B170]+1" office:value-type="float" office:value="3">
            <text:p>3</text:p>
          </table:table-cell>
          <table:table-cell table:style-name="ce14" table:formula="of:=IF([.A171]&gt;1;[.$B$38]/(([.A171] - 1)*[.$B$37]);0)" office:value-type="float" office:value="0.454545454545455">
            <text:p>0,4545454545</text:p>
          </table:table-cell>
          <table:table-cell table:style-name="ce14" table:formula="of:=[.D170]" office:value-type="float" office:value="15.0993867243867">
            <text:p>15,0993867244</text:p>
          </table:table-cell>
          <table:table-cell table:style-name="ce14" table:formula="of:=[.$B$40]/([.A171]*[.$B$37]+([.B171]-1)*[.$B$39])" office:value-type="float" office:value="0.8">
            <text:p>0,8</text:p>
          </table:table-cell>
          <table:table-cell table:style-name="ce14" table:formula="of:=[.F170]+[.E171]" office:value-type="float" office:value="3.13333333333333">
            <text:p>3,1333333333</text:p>
          </table:table-cell>
          <table:table-cell table:style-name="ce14"/>
          <table:table-cell table:style-name="ce14" table:formula="of:=[.$B$42]/([.A171]*[.$B$37]+[.B171]*[.$B$39])" office:value-type="float" office:value="4.16666666666667">
            <text:p>4,1666666667</text:p>
          </table:table-cell>
          <table:table-cell table:style-name="ce28" table:formula="of:=[.H171]+[.F171]+[.D171]" office:value-type="float" office:value="22.3993867243867">
            <text:p>22,3993867244</text:p>
          </table:table-cell>
          <table:table-cell table:number-columns-repeated="1014"/>
        </table:table-row>
        <table:table-row table:style-name="ro1">
          <table:table-cell table:formula="of:=[.A171]" office:value-type="float" office:value="12">
            <text:p>12</text:p>
          </table:table-cell>
          <table:table-cell table:formula="of:=[.B171]+1" office:value-type="float" office:value="4">
            <text:p>4</text:p>
          </table:table-cell>
          <table:table-cell table:formula="of:=IF([.A172]&gt;1;[.$B$38]/(([.A172] - 1)*[.$B$37]);0)" office:value-type="float" office:value="0.454545454545455">
            <text:p>0,4545454545</text:p>
          </table:table-cell>
          <table:table-cell table:formula="of:=[.D171]" office:value-type="float" office:value="15.0993867243867">
            <text:p>15,0993867244</text:p>
          </table:table-cell>
          <table:table-cell table:formula="of:=[.$B$40]/([.A172]*[.$B$37]+([.B172]-1)*[.$B$39])" office:value-type="float" office:value="0.666666666666667">
            <text:p>0,6666666667</text:p>
          </table:table-cell>
          <table:table-cell table:formula="of:=[.F171]+[.E172]" office:value-type="float" office:value="3.8">
            <text:p>3,8</text:p>
          </table:table-cell>
          <table:table-cell/>
          <table:table-cell table:formula="of:=[.$B$42]/([.A172]*[.$B$37]+[.B172]*[.$B$39])" office:value-type="float" office:value="3.57142857142857">
            <text:p>3,5714285714</text:p>
          </table:table-cell>
          <table:table-cell table:formula="of:=[.H172]+[.F172]+[.D172]" office:value-type="float" office:value="22.4708152958153">
            <text:p>22,4708152958</text:p>
          </table:table-cell>
          <table:table-cell table:number-columns-repeated="1014"/>
        </table:table-row>
        <table:table-row table:style-name="ro1">
          <table:table-cell table:formula="of:=[.A172]" office:value-type="float" office:value="12">
            <text:p>12</text:p>
          </table:table-cell>
          <table:table-cell table:formula="of:=[.B172]+1" office:value-type="float" office:value="5">
            <text:p>5</text:p>
          </table:table-cell>
          <table:table-cell table:formula="of:=IF([.A173]&gt;1;[.$B$38]/(([.A173] - 1)*[.$B$37]);0)" office:value-type="float" office:value="0.454545454545455">
            <text:p>0,4545454545</text:p>
          </table:table-cell>
          <table:table-cell table:formula="of:=[.D172]" office:value-type="float" office:value="15.0993867243867">
            <text:p>15,0993867244</text:p>
          </table:table-cell>
          <table:table-cell table:formula="of:=[.$B$40]/([.A173]*[.$B$37]+([.B173]-1)*[.$B$39])" office:value-type="float" office:value="0.571428571428571">
            <text:p>0,5714285714</text:p>
          </table:table-cell>
          <table:table-cell table:formula="of:=[.F172]+[.E173]" office:value-type="float" office:value="4.37142857142857">
            <text:p>4,3714285714</text:p>
          </table:table-cell>
          <table:table-cell/>
          <table:table-cell table:formula="of:=[.$B$42]/([.A173]*[.$B$37]+[.B173]*[.$B$39])" office:value-type="float" office:value="3.125">
            <text:p>3,125</text:p>
          </table:table-cell>
          <table:table-cell table:formula="of:=[.H173]+[.F173]+[.D173]" office:value-type="float" office:value="22.5958152958153">
            <text:p>22,5958152958</text:p>
          </table:table-cell>
          <table:table-cell table:number-columns-repeated="1014"/>
        </table:table-row>
        <table:table-row table:style-name="ro1">
          <table:table-cell table:formula="of:=[.A173]" office:value-type="float" office:value="12">
            <text:p>12</text:p>
          </table:table-cell>
          <table:table-cell table:formula="of:=[.B173]+1" office:value-type="float" office:value="6">
            <text:p>6</text:p>
          </table:table-cell>
          <table:table-cell table:formula="of:=IF([.A174]&gt;1;[.$B$38]/(([.A174] - 1)*[.$B$37]);0)" office:value-type="float" office:value="0.454545454545455">
            <text:p>0,4545454545</text:p>
          </table:table-cell>
          <table:table-cell table:formula="of:=[.D173]" office:value-type="float" office:value="15.0993867243867">
            <text:p>15,0993867244</text:p>
          </table:table-cell>
          <table:table-cell table:formula="of:=[.$B$40]/([.A174]*[.$B$37]+([.B174]-1)*[.$B$39])" office:value-type="float" office:value="0.5">
            <text:p>0,5</text:p>
          </table:table-cell>
          <table:table-cell table:formula="of:=[.F173]+[.E174]" office:value-type="float" office:value="4.87142857142857">
            <text:p>4,8714285714</text:p>
          </table:table-cell>
          <table:table-cell/>
          <table:table-cell table:formula="of:=[.$B$42]/([.A174]*[.$B$37]+[.B174]*[.$B$39])" office:value-type="float" office:value="2.77777777777778">
            <text:p>2,7777777778</text:p>
          </table:table-cell>
          <table:table-cell table:formula="of:=[.H174]+[.F174]+[.D174]" office:value-type="float" office:value="22.7485930735931">
            <text:p>22,7485930736</text:p>
          </table:table-cell>
          <table:table-cell table:number-columns-repeated="1014"/>
        </table:table-row>
        <table:table-row table:style-name="ro1">
          <table:table-cell table:formula="of:=[.A174]" office:value-type="float" office:value="12">
            <text:p>12</text:p>
          </table:table-cell>
          <table:table-cell table:formula="of:=[.B174]+1" office:value-type="float" office:value="7">
            <text:p>7</text:p>
          </table:table-cell>
          <table:table-cell table:formula="of:=IF([.A175]&gt;1;[.$B$38]/(([.A175] - 1)*[.$B$37]);0)" office:value-type="float" office:value="0.454545454545455">
            <text:p>0,4545454545</text:p>
          </table:table-cell>
          <table:table-cell table:formula="of:=[.D174]" office:value-type="float" office:value="15.0993867243867">
            <text:p>15,0993867244</text:p>
          </table:table-cell>
          <table:table-cell table:formula="of:=[.$B$40]/([.A175]*[.$B$37]+([.B175]-1)*[.$B$39])" office:value-type="float" office:value="0.444444444444444">
            <text:p>0,4444444444</text:p>
          </table:table-cell>
          <table:table-cell table:formula="of:=[.F174]+[.E175]" office:value-type="float" office:value="5.31587301587302">
            <text:p>5,3158730159</text:p>
          </table:table-cell>
          <table:table-cell/>
          <table:table-cell table:formula="of:=[.$B$42]/([.A175]*[.$B$37]+[.B175]*[.$B$39])" office:value-type="float" office:value="2.5">
            <text:p>2,5</text:p>
          </table:table-cell>
          <table:table-cell table:formula="of:=[.H175]+[.F175]+[.D175]" office:value-type="float" office:value="22.9152597402597">
            <text:p>22,9152597403</text:p>
          </table:table-cell>
          <table:table-cell table:number-columns-repeated="1014"/>
        </table:table-row>
        <table:table-row table:style-name="ro1">
          <table:table-cell table:formula="of:=[.A175]" office:value-type="float" office:value="12">
            <text:p>12</text:p>
          </table:table-cell>
          <table:table-cell table:formula="of:=[.B175]+1" office:value-type="float" office:value="8">
            <text:p>8</text:p>
          </table:table-cell>
          <table:table-cell table:formula="of:=IF([.A176]&gt;1;[.$B$38]/(([.A176] - 1)*[.$B$37]);0)" office:value-type="float" office:value="0.454545454545455">
            <text:p>0,4545454545</text:p>
          </table:table-cell>
          <table:table-cell table:formula="of:=[.D175]" office:value-type="float" office:value="15.0993867243867">
            <text:p>15,0993867244</text:p>
          </table:table-cell>
          <table:table-cell table:formula="of:=[.$B$40]/([.A176]*[.$B$37]+([.B176]-1)*[.$B$39])" office:value-type="float" office:value="0.4">
            <text:p>0,4</text:p>
          </table:table-cell>
          <table:table-cell table:formula="of:=[.F175]+[.E176]" office:value-type="float" office:value="5.71587301587302">
            <text:p>5,7158730159</text:p>
          </table:table-cell>
          <table:table-cell/>
          <table:table-cell table:formula="of:=[.$B$42]/([.A176]*[.$B$37]+[.B176]*[.$B$39])" office:value-type="float" office:value="2.27272727272727">
            <text:p>2,2727272727</text:p>
          </table:table-cell>
          <table:table-cell table:formula="of:=[.H176]+[.F176]+[.D176]" office:value-type="float" office:value="23.087987012987">
            <text:p>23,087987013</text:p>
          </table:table-cell>
          <table:table-cell table:number-columns-repeated="1014"/>
        </table:table-row>
        <table:table-row table:style-name="ro1">
          <table:table-cell table:formula="of:=[.A176]" office:value-type="float" office:value="12">
            <text:p>12</text:p>
          </table:table-cell>
          <table:table-cell table:formula="of:=[.B176]+1" office:value-type="float" office:value="9">
            <text:p>9</text:p>
          </table:table-cell>
          <table:table-cell table:formula="of:=IF([.A177]&gt;1;[.$B$38]/(([.A177] - 1)*[.$B$37]);0)" office:value-type="float" office:value="0.454545454545455">
            <text:p>0,4545454545</text:p>
          </table:table-cell>
          <table:table-cell table:formula="of:=[.D176]" office:value-type="float" office:value="15.0993867243867">
            <text:p>15,0993867244</text:p>
          </table:table-cell>
          <table:table-cell table:formula="of:=[.$B$40]/([.A177]*[.$B$37]+([.B177]-1)*[.$B$39])" office:value-type="float" office:value="0.363636363636364">
            <text:p>0,3636363636</text:p>
          </table:table-cell>
          <table:table-cell table:formula="of:=[.F176]+[.E177]" office:value-type="float" office:value="6.07950937950938">
            <text:p>6,0795093795</text:p>
          </table:table-cell>
          <table:table-cell/>
          <table:table-cell table:formula="of:=[.$B$42]/([.A177]*[.$B$37]+[.B177]*[.$B$39])" office:value-type="float" office:value="2.08333333333333">
            <text:p>2,0833333333</text:p>
          </table:table-cell>
          <table:table-cell table:formula="of:=[.H177]+[.F177]+[.D177]" office:value-type="float" office:value="23.2622294372294">
            <text:p>23,2622294372</text:p>
          </table:table-cell>
          <table:table-cell table:number-columns-repeated="1014"/>
        </table:table-row>
        <table:table-row table:style-name="ro1">
          <table:table-cell table:style-name="ce7" table:formula="of:=[.A177]" office:value-type="float" office:value="12">
            <text:p>12</text:p>
          </table:table-cell>
          <table:table-cell table:style-name="ce16" table:formula="of:=[.B177]+1" office:value-type="float" office:value="10">
            <text:p>10</text:p>
          </table:table-cell>
          <table:table-cell table:style-name="ce16" table:formula="of:=IF([.A178]&gt;1;[.$B$38]/(([.A178] - 1)*[.$B$37]);0)" office:value-type="float" office:value="0.454545454545455">
            <text:p>0,4545454545</text:p>
          </table:table-cell>
          <table:table-cell table:style-name="ce16" table:formula="of:=[.D177]" office:value-type="float" office:value="15.0993867243867">
            <text:p>15,0993867244</text:p>
          </table:table-cell>
          <table:table-cell table:style-name="ce16" table:formula="of:=[.$B$40]/([.A178]*[.$B$37]+([.B178]-1)*[.$B$39])" office:value-type="float" office:value="0.333333333333333">
            <text:p>0,3333333333</text:p>
          </table:table-cell>
          <table:table-cell table:style-name="ce16" table:formula="of:=[.F177]+[.E178]" office:value-type="float" office:value="6.41284271284271">
            <text:p>6,4128427128</text:p>
          </table:table-cell>
          <table:table-cell table:style-name="ce16"/>
          <table:table-cell table:style-name="ce16" table:formula="of:=[.$B$42]/([.A178]*[.$B$37]+[.B178]*[.$B$39])" office:value-type="float" office:value="1.92307692307692">
            <text:p>1,9230769231</text:p>
          </table:table-cell>
          <table:table-cell table:style-name="ce30" table:formula="of:=[.H178]+[.F178]+[.D178]" office:value-type="float" office:value="23.4353063603064">
            <text:p>23,4353063603</text:p>
          </table:table-cell>
          <table:table-cell table:number-columns-repeated="1014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13" office:value-type="float" office:value="0">
            <text:p>0</text:p>
          </table:table-cell>
          <table:table-cell table:style-name="ce13" table:formula="of:=IF([.A179]&gt;1;[.$B$38]/(([.A179] - 1)*[.$B$37]);0)" office:value-type="float" office:value="0.416666666666667">
            <text:p>0,4166666667</text:p>
          </table:table-cell>
          <table:table-cell table:style-name="ce13" table:formula="of:=[.D168]+[.C179]" office:value-type="float" office:value="15.5160533910534">
            <text:p>15,516053391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/>
          <table:table-cell table:style-name="ce13" table:formula="of:=[.$B$42]/([.A179]*[.$B$37]+[.B179]*[.$B$39])" office:value-type="float" office:value="7.69230769230769">
            <text:p>7,6923076923</text:p>
          </table:table-cell>
          <table:table-cell table:style-name="ce26" table:formula="of:=[.H179]+[.F179]+[.D179]" office:value-type="float" office:value="23.2083610833611">
            <text:p>23,2083610834</text:p>
          </table:table-cell>
          <table:table-cell table:number-columns-repeated="3"/>
          <table:table-cell table:formula="of:=[.$B$42]/[.$B$40]-[.A179]/[.$B$39]" office:value-type="float" office:value="3">
            <text:p>3</text:p>
          </table:table-cell>
          <table:table-cell table:number-columns-repeated="1010"/>
        </table:table-row>
        <table:table-row table:style-name="ro1">
          <table:table-cell table:formula="of:=[.A179]" office:value-type="float" office:value="13">
            <text:p>13</text:p>
          </table:table-cell>
          <table:table-cell table:formula="of:=[.B179]+1" office:value-type="float" office:value="1">
            <text:p>1</text:p>
          </table:table-cell>
          <table:table-cell table:formula="of:=IF([.A180]&gt;1;[.$B$38]/(([.A180] - 1)*[.$B$37]);0)" office:value-type="float" office:value="0.416666666666667">
            <text:p>0,4166666667</text:p>
          </table:table-cell>
          <table:table-cell table:formula="of:=[.D179]" office:value-type="float" office:value="15.5160533910534">
            <text:p>15,5160533911</text:p>
          </table:table-cell>
          <table:table-cell table:formula="of:=[.$B$40]/([.A180]*[.$B$37]+([.B180]-1)*[.$B$39])" office:value-type="float" office:value="1.23076923076923">
            <text:p>1,2307692308</text:p>
          </table:table-cell>
          <table:table-cell table:formula="of:=[.F179]+[.E180]" office:value-type="float" office:value="1.23076923076923">
            <text:p>1,2307692308</text:p>
          </table:table-cell>
          <table:table-cell/>
          <table:table-cell table:formula="of:=[.$B$42]/([.A180]*[.$B$37]+[.B180]*[.$B$39])" office:value-type="float" office:value="5.88235294117647">
            <text:p>5,8823529412</text:p>
          </table:table-cell>
          <table:table-cell table:formula="of:=[.H180]+[.F180]+[.D180]" office:value-type="float" office:value="22.6291755629991">
            <text:p>22,629175563</text:p>
          </table:table-cell>
          <table:table-cell table:number-columns-repeated="1014"/>
        </table:table-row>
        <table:table-row table:style-name="ro1">
          <table:table-cell table:style-name="ce5" table:formula="of:=[.A180]" office:value-type="float" office:value="13">
            <text:p>13</text:p>
          </table:table-cell>
          <table:table-cell table:style-name="ce14" table:formula="of:=[.B180]+1" office:value-type="float" office:value="2">
            <text:p>2</text:p>
          </table:table-cell>
          <table:table-cell table:style-name="ce14" table:formula="of:=IF([.A181]&gt;1;[.$B$38]/(([.A181] - 1)*[.$B$37]);0)" office:value-type="float" office:value="0.416666666666667">
            <text:p>0,4166666667</text:p>
          </table:table-cell>
          <table:table-cell table:style-name="ce14" table:formula="of:=[.D180]" office:value-type="float" office:value="15.5160533910534">
            <text:p>15,5160533911</text:p>
          </table:table-cell>
          <table:table-cell table:style-name="ce14" table:formula="of:=[.$B$40]/([.A181]*[.$B$37]+([.B181]-1)*[.$B$39])" office:value-type="float" office:value="0.941176470588235">
            <text:p>0,9411764706</text:p>
          </table:table-cell>
          <table:table-cell table:style-name="ce14" table:formula="of:=[.F180]+[.E181]" office:value-type="float" office:value="2.17194570135747">
            <text:p>2,1719457014</text:p>
          </table:table-cell>
          <table:table-cell table:style-name="ce14"/>
          <table:table-cell table:style-name="ce14" table:formula="of:=[.$B$42]/([.A181]*[.$B$37]+[.B181]*[.$B$39])" office:value-type="float" office:value="4.76190476190476">
            <text:p>4,7619047619</text:p>
          </table:table-cell>
          <table:table-cell table:style-name="ce28" table:formula="of:=[.H181]+[.F181]+[.D181]" office:value-type="float" office:value="22.4499038543156">
            <text:p>22,4499038543</text:p>
          </table:table-cell>
          <table:table-cell table:number-columns-repeated="1014"/>
        </table:table-row>
        <table:table-row table:style-name="ro1">
          <table:table-cell table:style-name="ce5" table:formula="of:=[.A181]" office:value-type="float" office:value="13">
            <text:p>13</text:p>
          </table:table-cell>
          <table:table-cell table:style-name="ce14" table:formula="of:=[.B181]+1" office:value-type="float" office:value="3">
            <text:p>3</text:p>
          </table:table-cell>
          <table:table-cell table:style-name="ce14" table:formula="of:=IF([.A182]&gt;1;[.$B$38]/(([.A182] - 1)*[.$B$37]);0)" office:value-type="float" office:value="0.416666666666667">
            <text:p>0,4166666667</text:p>
          </table:table-cell>
          <table:table-cell table:style-name="ce14" table:formula="of:=[.D181]" office:value-type="float" office:value="15.5160533910534">
            <text:p>15,5160533911</text:p>
          </table:table-cell>
          <table:table-cell table:style-name="ce14" table:formula="of:=[.$B$40]/([.A182]*[.$B$37]+([.B182]-1)*[.$B$39])" office:value-type="float" office:value="0.761904761904762">
            <text:p>0,7619047619</text:p>
          </table:table-cell>
          <table:table-cell table:style-name="ce14" table:formula="of:=[.F181]+[.E182]" office:value-type="float" office:value="2.93385046326223">
            <text:p>2,9338504633</text:p>
          </table:table-cell>
          <table:table-cell table:style-name="ce14"/>
          <table:table-cell table:style-name="ce14" table:formula="of:=[.$B$42]/([.A182]*[.$B$37]+[.B182]*[.$B$39])" office:value-type="float" office:value="4">
            <text:p>4</text:p>
          </table:table-cell>
          <table:table-cell table:style-name="ce28" table:formula="of:=[.H182]+[.F182]+[.D182]" office:value-type="float" office:value="22.4499038543156">
            <text:p>22,4499038543</text:p>
          </table:table-cell>
          <table:table-cell table:number-columns-repeated="1014"/>
        </table:table-row>
        <table:table-row table:style-name="ro1">
          <table:table-cell table:formula="of:=[.A182]" office:value-type="float" office:value="13">
            <text:p>13</text:p>
          </table:table-cell>
          <table:table-cell table:formula="of:=[.B182]+1" office:value-type="float" office:value="4">
            <text:p>4</text:p>
          </table:table-cell>
          <table:table-cell table:formula="of:=IF([.A183]&gt;1;[.$B$38]/(([.A183] - 1)*[.$B$37]);0)" office:value-type="float" office:value="0.416666666666667">
            <text:p>0,4166666667</text:p>
          </table:table-cell>
          <table:table-cell table:formula="of:=[.D182]" office:value-type="float" office:value="15.5160533910534">
            <text:p>15,5160533911</text:p>
          </table:table-cell>
          <table:table-cell table:formula="of:=[.$B$40]/([.A183]*[.$B$37]+([.B183]-1)*[.$B$39])" office:value-type="float" office:value="0.64">
            <text:p>0,64</text:p>
          </table:table-cell>
          <table:table-cell table:formula="of:=[.F182]+[.E183]" office:value-type="float" office:value="3.57385046326223">
            <text:p>3,5738504633</text:p>
          </table:table-cell>
          <table:table-cell/>
          <table:table-cell table:formula="of:=[.$B$42]/([.A183]*[.$B$37]+[.B183]*[.$B$39])" office:value-type="float" office:value="3.44827586206897">
            <text:p>3,4482758621</text:p>
          </table:table-cell>
          <table:table-cell table:formula="of:=[.H183]+[.F183]+[.D183]" office:value-type="float" office:value="22.5381797163846">
            <text:p>22,5381797164</text:p>
          </table:table-cell>
          <table:table-cell table:number-columns-repeated="1014"/>
        </table:table-row>
        <table:table-row table:style-name="ro1">
          <table:table-cell table:formula="of:=[.A183]" office:value-type="float" office:value="13">
            <text:p>13</text:p>
          </table:table-cell>
          <table:table-cell table:formula="of:=[.B183]+1" office:value-type="float" office:value="5">
            <text:p>5</text:p>
          </table:table-cell>
          <table:table-cell table:formula="of:=IF([.A184]&gt;1;[.$B$38]/(([.A184] - 1)*[.$B$37]);0)" office:value-type="float" office:value="0.416666666666667">
            <text:p>0,4166666667</text:p>
          </table:table-cell>
          <table:table-cell table:formula="of:=[.D183]" office:value-type="float" office:value="15.5160533910534">
            <text:p>15,5160533911</text:p>
          </table:table-cell>
          <table:table-cell table:formula="of:=[.$B$40]/([.A184]*[.$B$37]+([.B184]-1)*[.$B$39])" office:value-type="float" office:value="0.551724137931034">
            <text:p>0,5517241379</text:p>
          </table:table-cell>
          <table:table-cell table:formula="of:=[.F183]+[.E184]" office:value-type="float" office:value="4.12557460119326">
            <text:p>4,1255746012</text:p>
          </table:table-cell>
          <table:table-cell/>
          <table:table-cell table:formula="of:=[.$B$42]/([.A184]*[.$B$37]+[.B184]*[.$B$39])" office:value-type="float" office:value="3.03030303030303">
            <text:p>3,0303030303</text:p>
          </table:table-cell>
          <table:table-cell table:formula="of:=[.H184]+[.F184]+[.D184]" office:value-type="float" office:value="22.6719310225497">
            <text:p>22,6719310225</text:p>
          </table:table-cell>
          <table:table-cell table:number-columns-repeated="1014"/>
        </table:table-row>
        <table:table-row table:style-name="ro1">
          <table:table-cell table:formula="of:=[.A184]" office:value-type="float" office:value="13">
            <text:p>13</text:p>
          </table:table-cell>
          <table:table-cell table:formula="of:=[.B184]+1" office:value-type="float" office:value="6">
            <text:p>6</text:p>
          </table:table-cell>
          <table:table-cell table:formula="of:=IF([.A185]&gt;1;[.$B$38]/(([.A185] - 1)*[.$B$37]);0)" office:value-type="float" office:value="0.416666666666667">
            <text:p>0,4166666667</text:p>
          </table:table-cell>
          <table:table-cell table:formula="of:=[.D184]" office:value-type="float" office:value="15.5160533910534">
            <text:p>15,5160533911</text:p>
          </table:table-cell>
          <table:table-cell table:formula="of:=[.$B$40]/([.A185]*[.$B$37]+([.B185]-1)*[.$B$39])" office:value-type="float" office:value="0.484848484848485">
            <text:p>0,4848484848</text:p>
          </table:table-cell>
          <table:table-cell table:formula="of:=[.F184]+[.E185]" office:value-type="float" office:value="4.61042308604175">
            <text:p>4,610423086</text:p>
          </table:table-cell>
          <table:table-cell/>
          <table:table-cell table:formula="of:=[.$B$42]/([.A185]*[.$B$37]+[.B185]*[.$B$39])" office:value-type="float" office:value="2.7027027027027">
            <text:p>2,7027027027</text:p>
          </table:table-cell>
          <table:table-cell table:formula="of:=[.H185]+[.F185]+[.D185]" office:value-type="float" office:value="22.8291791797978">
            <text:p>22,8291791798</text:p>
          </table:table-cell>
          <table:table-cell table:number-columns-repeated="1014"/>
        </table:table-row>
        <table:table-row table:style-name="ro1">
          <table:table-cell table:formula="of:=[.A185]" office:value-type="float" office:value="13">
            <text:p>13</text:p>
          </table:table-cell>
          <table:table-cell table:formula="of:=[.B185]+1" office:value-type="float" office:value="7">
            <text:p>7</text:p>
          </table:table-cell>
          <table:table-cell table:formula="of:=IF([.A186]&gt;1;[.$B$38]/(([.A186] - 1)*[.$B$37]);0)" office:value-type="float" office:value="0.416666666666667">
            <text:p>0,4166666667</text:p>
          </table:table-cell>
          <table:table-cell table:formula="of:=[.D185]" office:value-type="float" office:value="15.5160533910534">
            <text:p>15,5160533911</text:p>
          </table:table-cell>
          <table:table-cell table:formula="of:=[.$B$40]/([.A186]*[.$B$37]+([.B186]-1)*[.$B$39])" office:value-type="float" office:value="0.432432432432432">
            <text:p>0,4324324324</text:p>
          </table:table-cell>
          <table:table-cell table:formula="of:=[.F185]+[.E186]" office:value-type="float" office:value="5.04285551847418">
            <text:p>5,0428555185</text:p>
          </table:table-cell>
          <table:table-cell/>
          <table:table-cell table:formula="of:=[.$B$42]/([.A186]*[.$B$37]+[.B186]*[.$B$39])" office:value-type="float" office:value="2.4390243902439">
            <text:p>2,4390243902</text:p>
          </table:table-cell>
          <table:table-cell table:formula="of:=[.H186]+[.F186]+[.D186]" office:value-type="float" office:value="22.9979332997715">
            <text:p>22,9979332998</text:p>
          </table:table-cell>
          <table:table-cell table:number-columns-repeated="1014"/>
        </table:table-row>
        <table:table-row table:style-name="ro1">
          <table:table-cell table:formula="of:=[.A186]" office:value-type="float" office:value="13">
            <text:p>13</text:p>
          </table:table-cell>
          <table:table-cell table:formula="of:=[.B186]+1" office:value-type="float" office:value="8">
            <text:p>8</text:p>
          </table:table-cell>
          <table:table-cell table:formula="of:=IF([.A187]&gt;1;[.$B$38]/(([.A187] - 1)*[.$B$37]);0)" office:value-type="float" office:value="0.416666666666667">
            <text:p>0,4166666667</text:p>
          </table:table-cell>
          <table:table-cell table:formula="of:=[.D186]" office:value-type="float" office:value="15.5160533910534">
            <text:p>15,5160533911</text:p>
          </table:table-cell>
          <table:table-cell table:formula="of:=[.$B$40]/([.A187]*[.$B$37]+([.B187]-1)*[.$B$39])" office:value-type="float" office:value="0.390243902439024">
            <text:p>0,3902439024</text:p>
          </table:table-cell>
          <table:table-cell table:formula="of:=[.F186]+[.E187]" office:value-type="float" office:value="5.4330994209132">
            <text:p>5,4330994209</text:p>
          </table:table-cell>
          <table:table-cell/>
          <table:table-cell table:formula="of:=[.$B$42]/([.A187]*[.$B$37]+[.B187]*[.$B$39])" office:value-type="float" office:value="2.22222222222222">
            <text:p>2,2222222222</text:p>
          </table:table-cell>
          <table:table-cell table:formula="of:=[.H187]+[.F187]+[.D187]" office:value-type="float" office:value="23.1713750341888">
            <text:p>23,1713750342</text:p>
          </table:table-cell>
          <table:table-cell table:number-columns-repeated="1014"/>
        </table:table-row>
        <table:table-row table:style-name="ro1">
          <table:table-cell table:formula="of:=[.A187]" office:value-type="float" office:value="13">
            <text:p>13</text:p>
          </table:table-cell>
          <table:table-cell table:formula="of:=[.B187]+1" office:value-type="float" office:value="9">
            <text:p>9</text:p>
          </table:table-cell>
          <table:table-cell table:formula="of:=IF([.A188]&gt;1;[.$B$38]/(([.A188] - 1)*[.$B$37]);0)" office:value-type="float" office:value="0.416666666666667">
            <text:p>0,4166666667</text:p>
          </table:table-cell>
          <table:table-cell table:formula="of:=[.D187]" office:value-type="float" office:value="15.5160533910534">
            <text:p>15,5160533911</text:p>
          </table:table-cell>
          <table:table-cell table:formula="of:=[.$B$40]/([.A188]*[.$B$37]+([.B188]-1)*[.$B$39])" office:value-type="float" office:value="0.355555555555556">
            <text:p>0,3555555556</text:p>
          </table:table-cell>
          <table:table-cell table:formula="of:=[.F187]+[.E188]" office:value-type="float" office:value="5.78865497646876">
            <text:p>5,7886549765</text:p>
          </table:table-cell>
          <table:table-cell/>
          <table:table-cell table:formula="of:=[.$B$42]/([.A188]*[.$B$37]+[.B188]*[.$B$39])" office:value-type="float" office:value="2.04081632653061">
            <text:p>2,0408163265</text:p>
          </table:table-cell>
          <table:table-cell table:formula="of:=[.H188]+[.F188]+[.D188]" office:value-type="float" office:value="23.3455246940528">
            <text:p>23,3455246941</text:p>
          </table:table-cell>
          <table:table-cell table:number-columns-repeated="1014"/>
        </table:table-row>
        <table:table-row table:style-name="ro1">
          <table:table-cell table:style-name="ce7" table:formula="of:=[.A188]" office:value-type="float" office:value="13">
            <text:p>13</text:p>
          </table:table-cell>
          <table:table-cell table:style-name="ce16" table:formula="of:=[.B188]+1" office:value-type="float" office:value="10">
            <text:p>10</text:p>
          </table:table-cell>
          <table:table-cell table:style-name="ce16" table:formula="of:=IF([.A189]&gt;1;[.$B$38]/(([.A189] - 1)*[.$B$37]);0)" office:value-type="float" office:value="0.416666666666667">
            <text:p>0,4166666667</text:p>
          </table:table-cell>
          <table:table-cell table:style-name="ce16" table:formula="of:=[.D188]" office:value-type="float" office:value="15.5160533910534">
            <text:p>15,5160533911</text:p>
          </table:table-cell>
          <table:table-cell table:style-name="ce16" table:formula="of:=[.$B$40]/([.A189]*[.$B$37]+([.B189]-1)*[.$B$39])" office:value-type="float" office:value="0.326530612244898">
            <text:p>0,3265306122</text:p>
          </table:table-cell>
          <table:table-cell table:style-name="ce16" table:formula="of:=[.F188]+[.E189]" office:value-type="float" office:value="6.11518558871366">
            <text:p>6,1151855887</text:p>
          </table:table-cell>
          <table:table-cell table:style-name="ce16"/>
          <table:table-cell table:style-name="ce16" table:formula="of:=[.$B$42]/([.A189]*[.$B$37]+[.B189]*[.$B$39])" office:value-type="float" office:value="1.88679245283019">
            <text:p>1,8867924528</text:p>
          </table:table-cell>
          <table:table-cell table:style-name="ce30" table:formula="of:=[.H189]+[.F189]+[.D189]" office:value-type="float" office:value="23.5180314325972">
            <text:p>23,5180314326</text:p>
          </table:table-cell>
          <table:table-cell table:number-columns-repeated="1014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13" office:value-type="float" office:value="0">
            <text:p>0</text:p>
          </table:table-cell>
          <table:table-cell table:style-name="ce13" table:formula="of:=IF([.A190]&gt;1;[.$B$38]/(([.A190] - 1)*[.$B$37]);0)" office:value-type="float" office:value="0.384615384615385">
            <text:p>0,3846153846</text:p>
          </table:table-cell>
          <table:table-cell table:style-name="ce13" table:formula="of:=[.D179]+[.C190]" office:value-type="float" office:value="15.9006687756688">
            <text:p>15,9006687757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/>
          <table:table-cell table:style-name="ce13" table:formula="of:=[.$B$42]/([.A190]*[.$B$37]+[.B190]*[.$B$39])" office:value-type="float" office:value="7.14285714285714">
            <text:p>7,1428571429</text:p>
          </table:table-cell>
          <table:table-cell table:style-name="ce26" table:formula="of:=[.H190]+[.F190]+[.D190]" office:value-type="float" office:value="23.0435259185259">
            <text:p>23,0435259185</text:p>
          </table:table-cell>
          <table:table-cell table:number-columns-repeated="3"/>
          <table:table-cell table:formula="of:=[.$B$42]/[.$B$40]-[.A190]/[.$B$39]" office:value-type="float" office:value="2.75">
            <text:p>2,75</text:p>
          </table:table-cell>
          <table:table-cell table:number-columns-repeated="1010"/>
        </table:table-row>
        <table:table-row table:style-name="ro1">
          <table:table-cell table:formula="of:=[.A190]" office:value-type="float" office:value="14">
            <text:p>14</text:p>
          </table:table-cell>
          <table:table-cell table:formula="of:=[.B190]+1" office:value-type="float" office:value="1">
            <text:p>1</text:p>
          </table:table-cell>
          <table:table-cell table:formula="of:=IF([.A191]&gt;1;[.$B$38]/(([.A191] - 1)*[.$B$37]);0)" office:value-type="float" office:value="0.384615384615385">
            <text:p>0,3846153846</text:p>
          </table:table-cell>
          <table:table-cell table:formula="of:=[.D190]" office:value-type="float" office:value="15.9006687756688">
            <text:p>15,9006687757</text:p>
          </table:table-cell>
          <table:table-cell table:formula="of:=[.$B$40]/([.A191]*[.$B$37]+([.B191]-1)*[.$B$39])" office:value-type="float" office:value="1.14285714285714">
            <text:p>1,1428571429</text:p>
          </table:table-cell>
          <table:table-cell table:formula="of:=[.F190]+[.E191]" office:value-type="float" office:value="1.14285714285714">
            <text:p>1,1428571429</text:p>
          </table:table-cell>
          <table:table-cell/>
          <table:table-cell table:formula="of:=[.$B$42]/([.A191]*[.$B$37]+[.B191]*[.$B$39])" office:value-type="float" office:value="5.55555555555556">
            <text:p>5,5555555556</text:p>
          </table:table-cell>
          <table:table-cell table:formula="of:=[.H191]+[.F191]+[.D191]" office:value-type="float" office:value="22.5990814740815">
            <text:p>22,5990814741</text:p>
          </table:table-cell>
          <table:table-cell table:number-columns-repeated="1014"/>
        </table:table-row>
        <table:table-row table:style-name="ro1">
          <table:table-cell table:style-name="ce5" table:formula="of:=[.A191]" office:value-type="float" office:value="14">
            <text:p>14</text:p>
          </table:table-cell>
          <table:table-cell table:style-name="ce14" table:formula="of:=[.B191]+1" office:value-type="float" office:value="2">
            <text:p>2</text:p>
          </table:table-cell>
          <table:table-cell table:style-name="ce14" table:formula="of:=IF([.A192]&gt;1;[.$B$38]/(([.A192] - 1)*[.$B$37]);0)" office:value-type="float" office:value="0.384615384615385">
            <text:p>0,3846153846</text:p>
          </table:table-cell>
          <table:table-cell table:style-name="ce14" table:formula="of:=[.D191]" office:value-type="float" office:value="15.9006687756688">
            <text:p>15,9006687757</text:p>
          </table:table-cell>
          <table:table-cell table:style-name="ce14" table:formula="of:=[.$B$40]/([.A192]*[.$B$37]+([.B192]-1)*[.$B$39])" office:value-type="float" office:value="0.888888888888889">
            <text:p>0,8888888889</text:p>
          </table:table-cell>
          <table:table-cell table:style-name="ce14" table:formula="of:=[.F191]+[.E192]" office:value-type="float" office:value="2.03174603174603">
            <text:p>2,0317460317</text:p>
          </table:table-cell>
          <table:table-cell table:style-name="ce14"/>
          <table:table-cell table:style-name="ce14" table:formula="of:=[.$B$42]/([.A192]*[.$B$37]+[.B192]*[.$B$39])" office:value-type="float" office:value="4.54545454545455">
            <text:p>4,5454545455</text:p>
          </table:table-cell>
          <table:table-cell table:style-name="ce28" table:formula="of:=[.H192]+[.F192]+[.D192]" office:value-type="float" office:value="22.4778693528693">
            <text:p>22,4778693529</text:p>
          </table:table-cell>
          <table:table-cell table:number-columns-repeated="1014"/>
        </table:table-row>
        <table:table-row table:style-name="ro1">
          <table:table-cell table:formula="of:=[.A192]" office:value-type="float" office:value="14">
            <text:p>14</text:p>
          </table:table-cell>
          <table:table-cell table:formula="of:=[.B192]+1" office:value-type="float" office:value="3">
            <text:p>3</text:p>
          </table:table-cell>
          <table:table-cell table:formula="of:=IF([.A193]&gt;1;[.$B$38]/(([.A193] - 1)*[.$B$37]);0)" office:value-type="float" office:value="0.384615384615385">
            <text:p>0,3846153846</text:p>
          </table:table-cell>
          <table:table-cell table:formula="of:=[.D192]" office:value-type="float" office:value="15.9006687756688">
            <text:p>15,9006687757</text:p>
          </table:table-cell>
          <table:table-cell table:formula="of:=[.$B$40]/([.A193]*[.$B$37]+([.B193]-1)*[.$B$39])" office:value-type="float" office:value="0.727272727272727">
            <text:p>0,7272727273</text:p>
          </table:table-cell>
          <table:table-cell table:formula="of:=[.F192]+[.E193]" office:value-type="float" office:value="2.75901875901876">
            <text:p>2,759018759</text:p>
          </table:table-cell>
          <table:table-cell/>
          <table:table-cell table:formula="of:=[.$B$42]/([.A193]*[.$B$37]+[.B193]*[.$B$39])" office:value-type="float" office:value="3.84615384615385">
            <text:p>3,8461538462</text:p>
          </table:table-cell>
          <table:table-cell table:formula="of:=[.H193]+[.F193]+[.D193]" office:value-type="float" office:value="22.5058413808414">
            <text:p>22,5058413808</text:p>
          </table:table-cell>
          <table:table-cell table:number-columns-repeated="1014"/>
        </table:table-row>
        <table:table-row table:style-name="ro1">
          <table:table-cell table:formula="of:=[.A193]" office:value-type="float" office:value="14">
            <text:p>14</text:p>
          </table:table-cell>
          <table:table-cell table:formula="of:=[.B193]+1" office:value-type="float" office:value="4">
            <text:p>4</text:p>
          </table:table-cell>
          <table:table-cell table:formula="of:=IF([.A194]&gt;1;[.$B$38]/(([.A194] - 1)*[.$B$37]);0)" office:value-type="float" office:value="0.384615384615385">
            <text:p>0,3846153846</text:p>
          </table:table-cell>
          <table:table-cell table:formula="of:=[.D193]" office:value-type="float" office:value="15.9006687756688">
            <text:p>15,9006687757</text:p>
          </table:table-cell>
          <table:table-cell table:formula="of:=[.$B$40]/([.A194]*[.$B$37]+([.B194]-1)*[.$B$39])" office:value-type="float" office:value="0.615384615384615">
            <text:p>0,6153846154</text:p>
          </table:table-cell>
          <table:table-cell table:formula="of:=[.F193]+[.E194]" office:value-type="float" office:value="3.37440337440337">
            <text:p>3,3744033744</text:p>
          </table:table-cell>
          <table:table-cell/>
          <table:table-cell table:formula="of:=[.$B$42]/([.A194]*[.$B$37]+[.B194]*[.$B$39])" office:value-type="float" office:value="3.33333333333333">
            <text:p>3,3333333333</text:p>
          </table:table-cell>
          <table:table-cell table:formula="of:=[.H194]+[.F194]+[.D194]" office:value-type="float" office:value="22.6084054834055">
            <text:p>22,6084054834</text:p>
          </table:table-cell>
          <table:table-cell table:number-columns-repeated="1014"/>
        </table:table-row>
        <table:table-row table:style-name="ro1">
          <table:table-cell table:formula="of:=[.A194]" office:value-type="float" office:value="14">
            <text:p>14</text:p>
          </table:table-cell>
          <table:table-cell table:formula="of:=[.B194]+1" office:value-type="float" office:value="5">
            <text:p>5</text:p>
          </table:table-cell>
          <table:table-cell table:formula="of:=IF([.A195]&gt;1;[.$B$38]/(([.A195] - 1)*[.$B$37]);0)" office:value-type="float" office:value="0.384615384615385">
            <text:p>0,3846153846</text:p>
          </table:table-cell>
          <table:table-cell table:formula="of:=[.D194]" office:value-type="float" office:value="15.9006687756688">
            <text:p>15,9006687757</text:p>
          </table:table-cell>
          <table:table-cell table:formula="of:=[.$B$40]/([.A195]*[.$B$37]+([.B195]-1)*[.$B$39])" office:value-type="float" office:value="0.533333333333333">
            <text:p>0,5333333333</text:p>
          </table:table-cell>
          <table:table-cell table:formula="of:=[.F194]+[.E195]" office:value-type="float" office:value="3.90773670773671">
            <text:p>3,9077367077</text:p>
          </table:table-cell>
          <table:table-cell/>
          <table:table-cell table:formula="of:=[.$B$42]/([.A195]*[.$B$37]+[.B195]*[.$B$39])" office:value-type="float" office:value="2.94117647058824">
            <text:p>2,9411764706</text:p>
          </table:table-cell>
          <table:table-cell table:formula="of:=[.H195]+[.F195]+[.D195]" office:value-type="float" office:value="22.7495819539937">
            <text:p>22,749581954</text:p>
          </table:table-cell>
          <table:table-cell table:number-columns-repeated="1014"/>
        </table:table-row>
        <table:table-row table:style-name="ro1">
          <table:table-cell table:formula="of:=[.A195]" office:value-type="float" office:value="14">
            <text:p>14</text:p>
          </table:table-cell>
          <table:table-cell table:formula="of:=[.B195]+1" office:value-type="float" office:value="6">
            <text:p>6</text:p>
          </table:table-cell>
          <table:table-cell table:formula="of:=IF([.A196]&gt;1;[.$B$38]/(([.A196] - 1)*[.$B$37]);0)" office:value-type="float" office:value="0.384615384615385">
            <text:p>0,3846153846</text:p>
          </table:table-cell>
          <table:table-cell table:formula="of:=[.D195]" office:value-type="float" office:value="15.9006687756688">
            <text:p>15,9006687757</text:p>
          </table:table-cell>
          <table:table-cell table:formula="of:=[.$B$40]/([.A196]*[.$B$37]+([.B196]-1)*[.$B$39])" office:value-type="float" office:value="0.470588235294118">
            <text:p>0,4705882353</text:p>
          </table:table-cell>
          <table:table-cell table:formula="of:=[.F195]+[.E196]" office:value-type="float" office:value="4.37832494303083">
            <text:p>4,378324943</text:p>
          </table:table-cell>
          <table:table-cell/>
          <table:table-cell table:formula="of:=[.$B$42]/([.A196]*[.$B$37]+[.B196]*[.$B$39])" office:value-type="float" office:value="2.63157894736842">
            <text:p>2,6315789474</text:p>
          </table:table-cell>
          <table:table-cell table:formula="of:=[.H196]+[.F196]+[.D196]" office:value-type="float" office:value="22.910572666068">
            <text:p>22,9105726661</text:p>
          </table:table-cell>
          <table:table-cell table:number-columns-repeated="1014"/>
        </table:table-row>
        <table:table-row table:style-name="ro1">
          <table:table-cell table:formula="of:=[.A196]" office:value-type="float" office:value="14">
            <text:p>14</text:p>
          </table:table-cell>
          <table:table-cell table:formula="of:=[.B196]+1" office:value-type="float" office:value="7">
            <text:p>7</text:p>
          </table:table-cell>
          <table:table-cell table:formula="of:=IF([.A197]&gt;1;[.$B$38]/(([.A197] - 1)*[.$B$37]);0)" office:value-type="float" office:value="0.384615384615385">
            <text:p>0,3846153846</text:p>
          </table:table-cell>
          <table:table-cell table:formula="of:=[.D196]" office:value-type="float" office:value="15.9006687756688">
            <text:p>15,9006687757</text:p>
          </table:table-cell>
          <table:table-cell table:formula="of:=[.$B$40]/([.A197]*[.$B$37]+([.B197]-1)*[.$B$39])" office:value-type="float" office:value="0.421052631578947">
            <text:p>0,4210526316</text:p>
          </table:table-cell>
          <table:table-cell table:formula="of:=[.F196]+[.E197]" office:value-type="float" office:value="4.79937757460977">
            <text:p>4,7993775746</text:p>
          </table:table-cell>
          <table:table-cell/>
          <table:table-cell table:formula="of:=[.$B$42]/([.A197]*[.$B$37]+[.B197]*[.$B$39])" office:value-type="float" office:value="2.38095238095238">
            <text:p>2,380952381</text:p>
          </table:table-cell>
          <table:table-cell table:formula="of:=[.H197]+[.F197]+[.D197]" office:value-type="float" office:value="23.0809987312309">
            <text:p>23,0809987312</text:p>
          </table:table-cell>
          <table:table-cell table:number-columns-repeated="1014"/>
        </table:table-row>
        <table:table-row table:style-name="ro1">
          <table:table-cell table:formula="of:=[.A197]" office:value-type="float" office:value="14">
            <text:p>14</text:p>
          </table:table-cell>
          <table:table-cell table:formula="of:=[.B197]+1" office:value-type="float" office:value="8">
            <text:p>8</text:p>
          </table:table-cell>
          <table:table-cell table:formula="of:=IF([.A198]&gt;1;[.$B$38]/(([.A198] - 1)*[.$B$37]);0)" office:value-type="float" office:value="0.384615384615385">
            <text:p>0,3846153846</text:p>
          </table:table-cell>
          <table:table-cell table:formula="of:=[.D197]" office:value-type="float" office:value="15.9006687756688">
            <text:p>15,9006687757</text:p>
          </table:table-cell>
          <table:table-cell table:formula="of:=[.$B$40]/([.A198]*[.$B$37]+([.B198]-1)*[.$B$39])" office:value-type="float" office:value="0.380952380952381">
            <text:p>0,380952381</text:p>
          </table:table-cell>
          <table:table-cell table:formula="of:=[.F197]+[.E198]" office:value-type="float" office:value="5.18032995556215">
            <text:p>5,1803299556</text:p>
          </table:table-cell>
          <table:table-cell/>
          <table:table-cell table:formula="of:=[.$B$42]/([.A198]*[.$B$37]+[.B198]*[.$B$39])" office:value-type="float" office:value="2.17391304347826">
            <text:p>2,1739130435</text:p>
          </table:table-cell>
          <table:table-cell table:formula="of:=[.H198]+[.F198]+[.D198]" office:value-type="float" office:value="23.2549117747092">
            <text:p>23,2549117747</text:p>
          </table:table-cell>
          <table:table-cell table:number-columns-repeated="1014"/>
        </table:table-row>
        <table:table-row table:style-name="ro1">
          <table:table-cell table:formula="of:=[.A198]" office:value-type="float" office:value="14">
            <text:p>14</text:p>
          </table:table-cell>
          <table:table-cell table:formula="of:=[.B198]+1" office:value-type="float" office:value="9">
            <text:p>9</text:p>
          </table:table-cell>
          <table:table-cell table:formula="of:=IF([.A199]&gt;1;[.$B$38]/(([.A199] - 1)*[.$B$37]);0)" office:value-type="float" office:value="0.384615384615385">
            <text:p>0,3846153846</text:p>
          </table:table-cell>
          <table:table-cell table:formula="of:=[.D198]" office:value-type="float" office:value="15.9006687756688">
            <text:p>15,9006687757</text:p>
          </table:table-cell>
          <table:table-cell table:formula="of:=[.$B$40]/([.A199]*[.$B$37]+([.B199]-1)*[.$B$39])" office:value-type="float" office:value="0.347826086956522">
            <text:p>0,347826087</text:p>
          </table:table-cell>
          <table:table-cell table:formula="of:=[.F198]+[.E199]" office:value-type="float" office:value="5.52815604251868">
            <text:p>5,5281560425</text:p>
          </table:table-cell>
          <table:table-cell/>
          <table:table-cell table:formula="of:=[.$B$42]/([.A199]*[.$B$37]+[.B199]*[.$B$39])" office:value-type="float" office:value="2">
            <text:p>2</text:p>
          </table:table-cell>
          <table:table-cell table:formula="of:=[.H199]+[.F199]+[.D199]" office:value-type="float" office:value="23.4288248181875">
            <text:p>23,4288248182</text:p>
          </table:table-cell>
          <table:table-cell table:number-columns-repeated="1014"/>
        </table:table-row>
        <table:table-row table:style-name="ro1">
          <table:table-cell table:style-name="ce7" table:formula="of:=[.A199]" office:value-type="float" office:value="14">
            <text:p>14</text:p>
          </table:table-cell>
          <table:table-cell table:style-name="ce16" table:formula="of:=[.B199]+1" office:value-type="float" office:value="10">
            <text:p>10</text:p>
          </table:table-cell>
          <table:table-cell table:style-name="ce16" table:formula="of:=IF([.A200]&gt;1;[.$B$38]/(([.A200] - 1)*[.$B$37]);0)" office:value-type="float" office:value="0.384615384615385">
            <text:p>0,3846153846</text:p>
          </table:table-cell>
          <table:table-cell table:style-name="ce16" table:formula="of:=[.D199]" office:value-type="float" office:value="15.9006687756688">
            <text:p>15,9006687757</text:p>
          </table:table-cell>
          <table:table-cell table:style-name="ce16" table:formula="of:=[.$B$40]/([.A200]*[.$B$37]+([.B200]-1)*[.$B$39])" office:value-type="float" office:value="0.32">
            <text:p>0,32</text:p>
          </table:table-cell>
          <table:table-cell table:style-name="ce16" table:formula="of:=[.F199]+[.E200]" office:value-type="float" office:value="5.84815604251868">
            <text:p>5,8481560425</text:p>
          </table:table-cell>
          <table:table-cell table:style-name="ce16"/>
          <table:table-cell table:style-name="ce16" table:formula="of:=[.$B$42]/([.A200]*[.$B$37]+[.B200]*[.$B$39])" office:value-type="float" office:value="1.85185185185185">
            <text:p>1,8518518519</text:p>
          </table:table-cell>
          <table:table-cell table:style-name="ce30" table:formula="of:=[.H200]+[.F200]+[.D200]" office:value-type="float" office:value="23.6006766700393">
            <text:p>23,60067667</text:p>
          </table:table-cell>
          <table:table-cell table:number-columns-repeated="1014"/>
        </table:table-row>
        <table:table-row table:style-name="ro1" table:number-rows-repeated="3">
          <table:table-cell table:style-name="Default"/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" office:value-type="string">
            <text:p>2 sources</text:p>
          </table:table-cell>
          <table:table-cell/>
          <table:table-cell table:style-name="ce22" office:value-type="string">
            <text:p>Price per credit for S2 &gt; S1</text:p>
          </table:table-cell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 table:style-name="ce2" office:value-type="string">
            <text:p>G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redits / s</text:p>
          </table:table-cell>
          <table:table-cell office:value-type="string">
            <text:p>Price / Credit</text:p>
          </table:table-cell>
          <table:table-cell table:formula="of:=[.B207]/[.B206]" office:value-type="float" office:value="5">
            <text:p>5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2" office:value-type="string">
            <text:p>P1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credits</text:p>
          </table:table-cell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ce2" office:value-type="string">
            <text:p>G2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credits / s</text:p>
          </table:table-cell>
          <table:table-cell office:value-type="string">
            <text:p>Price / Credit</text:p>
          </table:table-cell>
          <table:table-cell table:formula="of:=[.B209]/[.B208]" office:value-type="float" office:value="5.25">
            <text:p>5,25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2" office:value-type="string">
            <text:p>P2</text:p>
          </table:table-cell>
          <table:table-cell table:style-name="ce2" office:value-type="float" office:value="21">
            <text:p>21</text:p>
          </table:table-cell>
          <table:table-cell table:style-name="ce2" office:value-type="string">
            <text:p>credits</text:p>
          </table:table-cell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ce2" table:number-columns-repeated="3"/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ce2" office:value-type="string">
            <text:p>Total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credits</text:p>
          </table:table-cell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 table:style-name="Default" office:value-type="string">
            <text:p>Question: Where it starts to be better to buy S2?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 table:style-name="Default" office:value-type="string">
            <text:p>N1</text:p>
          </table:table-cell>
          <table:table-cell office:value-type="string">
            <text:p>N2</text:p>
          </table:table-cell>
          <table:table-cell office:value-type="string">
            <text:p>Time for N1th</text:p>
          </table:table-cell>
          <table:table-cell office:value-type="string">
            <text:p>Time to N1</text:p>
          </table:table-cell>
          <table:table-cell office:value-type="string">
            <text:p>Time for N2th</text:p>
          </table:table-cell>
          <table:table-cell office:value-type="string">
            <text:p>Time to N2</text:p>
          </table:table-cell>
          <table:table-cell office:value-type="string">
            <text:p>Time to gen G2</text:p>
          </table:table-cell>
          <table:table-cell office:value-type="string">
            <text:p>Time for total</text:p>
          </table:table-cell>
          <table:table-cell table:style-name="ce25" office:value-type="string">
            <text:p>Total time</text:p>
          </table:table-cell>
          <table:table-cell/>
          <table:table-cell office:value-type="string">
            <text:p>N2min = T / P2 – N1 / G2 =</text:p>
          </table:table-cell>
          <table:table-cell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table:formula="of:=IF([.A216]&gt;1;[.$B$207]/(([.A216] - 1)*[.$B$206]);0)" office:value-type="float" office:value="0">
            <text:p>0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/>
          <table:table-cell table:style-name="ce13" table:formula="of:=[.$B$211]/([.A216]*[.$B$206]+[.B216]*[.$B$208])" office:value-type="float" office:value="100">
            <text:p>100</text:p>
          </table:table-cell>
          <table:table-cell table:style-name="ce26" table:formula="of:=[.H216]+[.F216]+[.D216]" office:value-type="float" office:value="100">
            <text:p>100</text:p>
          </table:table-cell>
          <table:table-cell table:number-columns-repeated="3"/>
          <table:table-cell table:formula="of:=[.$B$211]/[.$B$209]-[.A216]/[.$B$208]" office:value-type="float" office:value="4.51190476190476">
            <text:p>4,5119047619</text:p>
          </table:table-cell>
          <table:table-cell table:number-columns-repeated="1010"/>
        </table:table-row>
        <table:table-row table:style-name="ro1">
          <table:table-cell table:formula="of:=[.A216]" office:value-type="float" office:value="1">
            <text:p>1</text:p>
          </table:table-cell>
          <table:table-cell table:formula="of:=[.B216]+1" office:value-type="float" office:value="1">
            <text:p>1</text:p>
          </table:table-cell>
          <table:table-cell table:formula="of:=IF([.A217]&gt;1;[.$B$207]/(([.A217] - 1)*[.$B$206]);0)" office:value-type="float" office:value="0">
            <text:p>0</text:p>
          </table:table-cell>
          <table:table-cell table:formula="of:=[.D216]" office:value-type="float" office:value="0">
            <text:p>0</text:p>
          </table:table-cell>
          <table:table-cell table:formula="of:=[.$B$209]/([.A217]*[.$B$206]+([.B217]-1)*[.$B$208])" office:value-type="float" office:value="21">
            <text:p>21</text:p>
          </table:table-cell>
          <table:table-cell table:formula="of:=[.F216]+[.E217]" office:value-type="float" office:value="21">
            <text:p>21</text:p>
          </table:table-cell>
          <table:table-cell/>
          <table:table-cell table:formula="of:=[.$B$211]/([.A217]*[.$B$206]+[.B217]*[.$B$208])" office:value-type="float" office:value="20">
            <text:p>20</text:p>
          </table:table-cell>
          <table:table-cell table:formula="of:=[.H217]+[.F217]+[.D217]" office:value-type="float" office:value="41">
            <text:p>41</text:p>
          </table:table-cell>
          <table:table-cell table:number-columns-repeated="1014"/>
        </table:table-row>
        <table:table-row table:style-name="ro1">
          <table:table-cell table:formula="of:=[.A217]" office:value-type="float" office:value="1">
            <text:p>1</text:p>
          </table:table-cell>
          <table:table-cell table:formula="of:=[.B217]+1" office:value-type="float" office:value="2">
            <text:p>2</text:p>
          </table:table-cell>
          <table:table-cell table:formula="of:=IF([.A218]&gt;1;[.$B$207]/(([.A218] - 1)*[.$B$206]);0)" office:value-type="float" office:value="0">
            <text:p>0</text:p>
          </table:table-cell>
          <table:table-cell table:formula="of:=[.D217]" office:value-type="float" office:value="0">
            <text:p>0</text:p>
          </table:table-cell>
          <table:table-cell table:formula="of:=[.$B$209]/([.A218]*[.$B$206]+([.B218]-1)*[.$B$208])" office:value-type="float" office:value="4.2">
            <text:p>4,2</text:p>
          </table:table-cell>
          <table:table-cell table:formula="of:=[.F217]+[.E218]" office:value-type="float" office:value="25.2">
            <text:p>25,2</text:p>
          </table:table-cell>
          <table:table-cell/>
          <table:table-cell table:formula="of:=[.$B$211]/([.A218]*[.$B$206]+[.B218]*[.$B$208])" office:value-type="float" office:value="11.1111111111111">
            <text:p>11,1111111111</text:p>
          </table:table-cell>
          <table:table-cell table:formula="of:=[.H218]+[.F218]+[.D218]" office:value-type="float" office:value="36.3111111111111">
            <text:p>36,3111111111</text:p>
          </table:table-cell>
          <table:table-cell table:number-columns-repeated="1014"/>
        </table:table-row>
        <table:table-row table:style-name="ro1">
          <table:table-cell table:formula="of:=[.A218]" office:value-type="float" office:value="1">
            <text:p>1</text:p>
          </table:table-cell>
          <table:table-cell table:formula="of:=[.B218]+1" office:value-type="float" office:value="3">
            <text:p>3</text:p>
          </table:table-cell>
          <table:table-cell table:formula="of:=IF([.A219]&gt;1;[.$B$207]/(([.A219] - 1)*[.$B$206]);0)" office:value-type="float" office:value="0">
            <text:p>0</text:p>
          </table:table-cell>
          <table:table-cell table:formula="of:=[.D218]" office:value-type="float" office:value="0">
            <text:p>0</text:p>
          </table:table-cell>
          <table:table-cell table:formula="of:=[.$B$209]/([.A219]*[.$B$206]+([.B219]-1)*[.$B$208])" office:value-type="float" office:value="2.33333333333333">
            <text:p>2,3333333333</text:p>
          </table:table-cell>
          <table:table-cell table:formula="of:=[.F218]+[.E219]" office:value-type="float" office:value="27.5333333333333">
            <text:p>27,5333333333</text:p>
          </table:table-cell>
          <table:table-cell/>
          <table:table-cell table:formula="of:=[.$B$211]/([.A219]*[.$B$206]+[.B219]*[.$B$208])" office:value-type="float" office:value="7.69230769230769">
            <text:p>7,6923076923</text:p>
          </table:table-cell>
          <table:table-cell table:formula="of:=[.H219]+[.F219]+[.D219]" office:value-type="float" office:value="35.225641025641">
            <text:p>35,2256410256</text:p>
          </table:table-cell>
          <table:table-cell table:number-columns-repeated="1014"/>
        </table:table-row>
        <table:table-row table:style-name="ro1">
          <table:table-cell table:style-name="ce5" table:formula="of:=[.A219]" office:value-type="float" office:value="1">
            <text:p>1</text:p>
          </table:table-cell>
          <table:table-cell table:style-name="ce14" table:formula="of:=[.B219]+1" office:value-type="float" office:value="4">
            <text:p>4</text:p>
          </table:table-cell>
          <table:table-cell table:style-name="ce14" table:formula="of:=IF([.A220]&gt;1;[.$B$207]/(([.A220] - 1)*[.$B$206]);0)" office:value-type="float" office:value="0">
            <text:p>0</text:p>
          </table:table-cell>
          <table:table-cell table:style-name="ce14" table:formula="of:=[.D219]" office:value-type="float" office:value="0">
            <text:p>0</text:p>
          </table:table-cell>
          <table:table-cell table:style-name="ce14" table:formula="of:=[.$B$209]/([.A220]*[.$B$206]+([.B220]-1)*[.$B$208])" office:value-type="float" office:value="1.61538461538462">
            <text:p>1,6153846154</text:p>
          </table:table-cell>
          <table:table-cell table:style-name="ce14" table:formula="of:=[.F219]+[.E220]" office:value-type="float" office:value="29.1487179487179">
            <text:p>29,1487179487</text:p>
          </table:table-cell>
          <table:table-cell table:style-name="ce14"/>
          <table:table-cell table:style-name="ce14" table:formula="of:=[.$B$211]/([.A220]*[.$B$206]+[.B220]*[.$B$208])" office:value-type="float" office:value="5.88235294117647">
            <text:p>5,8823529412</text:p>
          </table:table-cell>
          <table:table-cell table:style-name="ce28" table:formula="of:=[.H220]+[.F220]+[.D220]" office:value-type="float" office:value="35.0310708898944">
            <text:p>35,0310708899</text:p>
          </table:table-cell>
          <table:table-cell table:number-columns-repeated="1014"/>
        </table:table-row>
        <table:table-row table:style-name="ro1">
          <table:table-cell table:style-name="ce8" table:formula="of:=[.A220]" office:value-type="float" office:value="1">
            <text:p>1</text:p>
          </table:table-cell>
          <table:table-cell table:style-name="ce17" table:formula="of:=[.B220]+1" office:value-type="float" office:value="5">
            <text:p>5</text:p>
          </table:table-cell>
          <table:table-cell table:style-name="ce17" table:formula="of:=IF([.A221]&gt;1;[.$B$207]/(([.A221] - 1)*[.$B$206]);0)" office:value-type="float" office:value="0">
            <text:p>0</text:p>
          </table:table-cell>
          <table:table-cell table:style-name="ce17" table:formula="of:=[.D220]" office:value-type="float" office:value="0">
            <text:p>0</text:p>
          </table:table-cell>
          <table:table-cell table:formula="of:=[.$B$209]/([.A221]*[.$B$206]+([.B221]-1)*[.$B$208])" office:value-type="float" office:value="1.23529411764706">
            <text:p>1,2352941176</text:p>
          </table:table-cell>
          <table:table-cell table:style-name="ce17" table:formula="of:=[.F220]+[.E221]" office:value-type="float" office:value="30.384012066365">
            <text:p>30,3840120664</text:p>
          </table:table-cell>
          <table:table-cell table:style-name="ce17"/>
          <table:table-cell table:style-name="ce17" table:formula="of:=[.$B$211]/([.A221]*[.$B$206]+[.B221]*[.$B$208])" office:value-type="float" office:value="4.76190476190476">
            <text:p>4,7619047619</text:p>
          </table:table-cell>
          <table:table-cell table:style-name="ce31" table:formula="of:=[.H221]+[.F221]+[.D221]" office:value-type="float" office:value="35.1459168282698">
            <text:p>35,1459168283</text:p>
          </table:table-cell>
          <table:table-cell table:number-columns-repeated="1014"/>
        </table:table-row>
        <table:table-row table:style-name="ro1">
          <table:table-cell table:style-name="ce10" table:formula="of:=[.A221]" office:value-type="float" office:value="1">
            <text:p>1</text:p>
          </table:table-cell>
          <table:table-cell table:style-name="ce19" table:formula="of:=[.B221]+1" office:value-type="float" office:value="6">
            <text:p>6</text:p>
          </table:table-cell>
          <table:table-cell table:style-name="ce19" table:formula="of:=IF([.A222]&gt;1;[.$B$207]/(([.A222] - 1)*[.$B$206]);0)" office:value-type="float" office:value="0">
            <text:p>0</text:p>
          </table:table-cell>
          <table:table-cell table:style-name="ce19" table:formula="of:=[.D221]" office:value-type="float" office:value="0">
            <text:p>0</text:p>
          </table:table-cell>
          <table:table-cell table:formula="of:=[.$B$209]/([.A222]*[.$B$206]+([.B222]-1)*[.$B$208])" office:value-type="float" office:value="1">
            <text:p>1</text:p>
          </table:table-cell>
          <table:table-cell table:style-name="ce19" table:formula="of:=[.F221]+[.E222]" office:value-type="float" office:value="31.384012066365">
            <text:p>31,3840120664</text:p>
          </table:table-cell>
          <table:table-cell table:style-name="ce17"/>
          <table:table-cell table:style-name="ce19" table:formula="of:=[.$B$211]/([.A222]*[.$B$206]+[.B222]*[.$B$208])" office:value-type="float" office:value="4">
            <text:p>4</text:p>
          </table:table-cell>
          <table:table-cell table:style-name="ce33" table:formula="of:=[.H222]+[.F222]+[.D222]" office:value-type="float" office:value="35.384012066365">
            <text:p>35,3840120664</text:p>
          </table:table-cell>
          <table:table-cell table:style-name="ce36" table:number-columns-repeated="4"/>
          <table:table-cell table:number-columns-repeated="1010"/>
        </table:table-row>
        <table:table-row table:style-name="ro1">
          <table:table-cell table:formula="of:=[.A222]" office:value-type="float" office:value="1">
            <text:p>1</text:p>
          </table:table-cell>
          <table:table-cell table:formula="of:=[.B222]+1" office:value-type="float" office:value="7">
            <text:p>7</text:p>
          </table:table-cell>
          <table:table-cell table:formula="of:=IF([.A223]&gt;1;[.$B$207]/(([.A223] - 1)*[.$B$206]);0)" office:value-type="float" office:value="0">
            <text:p>0</text:p>
          </table:table-cell>
          <table:table-cell table:formula="of:=[.D222]" office:value-type="float" office:value="0">
            <text:p>0</text:p>
          </table:table-cell>
          <table:table-cell table:formula="of:=[.$B$209]/([.A223]*[.$B$206]+([.B223]-1)*[.$B$208])" office:value-type="float" office:value="0.84">
            <text:p>0,84</text:p>
          </table:table-cell>
          <table:table-cell table:formula="of:=[.F222]+[.E223]" office:value-type="float" office:value="32.224012066365">
            <text:p>32,2240120664</text:p>
          </table:table-cell>
          <table:table-cell/>
          <table:table-cell table:formula="of:=[.$B$211]/([.A223]*[.$B$206]+[.B223]*[.$B$208])" office:value-type="float" office:value="3.44827586206897">
            <text:p>3,4482758621</text:p>
          </table:table-cell>
          <table:table-cell table:formula="of:=[.H223]+[.F223]+[.D223]" office:value-type="float" office:value="35.672287928434">
            <text:p>35,6722879284</text:p>
          </table:table-cell>
          <table:table-cell table:number-columns-repeated="1014"/>
        </table:table-row>
        <table:table-row table:style-name="ro1">
          <table:table-cell table:formula="of:=[.A223]" office:value-type="float" office:value="1">
            <text:p>1</text:p>
          </table:table-cell>
          <table:table-cell table:formula="of:=[.B223]+1" office:value-type="float" office:value="8">
            <text:p>8</text:p>
          </table:table-cell>
          <table:table-cell table:formula="of:=IF([.A224]&gt;1;[.$B$207]/(([.A224] - 1)*[.$B$206]);0)" office:value-type="float" office:value="0">
            <text:p>0</text:p>
          </table:table-cell>
          <table:table-cell table:formula="of:=[.D223]" office:value-type="float" office:value="0">
            <text:p>0</text:p>
          </table:table-cell>
          <table:table-cell table:formula="of:=[.$B$209]/([.A224]*[.$B$206]+([.B224]-1)*[.$B$208])" office:value-type="float" office:value="0.724137931034483">
            <text:p>0,724137931</text:p>
          </table:table-cell>
          <table:table-cell table:formula="of:=[.F223]+[.E224]" office:value-type="float" office:value="32.9481499973995">
            <text:p>32,9481499974</text:p>
          </table:table-cell>
          <table:table-cell/>
          <table:table-cell table:formula="of:=[.$B$211]/([.A224]*[.$B$206]+[.B224]*[.$B$208])" office:value-type="float" office:value="3.03030303030303">
            <text:p>3,0303030303</text:p>
          </table:table-cell>
          <table:table-cell table:formula="of:=[.H224]+[.F224]+[.D224]" office:value-type="float" office:value="35.9784530277025">
            <text:p>35,9784530277</text:p>
          </table:table-cell>
          <table:table-cell table:number-columns-repeated="1014"/>
        </table:table-row>
        <table:table-row table:style-name="ro1">
          <table:table-cell table:formula="of:=[.A224]" office:value-type="float" office:value="1">
            <text:p>1</text:p>
          </table:table-cell>
          <table:table-cell table:formula="of:=[.B224]+1" office:value-type="float" office:value="9">
            <text:p>9</text:p>
          </table:table-cell>
          <table:table-cell table:formula="of:=IF([.A225]&gt;1;[.$B$207]/(([.A225] - 1)*[.$B$206]);0)" office:value-type="float" office:value="0">
            <text:p>0</text:p>
          </table:table-cell>
          <table:table-cell table:formula="of:=[.D224]" office:value-type="float" office:value="0">
            <text:p>0</text:p>
          </table:table-cell>
          <table:table-cell table:formula="of:=[.$B$209]/([.A225]*[.$B$206]+([.B225]-1)*[.$B$208])" office:value-type="float" office:value="0.636363636363636">
            <text:p>0,6363636364</text:p>
          </table:table-cell>
          <table:table-cell table:formula="of:=[.F224]+[.E225]" office:value-type="float" office:value="33.5845136337631">
            <text:p>33,5845136338</text:p>
          </table:table-cell>
          <table:table-cell/>
          <table:table-cell table:formula="of:=[.$B$211]/([.A225]*[.$B$206]+[.B225]*[.$B$208])" office:value-type="float" office:value="2.7027027027027">
            <text:p>2,7027027027</text:p>
          </table:table-cell>
          <table:table-cell table:formula="of:=[.H225]+[.F225]+[.D225]" office:value-type="float" office:value="36.2872163364658">
            <text:p>36,2872163365</text:p>
          </table:table-cell>
          <table:table-cell table:number-columns-repeated="1014"/>
        </table:table-row>
        <table:table-row table:style-name="ro1">
          <table:table-cell table:style-name="ce7" table:formula="of:=[.A225]" office:value-type="float" office:value="1">
            <text:p>1</text:p>
          </table:table-cell>
          <table:table-cell table:style-name="ce16" table:formula="of:=[.B225]+1" office:value-type="float" office:value="10">
            <text:p>10</text:p>
          </table:table-cell>
          <table:table-cell table:style-name="ce16" table:formula="of:=IF([.A226]&gt;1;[.$B$207]/(([.A226] - 1)*[.$B$206]);0)" office:value-type="float" office:value="0">
            <text:p>0</text:p>
          </table:table-cell>
          <table:table-cell table:style-name="ce16" table:formula="of:=[.D225]" office:value-type="float" office:value="0">
            <text:p>0</text:p>
          </table:table-cell>
          <table:table-cell table:style-name="ce16" table:formula="of:=[.$B$209]/([.A226]*[.$B$206]+([.B226]-1)*[.$B$208])" office:value-type="float" office:value="0.567567567567568">
            <text:p>0,5675675676</text:p>
          </table:table-cell>
          <table:table-cell table:style-name="ce16" table:formula="of:=[.F225]+[.E226]" office:value-type="float" office:value="34.1520812013307">
            <text:p>34,1520812013</text:p>
          </table:table-cell>
          <table:table-cell table:style-name="ce16"/>
          <table:table-cell table:style-name="ce16" table:formula="of:=[.$B$211]/([.A226]*[.$B$206]+[.B226]*[.$B$208])" office:value-type="float" office:value="2.4390243902439">
            <text:p>2,4390243902</text:p>
          </table:table-cell>
          <table:table-cell table:style-name="ce30" table:formula="of:=[.H226]+[.F226]+[.D226]" office:value-type="float" office:value="36.5911055915746">
            <text:p>36,5911055916</text:p>
          </table:table-cell>
          <table:table-cell table:number-columns-repeated="1014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13" table:formula="of:=IF([.A227]&gt;1;[.$B$207]/(([.A227] - 1)*[.$B$206]);0)" office:value-type="float" office:value="5">
            <text:p>5</text:p>
          </table:table-cell>
          <table:table-cell table:style-name="ce13" table:formula="of:=[.D216]+[.C227]" office:value-type="float" office:value="5">
            <text:p>5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/>
          <table:table-cell table:style-name="ce13" table:formula="of:=[.$B$211]/([.A227]*[.$B$206]+[.B227]*[.$B$208])" office:value-type="float" office:value="50">
            <text:p>50</text:p>
          </table:table-cell>
          <table:table-cell table:style-name="ce26" table:formula="of:=[.H227]+[.F227]+[.D227]" office:value-type="float" office:value="55">
            <text:p>55</text:p>
          </table:table-cell>
          <table:table-cell table:number-columns-repeated="3"/>
          <table:table-cell table:formula="of:=[.$B$211]/[.$B$209]-[.A227]/[.$B$208]" office:value-type="float" office:value="4.26190476190476">
            <text:p>4,2619047619</text:p>
          </table:table-cell>
          <table:table-cell table:number-columns-repeated="1010"/>
        </table:table-row>
        <table:table-row table:style-name="ro1">
          <table:table-cell table:formula="of:=[.A227]" office:value-type="float" office:value="2">
            <text:p>2</text:p>
          </table:table-cell>
          <table:table-cell table:formula="of:=[.B227]+1" office:value-type="float" office:value="1">
            <text:p>1</text:p>
          </table:table-cell>
          <table:table-cell table:formula="of:=IF([.A228]&gt;1;[.$B$207]/(([.A228] - 1)*[.$B$206]);0)" office:value-type="float" office:value="5">
            <text:p>5</text:p>
          </table:table-cell>
          <table:table-cell table:formula="of:=[.D227]" office:value-type="float" office:value="5">
            <text:p>5</text:p>
          </table:table-cell>
          <table:table-cell table:formula="of:=[.$B$209]/([.A228]*[.$B$206]+([.B228]-1)*[.$B$208])" office:value-type="float" office:value="10.5">
            <text:p>10,5</text:p>
          </table:table-cell>
          <table:table-cell table:formula="of:=[.F227]+[.E228]" office:value-type="float" office:value="10.5">
            <text:p>10,5</text:p>
          </table:table-cell>
          <table:table-cell/>
          <table:table-cell table:formula="of:=[.$B$211]/([.A228]*[.$B$206]+[.B228]*[.$B$208])" office:value-type="float" office:value="16.6666666666667">
            <text:p>16,6666666667</text:p>
          </table:table-cell>
          <table:table-cell table:formula="of:=[.H228]+[.F228]+[.D228]" office:value-type="float" office:value="32.1666666666667">
            <text:p>32,1666666667</text:p>
          </table:table-cell>
          <table:table-cell table:number-columns-repeated="1014"/>
        </table:table-row>
        <table:table-row table:style-name="ro1">
          <table:table-cell table:formula="of:=[.A228]" office:value-type="float" office:value="2">
            <text:p>2</text:p>
          </table:table-cell>
          <table:table-cell table:formula="of:=[.B228]+1" office:value-type="float" office:value="2">
            <text:p>2</text:p>
          </table:table-cell>
          <table:table-cell table:formula="of:=IF([.A229]&gt;1;[.$B$207]/(([.A229] - 1)*[.$B$206]);0)" office:value-type="float" office:value="5">
            <text:p>5</text:p>
          </table:table-cell>
          <table:table-cell table:formula="of:=[.D228]" office:value-type="float" office:value="5">
            <text:p>5</text:p>
          </table:table-cell>
          <table:table-cell table:formula="of:=[.$B$209]/([.A229]*[.$B$206]+([.B229]-1)*[.$B$208])" office:value-type="float" office:value="3.5">
            <text:p>3,5</text:p>
          </table:table-cell>
          <table:table-cell table:formula="of:=[.F228]+[.E229]" office:value-type="float" office:value="14">
            <text:p>14</text:p>
          </table:table-cell>
          <table:table-cell/>
          <table:table-cell table:formula="of:=[.$B$211]/([.A229]*[.$B$206]+[.B229]*[.$B$208])" office:value-type="float" office:value="10">
            <text:p>10</text:p>
          </table:table-cell>
          <table:table-cell table:formula="of:=[.H229]+[.F229]+[.D229]" office:value-type="float" office:value="29">
            <text:p>29</text:p>
          </table:table-cell>
          <table:table-cell table:number-columns-repeated="1014"/>
        </table:table-row>
        <table:table-row table:style-name="ro1">
          <table:table-cell table:formula="of:=[.A229]" office:value-type="float" office:value="2">
            <text:p>2</text:p>
          </table:table-cell>
          <table:table-cell table:formula="of:=[.B229]+1" office:value-type="float" office:value="3">
            <text:p>3</text:p>
          </table:table-cell>
          <table:table-cell table:formula="of:=IF([.A230]&gt;1;[.$B$207]/(([.A230] - 1)*[.$B$206]);0)" office:value-type="float" office:value="5">
            <text:p>5</text:p>
          </table:table-cell>
          <table:table-cell table:formula="of:=[.D229]" office:value-type="float" office:value="5">
            <text:p>5</text:p>
          </table:table-cell>
          <table:table-cell table:formula="of:=[.$B$209]/([.A230]*[.$B$206]+([.B230]-1)*[.$B$208])" office:value-type="float" office:value="2.1">
            <text:p>2,1</text:p>
          </table:table-cell>
          <table:table-cell table:formula="of:=[.F229]+[.E230]" office:value-type="float" office:value="16.1">
            <text:p>16,1</text:p>
          </table:table-cell>
          <table:table-cell/>
          <table:table-cell table:formula="of:=[.$B$211]/([.A230]*[.$B$206]+[.B230]*[.$B$208])" office:value-type="float" office:value="7.14285714285714">
            <text:p>7,1428571429</text:p>
          </table:table-cell>
          <table:table-cell table:formula="of:=[.H230]+[.F230]+[.D230]" office:value-type="float" office:value="28.2428571428571">
            <text:p>28,2428571429</text:p>
          </table:table-cell>
          <table:table-cell table:number-columns-repeated="1014"/>
        </table:table-row>
        <table:table-row table:style-name="ro1">
          <table:table-cell table:style-name="ce5" table:formula="of:=[.A230]" office:value-type="float" office:value="2">
            <text:p>2</text:p>
          </table:table-cell>
          <table:table-cell table:style-name="ce14" table:formula="of:=[.B230]+1" office:value-type="float" office:value="4">
            <text:p>4</text:p>
          </table:table-cell>
          <table:table-cell table:style-name="ce14" table:formula="of:=IF([.A231]&gt;1;[.$B$207]/(([.A231] - 1)*[.$B$206]);0)" office:value-type="float" office:value="5">
            <text:p>5</text:p>
          </table:table-cell>
          <table:table-cell table:style-name="ce14" table:formula="of:=[.D230]" office:value-type="float" office:value="5">
            <text:p>5</text:p>
          </table:table-cell>
          <table:table-cell table:style-name="ce14" table:formula="of:=[.$B$209]/([.A231]*[.$B$206]+([.B231]-1)*[.$B$208])" office:value-type="float" office:value="1.5">
            <text:p>1,5</text:p>
          </table:table-cell>
          <table:table-cell table:style-name="ce14" table:formula="of:=[.F230]+[.E231]" office:value-type="float" office:value="17.6">
            <text:p>17,6</text:p>
          </table:table-cell>
          <table:table-cell table:style-name="ce14"/>
          <table:table-cell table:style-name="ce14" table:formula="of:=[.$B$211]/([.A231]*[.$B$206]+[.B231]*[.$B$208])" office:value-type="float" office:value="5.55555555555556">
            <text:p>5,5555555556</text:p>
          </table:table-cell>
          <table:table-cell table:style-name="ce28" table:formula="of:=[.H231]+[.F231]+[.D231]" office:value-type="float" office:value="28.1555555555556">
            <text:p>28,1555555556</text:p>
          </table:table-cell>
          <table:table-cell table:number-columns-repeated="1014"/>
        </table:table-row>
        <table:table-row table:style-name="ro1">
          <table:table-cell table:style-name="ce8" table:formula="of:=[.A231]" office:value-type="float" office:value="2">
            <text:p>2</text:p>
          </table:table-cell>
          <table:table-cell table:style-name="ce17" table:formula="of:=[.B231]+1" office:value-type="float" office:value="5">
            <text:p>5</text:p>
          </table:table-cell>
          <table:table-cell table:style-name="ce17" table:formula="of:=IF([.A232]&gt;1;[.$B$207]/(([.A232] - 1)*[.$B$206]);0)" office:value-type="float" office:value="5">
            <text:p>5</text:p>
          </table:table-cell>
          <table:table-cell table:style-name="ce17" table:formula="of:=[.D231]" office:value-type="float" office:value="5">
            <text:p>5</text:p>
          </table:table-cell>
          <table:table-cell table:formula="of:=[.$B$209]/([.A232]*[.$B$206]+([.B232]-1)*[.$B$208])" office:value-type="float" office:value="1.16666666666667">
            <text:p>1,1666666667</text:p>
          </table:table-cell>
          <table:table-cell table:style-name="ce17" table:formula="of:=[.F231]+[.E232]" office:value-type="float" office:value="18.7666666666667">
            <text:p>18,7666666667</text:p>
          </table:table-cell>
          <table:table-cell table:style-name="ce17"/>
          <table:table-cell table:style-name="ce17" table:formula="of:=[.$B$211]/([.A232]*[.$B$206]+[.B232]*[.$B$208])" office:value-type="float" office:value="4.54545454545455">
            <text:p>4,5454545455</text:p>
          </table:table-cell>
          <table:table-cell table:style-name="ce31" table:formula="of:=[.H232]+[.F232]+[.D232]" office:value-type="float" office:value="28.3121212121212">
            <text:p>28,3121212121</text:p>
          </table:table-cell>
          <table:table-cell table:number-columns-repeated="1014"/>
        </table:table-row>
        <table:table-row table:style-name="ro1">
          <table:table-cell table:style-name="ce10" table:formula="of:=[.A232]" office:value-type="float" office:value="2">
            <text:p>2</text:p>
          </table:table-cell>
          <table:table-cell table:style-name="ce19" table:formula="of:=[.B232]+1" office:value-type="float" office:value="6">
            <text:p>6</text:p>
          </table:table-cell>
          <table:table-cell table:style-name="ce19" table:formula="of:=IF([.A233]&gt;1;[.$B$207]/(([.A233] - 1)*[.$B$206]);0)" office:value-type="float" office:value="5">
            <text:p>5</text:p>
          </table:table-cell>
          <table:table-cell table:style-name="ce19" table:formula="of:=[.D232]" office:value-type="float" office:value="5">
            <text:p>5</text:p>
          </table:table-cell>
          <table:table-cell table:formula="of:=[.$B$209]/([.A233]*[.$B$206]+([.B233]-1)*[.$B$208])" office:value-type="float" office:value="0.954545454545455">
            <text:p>0,9545454545</text:p>
          </table:table-cell>
          <table:table-cell table:style-name="ce19" table:formula="of:=[.F232]+[.E233]" office:value-type="float" office:value="19.7212121212121">
            <text:p>19,7212121212</text:p>
          </table:table-cell>
          <table:table-cell table:style-name="ce17"/>
          <table:table-cell table:style-name="ce19" table:formula="of:=[.$B$211]/([.A233]*[.$B$206]+[.B233]*[.$B$208])" office:value-type="float" office:value="3.84615384615385">
            <text:p>3,8461538462</text:p>
          </table:table-cell>
          <table:table-cell table:style-name="ce33" table:formula="of:=[.H233]+[.F233]+[.D233]" office:value-type="float" office:value="28.567365967366">
            <text:p>28,5673659674</text:p>
          </table:table-cell>
          <table:table-cell table:style-name="ce36" table:number-columns-repeated="4"/>
          <table:table-cell table:number-columns-repeated="1010"/>
        </table:table-row>
        <table:table-row table:style-name="ro1">
          <table:table-cell table:formula="of:=[.A233]" office:value-type="float" office:value="2">
            <text:p>2</text:p>
          </table:table-cell>
          <table:table-cell table:formula="of:=[.B233]+1" office:value-type="float" office:value="7">
            <text:p>7</text:p>
          </table:table-cell>
          <table:table-cell table:formula="of:=IF([.A234]&gt;1;[.$B$207]/(([.A234] - 1)*[.$B$206]);0)" office:value-type="float" office:value="5">
            <text:p>5</text:p>
          </table:table-cell>
          <table:table-cell table:formula="of:=[.D233]" office:value-type="float" office:value="5">
            <text:p>5</text:p>
          </table:table-cell>
          <table:table-cell table:formula="of:=[.$B$209]/([.A234]*[.$B$206]+([.B234]-1)*[.$B$208])" office:value-type="float" office:value="0.807692307692308">
            <text:p>0,8076923077</text:p>
          </table:table-cell>
          <table:table-cell table:formula="of:=[.F233]+[.E234]" office:value-type="float" office:value="20.5289044289044">
            <text:p>20,5289044289</text:p>
          </table:table-cell>
          <table:table-cell/>
          <table:table-cell table:formula="of:=[.$B$211]/([.A234]*[.$B$206]+[.B234]*[.$B$208])" office:value-type="float" office:value="3.33333333333333">
            <text:p>3,3333333333</text:p>
          </table:table-cell>
          <table:table-cell table:formula="of:=[.H234]+[.F234]+[.D234]" office:value-type="float" office:value="28.8622377622378">
            <text:p>28,8622377622</text:p>
          </table:table-cell>
          <table:table-cell table:number-columns-repeated="1014"/>
        </table:table-row>
        <table:table-row table:style-name="ro1">
          <table:table-cell table:formula="of:=[.A234]" office:value-type="float" office:value="2">
            <text:p>2</text:p>
          </table:table-cell>
          <table:table-cell table:formula="of:=[.B234]+1" office:value-type="float" office:value="8">
            <text:p>8</text:p>
          </table:table-cell>
          <table:table-cell table:formula="of:=IF([.A235]&gt;1;[.$B$207]/(([.A235] - 1)*[.$B$206]);0)" office:value-type="float" office:value="5">
            <text:p>5</text:p>
          </table:table-cell>
          <table:table-cell table:formula="of:=[.D234]" office:value-type="float" office:value="5">
            <text:p>5</text:p>
          </table:table-cell>
          <table:table-cell table:formula="of:=[.$B$209]/([.A235]*[.$B$206]+([.B235]-1)*[.$B$208])" office:value-type="float" office:value="0.7">
            <text:p>0,7</text:p>
          </table:table-cell>
          <table:table-cell table:formula="of:=[.F234]+[.E235]" office:value-type="float" office:value="21.2289044289044">
            <text:p>21,2289044289</text:p>
          </table:table-cell>
          <table:table-cell/>
          <table:table-cell table:formula="of:=[.$B$211]/([.A235]*[.$B$206]+[.B235]*[.$B$208])" office:value-type="float" office:value="2.94117647058824">
            <text:p>2,9411764706</text:p>
          </table:table-cell>
          <table:table-cell table:formula="of:=[.H235]+[.F235]+[.D235]" office:value-type="float" office:value="29.1700808994927">
            <text:p>29,1700808995</text:p>
          </table:table-cell>
          <table:table-cell table:number-columns-repeated="1014"/>
        </table:table-row>
        <table:table-row table:style-name="ro1">
          <table:table-cell table:formula="of:=[.A235]" office:value-type="float" office:value="2">
            <text:p>2</text:p>
          </table:table-cell>
          <table:table-cell table:formula="of:=[.B235]+1" office:value-type="float" office:value="9">
            <text:p>9</text:p>
          </table:table-cell>
          <table:table-cell table:formula="of:=IF([.A236]&gt;1;[.$B$207]/(([.A236] - 1)*[.$B$206]);0)" office:value-type="float" office:value="5">
            <text:p>5</text:p>
          </table:table-cell>
          <table:table-cell table:formula="of:=[.D235]" office:value-type="float" office:value="5">
            <text:p>5</text:p>
          </table:table-cell>
          <table:table-cell table:formula="of:=[.$B$209]/([.A236]*[.$B$206]+([.B236]-1)*[.$B$208])" office:value-type="float" office:value="0.617647058823529">
            <text:p>0,6176470588</text:p>
          </table:table-cell>
          <table:table-cell table:formula="of:=[.F235]+[.E236]" office:value-type="float" office:value="21.846551487728">
            <text:p>21,8465514877</text:p>
          </table:table-cell>
          <table:table-cell/>
          <table:table-cell table:formula="of:=[.$B$211]/([.A236]*[.$B$206]+[.B236]*[.$B$208])" office:value-type="float" office:value="2.63157894736842">
            <text:p>2,6315789474</text:p>
          </table:table-cell>
          <table:table-cell table:formula="of:=[.H236]+[.F236]+[.D236]" office:value-type="float" office:value="29.4781304350964">
            <text:p>29,4781304351</text:p>
          </table:table-cell>
          <table:table-cell table:number-columns-repeated="1014"/>
        </table:table-row>
        <table:table-row table:style-name="ro1">
          <table:table-cell table:style-name="ce7" table:formula="of:=[.A236]" office:value-type="float" office:value="2">
            <text:p>2</text:p>
          </table:table-cell>
          <table:table-cell table:style-name="ce16" table:formula="of:=[.B236]+1" office:value-type="float" office:value="10">
            <text:p>10</text:p>
          </table:table-cell>
          <table:table-cell table:style-name="ce16" table:formula="of:=IF([.A237]&gt;1;[.$B$207]/(([.A237] - 1)*[.$B$206]);0)" office:value-type="float" office:value="5">
            <text:p>5</text:p>
          </table:table-cell>
          <table:table-cell table:style-name="ce16" table:formula="of:=[.D236]" office:value-type="float" office:value="5">
            <text:p>5</text:p>
          </table:table-cell>
          <table:table-cell table:style-name="ce16" table:formula="of:=[.$B$209]/([.A237]*[.$B$206]+([.B237]-1)*[.$B$208])" office:value-type="float" office:value="0.552631578947368">
            <text:p>0,5526315789</text:p>
          </table:table-cell>
          <table:table-cell table:style-name="ce16" table:formula="of:=[.F236]+[.E237]" office:value-type="float" office:value="22.3991830666753">
            <text:p>22,3991830667</text:p>
          </table:table-cell>
          <table:table-cell table:style-name="ce16"/>
          <table:table-cell table:style-name="ce16" table:formula="of:=[.$B$211]/([.A237]*[.$B$206]+[.B237]*[.$B$208])" office:value-type="float" office:value="2.38095238095238">
            <text:p>2,380952381</text:p>
          </table:table-cell>
          <table:table-cell table:style-name="ce30" table:formula="of:=[.H237]+[.F237]+[.D237]" office:value-type="float" office:value="29.7801354476277">
            <text:p>29,7801354476</text:p>
          </table:table-cell>
          <table:table-cell table:number-columns-repeated="1014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3" office:value-type="float" office:value="0">
            <text:p>0</text:p>
          </table:table-cell>
          <table:table-cell table:style-name="ce13" table:formula="of:=IF([.A238]&gt;1;[.$B$207]/(([.A238] - 1)*[.$B$206]);0)" office:value-type="float" office:value="2.5">
            <text:p>2,5</text:p>
          </table:table-cell>
          <table:table-cell table:style-name="ce13" table:formula="of:=[.D227]+[.C238]" office:value-type="float" office:value="7.5">
            <text:p>7,5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/>
          <table:table-cell table:style-name="ce13" table:formula="of:=[.$B$211]/([.A238]*[.$B$206]+[.B238]*[.$B$208])" office:value-type="float" office:value="33.3333333333333">
            <text:p>33,3333333333</text:p>
          </table:table-cell>
          <table:table-cell table:style-name="ce26" table:formula="of:=[.H238]+[.F238]+[.D238]" office:value-type="float" office:value="40.8333333333333">
            <text:p>40,8333333333</text:p>
          </table:table-cell>
          <table:table-cell table:number-columns-repeated="3"/>
          <table:table-cell table:formula="of:=[.$B$211]/[.$B$209]-[.A238]/[.$B$208]" office:value-type="float" office:value="4.01190476190476">
            <text:p>4,0119047619</text:p>
          </table:table-cell>
          <table:table-cell table:number-columns-repeated="1010"/>
        </table:table-row>
        <table:table-row table:style-name="ro1">
          <table:table-cell table:formula="of:=[.A238]" office:value-type="float" office:value="3">
            <text:p>3</text:p>
          </table:table-cell>
          <table:table-cell table:formula="of:=[.B238]+1" office:value-type="float" office:value="1">
            <text:p>1</text:p>
          </table:table-cell>
          <table:table-cell table:formula="of:=IF([.A239]&gt;1;[.$B$207]/(([.A239] - 1)*[.$B$206]);0)" office:value-type="float" office:value="2.5">
            <text:p>2,5</text:p>
          </table:table-cell>
          <table:table-cell table:formula="of:=[.D238]" office:value-type="float" office:value="7.5">
            <text:p>7,5</text:p>
          </table:table-cell>
          <table:table-cell table:formula="of:=[.$B$209]/([.A239]*[.$B$206]+([.B239]-1)*[.$B$208])" office:value-type="float" office:value="7">
            <text:p>7</text:p>
          </table:table-cell>
          <table:table-cell table:formula="of:=[.F238]+[.E239]" office:value-type="float" office:value="7">
            <text:p>7</text:p>
          </table:table-cell>
          <table:table-cell/>
          <table:table-cell table:formula="of:=[.$B$211]/([.A239]*[.$B$206]+[.B239]*[.$B$208])" office:value-type="float" office:value="14.2857142857143">
            <text:p>14,2857142857</text:p>
          </table:table-cell>
          <table:table-cell table:formula="of:=[.H239]+[.F239]+[.D239]" office:value-type="float" office:value="28.7857142857143">
            <text:p>28,7857142857</text:p>
          </table:table-cell>
          <table:table-cell table:number-columns-repeated="1014"/>
        </table:table-row>
        <table:table-row table:style-name="ro1">
          <table:table-cell table:formula="of:=[.A239]" office:value-type="float" office:value="3">
            <text:p>3</text:p>
          </table:table-cell>
          <table:table-cell table:formula="of:=[.B239]+1" office:value-type="float" office:value="2">
            <text:p>2</text:p>
          </table:table-cell>
          <table:table-cell table:formula="of:=IF([.A240]&gt;1;[.$B$207]/(([.A240] - 1)*[.$B$206]);0)" office:value-type="float" office:value="2.5">
            <text:p>2,5</text:p>
          </table:table-cell>
          <table:table-cell table:formula="of:=[.D239]" office:value-type="float" office:value="7.5">
            <text:p>7,5</text:p>
          </table:table-cell>
          <table:table-cell table:formula="of:=[.$B$209]/([.A240]*[.$B$206]+([.B240]-1)*[.$B$208])" office:value-type="float" office:value="3">
            <text:p>3</text:p>
          </table:table-cell>
          <table:table-cell table:formula="of:=[.F239]+[.E240]" office:value-type="float" office:value="10">
            <text:p>10</text:p>
          </table:table-cell>
          <table:table-cell/>
          <table:table-cell table:formula="of:=[.$B$211]/([.A240]*[.$B$206]+[.B240]*[.$B$208])" office:value-type="float" office:value="9.09090909090909">
            <text:p>9,0909090909</text:p>
          </table:table-cell>
          <table:table-cell table:formula="of:=[.H240]+[.F240]+[.D240]" office:value-type="float" office:value="26.5909090909091">
            <text:p>26,5909090909</text:p>
          </table:table-cell>
          <table:table-cell table:number-columns-repeated="1014"/>
        </table:table-row>
        <table:table-row table:style-name="ro1">
          <table:table-cell table:formula="of:=[.A240]" office:value-type="float" office:value="3">
            <text:p>3</text:p>
          </table:table-cell>
          <table:table-cell table:formula="of:=[.B240]+1" office:value-type="float" office:value="3">
            <text:p>3</text:p>
          </table:table-cell>
          <table:table-cell table:formula="of:=IF([.A241]&gt;1;[.$B$207]/(([.A241] - 1)*[.$B$206]);0)" office:value-type="float" office:value="2.5">
            <text:p>2,5</text:p>
          </table:table-cell>
          <table:table-cell table:formula="of:=[.D240]" office:value-type="float" office:value="7.5">
            <text:p>7,5</text:p>
          </table:table-cell>
          <table:table-cell table:formula="of:=[.$B$209]/([.A241]*[.$B$206]+([.B241]-1)*[.$B$208])" office:value-type="float" office:value="1.90909090909091">
            <text:p>1,9090909091</text:p>
          </table:table-cell>
          <table:table-cell table:formula="of:=[.F240]+[.E241]" office:value-type="float" office:value="11.9090909090909">
            <text:p>11,9090909091</text:p>
          </table:table-cell>
          <table:table-cell/>
          <table:table-cell table:formula="of:=[.$B$211]/([.A241]*[.$B$206]+[.B241]*[.$B$208])" office:value-type="float" office:value="6.66666666666667">
            <text:p>6,6666666667</text:p>
          </table:table-cell>
          <table:table-cell table:formula="of:=[.H241]+[.F241]+[.D241]" office:value-type="float" office:value="26.0757575757576">
            <text:p>26,0757575758</text:p>
          </table:table-cell>
          <table:table-cell table:number-columns-repeated="1014"/>
        </table:table-row>
        <table:table-row table:style-name="ro1">
          <table:table-cell table:style-name="ce5" table:formula="of:=[.A241]" office:value-type="float" office:value="3">
            <text:p>3</text:p>
          </table:table-cell>
          <table:table-cell table:style-name="ce14" table:formula="of:=[.B241]+1" office:value-type="float" office:value="4">
            <text:p>4</text:p>
          </table:table-cell>
          <table:table-cell table:style-name="ce14" table:formula="of:=IF([.A242]&gt;1;[.$B$207]/(([.A242] - 1)*[.$B$206]);0)" office:value-type="float" office:value="2.5">
            <text:p>2,5</text:p>
          </table:table-cell>
          <table:table-cell table:style-name="ce14" table:formula="of:=[.D241]" office:value-type="float" office:value="7.5">
            <text:p>7,5</text:p>
          </table:table-cell>
          <table:table-cell table:style-name="ce14" table:formula="of:=[.$B$209]/([.A242]*[.$B$206]+([.B242]-1)*[.$B$208])" office:value-type="float" office:value="1.4">
            <text:p>1,4</text:p>
          </table:table-cell>
          <table:table-cell table:style-name="ce14" table:formula="of:=[.F241]+[.E242]" office:value-type="float" office:value="13.3090909090909">
            <text:p>13,3090909091</text:p>
          </table:table-cell>
          <table:table-cell table:style-name="ce14"/>
          <table:table-cell table:style-name="ce14" table:formula="of:=[.$B$211]/([.A242]*[.$B$206]+[.B242]*[.$B$208])" office:value-type="float" office:value="5.26315789473684">
            <text:p>5,2631578947</text:p>
          </table:table-cell>
          <table:table-cell table:style-name="ce28" table:formula="of:=[.H242]+[.F242]+[.D242]" office:value-type="float" office:value="26.0722488038278">
            <text:p>26,0722488038</text:p>
          </table:table-cell>
          <table:table-cell table:number-columns-repeated="1014"/>
        </table:table-row>
        <table:table-row table:style-name="ro1">
          <table:table-cell table:style-name="ce8" table:formula="of:=[.A242]" office:value-type="float" office:value="3">
            <text:p>3</text:p>
          </table:table-cell>
          <table:table-cell table:style-name="ce17" table:formula="of:=[.B242]+1" office:value-type="float" office:value="5">
            <text:p>5</text:p>
          </table:table-cell>
          <table:table-cell table:style-name="ce17" table:formula="of:=IF([.A243]&gt;1;[.$B$207]/(([.A243] - 1)*[.$B$206]);0)" office:value-type="float" office:value="2.5">
            <text:p>2,5</text:p>
          </table:table-cell>
          <table:table-cell table:style-name="ce17" table:formula="of:=[.D242]" office:value-type="float" office:value="7.5">
            <text:p>7,5</text:p>
          </table:table-cell>
          <table:table-cell table:formula="of:=[.$B$209]/([.A243]*[.$B$206]+([.B243]-1)*[.$B$208])" office:value-type="float" office:value="1.10526315789474">
            <text:p>1,1052631579</text:p>
          </table:table-cell>
          <table:table-cell table:style-name="ce17" table:formula="of:=[.F242]+[.E243]" office:value-type="float" office:value="14.4143540669856">
            <text:p>14,414354067</text:p>
          </table:table-cell>
          <table:table-cell table:style-name="ce17"/>
          <table:table-cell table:style-name="ce17" table:formula="of:=[.$B$211]/([.A243]*[.$B$206]+[.B243]*[.$B$208])" office:value-type="float" office:value="4.34782608695652">
            <text:p>4,347826087</text:p>
          </table:table-cell>
          <table:table-cell table:style-name="ce31" table:formula="of:=[.H243]+[.F243]+[.D243]" office:value-type="float" office:value="26.2621801539422">
            <text:p>26,2621801539</text:p>
          </table:table-cell>
          <table:table-cell table:number-columns-repeated="1014"/>
        </table:table-row>
        <table:table-row table:style-name="ro1">
          <table:table-cell table:style-name="ce10" table:formula="of:=[.A243]" office:value-type="float" office:value="3">
            <text:p>3</text:p>
          </table:table-cell>
          <table:table-cell table:style-name="ce19" table:formula="of:=[.B243]+1" office:value-type="float" office:value="6">
            <text:p>6</text:p>
          </table:table-cell>
          <table:table-cell table:style-name="ce19" table:formula="of:=IF([.A244]&gt;1;[.$B$207]/(([.A244] - 1)*[.$B$206]);0)" office:value-type="float" office:value="2.5">
            <text:p>2,5</text:p>
          </table:table-cell>
          <table:table-cell table:style-name="ce19" table:formula="of:=[.D243]" office:value-type="float" office:value="7.5">
            <text:p>7,5</text:p>
          </table:table-cell>
          <table:table-cell table:formula="of:=[.$B$209]/([.A244]*[.$B$206]+([.B244]-1)*[.$B$208])" office:value-type="float" office:value="0.91304347826087">
            <text:p>0,9130434783</text:p>
          </table:table-cell>
          <table:table-cell table:style-name="ce19" table:formula="of:=[.F243]+[.E244]" office:value-type="float" office:value="15.3273975452465">
            <text:p>15,3273975452</text:p>
          </table:table-cell>
          <table:table-cell table:style-name="ce17"/>
          <table:table-cell table:style-name="ce19" table:formula="of:=[.$B$211]/([.A244]*[.$B$206]+[.B244]*[.$B$208])" office:value-type="float" office:value="3.7037037037037">
            <text:p>3,7037037037</text:p>
          </table:table-cell>
          <table:table-cell table:style-name="ce33" table:formula="of:=[.H244]+[.F244]+[.D244]" office:value-type="float" office:value="26.5311012489502">
            <text:p>26,531101249</text:p>
          </table:table-cell>
          <table:table-cell table:style-name="ce36" table:number-columns-repeated="4"/>
          <table:table-cell table:number-columns-repeated="1010"/>
        </table:table-row>
        <table:table-row table:style-name="ro1">
          <table:table-cell table:formula="of:=[.A244]" office:value-type="float" office:value="3">
            <text:p>3</text:p>
          </table:table-cell>
          <table:table-cell table:formula="of:=[.B244]+1" office:value-type="float" office:value="7">
            <text:p>7</text:p>
          </table:table-cell>
          <table:table-cell table:formula="of:=IF([.A245]&gt;1;[.$B$207]/(([.A245] - 1)*[.$B$206]);0)" office:value-type="float" office:value="2.5">
            <text:p>2,5</text:p>
          </table:table-cell>
          <table:table-cell table:formula="of:=[.D244]" office:value-type="float" office:value="7.5">
            <text:p>7,5</text:p>
          </table:table-cell>
          <table:table-cell table:formula="of:=[.$B$209]/([.A245]*[.$B$206]+([.B245]-1)*[.$B$208])" office:value-type="float" office:value="0.777777777777778">
            <text:p>0,7777777778</text:p>
          </table:table-cell>
          <table:table-cell table:formula="of:=[.F244]+[.E245]" office:value-type="float" office:value="16.1051753230243">
            <text:p>16,105175323</text:p>
          </table:table-cell>
          <table:table-cell/>
          <table:table-cell table:formula="of:=[.$B$211]/([.A245]*[.$B$206]+[.B245]*[.$B$208])" office:value-type="float" office:value="3.2258064516129">
            <text:p>3,2258064516</text:p>
          </table:table-cell>
          <table:table-cell table:formula="of:=[.H245]+[.F245]+[.D245]" office:value-type="float" office:value="26.8309817746372">
            <text:p>26,8309817746</text:p>
          </table:table-cell>
          <table:table-cell table:number-columns-repeated="1014"/>
        </table:table-row>
        <table:table-row table:style-name="ro1">
          <table:table-cell table:formula="of:=[.A245]" office:value-type="float" office:value="3">
            <text:p>3</text:p>
          </table:table-cell>
          <table:table-cell table:formula="of:=[.B245]+1" office:value-type="float" office:value="8">
            <text:p>8</text:p>
          </table:table-cell>
          <table:table-cell table:formula="of:=IF([.A246]&gt;1;[.$B$207]/(([.A246] - 1)*[.$B$206]);0)" office:value-type="float" office:value="2.5">
            <text:p>2,5</text:p>
          </table:table-cell>
          <table:table-cell table:formula="of:=[.D245]" office:value-type="float" office:value="7.5">
            <text:p>7,5</text:p>
          </table:table-cell>
          <table:table-cell table:formula="of:=[.$B$209]/([.A246]*[.$B$206]+([.B246]-1)*[.$B$208])" office:value-type="float" office:value="0.67741935483871">
            <text:p>0,6774193548</text:p>
          </table:table-cell>
          <table:table-cell table:formula="of:=[.F245]+[.E246]" office:value-type="float" office:value="16.782594677863">
            <text:p>16,7825946779</text:p>
          </table:table-cell>
          <table:table-cell/>
          <table:table-cell table:formula="of:=[.$B$211]/([.A246]*[.$B$206]+[.B246]*[.$B$208])" office:value-type="float" office:value="2.85714285714286">
            <text:p>2,8571428571</text:p>
          </table:table-cell>
          <table:table-cell table:formula="of:=[.H246]+[.F246]+[.D246]" office:value-type="float" office:value="27.1397375350059">
            <text:p>27,139737535</text:p>
          </table:table-cell>
          <table:table-cell table:number-columns-repeated="1014"/>
        </table:table-row>
        <table:table-row table:style-name="ro1">
          <table:table-cell table:formula="of:=[.A246]" office:value-type="float" office:value="3">
            <text:p>3</text:p>
          </table:table-cell>
          <table:table-cell table:formula="of:=[.B246]+1" office:value-type="float" office:value="9">
            <text:p>9</text:p>
          </table:table-cell>
          <table:table-cell table:formula="of:=IF([.A247]&gt;1;[.$B$207]/(([.A247] - 1)*[.$B$206]);0)" office:value-type="float" office:value="2.5">
            <text:p>2,5</text:p>
          </table:table-cell>
          <table:table-cell table:formula="of:=[.D246]" office:value-type="float" office:value="7.5">
            <text:p>7,5</text:p>
          </table:table-cell>
          <table:table-cell table:formula="of:=[.$B$209]/([.A247]*[.$B$206]+([.B247]-1)*[.$B$208])" office:value-type="float" office:value="0.6">
            <text:p>0,6</text:p>
          </table:table-cell>
          <table:table-cell table:formula="of:=[.F246]+[.E247]" office:value-type="float" office:value="17.382594677863">
            <text:p>17,3825946779</text:p>
          </table:table-cell>
          <table:table-cell/>
          <table:table-cell table:formula="of:=[.$B$211]/([.A247]*[.$B$206]+[.B247]*[.$B$208])" office:value-type="float" office:value="2.56410256410256">
            <text:p>2,5641025641</text:p>
          </table:table-cell>
          <table:table-cell table:formula="of:=[.H247]+[.F247]+[.D247]" office:value-type="float" office:value="27.4466972419656">
            <text:p>27,446697242</text:p>
          </table:table-cell>
          <table:table-cell table:number-columns-repeated="1014"/>
        </table:table-row>
        <table:table-row table:style-name="ro1">
          <table:table-cell table:style-name="ce7" table:formula="of:=[.A247]" office:value-type="float" office:value="3">
            <text:p>3</text:p>
          </table:table-cell>
          <table:table-cell table:style-name="ce16" table:formula="of:=[.B247]+1" office:value-type="float" office:value="10">
            <text:p>10</text:p>
          </table:table-cell>
          <table:table-cell table:style-name="ce16" table:formula="of:=IF([.A248]&gt;1;[.$B$207]/(([.A248] - 1)*[.$B$206]);0)" office:value-type="float" office:value="2.5">
            <text:p>2,5</text:p>
          </table:table-cell>
          <table:table-cell table:style-name="ce16" table:formula="of:=[.D247]" office:value-type="float" office:value="7.5">
            <text:p>7,5</text:p>
          </table:table-cell>
          <table:table-cell table:style-name="ce16" table:formula="of:=[.$B$209]/([.A248]*[.$B$206]+([.B248]-1)*[.$B$208])" office:value-type="float" office:value="0.538461538461538">
            <text:p>0,5384615385</text:p>
          </table:table-cell>
          <table:table-cell table:style-name="ce16" table:formula="of:=[.F247]+[.E248]" office:value-type="float" office:value="17.9210562163245">
            <text:p>17,9210562163</text:p>
          </table:table-cell>
          <table:table-cell table:style-name="ce16"/>
          <table:table-cell table:style-name="ce16" table:formula="of:=[.$B$211]/([.A248]*[.$B$206]+[.B248]*[.$B$208])" office:value-type="float" office:value="2.32558139534884">
            <text:p>2,3255813953</text:p>
          </table:table-cell>
          <table:table-cell table:style-name="ce30" table:formula="of:=[.H248]+[.F248]+[.D248]" office:value-type="float" office:value="27.7466376116734">
            <text:p>27,7466376117</text:p>
          </table:table-cell>
          <table:table-cell table:number-columns-repeated="1014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table:style-name="ce13" table:formula="of:=IF([.A249]&gt;1;[.$B$207]/(([.A249] - 1)*[.$B$206]);0)" office:value-type="float" office:value="1.66666666666667">
            <text:p>1,6666666667</text:p>
          </table:table-cell>
          <table:table-cell table:style-name="ce13" table:formula="of:=[.D238]+[.C249]" office:value-type="float" office:value="9.16666666666667">
            <text:p>9,1666666667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/>
          <table:table-cell table:style-name="ce13" table:formula="of:=[.$B$211]/([.A249]*[.$B$206]+[.B249]*[.$B$208])" office:value-type="float" office:value="25">
            <text:p>25</text:p>
          </table:table-cell>
          <table:table-cell table:style-name="ce26" table:formula="of:=[.H249]+[.F249]+[.D249]" office:value-type="float" office:value="34.1666666666667">
            <text:p>34,1666666667</text:p>
          </table:table-cell>
          <table:table-cell table:number-columns-repeated="3"/>
          <table:table-cell table:formula="of:=[.$B$211]/[.$B$209]-[.A249]/[.$B$208]" office:value-type="float" office:value="3.76190476190476">
            <text:p>3,7619047619</text:p>
          </table:table-cell>
          <table:table-cell table:number-columns-repeated="1010"/>
        </table:table-row>
        <table:table-row table:style-name="ro1">
          <table:table-cell table:formula="of:=[.A249]" office:value-type="float" office:value="4">
            <text:p>4</text:p>
          </table:table-cell>
          <table:table-cell table:formula="of:=[.B249]+1" office:value-type="float" office:value="1">
            <text:p>1</text:p>
          </table:table-cell>
          <table:table-cell table:formula="of:=IF([.A250]&gt;1;[.$B$207]/(([.A250] - 1)*[.$B$206]);0)" office:value-type="float" office:value="1.66666666666667">
            <text:p>1,6666666667</text:p>
          </table:table-cell>
          <table:table-cell table:formula="of:=[.D249]" office:value-type="float" office:value="9.16666666666667">
            <text:p>9,1666666667</text:p>
          </table:table-cell>
          <table:table-cell table:formula="of:=[.$B$209]/([.A250]*[.$B$206]+([.B250]-1)*[.$B$208])" office:value-type="float" office:value="5.25">
            <text:p>5,25</text:p>
          </table:table-cell>
          <table:table-cell table:formula="of:=[.F249]+[.E250]" office:value-type="float" office:value="5.25">
            <text:p>5,25</text:p>
          </table:table-cell>
          <table:table-cell/>
          <table:table-cell table:formula="of:=[.$B$211]/([.A250]*[.$B$206]+[.B250]*[.$B$208])" office:value-type="float" office:value="12.5">
            <text:p>12,5</text:p>
          </table:table-cell>
          <table:table-cell table:formula="of:=[.H250]+[.F250]+[.D250]" office:value-type="float" office:value="26.9166666666667">
            <text:p>26,9166666667</text:p>
          </table:table-cell>
          <table:table-cell table:number-columns-repeated="1014"/>
        </table:table-row>
        <table:table-row table:style-name="ro1">
          <table:table-cell table:formula="of:=[.A250]" office:value-type="float" office:value="4">
            <text:p>4</text:p>
          </table:table-cell>
          <table:table-cell table:formula="of:=[.B250]+1" office:value-type="float" office:value="2">
            <text:p>2</text:p>
          </table:table-cell>
          <table:table-cell table:formula="of:=IF([.A251]&gt;1;[.$B$207]/(([.A251] - 1)*[.$B$206]);0)" office:value-type="float" office:value="1.66666666666667">
            <text:p>1,6666666667</text:p>
          </table:table-cell>
          <table:table-cell table:formula="of:=[.D250]" office:value-type="float" office:value="9.16666666666667">
            <text:p>9,1666666667</text:p>
          </table:table-cell>
          <table:table-cell table:formula="of:=[.$B$209]/([.A251]*[.$B$206]+([.B251]-1)*[.$B$208])" office:value-type="float" office:value="2.625">
            <text:p>2,625</text:p>
          </table:table-cell>
          <table:table-cell table:formula="of:=[.F250]+[.E251]" office:value-type="float" office:value="7.875">
            <text:p>7,875</text:p>
          </table:table-cell>
          <table:table-cell/>
          <table:table-cell table:formula="of:=[.$B$211]/([.A251]*[.$B$206]+[.B251]*[.$B$208])" office:value-type="float" office:value="8.33333333333333">
            <text:p>8,3333333333</text:p>
          </table:table-cell>
          <table:table-cell table:formula="of:=[.H251]+[.F251]+[.D251]" office:value-type="float" office:value="25.375">
            <text:p>25,375</text:p>
          </table:table-cell>
          <table:table-cell table:number-columns-repeated="1014"/>
        </table:table-row>
        <table:table-row table:style-name="ro1">
          <table:table-cell table:style-name="ce5" table:formula="of:=[.A251]" office:value-type="float" office:value="4">
            <text:p>4</text:p>
          </table:table-cell>
          <table:table-cell table:style-name="ce14" table:formula="of:=[.B251]+1" office:value-type="float" office:value="3">
            <text:p>3</text:p>
          </table:table-cell>
          <table:table-cell table:style-name="ce14" table:formula="of:=IF([.A252]&gt;1;[.$B$207]/(([.A252] - 1)*[.$B$206]);0)" office:value-type="float" office:value="1.66666666666667">
            <text:p>1,6666666667</text:p>
          </table:table-cell>
          <table:table-cell table:style-name="ce14" table:formula="of:=[.D251]" office:value-type="float" office:value="9.16666666666667">
            <text:p>9,1666666667</text:p>
          </table:table-cell>
          <table:table-cell table:style-name="ce14" table:formula="of:=[.$B$209]/([.A252]*[.$B$206]+([.B252]-1)*[.$B$208])" office:value-type="float" office:value="1.75">
            <text:p>1,75</text:p>
          </table:table-cell>
          <table:table-cell table:style-name="ce14" table:formula="of:=[.F251]+[.E252]" office:value-type="float" office:value="9.625">
            <text:p>9,625</text:p>
          </table:table-cell>
          <table:table-cell table:style-name="ce14"/>
          <table:table-cell table:style-name="ce14" table:formula="of:=[.$B$211]/([.A252]*[.$B$206]+[.B252]*[.$B$208])" office:value-type="float" office:value="6.25">
            <text:p>6,25</text:p>
          </table:table-cell>
          <table:table-cell table:style-name="ce28" table:formula="of:=[.H252]+[.F252]+[.D252]" office:value-type="float" office:value="25.0416666666667">
            <text:p>25,0416666667</text:p>
          </table:table-cell>
          <table:table-cell table:number-columns-repeated="1014"/>
        </table:table-row>
        <table:table-row table:style-name="ro1">
          <table:table-cell table:formula="of:=[.A252]" office:value-type="float" office:value="4">
            <text:p>4</text:p>
          </table:table-cell>
          <table:table-cell table:formula="of:=[.B252]+1" office:value-type="float" office:value="4">
            <text:p>4</text:p>
          </table:table-cell>
          <table:table-cell table:formula="of:=IF([.A253]&gt;1;[.$B$207]/(([.A253] - 1)*[.$B$206]);0)" office:value-type="float" office:value="1.66666666666667">
            <text:p>1,6666666667</text:p>
          </table:table-cell>
          <table:table-cell table:formula="of:=[.D252]" office:value-type="float" office:value="9.16666666666667">
            <text:p>9,1666666667</text:p>
          </table:table-cell>
          <table:table-cell table:formula="of:=[.$B$209]/([.A253]*[.$B$206]+([.B253]-1)*[.$B$208])" office:value-type="float" office:value="1.3125">
            <text:p>1,3125</text:p>
          </table:table-cell>
          <table:table-cell table:formula="of:=[.F252]+[.E253]" office:value-type="float" office:value="10.9375">
            <text:p>10,9375</text:p>
          </table:table-cell>
          <table:table-cell/>
          <table:table-cell table:formula="of:=[.$B$211]/([.A253]*[.$B$206]+[.B253]*[.$B$208])" office:value-type="float" office:value="5">
            <text:p>5</text:p>
          </table:table-cell>
          <table:table-cell table:formula="of:=[.H253]+[.F253]+[.D253]" office:value-type="float" office:value="25.1041666666667">
            <text:p>25,1041666667</text:p>
          </table:table-cell>
          <table:table-cell table:number-columns-repeated="1014"/>
        </table:table-row>
        <table:table-row table:style-name="ro1">
          <table:table-cell table:style-name="ce8" table:formula="of:=[.A253]" office:value-type="float" office:value="4">
            <text:p>4</text:p>
          </table:table-cell>
          <table:table-cell table:style-name="ce17" table:formula="of:=[.B253]+1" office:value-type="float" office:value="5">
            <text:p>5</text:p>
          </table:table-cell>
          <table:table-cell table:style-name="ce17" table:formula="of:=IF([.A254]&gt;1;[.$B$207]/(([.A254] - 1)*[.$B$206]);0)" office:value-type="float" office:value="1.66666666666667">
            <text:p>1,6666666667</text:p>
          </table:table-cell>
          <table:table-cell table:style-name="ce17" table:formula="of:=[.D253]" office:value-type="float" office:value="9.16666666666667">
            <text:p>9,1666666667</text:p>
          </table:table-cell>
          <table:table-cell table:formula="of:=[.$B$209]/([.A254]*[.$B$206]+([.B254]-1)*[.$B$208])" office:value-type="float" office:value="1.05">
            <text:p>1,05</text:p>
          </table:table-cell>
          <table:table-cell table:style-name="ce17" table:formula="of:=[.F253]+[.E254]" office:value-type="float" office:value="11.9875">
            <text:p>11,9875</text:p>
          </table:table-cell>
          <table:table-cell table:style-name="ce17"/>
          <table:table-cell table:style-name="ce17" table:formula="of:=[.$B$211]/([.A254]*[.$B$206]+[.B254]*[.$B$208])" office:value-type="float" office:value="4.16666666666667">
            <text:p>4,1666666667</text:p>
          </table:table-cell>
          <table:table-cell table:style-name="ce31" table:formula="of:=[.H254]+[.F254]+[.D254]" office:value-type="float" office:value="25.3208333333333">
            <text:p>25,3208333333</text:p>
          </table:table-cell>
          <table:table-cell table:number-columns-repeated="1014"/>
        </table:table-row>
        <table:table-row table:style-name="ro1">
          <table:table-cell table:style-name="ce10" table:formula="of:=[.A254]" office:value-type="float" office:value="4">
            <text:p>4</text:p>
          </table:table-cell>
          <table:table-cell table:style-name="ce19" table:formula="of:=[.B254]+1" office:value-type="float" office:value="6">
            <text:p>6</text:p>
          </table:table-cell>
          <table:table-cell table:style-name="ce19" table:formula="of:=IF([.A255]&gt;1;[.$B$207]/(([.A255] - 1)*[.$B$206]);0)" office:value-type="float" office:value="1.66666666666667">
            <text:p>1,6666666667</text:p>
          </table:table-cell>
          <table:table-cell table:style-name="ce19" table:formula="of:=[.D254]" office:value-type="float" office:value="9.16666666666667">
            <text:p>9,1666666667</text:p>
          </table:table-cell>
          <table:table-cell table:formula="of:=[.$B$209]/([.A255]*[.$B$206]+([.B255]-1)*[.$B$208])" office:value-type="float" office:value="0.875">
            <text:p>0,875</text:p>
          </table:table-cell>
          <table:table-cell table:style-name="ce19" table:formula="of:=[.F254]+[.E255]" office:value-type="float" office:value="12.8625">
            <text:p>12,8625</text:p>
          </table:table-cell>
          <table:table-cell table:style-name="ce17"/>
          <table:table-cell table:style-name="ce19" table:formula="of:=[.$B$211]/([.A255]*[.$B$206]+[.B255]*[.$B$208])" office:value-type="float" office:value="3.57142857142857">
            <text:p>3,5714285714</text:p>
          </table:table-cell>
          <table:table-cell table:style-name="ce33" table:formula="of:=[.H255]+[.F255]+[.D255]" office:value-type="float" office:value="25.6005952380952">
            <text:p>25,6005952381</text:p>
          </table:table-cell>
          <table:table-cell table:number-columns-repeated="1014"/>
        </table:table-row>
        <table:table-row table:style-name="ro1">
          <table:table-cell table:formula="of:=[.A255]" office:value-type="float" office:value="4">
            <text:p>4</text:p>
          </table:table-cell>
          <table:table-cell table:formula="of:=[.B255]+1" office:value-type="float" office:value="7">
            <text:p>7</text:p>
          </table:table-cell>
          <table:table-cell table:formula="of:=IF([.A256]&gt;1;[.$B$207]/(([.A256] - 1)*[.$B$206]);0)" office:value-type="float" office:value="1.66666666666667">
            <text:p>1,6666666667</text:p>
          </table:table-cell>
          <table:table-cell table:formula="of:=[.D255]" office:value-type="float" office:value="9.16666666666667">
            <text:p>9,1666666667</text:p>
          </table:table-cell>
          <table:table-cell table:formula="of:=[.$B$209]/([.A256]*[.$B$206]+([.B256]-1)*[.$B$208])" office:value-type="float" office:value="0.75">
            <text:p>0,75</text:p>
          </table:table-cell>
          <table:table-cell table:formula="of:=[.F255]+[.E256]" office:value-type="float" office:value="13.6125">
            <text:p>13,6125</text:p>
          </table:table-cell>
          <table:table-cell/>
          <table:table-cell table:formula="of:=[.$B$211]/([.A256]*[.$B$206]+[.B256]*[.$B$208])" office:value-type="float" office:value="3.125">
            <text:p>3,125</text:p>
          </table:table-cell>
          <table:table-cell table:formula="of:=[.H256]+[.F256]+[.D256]" office:value-type="float" office:value="25.9041666666667">
            <text:p>25,9041666667</text:p>
          </table:table-cell>
          <table:table-cell table:number-columns-repeated="1014"/>
        </table:table-row>
        <table:table-row table:style-name="ro1">
          <table:table-cell table:formula="of:=[.A256]" office:value-type="float" office:value="4">
            <text:p>4</text:p>
          </table:table-cell>
          <table:table-cell table:formula="of:=[.B256]+1" office:value-type="float" office:value="8">
            <text:p>8</text:p>
          </table:table-cell>
          <table:table-cell table:formula="of:=IF([.A257]&gt;1;[.$B$207]/(([.A257] - 1)*[.$B$206]);0)" office:value-type="float" office:value="1.66666666666667">
            <text:p>1,6666666667</text:p>
          </table:table-cell>
          <table:table-cell table:formula="of:=[.D256]" office:value-type="float" office:value="9.16666666666667">
            <text:p>9,1666666667</text:p>
          </table:table-cell>
          <table:table-cell table:formula="of:=[.$B$209]/([.A257]*[.$B$206]+([.B257]-1)*[.$B$208])" office:value-type="float" office:value="0.65625">
            <text:p>0,65625</text:p>
          </table:table-cell>
          <table:table-cell table:formula="of:=[.F256]+[.E257]" office:value-type="float" office:value="14.26875">
            <text:p>14,26875</text:p>
          </table:table-cell>
          <table:table-cell/>
          <table:table-cell table:formula="of:=[.$B$211]/([.A257]*[.$B$206]+[.B257]*[.$B$208])" office:value-type="float" office:value="2.77777777777778">
            <text:p>2,7777777778</text:p>
          </table:table-cell>
          <table:table-cell table:formula="of:=[.H257]+[.F257]+[.D257]" office:value-type="float" office:value="26.2131944444444">
            <text:p>26,2131944444</text:p>
          </table:table-cell>
          <table:table-cell table:number-columns-repeated="1014"/>
        </table:table-row>
        <table:table-row table:style-name="ro1">
          <table:table-cell table:formula="of:=[.A257]" office:value-type="float" office:value="4">
            <text:p>4</text:p>
          </table:table-cell>
          <table:table-cell table:formula="of:=[.B257]+1" office:value-type="float" office:value="9">
            <text:p>9</text:p>
          </table:table-cell>
          <table:table-cell table:formula="of:=IF([.A258]&gt;1;[.$B$207]/(([.A258] - 1)*[.$B$206]);0)" office:value-type="float" office:value="1.66666666666667">
            <text:p>1,6666666667</text:p>
          </table:table-cell>
          <table:table-cell table:formula="of:=[.D257]" office:value-type="float" office:value="9.16666666666667">
            <text:p>9,1666666667</text:p>
          </table:table-cell>
          <table:table-cell table:formula="of:=[.$B$209]/([.A258]*[.$B$206]+([.B258]-1)*[.$B$208])" office:value-type="float" office:value="0.583333333333333">
            <text:p>0,5833333333</text:p>
          </table:table-cell>
          <table:table-cell table:formula="of:=[.F257]+[.E258]" office:value-type="float" office:value="14.8520833333333">
            <text:p>14,8520833333</text:p>
          </table:table-cell>
          <table:table-cell/>
          <table:table-cell table:formula="of:=[.$B$211]/([.A258]*[.$B$206]+[.B258]*[.$B$208])" office:value-type="float" office:value="2.5">
            <text:p>2,5</text:p>
          </table:table-cell>
          <table:table-cell table:formula="of:=[.H258]+[.F258]+[.D258]" office:value-type="float" office:value="26.51875">
            <text:p>26,51875</text:p>
          </table:table-cell>
          <table:table-cell table:number-columns-repeated="1014"/>
        </table:table-row>
        <table:table-row table:style-name="ro1">
          <table:table-cell table:style-name="ce7" table:formula="of:=[.A258]" office:value-type="float" office:value="4">
            <text:p>4</text:p>
          </table:table-cell>
          <table:table-cell table:style-name="ce16" table:formula="of:=[.B258]+1" office:value-type="float" office:value="10">
            <text:p>10</text:p>
          </table:table-cell>
          <table:table-cell table:style-name="ce16" table:formula="of:=IF([.A259]&gt;1;[.$B$207]/(([.A259] - 1)*[.$B$206]);0)" office:value-type="float" office:value="1.66666666666667">
            <text:p>1,6666666667</text:p>
          </table:table-cell>
          <table:table-cell table:style-name="ce16" table:formula="of:=[.D258]" office:value-type="float" office:value="9.16666666666667">
            <text:p>9,1666666667</text:p>
          </table:table-cell>
          <table:table-cell table:style-name="ce16" table:formula="of:=[.$B$209]/([.A259]*[.$B$206]+([.B259]-1)*[.$B$208])" office:value-type="float" office:value="0.525">
            <text:p>0,525</text:p>
          </table:table-cell>
          <table:table-cell table:style-name="ce16" table:formula="of:=[.F258]+[.E259]" office:value-type="float" office:value="15.3770833333333">
            <text:p>15,3770833333</text:p>
          </table:table-cell>
          <table:table-cell table:style-name="ce16"/>
          <table:table-cell table:style-name="ce16" table:formula="of:=[.$B$211]/([.A259]*[.$B$206]+[.B259]*[.$B$208])" office:value-type="float" office:value="2.27272727272727">
            <text:p>2,2727272727</text:p>
          </table:table-cell>
          <table:table-cell table:style-name="ce30" table:formula="of:=[.H259]+[.F259]+[.D259]" office:value-type="float" office:value="26.8164772727273">
            <text:p>26,8164772727</text:p>
          </table:table-cell>
          <table:table-cell table:number-columns-repeated="1014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13" office:value-type="float" office:value="0">
            <text:p>0</text:p>
          </table:table-cell>
          <table:table-cell table:style-name="ce13" table:formula="of:=IF([.A260]&gt;1;[.$B$207]/(([.A260] - 1)*[.$B$206]);0)" office:value-type="float" office:value="1.25">
            <text:p>1,25</text:p>
          </table:table-cell>
          <table:table-cell table:style-name="ce13" table:formula="of:=[.D249]+[.C260]" office:value-type="float" office:value="10.4166666666667">
            <text:p>10,4166666667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/>
          <table:table-cell table:style-name="ce13" table:formula="of:=[.$B$211]/([.A260]*[.$B$206]+[.B260]*[.$B$208])" office:value-type="float" office:value="20">
            <text:p>20</text:p>
          </table:table-cell>
          <table:table-cell table:style-name="ce26" table:formula="of:=[.H260]+[.F260]+[.D260]" office:value-type="float" office:value="30.4166666666667">
            <text:p>30,4166666667</text:p>
          </table:table-cell>
          <table:table-cell table:number-columns-repeated="3"/>
          <table:table-cell table:formula="of:=[.$B$211]/[.$B$209]-[.A260]/[.$B$208]" office:value-type="float" office:value="3.51190476190476">
            <text:p>3,5119047619</text:p>
          </table:table-cell>
          <table:table-cell table:number-columns-repeated="1010"/>
        </table:table-row>
        <table:table-row table:style-name="ro1">
          <table:table-cell table:formula="of:=[.A260]" office:value-type="float" office:value="5">
            <text:p>5</text:p>
          </table:table-cell>
          <table:table-cell table:formula="of:=[.B260]+1" office:value-type="float" office:value="1">
            <text:p>1</text:p>
          </table:table-cell>
          <table:table-cell table:formula="of:=IF([.A261]&gt;1;[.$B$207]/(([.A261] - 1)*[.$B$206]);0)" office:value-type="float" office:value="1.25">
            <text:p>1,25</text:p>
          </table:table-cell>
          <table:table-cell table:formula="of:=[.D260]" office:value-type="float" office:value="10.4166666666667">
            <text:p>10,4166666667</text:p>
          </table:table-cell>
          <table:table-cell table:formula="of:=[.$B$209]/([.A261]*[.$B$206]+([.B261]-1)*[.$B$208])" office:value-type="float" office:value="4.2">
            <text:p>4,2</text:p>
          </table:table-cell>
          <table:table-cell table:formula="of:=[.F260]+[.E261]" office:value-type="float" office:value="4.2">
            <text:p>4,2</text:p>
          </table:table-cell>
          <table:table-cell/>
          <table:table-cell table:formula="of:=[.$B$211]/([.A261]*[.$B$206]+[.B261]*[.$B$208])" office:value-type="float" office:value="11.1111111111111">
            <text:p>11,1111111111</text:p>
          </table:table-cell>
          <table:table-cell table:formula="of:=[.H261]+[.F261]+[.D261]" office:value-type="float" office:value="25.7277777777778">
            <text:p>25,7277777778</text:p>
          </table:table-cell>
          <table:table-cell table:number-columns-repeated="1014"/>
        </table:table-row>
        <table:table-row table:style-name="ro1">
          <table:table-cell table:formula="of:=[.A261]" office:value-type="float" office:value="5">
            <text:p>5</text:p>
          </table:table-cell>
          <table:table-cell table:formula="of:=[.B261]+1" office:value-type="float" office:value="2">
            <text:p>2</text:p>
          </table:table-cell>
          <table:table-cell table:formula="of:=IF([.A262]&gt;1;[.$B$207]/(([.A262] - 1)*[.$B$206]);0)" office:value-type="float" office:value="1.25">
            <text:p>1,25</text:p>
          </table:table-cell>
          <table:table-cell table:formula="of:=[.D261]" office:value-type="float" office:value="10.4166666666667">
            <text:p>10,4166666667</text:p>
          </table:table-cell>
          <table:table-cell table:formula="of:=[.$B$209]/([.A262]*[.$B$206]+([.B262]-1)*[.$B$208])" office:value-type="float" office:value="2.33333333333333">
            <text:p>2,3333333333</text:p>
          </table:table-cell>
          <table:table-cell table:formula="of:=[.F261]+[.E262]" office:value-type="float" office:value="6.53333333333333">
            <text:p>6,5333333333</text:p>
          </table:table-cell>
          <table:table-cell/>
          <table:table-cell table:formula="of:=[.$B$211]/([.A262]*[.$B$206]+[.B262]*[.$B$208])" office:value-type="float" office:value="7.69230769230769">
            <text:p>7,6923076923</text:p>
          </table:table-cell>
          <table:table-cell table:formula="of:=[.H262]+[.F262]+[.D262]" office:value-type="float" office:value="24.6423076923077">
            <text:p>24,6423076923</text:p>
          </table:table-cell>
          <table:table-cell table:number-columns-repeated="1014"/>
        </table:table-row>
        <table:table-row table:style-name="ro1">
          <table:table-cell table:style-name="ce5" table:formula="of:=[.A262]" office:value-type="float" office:value="5">
            <text:p>5</text:p>
          </table:table-cell>
          <table:table-cell table:style-name="ce14" table:formula="of:=[.B262]+1" office:value-type="float" office:value="3">
            <text:p>3</text:p>
          </table:table-cell>
          <table:table-cell table:style-name="ce14" table:formula="of:=IF([.A263]&gt;1;[.$B$207]/(([.A263] - 1)*[.$B$206]);0)" office:value-type="float" office:value="1.25">
            <text:p>1,25</text:p>
          </table:table-cell>
          <table:table-cell table:style-name="ce14" table:formula="of:=[.D262]" office:value-type="float" office:value="10.4166666666667">
            <text:p>10,4166666667</text:p>
          </table:table-cell>
          <table:table-cell table:style-name="ce14" table:formula="of:=[.$B$209]/([.A263]*[.$B$206]+([.B263]-1)*[.$B$208])" office:value-type="float" office:value="1.61538461538462">
            <text:p>1,6153846154</text:p>
          </table:table-cell>
          <table:table-cell table:style-name="ce14" table:formula="of:=[.F262]+[.E263]" office:value-type="float" office:value="8.14871794871795">
            <text:p>8,1487179487</text:p>
          </table:table-cell>
          <table:table-cell table:style-name="ce14"/>
          <table:table-cell table:style-name="ce14" table:formula="of:=[.$B$211]/([.A263]*[.$B$206]+[.B263]*[.$B$208])" office:value-type="float" office:value="5.88235294117647">
            <text:p>5,8823529412</text:p>
          </table:table-cell>
          <table:table-cell table:style-name="ce28" table:formula="of:=[.H263]+[.F263]+[.D263]" office:value-type="float" office:value="24.4477375565611">
            <text:p>24,4477375566</text:p>
          </table:table-cell>
          <table:table-cell table:number-columns-repeated="1014"/>
        </table:table-row>
        <table:table-row table:style-name="ro1">
          <table:table-cell table:formula="of:=[.A263]" office:value-type="float" office:value="5">
            <text:p>5</text:p>
          </table:table-cell>
          <table:table-cell table:formula="of:=[.B263]+1" office:value-type="float" office:value="4">
            <text:p>4</text:p>
          </table:table-cell>
          <table:table-cell table:formula="of:=IF([.A264]&gt;1;[.$B$207]/(([.A264] - 1)*[.$B$206]);0)" office:value-type="float" office:value="1.25">
            <text:p>1,25</text:p>
          </table:table-cell>
          <table:table-cell table:formula="of:=[.D263]" office:value-type="float" office:value="10.4166666666667">
            <text:p>10,4166666667</text:p>
          </table:table-cell>
          <table:table-cell table:formula="of:=[.$B$209]/([.A264]*[.$B$206]+([.B264]-1)*[.$B$208])" office:value-type="float" office:value="1.23529411764706">
            <text:p>1,2352941176</text:p>
          </table:table-cell>
          <table:table-cell table:formula="of:=[.F263]+[.E264]" office:value-type="float" office:value="9.38401206636501">
            <text:p>9,3840120664</text:p>
          </table:table-cell>
          <table:table-cell/>
          <table:table-cell table:formula="of:=[.$B$211]/([.A264]*[.$B$206]+[.B264]*[.$B$208])" office:value-type="float" office:value="4.76190476190476">
            <text:p>4,7619047619</text:p>
          </table:table-cell>
          <table:table-cell table:formula="of:=[.H264]+[.F264]+[.D264]" office:value-type="float" office:value="24.5625834949364">
            <text:p>24,5625834949</text:p>
          </table:table-cell>
          <table:table-cell table:number-columns-repeated="1014"/>
        </table:table-row>
        <table:table-row table:style-name="ro1">
          <table:table-cell table:style-name="ce8" table:formula="of:=[.A264]" office:value-type="float" office:value="5">
            <text:p>5</text:p>
          </table:table-cell>
          <table:table-cell table:style-name="ce17" table:formula="of:=[.B264]+1" office:value-type="float" office:value="5">
            <text:p>5</text:p>
          </table:table-cell>
          <table:table-cell table:style-name="ce17" table:formula="of:=IF([.A265]&gt;1;[.$B$207]/(([.A265] - 1)*[.$B$206]);0)" office:value-type="float" office:value="1.25">
            <text:p>1,25</text:p>
          </table:table-cell>
          <table:table-cell table:style-name="ce17" table:formula="of:=[.D264]" office:value-type="float" office:value="10.4166666666667">
            <text:p>10,4166666667</text:p>
          </table:table-cell>
          <table:table-cell table:formula="of:=[.$B$209]/([.A265]*[.$B$206]+([.B265]-1)*[.$B$208])" office:value-type="float" office:value="1">
            <text:p>1</text:p>
          </table:table-cell>
          <table:table-cell table:style-name="ce17" table:formula="of:=[.F264]+[.E265]" office:value-type="float" office:value="10.384012066365">
            <text:p>10,3840120664</text:p>
          </table:table-cell>
          <table:table-cell table:style-name="ce17"/>
          <table:table-cell table:style-name="ce17" table:formula="of:=[.$B$211]/([.A265]*[.$B$206]+[.B265]*[.$B$208])" office:value-type="float" office:value="4">
            <text:p>4</text:p>
          </table:table-cell>
          <table:table-cell table:style-name="ce31" table:formula="of:=[.H265]+[.F265]+[.D265]" office:value-type="float" office:value="24.8006787330317">
            <text:p>24,800678733</text:p>
          </table:table-cell>
          <table:table-cell table:number-columns-repeated="1014"/>
        </table:table-row>
        <table:table-row table:style-name="ro1">
          <table:table-cell table:style-name="ce10" table:formula="of:=[.A265]" office:value-type="float" office:value="5">
            <text:p>5</text:p>
          </table:table-cell>
          <table:table-cell table:style-name="ce19" table:formula="of:=[.B265]+1" office:value-type="float" office:value="6">
            <text:p>6</text:p>
          </table:table-cell>
          <table:table-cell table:style-name="ce19" table:formula="of:=IF([.A266]&gt;1;[.$B$207]/(([.A266] - 1)*[.$B$206]);0)" office:value-type="float" office:value="1.25">
            <text:p>1,25</text:p>
          </table:table-cell>
          <table:table-cell table:style-name="ce19" table:formula="of:=[.D265]" office:value-type="float" office:value="10.4166666666667">
            <text:p>10,4166666667</text:p>
          </table:table-cell>
          <table:table-cell table:formula="of:=[.$B$209]/([.A266]*[.$B$206]+([.B266]-1)*[.$B$208])" office:value-type="float" office:value="0.84">
            <text:p>0,84</text:p>
          </table:table-cell>
          <table:table-cell table:style-name="ce19" table:formula="of:=[.F265]+[.E266]" office:value-type="float" office:value="11.224012066365">
            <text:p>11,2240120664</text:p>
          </table:table-cell>
          <table:table-cell table:style-name="ce17"/>
          <table:table-cell table:style-name="ce19" table:formula="of:=[.$B$211]/([.A266]*[.$B$206]+[.B266]*[.$B$208])" office:value-type="float" office:value="3.44827586206897">
            <text:p>3,4482758621</text:p>
          </table:table-cell>
          <table:table-cell table:style-name="ce33" table:formula="of:=[.H266]+[.F266]+[.D266]" office:value-type="float" office:value="25.0889545951006">
            <text:p>25,0889545951</text:p>
          </table:table-cell>
          <table:table-cell table:number-columns-repeated="1014"/>
        </table:table-row>
        <table:table-row table:style-name="ro1">
          <table:table-cell table:formula="of:=[.A266]" office:value-type="float" office:value="5">
            <text:p>5</text:p>
          </table:table-cell>
          <table:table-cell table:formula="of:=[.B266]+1" office:value-type="float" office:value="7">
            <text:p>7</text:p>
          </table:table-cell>
          <table:table-cell table:formula="of:=IF([.A267]&gt;1;[.$B$207]/(([.A267] - 1)*[.$B$206]);0)" office:value-type="float" office:value="1.25">
            <text:p>1,25</text:p>
          </table:table-cell>
          <table:table-cell table:formula="of:=[.D266]" office:value-type="float" office:value="10.4166666666667">
            <text:p>10,4166666667</text:p>
          </table:table-cell>
          <table:table-cell table:formula="of:=[.$B$209]/([.A267]*[.$B$206]+([.B267]-1)*[.$B$208])" office:value-type="float" office:value="0.724137931034483">
            <text:p>0,724137931</text:p>
          </table:table-cell>
          <table:table-cell table:formula="of:=[.F266]+[.E267]" office:value-type="float" office:value="11.9481499973995">
            <text:p>11,9481499974</text:p>
          </table:table-cell>
          <table:table-cell/>
          <table:table-cell table:formula="of:=[.$B$211]/([.A267]*[.$B$206]+[.B267]*[.$B$208])" office:value-type="float" office:value="3.03030303030303">
            <text:p>3,0303030303</text:p>
          </table:table-cell>
          <table:table-cell table:formula="of:=[.H267]+[.F267]+[.D267]" office:value-type="float" office:value="25.3951196943692">
            <text:p>25,3951196944</text:p>
          </table:table-cell>
          <table:table-cell table:number-columns-repeated="1014"/>
        </table:table-row>
        <table:table-row table:style-name="ro1">
          <table:table-cell table:formula="of:=[.A267]" office:value-type="float" office:value="5">
            <text:p>5</text:p>
          </table:table-cell>
          <table:table-cell table:formula="of:=[.B267]+1" office:value-type="float" office:value="8">
            <text:p>8</text:p>
          </table:table-cell>
          <table:table-cell table:formula="of:=IF([.A268]&gt;1;[.$B$207]/(([.A268] - 1)*[.$B$206]);0)" office:value-type="float" office:value="1.25">
            <text:p>1,25</text:p>
          </table:table-cell>
          <table:table-cell table:formula="of:=[.D267]" office:value-type="float" office:value="10.4166666666667">
            <text:p>10,4166666667</text:p>
          </table:table-cell>
          <table:table-cell table:formula="of:=[.$B$209]/([.A268]*[.$B$206]+([.B268]-1)*[.$B$208])" office:value-type="float" office:value="0.636363636363636">
            <text:p>0,6363636364</text:p>
          </table:table-cell>
          <table:table-cell table:formula="of:=[.F267]+[.E268]" office:value-type="float" office:value="12.5845136337631">
            <text:p>12,5845136338</text:p>
          </table:table-cell>
          <table:table-cell/>
          <table:table-cell table:formula="of:=[.$B$211]/([.A268]*[.$B$206]+[.B268]*[.$B$208])" office:value-type="float" office:value="2.7027027027027">
            <text:p>2,7027027027</text:p>
          </table:table-cell>
          <table:table-cell table:formula="of:=[.H268]+[.F268]+[.D268]" office:value-type="float" office:value="25.7038830031325">
            <text:p>25,7038830031</text:p>
          </table:table-cell>
          <table:table-cell table:number-columns-repeated="1014"/>
        </table:table-row>
        <table:table-row table:style-name="ro1">
          <table:table-cell table:formula="of:=[.A268]" office:value-type="float" office:value="5">
            <text:p>5</text:p>
          </table:table-cell>
          <table:table-cell table:formula="of:=[.B268]+1" office:value-type="float" office:value="9">
            <text:p>9</text:p>
          </table:table-cell>
          <table:table-cell table:formula="of:=IF([.A269]&gt;1;[.$B$207]/(([.A269] - 1)*[.$B$206]);0)" office:value-type="float" office:value="1.25">
            <text:p>1,25</text:p>
          </table:table-cell>
          <table:table-cell table:formula="of:=[.D268]" office:value-type="float" office:value="10.4166666666667">
            <text:p>10,4166666667</text:p>
          </table:table-cell>
          <table:table-cell table:formula="of:=[.$B$209]/([.A269]*[.$B$206]+([.B269]-1)*[.$B$208])" office:value-type="float" office:value="0.567567567567568">
            <text:p>0,5675675676</text:p>
          </table:table-cell>
          <table:table-cell table:formula="of:=[.F268]+[.E269]" office:value-type="float" office:value="13.1520812013307">
            <text:p>13,1520812013</text:p>
          </table:table-cell>
          <table:table-cell/>
          <table:table-cell table:formula="of:=[.$B$211]/([.A269]*[.$B$206]+[.B269]*[.$B$208])" office:value-type="float" office:value="2.4390243902439">
            <text:p>2,4390243902</text:p>
          </table:table-cell>
          <table:table-cell table:formula="of:=[.H269]+[.F269]+[.D269]" office:value-type="float" office:value="26.0077722582413">
            <text:p>26,0077722582</text:p>
          </table:table-cell>
          <table:table-cell table:number-columns-repeated="1014"/>
        </table:table-row>
        <table:table-row table:style-name="ro1">
          <table:table-cell table:style-name="ce7" table:formula="of:=[.A269]" office:value-type="float" office:value="5">
            <text:p>5</text:p>
          </table:table-cell>
          <table:table-cell table:style-name="ce16" table:formula="of:=[.B269]+1" office:value-type="float" office:value="10">
            <text:p>10</text:p>
          </table:table-cell>
          <table:table-cell table:style-name="ce16" table:formula="of:=IF([.A270]&gt;1;[.$B$207]/(([.A270] - 1)*[.$B$206]);0)" office:value-type="float" office:value="1.25">
            <text:p>1,25</text:p>
          </table:table-cell>
          <table:table-cell table:style-name="ce16" table:formula="of:=[.D269]" office:value-type="float" office:value="10.4166666666667">
            <text:p>10,4166666667</text:p>
          </table:table-cell>
          <table:table-cell table:style-name="ce16" table:formula="of:=[.$B$209]/([.A270]*[.$B$206]+([.B270]-1)*[.$B$208])" office:value-type="float" office:value="0.51219512195122">
            <text:p>0,512195122</text:p>
          </table:table-cell>
          <table:table-cell table:style-name="ce16" table:formula="of:=[.F269]+[.E270]" office:value-type="float" office:value="13.6642763232819">
            <text:p>13,6642763233</text:p>
          </table:table-cell>
          <table:table-cell table:style-name="ce16"/>
          <table:table-cell table:style-name="ce16" table:formula="of:=[.$B$211]/([.A270]*[.$B$206]+[.B270]*[.$B$208])" office:value-type="float" office:value="2.22222222222222">
            <text:p>2,2222222222</text:p>
          </table:table-cell>
          <table:table-cell table:style-name="ce30" table:formula="of:=[.H270]+[.F270]+[.D270]" office:value-type="float" office:value="26.3031652121708">
            <text:p>26,3031652122</text:p>
          </table:table-cell>
          <table:table-cell table:number-columns-repeated="1014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13" office:value-type="float" office:value="0">
            <text:p>0</text:p>
          </table:table-cell>
          <table:table-cell table:style-name="ce13" table:formula="of:=IF([.A271]&gt;1;[.$B$207]/(([.A271] - 1)*[.$B$206]);0)" office:value-type="float" office:value="1">
            <text:p>1</text:p>
          </table:table-cell>
          <table:table-cell table:style-name="ce13" table:formula="of:=[.D260]+[.C271]" office:value-type="float" office:value="11.4166666666667">
            <text:p>11,4166666667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/>
          <table:table-cell table:style-name="ce13" table:formula="of:=[.$B$211]/([.A271]*[.$B$206]+[.B271]*[.$B$208])" office:value-type="float" office:value="16.6666666666667">
            <text:p>16,6666666667</text:p>
          </table:table-cell>
          <table:table-cell table:style-name="ce26" table:formula="of:=[.H271]+[.F271]+[.D271]" office:value-type="float" office:value="28.0833333333333">
            <text:p>28,0833333333</text:p>
          </table:table-cell>
          <table:table-cell table:number-columns-repeated="3"/>
          <table:table-cell table:formula="of:=[.$B$211]/[.$B$209]-[.A271]/[.$B$208]" office:value-type="float" office:value="3.26190476190476">
            <text:p>3,2619047619</text:p>
          </table:table-cell>
          <table:table-cell table:number-columns-repeated="1010"/>
        </table:table-row>
        <table:table-row table:style-name="ro1">
          <table:table-cell table:formula="of:=[.A271]" office:value-type="float" office:value="6">
            <text:p>6</text:p>
          </table:table-cell>
          <table:table-cell table:formula="of:=[.B271]+1" office:value-type="float" office:value="1">
            <text:p>1</text:p>
          </table:table-cell>
          <table:table-cell table:formula="of:=IF([.A272]&gt;1;[.$B$207]/(([.A272] - 1)*[.$B$206]);0)" office:value-type="float" office:value="1">
            <text:p>1</text:p>
          </table:table-cell>
          <table:table-cell table:formula="of:=[.D271]" office:value-type="float" office:value="11.4166666666667">
            <text:p>11,4166666667</text:p>
          </table:table-cell>
          <table:table-cell table:formula="of:=[.$B$209]/([.A272]*[.$B$206]+([.B272]-1)*[.$B$208])" office:value-type="float" office:value="3.5">
            <text:p>3,5</text:p>
          </table:table-cell>
          <table:table-cell table:formula="of:=[.F271]+[.E272]" office:value-type="float" office:value="3.5">
            <text:p>3,5</text:p>
          </table:table-cell>
          <table:table-cell/>
          <table:table-cell table:formula="of:=[.$B$211]/([.A272]*[.$B$206]+[.B272]*[.$B$208])" office:value-type="float" office:value="10">
            <text:p>10</text:p>
          </table:table-cell>
          <table:table-cell table:formula="of:=[.H272]+[.F272]+[.D272]" office:value-type="float" office:value="24.9166666666667">
            <text:p>24,9166666667</text:p>
          </table:table-cell>
          <table:table-cell table:number-columns-repeated="1014"/>
        </table:table-row>
        <table:table-row table:style-name="ro1">
          <table:table-cell table:formula="of:=[.A272]" office:value-type="float" office:value="6">
            <text:p>6</text:p>
          </table:table-cell>
          <table:table-cell table:formula="of:=[.B272]+1" office:value-type="float" office:value="2">
            <text:p>2</text:p>
          </table:table-cell>
          <table:table-cell table:formula="of:=IF([.A273]&gt;1;[.$B$207]/(([.A273] - 1)*[.$B$206]);0)" office:value-type="float" office:value="1">
            <text:p>1</text:p>
          </table:table-cell>
          <table:table-cell table:formula="of:=[.D272]" office:value-type="float" office:value="11.4166666666667">
            <text:p>11,4166666667</text:p>
          </table:table-cell>
          <table:table-cell table:formula="of:=[.$B$209]/([.A273]*[.$B$206]+([.B273]-1)*[.$B$208])" office:value-type="float" office:value="2.1">
            <text:p>2,1</text:p>
          </table:table-cell>
          <table:table-cell table:formula="of:=[.F272]+[.E273]" office:value-type="float" office:value="5.6">
            <text:p>5,6</text:p>
          </table:table-cell>
          <table:table-cell/>
          <table:table-cell table:formula="of:=[.$B$211]/([.A273]*[.$B$206]+[.B273]*[.$B$208])" office:value-type="float" office:value="7.14285714285714">
            <text:p>7,1428571429</text:p>
          </table:table-cell>
          <table:table-cell table:formula="of:=[.H273]+[.F273]+[.D273]" office:value-type="float" office:value="24.1595238095238">
            <text:p>24,1595238095</text:p>
          </table:table-cell>
          <table:table-cell table:number-columns-repeated="1014"/>
        </table:table-row>
        <table:table-row table:style-name="ro1">
          <table:table-cell table:style-name="ce5" table:formula="of:=[.A273]" office:value-type="float" office:value="6">
            <text:p>6</text:p>
          </table:table-cell>
          <table:table-cell table:style-name="ce14" table:formula="of:=[.B273]+1" office:value-type="float" office:value="3">
            <text:p>3</text:p>
          </table:table-cell>
          <table:table-cell table:style-name="ce14" table:formula="of:=IF([.A274]&gt;1;[.$B$207]/(([.A274] - 1)*[.$B$206]);0)" office:value-type="float" office:value="1">
            <text:p>1</text:p>
          </table:table-cell>
          <table:table-cell table:style-name="ce14" table:formula="of:=[.D273]" office:value-type="float" office:value="11.4166666666667">
            <text:p>11,4166666667</text:p>
          </table:table-cell>
          <table:table-cell table:style-name="ce14" table:formula="of:=[.$B$209]/([.A274]*[.$B$206]+([.B274]-1)*[.$B$208])" office:value-type="float" office:value="1.5">
            <text:p>1,5</text:p>
          </table:table-cell>
          <table:table-cell table:style-name="ce14" table:formula="of:=[.F273]+[.E274]" office:value-type="float" office:value="7.1">
            <text:p>7,1</text:p>
          </table:table-cell>
          <table:table-cell table:style-name="ce14"/>
          <table:table-cell table:style-name="ce14" table:formula="of:=[.$B$211]/([.A274]*[.$B$206]+[.B274]*[.$B$208])" office:value-type="float" office:value="5.55555555555556">
            <text:p>5,5555555556</text:p>
          </table:table-cell>
          <table:table-cell table:style-name="ce28" table:formula="of:=[.H274]+[.F274]+[.D274]" office:value-type="float" office:value="24.0722222222222">
            <text:p>24,0722222222</text:p>
          </table:table-cell>
          <table:table-cell table:number-columns-repeated="1014"/>
        </table:table-row>
        <table:table-row table:style-name="ro1">
          <table:table-cell table:formula="of:=[.A274]" office:value-type="float" office:value="6">
            <text:p>6</text:p>
          </table:table-cell>
          <table:table-cell table:formula="of:=[.B274]+1" office:value-type="float" office:value="4">
            <text:p>4</text:p>
          </table:table-cell>
          <table:table-cell table:formula="of:=IF([.A275]&gt;1;[.$B$207]/(([.A275] - 1)*[.$B$206]);0)" office:value-type="float" office:value="1">
            <text:p>1</text:p>
          </table:table-cell>
          <table:table-cell table:formula="of:=[.D274]" office:value-type="float" office:value="11.4166666666667">
            <text:p>11,4166666667</text:p>
          </table:table-cell>
          <table:table-cell table:formula="of:=[.$B$209]/([.A275]*[.$B$206]+([.B275]-1)*[.$B$208])" office:value-type="float" office:value="1.16666666666667">
            <text:p>1,1666666667</text:p>
          </table:table-cell>
          <table:table-cell table:formula="of:=[.F274]+[.E275]" office:value-type="float" office:value="8.26666666666667">
            <text:p>8,2666666667</text:p>
          </table:table-cell>
          <table:table-cell/>
          <table:table-cell table:formula="of:=[.$B$211]/([.A275]*[.$B$206]+[.B275]*[.$B$208])" office:value-type="float" office:value="4.54545454545455">
            <text:p>4,5454545455</text:p>
          </table:table-cell>
          <table:table-cell table:formula="of:=[.H275]+[.F275]+[.D275]" office:value-type="float" office:value="24.2287878787879">
            <text:p>24,2287878788</text:p>
          </table:table-cell>
          <table:table-cell table:number-columns-repeated="1014"/>
        </table:table-row>
        <table:table-row table:style-name="ro1">
          <table:table-cell table:style-name="ce8" table:formula="of:=[.A275]" office:value-type="float" office:value="6">
            <text:p>6</text:p>
          </table:table-cell>
          <table:table-cell table:style-name="ce17" table:formula="of:=[.B275]+1" office:value-type="float" office:value="5">
            <text:p>5</text:p>
          </table:table-cell>
          <table:table-cell table:style-name="ce17" table:formula="of:=IF([.A276]&gt;1;[.$B$207]/(([.A276] - 1)*[.$B$206]);0)" office:value-type="float" office:value="1">
            <text:p>1</text:p>
          </table:table-cell>
          <table:table-cell table:style-name="ce17" table:formula="of:=[.D275]" office:value-type="float" office:value="11.4166666666667">
            <text:p>11,4166666667</text:p>
          </table:table-cell>
          <table:table-cell table:formula="of:=[.$B$209]/([.A276]*[.$B$206]+([.B276]-1)*[.$B$208])" office:value-type="float" office:value="0.954545454545455">
            <text:p>0,9545454545</text:p>
          </table:table-cell>
          <table:table-cell table:style-name="ce17" table:formula="of:=[.F275]+[.E276]" office:value-type="float" office:value="9.22121212121212">
            <text:p>9,2212121212</text:p>
          </table:table-cell>
          <table:table-cell table:style-name="ce17"/>
          <table:table-cell table:style-name="ce17" table:formula="of:=[.$B$211]/([.A276]*[.$B$206]+[.B276]*[.$B$208])" office:value-type="float" office:value="3.84615384615385">
            <text:p>3,8461538462</text:p>
          </table:table-cell>
          <table:table-cell table:style-name="ce31" table:formula="of:=[.H276]+[.F276]+[.D276]" office:value-type="float" office:value="24.4840326340326">
            <text:p>24,484032634</text:p>
          </table:table-cell>
          <table:table-cell table:number-columns-repeated="1014"/>
        </table:table-row>
        <table:table-row table:style-name="ro1">
          <table:table-cell table:style-name="ce10" table:formula="of:=[.A276]" office:value-type="float" office:value="6">
            <text:p>6</text:p>
          </table:table-cell>
          <table:table-cell table:style-name="ce19" table:formula="of:=[.B276]+1" office:value-type="float" office:value="6">
            <text:p>6</text:p>
          </table:table-cell>
          <table:table-cell table:style-name="ce19" table:formula="of:=IF([.A277]&gt;1;[.$B$207]/(([.A277] - 1)*[.$B$206]);0)" office:value-type="float" office:value="1">
            <text:p>1</text:p>
          </table:table-cell>
          <table:table-cell table:style-name="ce19" table:formula="of:=[.D276]" office:value-type="float" office:value="11.4166666666667">
            <text:p>11,4166666667</text:p>
          </table:table-cell>
          <table:table-cell table:formula="of:=[.$B$209]/([.A277]*[.$B$206]+([.B277]-1)*[.$B$208])" office:value-type="float" office:value="0.807692307692308">
            <text:p>0,8076923077</text:p>
          </table:table-cell>
          <table:table-cell table:style-name="ce19" table:formula="of:=[.F276]+[.E277]" office:value-type="float" office:value="10.0289044289044">
            <text:p>10,0289044289</text:p>
          </table:table-cell>
          <table:table-cell table:style-name="ce17"/>
          <table:table-cell table:style-name="ce19" table:formula="of:=[.$B$211]/([.A277]*[.$B$206]+[.B277]*[.$B$208])" office:value-type="float" office:value="3.33333333333333">
            <text:p>3,3333333333</text:p>
          </table:table-cell>
          <table:table-cell table:style-name="ce33" table:formula="of:=[.H277]+[.F277]+[.D277]" office:value-type="float" office:value="24.7789044289044">
            <text:p>24,7789044289</text:p>
          </table:table-cell>
          <table:table-cell table:number-columns-repeated="1014"/>
        </table:table-row>
        <table:table-row table:style-name="ro1">
          <table:table-cell table:formula="of:=[.A277]" office:value-type="float" office:value="6">
            <text:p>6</text:p>
          </table:table-cell>
          <table:table-cell table:formula="of:=[.B277]+1" office:value-type="float" office:value="7">
            <text:p>7</text:p>
          </table:table-cell>
          <table:table-cell table:formula="of:=IF([.A278]&gt;1;[.$B$207]/(([.A278] - 1)*[.$B$206]);0)" office:value-type="float" office:value="1">
            <text:p>1</text:p>
          </table:table-cell>
          <table:table-cell table:formula="of:=[.D277]" office:value-type="float" office:value="11.4166666666667">
            <text:p>11,4166666667</text:p>
          </table:table-cell>
          <table:table-cell table:formula="of:=[.$B$209]/([.A278]*[.$B$206]+([.B278]-1)*[.$B$208])" office:value-type="float" office:value="0.7">
            <text:p>0,7</text:p>
          </table:table-cell>
          <table:table-cell table:formula="of:=[.F277]+[.E278]" office:value-type="float" office:value="10.7289044289044">
            <text:p>10,7289044289</text:p>
          </table:table-cell>
          <table:table-cell/>
          <table:table-cell table:formula="of:=[.$B$211]/([.A278]*[.$B$206]+[.B278]*[.$B$208])" office:value-type="float" office:value="2.94117647058824">
            <text:p>2,9411764706</text:p>
          </table:table-cell>
          <table:table-cell table:formula="of:=[.H278]+[.F278]+[.D278]" office:value-type="float" office:value="25.0867475661593">
            <text:p>25,0867475662</text:p>
          </table:table-cell>
          <table:table-cell table:number-columns-repeated="1014"/>
        </table:table-row>
        <table:table-row table:style-name="ro1">
          <table:table-cell table:formula="of:=[.A278]" office:value-type="float" office:value="6">
            <text:p>6</text:p>
          </table:table-cell>
          <table:table-cell table:formula="of:=[.B278]+1" office:value-type="float" office:value="8">
            <text:p>8</text:p>
          </table:table-cell>
          <table:table-cell table:formula="of:=IF([.A279]&gt;1;[.$B$207]/(([.A279] - 1)*[.$B$206]);0)" office:value-type="float" office:value="1">
            <text:p>1</text:p>
          </table:table-cell>
          <table:table-cell table:formula="of:=[.D278]" office:value-type="float" office:value="11.4166666666667">
            <text:p>11,4166666667</text:p>
          </table:table-cell>
          <table:table-cell table:formula="of:=[.$B$209]/([.A279]*[.$B$206]+([.B279]-1)*[.$B$208])" office:value-type="float" office:value="0.617647058823529">
            <text:p>0,6176470588</text:p>
          </table:table-cell>
          <table:table-cell table:formula="of:=[.F278]+[.E279]" office:value-type="float" office:value="11.346551487728">
            <text:p>11,3465514877</text:p>
          </table:table-cell>
          <table:table-cell/>
          <table:table-cell table:formula="of:=[.$B$211]/([.A279]*[.$B$206]+[.B279]*[.$B$208])" office:value-type="float" office:value="2.63157894736842">
            <text:p>2,6315789474</text:p>
          </table:table-cell>
          <table:table-cell table:formula="of:=[.H279]+[.F279]+[.D279]" office:value-type="float" office:value="25.394797101763">
            <text:p>25,3947971018</text:p>
          </table:table-cell>
          <table:table-cell table:number-columns-repeated="1014"/>
        </table:table-row>
        <table:table-row table:style-name="ro1">
          <table:table-cell table:formula="of:=[.A279]" office:value-type="float" office:value="6">
            <text:p>6</text:p>
          </table:table-cell>
          <table:table-cell table:formula="of:=[.B279]+1" office:value-type="float" office:value="9">
            <text:p>9</text:p>
          </table:table-cell>
          <table:table-cell table:formula="of:=IF([.A280]&gt;1;[.$B$207]/(([.A280] - 1)*[.$B$206]);0)" office:value-type="float" office:value="1">
            <text:p>1</text:p>
          </table:table-cell>
          <table:table-cell table:formula="of:=[.D279]" office:value-type="float" office:value="11.4166666666667">
            <text:p>11,4166666667</text:p>
          </table:table-cell>
          <table:table-cell table:formula="of:=[.$B$209]/([.A280]*[.$B$206]+([.B280]-1)*[.$B$208])" office:value-type="float" office:value="0.552631578947368">
            <text:p>0,5526315789</text:p>
          </table:table-cell>
          <table:table-cell table:formula="of:=[.F279]+[.E280]" office:value-type="float" office:value="11.8991830666753">
            <text:p>11,8991830667</text:p>
          </table:table-cell>
          <table:table-cell/>
          <table:table-cell table:formula="of:=[.$B$211]/([.A280]*[.$B$206]+[.B280]*[.$B$208])" office:value-type="float" office:value="2.38095238095238">
            <text:p>2,380952381</text:p>
          </table:table-cell>
          <table:table-cell table:formula="of:=[.H280]+[.F280]+[.D280]" office:value-type="float" office:value="25.6968021142944">
            <text:p>25,6968021143</text:p>
          </table:table-cell>
          <table:table-cell table:number-columns-repeated="1014"/>
        </table:table-row>
        <table:table-row table:style-name="ro1">
          <table:table-cell table:style-name="ce7" table:formula="of:=[.A280]" office:value-type="float" office:value="6">
            <text:p>6</text:p>
          </table:table-cell>
          <table:table-cell table:style-name="ce16" table:formula="of:=[.B280]+1" office:value-type="float" office:value="10">
            <text:p>10</text:p>
          </table:table-cell>
          <table:table-cell table:style-name="ce16" table:formula="of:=IF([.A281]&gt;1;[.$B$207]/(([.A281] - 1)*[.$B$206]);0)" office:value-type="float" office:value="1">
            <text:p>1</text:p>
          </table:table-cell>
          <table:table-cell table:style-name="ce16" table:formula="of:=[.D280]" office:value-type="float" office:value="11.4166666666667">
            <text:p>11,4166666667</text:p>
          </table:table-cell>
          <table:table-cell table:style-name="ce16" table:formula="of:=[.$B$209]/([.A281]*[.$B$206]+([.B281]-1)*[.$B$208])" office:value-type="float" office:value="0.5">
            <text:p>0,5</text:p>
          </table:table-cell>
          <table:table-cell table:style-name="ce16" table:formula="of:=[.F280]+[.E281]" office:value-type="float" office:value="12.3991830666753">
            <text:p>12,3991830667</text:p>
          </table:table-cell>
          <table:table-cell table:style-name="ce16"/>
          <table:table-cell table:style-name="ce16" table:formula="of:=[.$B$211]/([.A281]*[.$B$206]+[.B281]*[.$B$208])" office:value-type="float" office:value="2.17391304347826">
            <text:p>2,1739130435</text:p>
          </table:table-cell>
          <table:table-cell table:style-name="ce30" table:formula="of:=[.H281]+[.F281]+[.D281]" office:value-type="float" office:value="25.9897627768202">
            <text:p>25,9897627768</text:p>
          </table:table-cell>
          <table:table-cell table:number-columns-repeated="1014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3" office:value-type="float" office:value="0">
            <text:p>0</text:p>
          </table:table-cell>
          <table:table-cell table:style-name="ce13" table:formula="of:=IF([.A282]&gt;1;[.$B$207]/(([.A282] - 1)*[.$B$206]);0)" office:value-type="float" office:value="0.833333333333333">
            <text:p>0,8333333333</text:p>
          </table:table-cell>
          <table:table-cell table:style-name="ce13" table:formula="of:=[.D271]+[.C282]" office:value-type="float" office:value="12.25">
            <text:p>12,25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/>
          <table:table-cell table:style-name="ce13" table:formula="of:=[.$B$211]/([.A282]*[.$B$206]+[.B282]*[.$B$208])" office:value-type="float" office:value="14.2857142857143">
            <text:p>14,2857142857</text:p>
          </table:table-cell>
          <table:table-cell table:style-name="ce26" table:formula="of:=[.H282]+[.F282]+[.D282]" office:value-type="float" office:value="26.5357142857143">
            <text:p>26,5357142857</text:p>
          </table:table-cell>
          <table:table-cell table:number-columns-repeated="3"/>
          <table:table-cell table:formula="of:=[.$B$211]/[.$B$209]-[.A282]/[.$B$208]" office:value-type="float" office:value="3.01190476190476">
            <text:p>3,0119047619</text:p>
          </table:table-cell>
          <table:table-cell table:number-columns-repeated="1010"/>
        </table:table-row>
        <table:table-row table:style-name="ro1">
          <table:table-cell table:formula="of:=[.A282]" office:value-type="float" office:value="7">
            <text:p>7</text:p>
          </table:table-cell>
          <table:table-cell table:formula="of:=[.B282]+1" office:value-type="float" office:value="1">
            <text:p>1</text:p>
          </table:table-cell>
          <table:table-cell table:formula="of:=IF([.A283]&gt;1;[.$B$207]/(([.A283] - 1)*[.$B$206]);0)" office:value-type="float" office:value="0.833333333333333">
            <text:p>0,8333333333</text:p>
          </table:table-cell>
          <table:table-cell table:formula="of:=[.D282]" office:value-type="float" office:value="12.25">
            <text:p>12,25</text:p>
          </table:table-cell>
          <table:table-cell table:formula="of:=[.$B$209]/([.A283]*[.$B$206]+([.B283]-1)*[.$B$208])" office:value-type="float" office:value="3">
            <text:p>3</text:p>
          </table:table-cell>
          <table:table-cell table:formula="of:=[.F282]+[.E283]" office:value-type="float" office:value="3">
            <text:p>3</text:p>
          </table:table-cell>
          <table:table-cell/>
          <table:table-cell table:formula="of:=[.$B$211]/([.A283]*[.$B$206]+[.B283]*[.$B$208])" office:value-type="float" office:value="9.09090909090909">
            <text:p>9,0909090909</text:p>
          </table:table-cell>
          <table:table-cell table:formula="of:=[.H283]+[.F283]+[.D283]" office:value-type="float" office:value="24.3409090909091">
            <text:p>24,3409090909</text:p>
          </table:table-cell>
          <table:table-cell table:number-columns-repeated="1014"/>
        </table:table-row>
        <table:table-row table:style-name="ro1">
          <table:table-cell table:formula="of:=[.A283]" office:value-type="float" office:value="7">
            <text:p>7</text:p>
          </table:table-cell>
          <table:table-cell table:formula="of:=[.B283]+1" office:value-type="float" office:value="2">
            <text:p>2</text:p>
          </table:table-cell>
          <table:table-cell table:formula="of:=IF([.A284]&gt;1;[.$B$207]/(([.A284] - 1)*[.$B$206]);0)" office:value-type="float" office:value="0.833333333333333">
            <text:p>0,8333333333</text:p>
          </table:table-cell>
          <table:table-cell table:formula="of:=[.D283]" office:value-type="float" office:value="12.25">
            <text:p>12,25</text:p>
          </table:table-cell>
          <table:table-cell table:formula="of:=[.$B$209]/([.A284]*[.$B$206]+([.B284]-1)*[.$B$208])" office:value-type="float" office:value="1.90909090909091">
            <text:p>1,9090909091</text:p>
          </table:table-cell>
          <table:table-cell table:formula="of:=[.F283]+[.E284]" office:value-type="float" office:value="4.90909090909091">
            <text:p>4,9090909091</text:p>
          </table:table-cell>
          <table:table-cell/>
          <table:table-cell table:formula="of:=[.$B$211]/([.A284]*[.$B$206]+[.B284]*[.$B$208])" office:value-type="float" office:value="6.66666666666667">
            <text:p>6,6666666667</text:p>
          </table:table-cell>
          <table:table-cell table:formula="of:=[.H284]+[.F284]+[.D284]" office:value-type="float" office:value="23.8257575757576">
            <text:p>23,8257575758</text:p>
          </table:table-cell>
          <table:table-cell table:number-columns-repeated="1014"/>
        </table:table-row>
        <table:table-row table:style-name="ro1">
          <table:table-cell table:style-name="ce5" table:formula="of:=[.A284]" office:value-type="float" office:value="7">
            <text:p>7</text:p>
          </table:table-cell>
          <table:table-cell table:style-name="ce14" table:formula="of:=[.B284]+1" office:value-type="float" office:value="3">
            <text:p>3</text:p>
          </table:table-cell>
          <table:table-cell table:style-name="ce14" table:formula="of:=IF([.A285]&gt;1;[.$B$207]/(([.A285] - 1)*[.$B$206]);0)" office:value-type="float" office:value="0.833333333333333">
            <text:p>0,8333333333</text:p>
          </table:table-cell>
          <table:table-cell table:style-name="ce14" table:formula="of:=[.D284]" office:value-type="float" office:value="12.25">
            <text:p>12,25</text:p>
          </table:table-cell>
          <table:table-cell table:style-name="ce14" table:formula="of:=[.$B$209]/([.A285]*[.$B$206]+([.B285]-1)*[.$B$208])" office:value-type="float" office:value="1.4">
            <text:p>1,4</text:p>
          </table:table-cell>
          <table:table-cell table:style-name="ce14" table:formula="of:=[.F284]+[.E285]" office:value-type="float" office:value="6.30909090909091">
            <text:p>6,3090909091</text:p>
          </table:table-cell>
          <table:table-cell table:style-name="ce14"/>
          <table:table-cell table:style-name="ce14" table:formula="of:=[.$B$211]/([.A285]*[.$B$206]+[.B285]*[.$B$208])" office:value-type="float" office:value="5.26315789473684">
            <text:p>5,2631578947</text:p>
          </table:table-cell>
          <table:table-cell table:style-name="ce28" table:formula="of:=[.H285]+[.F285]+[.D285]" office:value-type="float" office:value="23.8222488038277">
            <text:p>23,8222488038</text:p>
          </table:table-cell>
          <table:table-cell table:number-columns-repeated="1014"/>
        </table:table-row>
        <table:table-row table:style-name="ro1">
          <table:table-cell table:formula="of:=[.A285]" office:value-type="float" office:value="7">
            <text:p>7</text:p>
          </table:table-cell>
          <table:table-cell table:formula="of:=[.B285]+1" office:value-type="float" office:value="4">
            <text:p>4</text:p>
          </table:table-cell>
          <table:table-cell table:formula="of:=IF([.A286]&gt;1;[.$B$207]/(([.A286] - 1)*[.$B$206]);0)" office:value-type="float" office:value="0.833333333333333">
            <text:p>0,8333333333</text:p>
          </table:table-cell>
          <table:table-cell table:formula="of:=[.D285]" office:value-type="float" office:value="12.25">
            <text:p>12,25</text:p>
          </table:table-cell>
          <table:table-cell table:formula="of:=[.$B$209]/([.A286]*[.$B$206]+([.B286]-1)*[.$B$208])" office:value-type="float" office:value="1.10526315789474">
            <text:p>1,1052631579</text:p>
          </table:table-cell>
          <table:table-cell table:formula="of:=[.F285]+[.E286]" office:value-type="float" office:value="7.41435406698565">
            <text:p>7,414354067</text:p>
          </table:table-cell>
          <table:table-cell/>
          <table:table-cell table:formula="of:=[.$B$211]/([.A286]*[.$B$206]+[.B286]*[.$B$208])" office:value-type="float" office:value="4.34782608695652">
            <text:p>4,347826087</text:p>
          </table:table-cell>
          <table:table-cell table:formula="of:=[.H286]+[.F286]+[.D286]" office:value-type="float" office:value="24.0121801539422">
            <text:p>24,0121801539</text:p>
          </table:table-cell>
          <table:table-cell table:number-columns-repeated="1014"/>
        </table:table-row>
        <table:table-row table:style-name="ro1">
          <table:table-cell table:style-name="ce8" table:formula="of:=[.A286]" office:value-type="float" office:value="7">
            <text:p>7</text:p>
          </table:table-cell>
          <table:table-cell table:style-name="ce17" table:formula="of:=[.B286]+1" office:value-type="float" office:value="5">
            <text:p>5</text:p>
          </table:table-cell>
          <table:table-cell table:style-name="ce17" table:formula="of:=IF([.A287]&gt;1;[.$B$207]/(([.A287] - 1)*[.$B$206]);0)" office:value-type="float" office:value="0.833333333333333">
            <text:p>0,8333333333</text:p>
          </table:table-cell>
          <table:table-cell table:style-name="ce17" table:formula="of:=[.D286]" office:value-type="float" office:value="12.25">
            <text:p>12,25</text:p>
          </table:table-cell>
          <table:table-cell table:formula="of:=[.$B$209]/([.A287]*[.$B$206]+([.B287]-1)*[.$B$208])" office:value-type="float" office:value="0.91304347826087">
            <text:p>0,9130434783</text:p>
          </table:table-cell>
          <table:table-cell table:style-name="ce17" table:formula="of:=[.F286]+[.E287]" office:value-type="float" office:value="8.32739754524652">
            <text:p>8,3273975452</text:p>
          </table:table-cell>
          <table:table-cell table:style-name="ce17"/>
          <table:table-cell table:style-name="ce17" table:formula="of:=[.$B$211]/([.A287]*[.$B$206]+[.B287]*[.$B$208])" office:value-type="float" office:value="3.7037037037037">
            <text:p>3,7037037037</text:p>
          </table:table-cell>
          <table:table-cell table:style-name="ce31" table:formula="of:=[.H287]+[.F287]+[.D287]" office:value-type="float" office:value="24.2811012489502">
            <text:p>24,281101249</text:p>
          </table:table-cell>
          <table:table-cell table:number-columns-repeated="1014"/>
        </table:table-row>
        <table:table-row table:style-name="ro1">
          <table:table-cell table:style-name="ce10" table:formula="of:=[.A287]" office:value-type="float" office:value="7">
            <text:p>7</text:p>
          </table:table-cell>
          <table:table-cell table:style-name="ce19" table:formula="of:=[.B287]+1" office:value-type="float" office:value="6">
            <text:p>6</text:p>
          </table:table-cell>
          <table:table-cell table:style-name="ce19" table:formula="of:=IF([.A288]&gt;1;[.$B$207]/(([.A288] - 1)*[.$B$206]);0)" office:value-type="float" office:value="0.833333333333333">
            <text:p>0,8333333333</text:p>
          </table:table-cell>
          <table:table-cell table:style-name="ce19" table:formula="of:=[.D287]" office:value-type="float" office:value="12.25">
            <text:p>12,25</text:p>
          </table:table-cell>
          <table:table-cell table:formula="of:=[.$B$209]/([.A288]*[.$B$206]+([.B288]-1)*[.$B$208])" office:value-type="float" office:value="0.777777777777778">
            <text:p>0,7777777778</text:p>
          </table:table-cell>
          <table:table-cell table:style-name="ce19" table:formula="of:=[.F287]+[.E288]" office:value-type="float" office:value="9.10517532302429">
            <text:p>9,105175323</text:p>
          </table:table-cell>
          <table:table-cell table:style-name="ce17"/>
          <table:table-cell table:style-name="ce19" table:formula="of:=[.$B$211]/([.A288]*[.$B$206]+[.B288]*[.$B$208])" office:value-type="float" office:value="3.2258064516129">
            <text:p>3,2258064516</text:p>
          </table:table-cell>
          <table:table-cell table:style-name="ce33" table:formula="of:=[.H288]+[.F288]+[.D288]" office:value-type="float" office:value="24.5809817746372">
            <text:p>24,5809817746</text:p>
          </table:table-cell>
          <table:table-cell table:number-columns-repeated="1014"/>
        </table:table-row>
        <table:table-row table:style-name="ro1">
          <table:table-cell table:formula="of:=[.A288]" office:value-type="float" office:value="7">
            <text:p>7</text:p>
          </table:table-cell>
          <table:table-cell table:formula="of:=[.B288]+1" office:value-type="float" office:value="7">
            <text:p>7</text:p>
          </table:table-cell>
          <table:table-cell table:formula="of:=IF([.A289]&gt;1;[.$B$207]/(([.A289] - 1)*[.$B$206]);0)" office:value-type="float" office:value="0.833333333333333">
            <text:p>0,8333333333</text:p>
          </table:table-cell>
          <table:table-cell table:formula="of:=[.D288]" office:value-type="float" office:value="12.25">
            <text:p>12,25</text:p>
          </table:table-cell>
          <table:table-cell table:formula="of:=[.$B$209]/([.A289]*[.$B$206]+([.B289]-1)*[.$B$208])" office:value-type="float" office:value="0.67741935483871">
            <text:p>0,6774193548</text:p>
          </table:table-cell>
          <table:table-cell table:formula="of:=[.F288]+[.E289]" office:value-type="float" office:value="9.782594677863">
            <text:p>9,7825946779</text:p>
          </table:table-cell>
          <table:table-cell/>
          <table:table-cell table:formula="of:=[.$B$211]/([.A289]*[.$B$206]+[.B289]*[.$B$208])" office:value-type="float" office:value="2.85714285714286">
            <text:p>2,8571428571</text:p>
          </table:table-cell>
          <table:table-cell table:formula="of:=[.H289]+[.F289]+[.D289]" office:value-type="float" office:value="24.8897375350059">
            <text:p>24,889737535</text:p>
          </table:table-cell>
          <table:table-cell table:number-columns-repeated="1014"/>
        </table:table-row>
        <table:table-row table:style-name="ro1">
          <table:table-cell table:formula="of:=[.A289]" office:value-type="float" office:value="7">
            <text:p>7</text:p>
          </table:table-cell>
          <table:table-cell table:formula="of:=[.B289]+1" office:value-type="float" office:value="8">
            <text:p>8</text:p>
          </table:table-cell>
          <table:table-cell table:formula="of:=IF([.A290]&gt;1;[.$B$207]/(([.A290] - 1)*[.$B$206]);0)" office:value-type="float" office:value="0.833333333333333">
            <text:p>0,8333333333</text:p>
          </table:table-cell>
          <table:table-cell table:formula="of:=[.D289]" office:value-type="float" office:value="12.25">
            <text:p>12,25</text:p>
          </table:table-cell>
          <table:table-cell table:formula="of:=[.$B$209]/([.A290]*[.$B$206]+([.B290]-1)*[.$B$208])" office:value-type="float" office:value="0.6">
            <text:p>0,6</text:p>
          </table:table-cell>
          <table:table-cell table:formula="of:=[.F289]+[.E290]" office:value-type="float" office:value="10.382594677863">
            <text:p>10,3825946779</text:p>
          </table:table-cell>
          <table:table-cell/>
          <table:table-cell table:formula="of:=[.$B$211]/([.A290]*[.$B$206]+[.B290]*[.$B$208])" office:value-type="float" office:value="2.56410256410256">
            <text:p>2,5641025641</text:p>
          </table:table-cell>
          <table:table-cell table:formula="of:=[.H290]+[.F290]+[.D290]" office:value-type="float" office:value="25.1966972419656">
            <text:p>25,196697242</text:p>
          </table:table-cell>
          <table:table-cell table:number-columns-repeated="1014"/>
        </table:table-row>
        <table:table-row table:style-name="ro1">
          <table:table-cell table:formula="of:=[.A290]" office:value-type="float" office:value="7">
            <text:p>7</text:p>
          </table:table-cell>
          <table:table-cell table:formula="of:=[.B290]+1" office:value-type="float" office:value="9">
            <text:p>9</text:p>
          </table:table-cell>
          <table:table-cell table:formula="of:=IF([.A291]&gt;1;[.$B$207]/(([.A291] - 1)*[.$B$206]);0)" office:value-type="float" office:value="0.833333333333333">
            <text:p>0,8333333333</text:p>
          </table:table-cell>
          <table:table-cell table:formula="of:=[.D290]" office:value-type="float" office:value="12.25">
            <text:p>12,25</text:p>
          </table:table-cell>
          <table:table-cell table:formula="of:=[.$B$209]/([.A291]*[.$B$206]+([.B291]-1)*[.$B$208])" office:value-type="float" office:value="0.538461538461538">
            <text:p>0,5384615385</text:p>
          </table:table-cell>
          <table:table-cell table:formula="of:=[.F290]+[.E291]" office:value-type="float" office:value="10.9210562163245">
            <text:p>10,9210562163</text:p>
          </table:table-cell>
          <table:table-cell/>
          <table:table-cell table:formula="of:=[.$B$211]/([.A291]*[.$B$206]+[.B291]*[.$B$208])" office:value-type="float" office:value="2.32558139534884">
            <text:p>2,3255813953</text:p>
          </table:table-cell>
          <table:table-cell table:formula="of:=[.H291]+[.F291]+[.D291]" office:value-type="float" office:value="25.4966376116734">
            <text:p>25,4966376117</text:p>
          </table:table-cell>
          <table:table-cell table:number-columns-repeated="1014"/>
        </table:table-row>
        <table:table-row table:style-name="ro1">
          <table:table-cell table:style-name="ce7" table:formula="of:=[.A291]" office:value-type="float" office:value="7">
            <text:p>7</text:p>
          </table:table-cell>
          <table:table-cell table:style-name="ce16" table:formula="of:=[.B291]+1" office:value-type="float" office:value="10">
            <text:p>10</text:p>
          </table:table-cell>
          <table:table-cell table:style-name="ce16" table:formula="of:=IF([.A292]&gt;1;[.$B$207]/(([.A292] - 1)*[.$B$206]);0)" office:value-type="float" office:value="0.833333333333333">
            <text:p>0,8333333333</text:p>
          </table:table-cell>
          <table:table-cell table:style-name="ce16" table:formula="of:=[.D291]" office:value-type="float" office:value="12.25">
            <text:p>12,25</text:p>
          </table:table-cell>
          <table:table-cell table:style-name="ce16" table:formula="of:=[.$B$209]/([.A292]*[.$B$206]+([.B292]-1)*[.$B$208])" office:value-type="float" office:value="0.488372093023256">
            <text:p>0,488372093</text:p>
          </table:table-cell>
          <table:table-cell table:style-name="ce16" table:formula="of:=[.F291]+[.E292]" office:value-type="float" office:value="11.4094283093478">
            <text:p>11,4094283093</text:p>
          </table:table-cell>
          <table:table-cell table:style-name="ce16"/>
          <table:table-cell table:style-name="ce16" table:formula="of:=[.$B$211]/([.A292]*[.$B$206]+[.B292]*[.$B$208])" office:value-type="float" office:value="2.12765957446808">
            <text:p>2,1276595745</text:p>
          </table:table-cell>
          <table:table-cell table:style-name="ce30" table:formula="of:=[.H292]+[.F292]+[.D292]" office:value-type="float" office:value="25.7870878838159">
            <text:p>25,7870878838</text:p>
          </table:table-cell>
          <table:table-cell table:number-columns-repeated="1014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13" office:value-type="float" office:value="0">
            <text:p>0</text:p>
          </table:table-cell>
          <table:table-cell table:style-name="ce13" table:formula="of:=IF([.A293]&gt;1;[.$B$207]/(([.A293] - 1)*[.$B$206]);0)" office:value-type="float" office:value="0.714285714285714">
            <text:p>0,7142857143</text:p>
          </table:table-cell>
          <table:table-cell table:style-name="ce13" table:formula="of:=[.D282]+[.C293]" office:value-type="float" office:value="12.9642857142857">
            <text:p>12,9642857143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/>
          <table:table-cell table:style-name="ce13" table:formula="of:=[.$B$211]/([.A293]*[.$B$206]+[.B293]*[.$B$208])" office:value-type="float" office:value="12.5">
            <text:p>12,5</text:p>
          </table:table-cell>
          <table:table-cell table:style-name="ce26" table:formula="of:=[.H293]+[.F293]+[.D293]" office:value-type="float" office:value="25.4642857142857">
            <text:p>25,4642857143</text:p>
          </table:table-cell>
          <table:table-cell table:number-columns-repeated="3"/>
          <table:table-cell table:formula="of:=[.$B$211]/[.$B$209]-[.A293]/[.$B$208]" office:value-type="float" office:value="2.76190476190476">
            <text:p>2,7619047619</text:p>
          </table:table-cell>
          <table:table-cell table:number-columns-repeated="1010"/>
        </table:table-row>
        <table:table-row table:style-name="ro1">
          <table:table-cell table:formula="of:=[.A293]" office:value-type="float" office:value="8">
            <text:p>8</text:p>
          </table:table-cell>
          <table:table-cell table:formula="of:=[.B293]+1" office:value-type="float" office:value="1">
            <text:p>1</text:p>
          </table:table-cell>
          <table:table-cell table:formula="of:=IF([.A294]&gt;1;[.$B$207]/(([.A294] - 1)*[.$B$206]);0)" office:value-type="float" office:value="0.714285714285714">
            <text:p>0,7142857143</text:p>
          </table:table-cell>
          <table:table-cell table:formula="of:=[.D293]" office:value-type="float" office:value="12.9642857142857">
            <text:p>12,9642857143</text:p>
          </table:table-cell>
          <table:table-cell table:formula="of:=[.$B$209]/([.A294]*[.$B$206]+([.B294]-1)*[.$B$208])" office:value-type="float" office:value="2.625">
            <text:p>2,625</text:p>
          </table:table-cell>
          <table:table-cell table:formula="of:=[.F293]+[.E294]" office:value-type="float" office:value="2.625">
            <text:p>2,625</text:p>
          </table:table-cell>
          <table:table-cell/>
          <table:table-cell table:formula="of:=[.$B$211]/([.A294]*[.$B$206]+[.B294]*[.$B$208])" office:value-type="float" office:value="8.33333333333333">
            <text:p>8,3333333333</text:p>
          </table:table-cell>
          <table:table-cell table:formula="of:=[.H294]+[.F294]+[.D294]" office:value-type="float" office:value="23.922619047619">
            <text:p>23,9226190476</text:p>
          </table:table-cell>
          <table:table-cell table:number-columns-repeated="1014"/>
        </table:table-row>
        <table:table-row table:style-name="ro1">
          <table:table-cell table:style-name="ce5" table:formula="of:=[.A294]" office:value-type="float" office:value="8">
            <text:p>8</text:p>
          </table:table-cell>
          <table:table-cell table:style-name="ce14" table:formula="of:=[.B294]+1" office:value-type="float" office:value="2">
            <text:p>2</text:p>
          </table:table-cell>
          <table:table-cell table:style-name="ce14" table:formula="of:=IF([.A295]&gt;1;[.$B$207]/(([.A295] - 1)*[.$B$206]);0)" office:value-type="float" office:value="0.714285714285714">
            <text:p>0,7142857143</text:p>
          </table:table-cell>
          <table:table-cell table:style-name="ce14" table:formula="of:=[.D294]" office:value-type="float" office:value="12.9642857142857">
            <text:p>12,9642857143</text:p>
          </table:table-cell>
          <table:table-cell table:style-name="ce14" table:formula="of:=[.$B$209]/([.A295]*[.$B$206]+([.B295]-1)*[.$B$208])" office:value-type="float" office:value="1.75">
            <text:p>1,75</text:p>
          </table:table-cell>
          <table:table-cell table:style-name="ce14" table:formula="of:=[.F294]+[.E295]" office:value-type="float" office:value="4.375">
            <text:p>4,375</text:p>
          </table:table-cell>
          <table:table-cell table:style-name="ce14"/>
          <table:table-cell table:style-name="ce14" table:formula="of:=[.$B$211]/([.A295]*[.$B$206]+[.B295]*[.$B$208])" office:value-type="float" office:value="6.25">
            <text:p>6,25</text:p>
          </table:table-cell>
          <table:table-cell table:style-name="ce28" table:formula="of:=[.H295]+[.F295]+[.D295]" office:value-type="float" office:value="23.5892857142857">
            <text:p>23,5892857143</text:p>
          </table:table-cell>
          <table:table-cell table:number-columns-repeated="1014"/>
        </table:table-row>
        <table:table-row table:style-name="ro1">
          <table:table-cell table:formula="of:=[.A295]" office:value-type="float" office:value="8">
            <text:p>8</text:p>
          </table:table-cell>
          <table:table-cell table:formula="of:=[.B295]+1" office:value-type="float" office:value="3">
            <text:p>3</text:p>
          </table:table-cell>
          <table:table-cell table:formula="of:=IF([.A296]&gt;1;[.$B$207]/(([.A296] - 1)*[.$B$206]);0)" office:value-type="float" office:value="0.714285714285714">
            <text:p>0,7142857143</text:p>
          </table:table-cell>
          <table:table-cell table:formula="of:=[.D295]" office:value-type="float" office:value="12.9642857142857">
            <text:p>12,9642857143</text:p>
          </table:table-cell>
          <table:table-cell table:formula="of:=[.$B$209]/([.A296]*[.$B$206]+([.B296]-1)*[.$B$208])" office:value-type="float" office:value="1.3125">
            <text:p>1,3125</text:p>
          </table:table-cell>
          <table:table-cell table:formula="of:=[.F295]+[.E296]" office:value-type="float" office:value="5.6875">
            <text:p>5,6875</text:p>
          </table:table-cell>
          <table:table-cell/>
          <table:table-cell table:formula="of:=[.$B$211]/([.A296]*[.$B$206]+[.B296]*[.$B$208])" office:value-type="float" office:value="5">
            <text:p>5</text:p>
          </table:table-cell>
          <table:table-cell table:formula="of:=[.H296]+[.F296]+[.D296]" office:value-type="float" office:value="23.6517857142857">
            <text:p>23,6517857143</text:p>
          </table:table-cell>
          <table:table-cell table:number-columns-repeated="1014"/>
        </table:table-row>
        <table:table-row table:style-name="ro1">
          <table:table-cell table:formula="of:=[.A296]" office:value-type="float" office:value="8">
            <text:p>8</text:p>
          </table:table-cell>
          <table:table-cell table:formula="of:=[.B296]+1" office:value-type="float" office:value="4">
            <text:p>4</text:p>
          </table:table-cell>
          <table:table-cell table:formula="of:=IF([.A297]&gt;1;[.$B$207]/(([.A297] - 1)*[.$B$206]);0)" office:value-type="float" office:value="0.714285714285714">
            <text:p>0,7142857143</text:p>
          </table:table-cell>
          <table:table-cell table:formula="of:=[.D296]" office:value-type="float" office:value="12.9642857142857">
            <text:p>12,9642857143</text:p>
          </table:table-cell>
          <table:table-cell table:formula="of:=[.$B$209]/([.A297]*[.$B$206]+([.B297]-1)*[.$B$208])" office:value-type="float" office:value="1.05">
            <text:p>1,05</text:p>
          </table:table-cell>
          <table:table-cell table:formula="of:=[.F296]+[.E297]" office:value-type="float" office:value="6.7375">
            <text:p>6,7375</text:p>
          </table:table-cell>
          <table:table-cell/>
          <table:table-cell table:formula="of:=[.$B$211]/([.A297]*[.$B$206]+[.B297]*[.$B$208])" office:value-type="float" office:value="4.16666666666667">
            <text:p>4,1666666667</text:p>
          </table:table-cell>
          <table:table-cell table:formula="of:=[.H297]+[.F297]+[.D297]" office:value-type="float" office:value="23.8684523809524">
            <text:p>23,868452381</text:p>
          </table:table-cell>
          <table:table-cell table:number-columns-repeated="1014"/>
        </table:table-row>
        <table:table-row table:style-name="ro1">
          <table:table-cell table:style-name="ce8" table:formula="of:=[.A297]" office:value-type="float" office:value="8">
            <text:p>8</text:p>
          </table:table-cell>
          <table:table-cell table:style-name="ce17" table:formula="of:=[.B297]+1" office:value-type="float" office:value="5">
            <text:p>5</text:p>
          </table:table-cell>
          <table:table-cell table:style-name="ce17" table:formula="of:=IF([.A298]&gt;1;[.$B$207]/(([.A298] - 1)*[.$B$206]);0)" office:value-type="float" office:value="0.714285714285714">
            <text:p>0,7142857143</text:p>
          </table:table-cell>
          <table:table-cell table:style-name="ce17" table:formula="of:=[.D297]" office:value-type="float" office:value="12.9642857142857">
            <text:p>12,9642857143</text:p>
          </table:table-cell>
          <table:table-cell table:formula="of:=[.$B$209]/([.A298]*[.$B$206]+([.B298]-1)*[.$B$208])" office:value-type="float" office:value="0.875">
            <text:p>0,875</text:p>
          </table:table-cell>
          <table:table-cell table:style-name="ce17" table:formula="of:=[.F297]+[.E298]" office:value-type="float" office:value="7.6125">
            <text:p>7,6125</text:p>
          </table:table-cell>
          <table:table-cell table:style-name="ce17"/>
          <table:table-cell table:style-name="ce17" table:formula="of:=[.$B$211]/([.A298]*[.$B$206]+[.B298]*[.$B$208])" office:value-type="float" office:value="3.57142857142857">
            <text:p>3,5714285714</text:p>
          </table:table-cell>
          <table:table-cell table:style-name="ce31" table:formula="of:=[.H298]+[.F298]+[.D298]" office:value-type="float" office:value="24.1482142857143">
            <text:p>24,1482142857</text:p>
          </table:table-cell>
          <table:table-cell table:number-columns-repeated="1014"/>
        </table:table-row>
        <table:table-row table:style-name="ro1">
          <table:table-cell table:style-name="ce10" table:formula="of:=[.A298]" office:value-type="float" office:value="8">
            <text:p>8</text:p>
          </table:table-cell>
          <table:table-cell table:style-name="ce19" table:formula="of:=[.B298]+1" office:value-type="float" office:value="6">
            <text:p>6</text:p>
          </table:table-cell>
          <table:table-cell table:style-name="ce19" table:formula="of:=IF([.A299]&gt;1;[.$B$207]/(([.A299] - 1)*[.$B$206]);0)" office:value-type="float" office:value="0.714285714285714">
            <text:p>0,7142857143</text:p>
          </table:table-cell>
          <table:table-cell table:style-name="ce19" table:formula="of:=[.D298]" office:value-type="float" office:value="12.9642857142857">
            <text:p>12,9642857143</text:p>
          </table:table-cell>
          <table:table-cell table:formula="of:=[.$B$209]/([.A299]*[.$B$206]+([.B299]-1)*[.$B$208])" office:value-type="float" office:value="0.75">
            <text:p>0,75</text:p>
          </table:table-cell>
          <table:table-cell table:style-name="ce19" table:formula="of:=[.F298]+[.E299]" office:value-type="float" office:value="8.3625">
            <text:p>8,3625</text:p>
          </table:table-cell>
          <table:table-cell table:style-name="ce17"/>
          <table:table-cell table:style-name="ce19" table:formula="of:=[.$B$211]/([.A299]*[.$B$206]+[.B299]*[.$B$208])" office:value-type="float" office:value="3.125">
            <text:p>3,125</text:p>
          </table:table-cell>
          <table:table-cell table:style-name="ce33" table:formula="of:=[.H299]+[.F299]+[.D299]" office:value-type="float" office:value="24.4517857142857">
            <text:p>24,4517857143</text:p>
          </table:table-cell>
          <table:table-cell table:number-columns-repeated="1014"/>
        </table:table-row>
        <table:table-row table:style-name="ro1">
          <table:table-cell table:formula="of:=[.A299]" office:value-type="float" office:value="8">
            <text:p>8</text:p>
          </table:table-cell>
          <table:table-cell table:formula="of:=[.B299]+1" office:value-type="float" office:value="7">
            <text:p>7</text:p>
          </table:table-cell>
          <table:table-cell table:formula="of:=IF([.A300]&gt;1;[.$B$207]/(([.A300] - 1)*[.$B$206]);0)" office:value-type="float" office:value="0.714285714285714">
            <text:p>0,7142857143</text:p>
          </table:table-cell>
          <table:table-cell table:formula="of:=[.D299]" office:value-type="float" office:value="12.9642857142857">
            <text:p>12,9642857143</text:p>
          </table:table-cell>
          <table:table-cell table:formula="of:=[.$B$209]/([.A300]*[.$B$206]+([.B300]-1)*[.$B$208])" office:value-type="float" office:value="0.65625">
            <text:p>0,65625</text:p>
          </table:table-cell>
          <table:table-cell table:formula="of:=[.F299]+[.E300]" office:value-type="float" office:value="9.01875">
            <text:p>9,01875</text:p>
          </table:table-cell>
          <table:table-cell/>
          <table:table-cell table:formula="of:=[.$B$211]/([.A300]*[.$B$206]+[.B300]*[.$B$208])" office:value-type="float" office:value="2.77777777777778">
            <text:p>2,7777777778</text:p>
          </table:table-cell>
          <table:table-cell table:formula="of:=[.H300]+[.F300]+[.D300]" office:value-type="float" office:value="24.7608134920635">
            <text:p>24,7608134921</text:p>
          </table:table-cell>
          <table:table-cell table:number-columns-repeated="1014"/>
        </table:table-row>
        <table:table-row table:style-name="ro1">
          <table:table-cell table:formula="of:=[.A300]" office:value-type="float" office:value="8">
            <text:p>8</text:p>
          </table:table-cell>
          <table:table-cell table:formula="of:=[.B300]+1" office:value-type="float" office:value="8">
            <text:p>8</text:p>
          </table:table-cell>
          <table:table-cell table:formula="of:=IF([.A301]&gt;1;[.$B$207]/(([.A301] - 1)*[.$B$206]);0)" office:value-type="float" office:value="0.714285714285714">
            <text:p>0,7142857143</text:p>
          </table:table-cell>
          <table:table-cell table:formula="of:=[.D300]" office:value-type="float" office:value="12.9642857142857">
            <text:p>12,9642857143</text:p>
          </table:table-cell>
          <table:table-cell table:formula="of:=[.$B$209]/([.A301]*[.$B$206]+([.B301]-1)*[.$B$208])" office:value-type="float" office:value="0.583333333333333">
            <text:p>0,5833333333</text:p>
          </table:table-cell>
          <table:table-cell table:formula="of:=[.F300]+[.E301]" office:value-type="float" office:value="9.60208333333333">
            <text:p>9,6020833333</text:p>
          </table:table-cell>
          <table:table-cell/>
          <table:table-cell table:formula="of:=[.$B$211]/([.A301]*[.$B$206]+[.B301]*[.$B$208])" office:value-type="float" office:value="2.5">
            <text:p>2,5</text:p>
          </table:table-cell>
          <table:table-cell table:formula="of:=[.H301]+[.F301]+[.D301]" office:value-type="float" office:value="25.066369047619">
            <text:p>25,0663690476</text:p>
          </table:table-cell>
          <table:table-cell table:number-columns-repeated="1014"/>
        </table:table-row>
        <table:table-row table:style-name="ro1">
          <table:table-cell table:formula="of:=[.A301]" office:value-type="float" office:value="8">
            <text:p>8</text:p>
          </table:table-cell>
          <table:table-cell table:formula="of:=[.B301]+1" office:value-type="float" office:value="9">
            <text:p>9</text:p>
          </table:table-cell>
          <table:table-cell table:formula="of:=IF([.A302]&gt;1;[.$B$207]/(([.A302] - 1)*[.$B$206]);0)" office:value-type="float" office:value="0.714285714285714">
            <text:p>0,7142857143</text:p>
          </table:table-cell>
          <table:table-cell table:formula="of:=[.D301]" office:value-type="float" office:value="12.9642857142857">
            <text:p>12,9642857143</text:p>
          </table:table-cell>
          <table:table-cell table:formula="of:=[.$B$209]/([.A302]*[.$B$206]+([.B302]-1)*[.$B$208])" office:value-type="float" office:value="0.525">
            <text:p>0,525</text:p>
          </table:table-cell>
          <table:table-cell table:formula="of:=[.F301]+[.E302]" office:value-type="float" office:value="10.1270833333333">
            <text:p>10,1270833333</text:p>
          </table:table-cell>
          <table:table-cell/>
          <table:table-cell table:formula="of:=[.$B$211]/([.A302]*[.$B$206]+[.B302]*[.$B$208])" office:value-type="float" office:value="2.27272727272727">
            <text:p>2,2727272727</text:p>
          </table:table-cell>
          <table:table-cell table:formula="of:=[.H302]+[.F302]+[.D302]" office:value-type="float" office:value="25.3640963203463">
            <text:p>25,3640963203</text:p>
          </table:table-cell>
          <table:table-cell table:number-columns-repeated="1014"/>
        </table:table-row>
        <table:table-row table:style-name="ro1">
          <table:table-cell table:style-name="ce7" table:formula="of:=[.A302]" office:value-type="float" office:value="8">
            <text:p>8</text:p>
          </table:table-cell>
          <table:table-cell table:style-name="ce16" table:formula="of:=[.B302]+1" office:value-type="float" office:value="10">
            <text:p>10</text:p>
          </table:table-cell>
          <table:table-cell table:style-name="ce16" table:formula="of:=IF([.A303]&gt;1;[.$B$207]/(([.A303] - 1)*[.$B$206]);0)" office:value-type="float" office:value="0.714285714285714">
            <text:p>0,7142857143</text:p>
          </table:table-cell>
          <table:table-cell table:style-name="ce16" table:formula="of:=[.D302]" office:value-type="float" office:value="12.9642857142857">
            <text:p>12,9642857143</text:p>
          </table:table-cell>
          <table:table-cell table:style-name="ce16" table:formula="of:=[.$B$209]/([.A303]*[.$B$206]+([.B303]-1)*[.$B$208])" office:value-type="float" office:value="0.477272727272727">
            <text:p>0,4772727273</text:p>
          </table:table-cell>
          <table:table-cell table:style-name="ce16" table:formula="of:=[.F302]+[.E303]" office:value-type="float" office:value="10.6043560606061">
            <text:p>10,6043560606</text:p>
          </table:table-cell>
          <table:table-cell table:style-name="ce16"/>
          <table:table-cell table:style-name="ce16" table:formula="of:=[.$B$211]/([.A303]*[.$B$206]+[.B303]*[.$B$208])" office:value-type="float" office:value="2.08333333333333">
            <text:p>2,0833333333</text:p>
          </table:table-cell>
          <table:table-cell table:style-name="ce30" table:formula="of:=[.H303]+[.F303]+[.D303]" office:value-type="float" office:value="25.6519751082251">
            <text:p>25,6519751082</text:p>
          </table:table-cell>
          <table:table-cell table:number-columns-repeated="1014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13" office:value-type="float" office:value="0">
            <text:p>0</text:p>
          </table:table-cell>
          <table:table-cell table:style-name="ce13" table:formula="of:=IF([.A304]&gt;1;[.$B$207]/(([.A304] - 1)*[.$B$206]);0)" office:value-type="float" office:value="0.625">
            <text:p>0,625</text:p>
          </table:table-cell>
          <table:table-cell table:style-name="ce13" table:formula="of:=[.D293]+[.C304]" office:value-type="float" office:value="13.5892857142857">
            <text:p>13,5892857143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/>
          <table:table-cell table:style-name="ce13" table:formula="of:=[.$B$211]/([.A304]*[.$B$206]+[.B304]*[.$B$208])" office:value-type="float" office:value="11.1111111111111">
            <text:p>11,1111111111</text:p>
          </table:table-cell>
          <table:table-cell table:style-name="ce26" table:formula="of:=[.H304]+[.F304]+[.D304]" office:value-type="float" office:value="24.7003968253968">
            <text:p>24,7003968254</text:p>
          </table:table-cell>
          <table:table-cell table:number-columns-repeated="3"/>
          <table:table-cell table:formula="of:=[.$B$211]/[.$B$209]-[.A304]/[.$B$208]" office:value-type="float" office:value="2.51190476190476">
            <text:p>2,5119047619</text:p>
          </table:table-cell>
          <table:table-cell table:number-columns-repeated="1010"/>
        </table:table-row>
        <table:table-row table:style-name="ro1">
          <table:table-cell table:formula="of:=[.A304]" office:value-type="float" office:value="9">
            <text:p>9</text:p>
          </table:table-cell>
          <table:table-cell table:formula="of:=[.B304]+1" office:value-type="float" office:value="1">
            <text:p>1</text:p>
          </table:table-cell>
          <table:table-cell table:formula="of:=IF([.A305]&gt;1;[.$B$207]/(([.A305] - 1)*[.$B$206]);0)" office:value-type="float" office:value="0.625">
            <text:p>0,625</text:p>
          </table:table-cell>
          <table:table-cell table:formula="of:=[.D304]" office:value-type="float" office:value="13.5892857142857">
            <text:p>13,5892857143</text:p>
          </table:table-cell>
          <table:table-cell table:formula="of:=[.$B$209]/([.A305]*[.$B$206]+([.B305]-1)*[.$B$208])" office:value-type="float" office:value="2.33333333333333">
            <text:p>2,3333333333</text:p>
          </table:table-cell>
          <table:table-cell table:formula="of:=[.F304]+[.E305]" office:value-type="float" office:value="2.33333333333333">
            <text:p>2,3333333333</text:p>
          </table:table-cell>
          <table:table-cell/>
          <table:table-cell table:formula="of:=[.$B$211]/([.A305]*[.$B$206]+[.B305]*[.$B$208])" office:value-type="float" office:value="7.69230769230769">
            <text:p>7,6923076923</text:p>
          </table:table-cell>
          <table:table-cell table:formula="of:=[.H305]+[.F305]+[.D305]" office:value-type="float" office:value="23.6149267399267">
            <text:p>23,6149267399</text:p>
          </table:table-cell>
          <table:table-cell table:number-columns-repeated="1014"/>
        </table:table-row>
        <table:table-row table:style-name="ro1">
          <table:table-cell table:style-name="ce5" table:formula="of:=[.A305]" office:value-type="float" office:value="9">
            <text:p>9</text:p>
          </table:table-cell>
          <table:table-cell table:style-name="ce14" table:formula="of:=[.B305]+1" office:value-type="float" office:value="2">
            <text:p>2</text:p>
          </table:table-cell>
          <table:table-cell table:style-name="ce14" table:formula="of:=IF([.A306]&gt;1;[.$B$207]/(([.A306] - 1)*[.$B$206]);0)" office:value-type="float" office:value="0.625">
            <text:p>0,625</text:p>
          </table:table-cell>
          <table:table-cell table:style-name="ce14" table:formula="of:=[.D305]" office:value-type="float" office:value="13.5892857142857">
            <text:p>13,5892857143</text:p>
          </table:table-cell>
          <table:table-cell table:style-name="ce14" table:formula="of:=[.$B$209]/([.A306]*[.$B$206]+([.B306]-1)*[.$B$208])" office:value-type="float" office:value="1.61538461538462">
            <text:p>1,6153846154</text:p>
          </table:table-cell>
          <table:table-cell table:style-name="ce14" table:formula="of:=[.F305]+[.E306]" office:value-type="float" office:value="3.94871794871795">
            <text:p>3,9487179487</text:p>
          </table:table-cell>
          <table:table-cell table:style-name="ce14"/>
          <table:table-cell table:style-name="ce14" table:formula="of:=[.$B$211]/([.A306]*[.$B$206]+[.B306]*[.$B$208])" office:value-type="float" office:value="5.88235294117647">
            <text:p>5,8823529412</text:p>
          </table:table-cell>
          <table:table-cell table:style-name="ce28" table:formula="of:=[.H306]+[.F306]+[.D306]" office:value-type="float" office:value="23.4203566041801">
            <text:p>23,4203566042</text:p>
          </table:table-cell>
          <table:table-cell table:number-columns-repeated="1014"/>
        </table:table-row>
        <table:table-row table:style-name="ro1">
          <table:table-cell table:formula="of:=[.A306]" office:value-type="float" office:value="9">
            <text:p>9</text:p>
          </table:table-cell>
          <table:table-cell table:formula="of:=[.B306]+1" office:value-type="float" office:value="3">
            <text:p>3</text:p>
          </table:table-cell>
          <table:table-cell table:formula="of:=IF([.A307]&gt;1;[.$B$207]/(([.A307] - 1)*[.$B$206]);0)" office:value-type="float" office:value="0.625">
            <text:p>0,625</text:p>
          </table:table-cell>
          <table:table-cell table:formula="of:=[.D306]" office:value-type="float" office:value="13.5892857142857">
            <text:p>13,5892857143</text:p>
          </table:table-cell>
          <table:table-cell table:formula="of:=[.$B$209]/([.A307]*[.$B$206]+([.B307]-1)*[.$B$208])" office:value-type="float" office:value="1.23529411764706">
            <text:p>1,2352941176</text:p>
          </table:table-cell>
          <table:table-cell table:formula="of:=[.F306]+[.E307]" office:value-type="float" office:value="5.18401206636501">
            <text:p>5,1840120664</text:p>
          </table:table-cell>
          <table:table-cell/>
          <table:table-cell table:formula="of:=[.$B$211]/([.A307]*[.$B$206]+[.B307]*[.$B$208])" office:value-type="float" office:value="4.76190476190476">
            <text:p>4,7619047619</text:p>
          </table:table-cell>
          <table:table-cell table:formula="of:=[.H307]+[.F307]+[.D307]" office:value-type="float" office:value="23.5352025425555">
            <text:p>23,5352025426</text:p>
          </table:table-cell>
          <table:table-cell table:number-columns-repeated="1014"/>
        </table:table-row>
        <table:table-row table:style-name="ro1">
          <table:table-cell table:formula="of:=[.A307]" office:value-type="float" office:value="9">
            <text:p>9</text:p>
          </table:table-cell>
          <table:table-cell table:formula="of:=[.B307]+1" office:value-type="float" office:value="4">
            <text:p>4</text:p>
          </table:table-cell>
          <table:table-cell table:formula="of:=IF([.A308]&gt;1;[.$B$207]/(([.A308] - 1)*[.$B$206]);0)" office:value-type="float" office:value="0.625">
            <text:p>0,625</text:p>
          </table:table-cell>
          <table:table-cell table:formula="of:=[.D307]" office:value-type="float" office:value="13.5892857142857">
            <text:p>13,5892857143</text:p>
          </table:table-cell>
          <table:table-cell table:formula="of:=[.$B$209]/([.A308]*[.$B$206]+([.B308]-1)*[.$B$208])" office:value-type="float" office:value="1">
            <text:p>1</text:p>
          </table:table-cell>
          <table:table-cell table:formula="of:=[.F307]+[.E308]" office:value-type="float" office:value="6.18401206636501">
            <text:p>6,1840120664</text:p>
          </table:table-cell>
          <table:table-cell/>
          <table:table-cell table:formula="of:=[.$B$211]/([.A308]*[.$B$206]+[.B308]*[.$B$208])" office:value-type="float" office:value="4">
            <text:p>4</text:p>
          </table:table-cell>
          <table:table-cell table:formula="of:=[.H308]+[.F308]+[.D308]" office:value-type="float" office:value="23.7732977806507">
            <text:p>23,7732977807</text:p>
          </table:table-cell>
          <table:table-cell table:number-columns-repeated="1014"/>
        </table:table-row>
        <table:table-row table:style-name="ro1">
          <table:table-cell table:style-name="ce8" table:formula="of:=[.A308]" office:value-type="float" office:value="9">
            <text:p>9</text:p>
          </table:table-cell>
          <table:table-cell table:style-name="ce17" table:formula="of:=[.B308]+1" office:value-type="float" office:value="5">
            <text:p>5</text:p>
          </table:table-cell>
          <table:table-cell table:style-name="ce17" table:formula="of:=IF([.A309]&gt;1;[.$B$207]/(([.A309] - 1)*[.$B$206]);0)" office:value-type="float" office:value="0.625">
            <text:p>0,625</text:p>
          </table:table-cell>
          <table:table-cell table:style-name="ce17" table:formula="of:=[.D308]" office:value-type="float" office:value="13.5892857142857">
            <text:p>13,5892857143</text:p>
          </table:table-cell>
          <table:table-cell table:formula="of:=[.$B$209]/([.A309]*[.$B$206]+([.B309]-1)*[.$B$208])" office:value-type="float" office:value="0.84">
            <text:p>0,84</text:p>
          </table:table-cell>
          <table:table-cell table:style-name="ce17" table:formula="of:=[.F308]+[.E309]" office:value-type="float" office:value="7.02401206636501">
            <text:p>7,0240120664</text:p>
          </table:table-cell>
          <table:table-cell table:style-name="ce17"/>
          <table:table-cell table:style-name="ce17" table:formula="of:=[.$B$211]/([.A309]*[.$B$206]+[.B309]*[.$B$208])" office:value-type="float" office:value="3.44827586206897">
            <text:p>3,4482758621</text:p>
          </table:table-cell>
          <table:table-cell table:style-name="ce31" table:formula="of:=[.H309]+[.F309]+[.D309]" office:value-type="float" office:value="24.0615736427197">
            <text:p>24,0615736427</text:p>
          </table:table-cell>
          <table:table-cell table:number-columns-repeated="1014"/>
        </table:table-row>
        <table:table-row table:style-name="ro1">
          <table:table-cell table:style-name="ce10" table:formula="of:=[.A309]" office:value-type="float" office:value="9">
            <text:p>9</text:p>
          </table:table-cell>
          <table:table-cell table:style-name="ce19" table:formula="of:=[.B309]+1" office:value-type="float" office:value="6">
            <text:p>6</text:p>
          </table:table-cell>
          <table:table-cell table:style-name="ce19" table:formula="of:=IF([.A310]&gt;1;[.$B$207]/(([.A310] - 1)*[.$B$206]);0)" office:value-type="float" office:value="0.625">
            <text:p>0,625</text:p>
          </table:table-cell>
          <table:table-cell table:style-name="ce19" table:formula="of:=[.D309]" office:value-type="float" office:value="13.5892857142857">
            <text:p>13,5892857143</text:p>
          </table:table-cell>
          <table:table-cell table:formula="of:=[.$B$209]/([.A310]*[.$B$206]+([.B310]-1)*[.$B$208])" office:value-type="float" office:value="0.724137931034483">
            <text:p>0,724137931</text:p>
          </table:table-cell>
          <table:table-cell table:style-name="ce19" table:formula="of:=[.F309]+[.E310]" office:value-type="float" office:value="7.74814999739949">
            <text:p>7,7481499974</text:p>
          </table:table-cell>
          <table:table-cell table:style-name="ce17"/>
          <table:table-cell table:style-name="ce19" table:formula="of:=[.$B$211]/([.A310]*[.$B$206]+[.B310]*[.$B$208])" office:value-type="float" office:value="3.03030303030303">
            <text:p>3,0303030303</text:p>
          </table:table-cell>
          <table:table-cell table:style-name="ce33" table:formula="of:=[.H310]+[.F310]+[.D310]" office:value-type="float" office:value="24.3677387419882">
            <text:p>24,367738742</text:p>
          </table:table-cell>
          <table:table-cell table:number-columns-repeated="1014"/>
        </table:table-row>
        <table:table-row table:style-name="ro1">
          <table:table-cell table:formula="of:=[.A310]" office:value-type="float" office:value="9">
            <text:p>9</text:p>
          </table:table-cell>
          <table:table-cell table:formula="of:=[.B310]+1" office:value-type="float" office:value="7">
            <text:p>7</text:p>
          </table:table-cell>
          <table:table-cell table:formula="of:=IF([.A311]&gt;1;[.$B$207]/(([.A311] - 1)*[.$B$206]);0)" office:value-type="float" office:value="0.625">
            <text:p>0,625</text:p>
          </table:table-cell>
          <table:table-cell table:formula="of:=[.D310]" office:value-type="float" office:value="13.5892857142857">
            <text:p>13,5892857143</text:p>
          </table:table-cell>
          <table:table-cell table:formula="of:=[.$B$209]/([.A311]*[.$B$206]+([.B311]-1)*[.$B$208])" office:value-type="float" office:value="0.636363636363636">
            <text:p>0,6363636364</text:p>
          </table:table-cell>
          <table:table-cell table:formula="of:=[.F310]+[.E311]" office:value-type="float" office:value="8.38451363376313">
            <text:p>8,3845136338</text:p>
          </table:table-cell>
          <table:table-cell/>
          <table:table-cell table:formula="of:=[.$B$211]/([.A311]*[.$B$206]+[.B311]*[.$B$208])" office:value-type="float" office:value="2.7027027027027">
            <text:p>2,7027027027</text:p>
          </table:table-cell>
          <table:table-cell table:formula="of:=[.H311]+[.F311]+[.D311]" office:value-type="float" office:value="24.6765020507515">
            <text:p>24,6765020508</text:p>
          </table:table-cell>
          <table:table-cell table:number-columns-repeated="1014"/>
        </table:table-row>
        <table:table-row table:style-name="ro1">
          <table:table-cell table:formula="of:=[.A311]" office:value-type="float" office:value="9">
            <text:p>9</text:p>
          </table:table-cell>
          <table:table-cell table:formula="of:=[.B311]+1" office:value-type="float" office:value="8">
            <text:p>8</text:p>
          </table:table-cell>
          <table:table-cell table:formula="of:=IF([.A312]&gt;1;[.$B$207]/(([.A312] - 1)*[.$B$206]);0)" office:value-type="float" office:value="0.625">
            <text:p>0,625</text:p>
          </table:table-cell>
          <table:table-cell table:formula="of:=[.D311]" office:value-type="float" office:value="13.5892857142857">
            <text:p>13,5892857143</text:p>
          </table:table-cell>
          <table:table-cell table:formula="of:=[.$B$209]/([.A312]*[.$B$206]+([.B312]-1)*[.$B$208])" office:value-type="float" office:value="0.567567567567568">
            <text:p>0,5675675676</text:p>
          </table:table-cell>
          <table:table-cell table:formula="of:=[.F311]+[.E312]" office:value-type="float" office:value="8.9520812013307">
            <text:p>8,9520812013</text:p>
          </table:table-cell>
          <table:table-cell/>
          <table:table-cell table:formula="of:=[.$B$211]/([.A312]*[.$B$206]+[.B312]*[.$B$208])" office:value-type="float" office:value="2.4390243902439">
            <text:p>2,4390243902</text:p>
          </table:table-cell>
          <table:table-cell table:formula="of:=[.H312]+[.F312]+[.D312]" office:value-type="float" office:value="24.9803913058603">
            <text:p>24,9803913059</text:p>
          </table:table-cell>
          <table:table-cell table:number-columns-repeated="1014"/>
        </table:table-row>
        <table:table-row table:style-name="ro1">
          <table:table-cell table:formula="of:=[.A312]" office:value-type="float" office:value="9">
            <text:p>9</text:p>
          </table:table-cell>
          <table:table-cell table:formula="of:=[.B312]+1" office:value-type="float" office:value="9">
            <text:p>9</text:p>
          </table:table-cell>
          <table:table-cell table:formula="of:=IF([.A313]&gt;1;[.$B$207]/(([.A313] - 1)*[.$B$206]);0)" office:value-type="float" office:value="0.625">
            <text:p>0,625</text:p>
          </table:table-cell>
          <table:table-cell table:formula="of:=[.D312]" office:value-type="float" office:value="13.5892857142857">
            <text:p>13,5892857143</text:p>
          </table:table-cell>
          <table:table-cell table:formula="of:=[.$B$209]/([.A313]*[.$B$206]+([.B313]-1)*[.$B$208])" office:value-type="float" office:value="0.51219512195122">
            <text:p>0,512195122</text:p>
          </table:table-cell>
          <table:table-cell table:formula="of:=[.F312]+[.E313]" office:value-type="float" office:value="9.46427632328192">
            <text:p>9,4642763233</text:p>
          </table:table-cell>
          <table:table-cell/>
          <table:table-cell table:formula="of:=[.$B$211]/([.A313]*[.$B$206]+[.B313]*[.$B$208])" office:value-type="float" office:value="2.22222222222222">
            <text:p>2,2222222222</text:p>
          </table:table-cell>
          <table:table-cell table:formula="of:=[.H313]+[.F313]+[.D313]" office:value-type="float" office:value="25.2757842597898">
            <text:p>25,2757842598</text:p>
          </table:table-cell>
          <table:table-cell table:number-columns-repeated="1014"/>
        </table:table-row>
        <table:table-row table:style-name="ro1">
          <table:table-cell table:style-name="ce7" table:formula="of:=[.A313]" office:value-type="float" office:value="9">
            <text:p>9</text:p>
          </table:table-cell>
          <table:table-cell table:style-name="ce16" table:formula="of:=[.B313]+1" office:value-type="float" office:value="10">
            <text:p>10</text:p>
          </table:table-cell>
          <table:table-cell table:style-name="ce16" table:formula="of:=IF([.A314]&gt;1;[.$B$207]/(([.A314] - 1)*[.$B$206]);0)" office:value-type="float" office:value="0.625">
            <text:p>0,625</text:p>
          </table:table-cell>
          <table:table-cell table:style-name="ce16" table:formula="of:=[.D313]" office:value-type="float" office:value="13.5892857142857">
            <text:p>13,5892857143</text:p>
          </table:table-cell>
          <table:table-cell table:style-name="ce16" table:formula="of:=[.$B$209]/([.A314]*[.$B$206]+([.B314]-1)*[.$B$208])" office:value-type="float" office:value="0.466666666666667">
            <text:p>0,4666666667</text:p>
          </table:table-cell>
          <table:table-cell table:style-name="ce16" table:formula="of:=[.F313]+[.E314]" office:value-type="float" office:value="9.93094298994858">
            <text:p>9,9309429899</text:p>
          </table:table-cell>
          <table:table-cell table:style-name="ce16"/>
          <table:table-cell table:style-name="ce16" table:formula="of:=[.$B$211]/([.A314]*[.$B$206]+[.B314]*[.$B$208])" office:value-type="float" office:value="2.04081632653061">
            <text:p>2,0408163265</text:p>
          </table:table-cell>
          <table:table-cell table:style-name="ce30" table:formula="of:=[.H314]+[.F314]+[.D314]" office:value-type="float" office:value="25.5610450307649">
            <text:p>25,5610450308</text:p>
          </table:table-cell>
          <table:table-cell table:number-columns-repeated="1014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13" table:formula="of:=IF([.A315]&gt;1;[.$B$207]/(([.A315] - 1)*[.$B$206]);0)" office:value-type="float" office:value="0.555555555555556">
            <text:p>0,5555555556</text:p>
          </table:table-cell>
          <table:table-cell table:style-name="ce13" table:formula="of:=[.D304]+[.C315]" office:value-type="float" office:value="14.1448412698413">
            <text:p>14,1448412698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/>
          <table:table-cell table:style-name="ce13" table:formula="of:=[.$B$211]/([.A315]*[.$B$206]+[.B315]*[.$B$208])" office:value-type="float" office:value="10">
            <text:p>10</text:p>
          </table:table-cell>
          <table:table-cell table:style-name="ce26" table:formula="of:=[.H315]+[.F315]+[.D315]" office:value-type="float" office:value="24.1448412698413">
            <text:p>24,1448412698</text:p>
          </table:table-cell>
          <table:table-cell table:number-columns-repeated="3"/>
          <table:table-cell table:formula="of:=[.$B$211]/[.$B$209]-[.A315]/[.$B$208]" office:value-type="float" office:value="2.26190476190476">
            <text:p>2,2619047619</text:p>
          </table:table-cell>
          <table:table-cell table:number-columns-repeated="1010"/>
        </table:table-row>
        <table:table-row table:style-name="ro1">
          <table:table-cell table:formula="of:=[.A315]" office:value-type="float" office:value="10">
            <text:p>10</text:p>
          </table:table-cell>
          <table:table-cell table:formula="of:=[.B315]+1" office:value-type="float" office:value="1">
            <text:p>1</text:p>
          </table:table-cell>
          <table:table-cell table:formula="of:=IF([.A316]&gt;1;[.$B$207]/(([.A316] - 1)*[.$B$206]);0)" office:value-type="float" office:value="0.555555555555556">
            <text:p>0,5555555556</text:p>
          </table:table-cell>
          <table:table-cell table:formula="of:=[.D315]" office:value-type="float" office:value="14.1448412698413">
            <text:p>14,1448412698</text:p>
          </table:table-cell>
          <table:table-cell table:formula="of:=[.$B$209]/([.A316]*[.$B$206]+([.B316]-1)*[.$B$208])" office:value-type="float" office:value="2.1">
            <text:p>2,1</text:p>
          </table:table-cell>
          <table:table-cell table:formula="of:=[.F315]+[.E316]" office:value-type="float" office:value="2.1">
            <text:p>2,1</text:p>
          </table:table-cell>
          <table:table-cell/>
          <table:table-cell table:formula="of:=[.$B$211]/([.A316]*[.$B$206]+[.B316]*[.$B$208])" office:value-type="float" office:value="7.14285714285714">
            <text:p>7,1428571429</text:p>
          </table:table-cell>
          <table:table-cell table:formula="of:=[.H316]+[.F316]+[.D316]" office:value-type="float" office:value="23.3876984126984">
            <text:p>23,3876984127</text:p>
          </table:table-cell>
          <table:table-cell table:number-columns-repeated="1014"/>
        </table:table-row>
        <table:table-row table:style-name="ro1">
          <table:table-cell table:style-name="ce5" table:formula="of:=[.A316]" office:value-type="float" office:value="10">
            <text:p>10</text:p>
          </table:table-cell>
          <table:table-cell table:style-name="ce14" table:formula="of:=[.B316]+1" office:value-type="float" office:value="2">
            <text:p>2</text:p>
          </table:table-cell>
          <table:table-cell table:style-name="ce14" table:formula="of:=IF([.A317]&gt;1;[.$B$207]/(([.A317] - 1)*[.$B$206]);0)" office:value-type="float" office:value="0.555555555555556">
            <text:p>0,5555555556</text:p>
          </table:table-cell>
          <table:table-cell table:style-name="ce14" table:formula="of:=[.D316]" office:value-type="float" office:value="14.1448412698413">
            <text:p>14,1448412698</text:p>
          </table:table-cell>
          <table:table-cell table:style-name="ce14" table:formula="of:=[.$B$209]/([.A317]*[.$B$206]+([.B317]-1)*[.$B$208])" office:value-type="float" office:value="1.5">
            <text:p>1,5</text:p>
          </table:table-cell>
          <table:table-cell table:style-name="ce14" table:formula="of:=[.F316]+[.E317]" office:value-type="float" office:value="3.6">
            <text:p>3,6</text:p>
          </table:table-cell>
          <table:table-cell table:style-name="ce14"/>
          <table:table-cell table:style-name="ce14" table:formula="of:=[.$B$211]/([.A317]*[.$B$206]+[.B317]*[.$B$208])" office:value-type="float" office:value="5.55555555555556">
            <text:p>5,5555555556</text:p>
          </table:table-cell>
          <table:table-cell table:style-name="ce28" table:formula="of:=[.H317]+[.F317]+[.D317]" office:value-type="float" office:value="23.3003968253968">
            <text:p>23,3003968254</text:p>
          </table:table-cell>
          <table:table-cell table:number-columns-repeated="1014"/>
        </table:table-row>
        <table:table-row table:style-name="ro1">
          <table:table-cell table:formula="of:=[.A317]" office:value-type="float" office:value="10">
            <text:p>10</text:p>
          </table:table-cell>
          <table:table-cell table:formula="of:=[.B317]+1" office:value-type="float" office:value="3">
            <text:p>3</text:p>
          </table:table-cell>
          <table:table-cell table:formula="of:=IF([.A318]&gt;1;[.$B$207]/(([.A318] - 1)*[.$B$206]);0)" office:value-type="float" office:value="0.555555555555556">
            <text:p>0,5555555556</text:p>
          </table:table-cell>
          <table:table-cell table:formula="of:=[.D317]" office:value-type="float" office:value="14.1448412698413">
            <text:p>14,1448412698</text:p>
          </table:table-cell>
          <table:table-cell table:formula="of:=[.$B$209]/([.A318]*[.$B$206]+([.B318]-1)*[.$B$208])" office:value-type="float" office:value="1.16666666666667">
            <text:p>1,1666666667</text:p>
          </table:table-cell>
          <table:table-cell table:formula="of:=[.F317]+[.E318]" office:value-type="float" office:value="4.76666666666667">
            <text:p>4,7666666667</text:p>
          </table:table-cell>
          <table:table-cell/>
          <table:table-cell table:formula="of:=[.$B$211]/([.A318]*[.$B$206]+[.B318]*[.$B$208])" office:value-type="float" office:value="4.54545454545455">
            <text:p>4,5454545455</text:p>
          </table:table-cell>
          <table:table-cell table:formula="of:=[.H318]+[.F318]+[.D318]" office:value-type="float" office:value="23.4569624819625">
            <text:p>23,456962482</text:p>
          </table:table-cell>
          <table:table-cell table:number-columns-repeated="1014"/>
        </table:table-row>
        <table:table-row table:style-name="ro1">
          <table:table-cell table:formula="of:=[.A318]" office:value-type="float" office:value="10">
            <text:p>10</text:p>
          </table:table-cell>
          <table:table-cell table:formula="of:=[.B318]+1" office:value-type="float" office:value="4">
            <text:p>4</text:p>
          </table:table-cell>
          <table:table-cell table:formula="of:=IF([.A319]&gt;1;[.$B$207]/(([.A319] - 1)*[.$B$206]);0)" office:value-type="float" office:value="0.555555555555556">
            <text:p>0,5555555556</text:p>
          </table:table-cell>
          <table:table-cell table:formula="of:=[.D318]" office:value-type="float" office:value="14.1448412698413">
            <text:p>14,1448412698</text:p>
          </table:table-cell>
          <table:table-cell table:formula="of:=[.$B$209]/([.A319]*[.$B$206]+([.B319]-1)*[.$B$208])" office:value-type="float" office:value="0.954545454545455">
            <text:p>0,9545454545</text:p>
          </table:table-cell>
          <table:table-cell table:formula="of:=[.F318]+[.E319]" office:value-type="float" office:value="5.72121212121212">
            <text:p>5,7212121212</text:p>
          </table:table-cell>
          <table:table-cell/>
          <table:table-cell table:formula="of:=[.$B$211]/([.A319]*[.$B$206]+[.B319]*[.$B$208])" office:value-type="float" office:value="3.84615384615385">
            <text:p>3,8461538462</text:p>
          </table:table-cell>
          <table:table-cell table:formula="of:=[.H319]+[.F319]+[.D319]" office:value-type="float" office:value="23.7122072372072">
            <text:p>23,7122072372</text:p>
          </table:table-cell>
          <table:table-cell table:number-columns-repeated="1014"/>
        </table:table-row>
        <table:table-row table:style-name="ro1">
          <table:table-cell table:style-name="ce8" table:formula="of:=[.A319]" office:value-type="float" office:value="10">
            <text:p>10</text:p>
          </table:table-cell>
          <table:table-cell table:style-name="ce17" table:formula="of:=[.B319]+1" office:value-type="float" office:value="5">
            <text:p>5</text:p>
          </table:table-cell>
          <table:table-cell table:style-name="ce17" table:formula="of:=IF([.A320]&gt;1;[.$B$207]/(([.A320] - 1)*[.$B$206]);0)" office:value-type="float" office:value="0.555555555555556">
            <text:p>0,5555555556</text:p>
          </table:table-cell>
          <table:table-cell table:style-name="ce17" table:formula="of:=[.D319]" office:value-type="float" office:value="14.1448412698413">
            <text:p>14,1448412698</text:p>
          </table:table-cell>
          <table:table-cell table:formula="of:=[.$B$209]/([.A320]*[.$B$206]+([.B320]-1)*[.$B$208])" office:value-type="float" office:value="0.807692307692308">
            <text:p>0,8076923077</text:p>
          </table:table-cell>
          <table:table-cell table:style-name="ce17" table:formula="of:=[.F319]+[.E320]" office:value-type="float" office:value="6.52890442890443">
            <text:p>6,5289044289</text:p>
          </table:table-cell>
          <table:table-cell table:style-name="ce17"/>
          <table:table-cell table:style-name="ce17" table:formula="of:=[.$B$211]/([.A320]*[.$B$206]+[.B320]*[.$B$208])" office:value-type="float" office:value="3.33333333333333">
            <text:p>3,3333333333</text:p>
          </table:table-cell>
          <table:table-cell table:style-name="ce31" table:formula="of:=[.H320]+[.F320]+[.D320]" office:value-type="float" office:value="24.007079032079">
            <text:p>24,0070790321</text:p>
          </table:table-cell>
          <table:table-cell table:number-columns-repeated="1014"/>
        </table:table-row>
        <table:table-row table:style-name="ro1">
          <table:table-cell table:style-name="ce10" table:formula="of:=[.A320]" office:value-type="float" office:value="10">
            <text:p>10</text:p>
          </table:table-cell>
          <table:table-cell table:style-name="ce19" table:formula="of:=[.B320]+1" office:value-type="float" office:value="6">
            <text:p>6</text:p>
          </table:table-cell>
          <table:table-cell table:style-name="ce19" table:formula="of:=IF([.A321]&gt;1;[.$B$207]/(([.A321] - 1)*[.$B$206]);0)" office:value-type="float" office:value="0.555555555555556">
            <text:p>0,5555555556</text:p>
          </table:table-cell>
          <table:table-cell table:style-name="ce19" table:formula="of:=[.D320]" office:value-type="float" office:value="14.1448412698413">
            <text:p>14,1448412698</text:p>
          </table:table-cell>
          <table:table-cell table:formula="of:=[.$B$209]/([.A321]*[.$B$206]+([.B321]-1)*[.$B$208])" office:value-type="float" office:value="0.7">
            <text:p>0,7</text:p>
          </table:table-cell>
          <table:table-cell table:style-name="ce19" table:formula="of:=[.F320]+[.E321]" office:value-type="float" office:value="7.22890442890443">
            <text:p>7,2289044289</text:p>
          </table:table-cell>
          <table:table-cell table:style-name="ce17"/>
          <table:table-cell table:style-name="ce19" table:formula="of:=[.$B$211]/([.A321]*[.$B$206]+[.B321]*[.$B$208])" office:value-type="float" office:value="2.94117647058824">
            <text:p>2,9411764706</text:p>
          </table:table-cell>
          <table:table-cell table:style-name="ce33" table:formula="of:=[.H321]+[.F321]+[.D321]" office:value-type="float" office:value="24.3149221693339">
            <text:p>24,3149221693</text:p>
          </table:table-cell>
          <table:table-cell table:number-columns-repeated="1014"/>
        </table:table-row>
        <table:table-row table:style-name="ro1">
          <table:table-cell table:formula="of:=[.A321]" office:value-type="float" office:value="10">
            <text:p>10</text:p>
          </table:table-cell>
          <table:table-cell table:formula="of:=[.B321]+1" office:value-type="float" office:value="7">
            <text:p>7</text:p>
          </table:table-cell>
          <table:table-cell table:formula="of:=IF([.A322]&gt;1;[.$B$207]/(([.A322] - 1)*[.$B$206]);0)" office:value-type="float" office:value="0.555555555555556">
            <text:p>0,5555555556</text:p>
          </table:table-cell>
          <table:table-cell table:formula="of:=[.D321]" office:value-type="float" office:value="14.1448412698413">
            <text:p>14,1448412698</text:p>
          </table:table-cell>
          <table:table-cell table:formula="of:=[.$B$209]/([.A322]*[.$B$206]+([.B322]-1)*[.$B$208])" office:value-type="float" office:value="0.617647058823529">
            <text:p>0,6176470588</text:p>
          </table:table-cell>
          <table:table-cell table:formula="of:=[.F321]+[.E322]" office:value-type="float" office:value="7.84655148772796">
            <text:p>7,8465514877</text:p>
          </table:table-cell>
          <table:table-cell/>
          <table:table-cell table:formula="of:=[.$B$211]/([.A322]*[.$B$206]+[.B322]*[.$B$208])" office:value-type="float" office:value="2.63157894736842">
            <text:p>2,6315789474</text:p>
          </table:table-cell>
          <table:table-cell table:formula="of:=[.H322]+[.F322]+[.D322]" office:value-type="float" office:value="24.6229717049376">
            <text:p>24,6229717049</text:p>
          </table:table-cell>
          <table:table-cell table:number-columns-repeated="1014"/>
        </table:table-row>
        <table:table-row table:style-name="ro1">
          <table:table-cell table:formula="of:=[.A322]" office:value-type="float" office:value="10">
            <text:p>10</text:p>
          </table:table-cell>
          <table:table-cell table:formula="of:=[.B322]+1" office:value-type="float" office:value="8">
            <text:p>8</text:p>
          </table:table-cell>
          <table:table-cell table:formula="of:=IF([.A323]&gt;1;[.$B$207]/(([.A323] - 1)*[.$B$206]);0)" office:value-type="float" office:value="0.555555555555556">
            <text:p>0,5555555556</text:p>
          </table:table-cell>
          <table:table-cell table:formula="of:=[.D322]" office:value-type="float" office:value="14.1448412698413">
            <text:p>14,1448412698</text:p>
          </table:table-cell>
          <table:table-cell table:formula="of:=[.$B$209]/([.A323]*[.$B$206]+([.B323]-1)*[.$B$208])" office:value-type="float" office:value="0.552631578947368">
            <text:p>0,5526315789</text:p>
          </table:table-cell>
          <table:table-cell table:formula="of:=[.F322]+[.E323]" office:value-type="float" office:value="8.39918306667533">
            <text:p>8,3991830667</text:p>
          </table:table-cell>
          <table:table-cell/>
          <table:table-cell table:formula="of:=[.$B$211]/([.A323]*[.$B$206]+[.B323]*[.$B$208])" office:value-type="float" office:value="2.38095238095238">
            <text:p>2,380952381</text:p>
          </table:table-cell>
          <table:table-cell table:formula="of:=[.H323]+[.F323]+[.D323]" office:value-type="float" office:value="24.924976717469">
            <text:p>24,9249767175</text:p>
          </table:table-cell>
          <table:table-cell table:number-columns-repeated="1014"/>
        </table:table-row>
        <table:table-row table:style-name="ro1">
          <table:table-cell table:formula="of:=[.A323]" office:value-type="float" office:value="10">
            <text:p>10</text:p>
          </table:table-cell>
          <table:table-cell table:formula="of:=[.B323]+1" office:value-type="float" office:value="9">
            <text:p>9</text:p>
          </table:table-cell>
          <table:table-cell table:formula="of:=IF([.A324]&gt;1;[.$B$207]/(([.A324] - 1)*[.$B$206]);0)" office:value-type="float" office:value="0.555555555555556">
            <text:p>0,5555555556</text:p>
          </table:table-cell>
          <table:table-cell table:formula="of:=[.D323]" office:value-type="float" office:value="14.1448412698413">
            <text:p>14,1448412698</text:p>
          </table:table-cell>
          <table:table-cell table:formula="of:=[.$B$209]/([.A324]*[.$B$206]+([.B324]-1)*[.$B$208])" office:value-type="float" office:value="0.5">
            <text:p>0,5</text:p>
          </table:table-cell>
          <table:table-cell table:formula="of:=[.F323]+[.E324]" office:value-type="float" office:value="8.89918306667533">
            <text:p>8,8991830667</text:p>
          </table:table-cell>
          <table:table-cell/>
          <table:table-cell table:formula="of:=[.$B$211]/([.A324]*[.$B$206]+[.B324]*[.$B$208])" office:value-type="float" office:value="2.17391304347826">
            <text:p>2,1739130435</text:p>
          </table:table-cell>
          <table:table-cell table:formula="of:=[.H324]+[.F324]+[.D324]" office:value-type="float" office:value="25.2179373799949">
            <text:p>25,21793738</text:p>
          </table:table-cell>
          <table:table-cell table:number-columns-repeated="1014"/>
        </table:table-row>
        <table:table-row table:style-name="ro1">
          <table:table-cell table:style-name="ce7" table:formula="of:=[.A324]" office:value-type="float" office:value="10">
            <text:p>10</text:p>
          </table:table-cell>
          <table:table-cell table:style-name="ce16" table:formula="of:=[.B324]+1" office:value-type="float" office:value="10">
            <text:p>10</text:p>
          </table:table-cell>
          <table:table-cell table:style-name="ce16" table:formula="of:=IF([.A325]&gt;1;[.$B$207]/(([.A325] - 1)*[.$B$206]);0)" office:value-type="float" office:value="0.555555555555556">
            <text:p>0,5555555556</text:p>
          </table:table-cell>
          <table:table-cell table:style-name="ce16" table:formula="of:=[.D324]" office:value-type="float" office:value="14.1448412698413">
            <text:p>14,1448412698</text:p>
          </table:table-cell>
          <table:table-cell table:style-name="ce16" table:formula="of:=[.$B$209]/([.A325]*[.$B$206]+([.B325]-1)*[.$B$208])" office:value-type="float" office:value="0.456521739130435">
            <text:p>0,4565217391</text:p>
          </table:table-cell>
          <table:table-cell table:style-name="ce16" table:formula="of:=[.F324]+[.E325]" office:value-type="float" office:value="9.35570480580576">
            <text:p>9,3557048058</text:p>
          </table:table-cell>
          <table:table-cell table:style-name="ce16"/>
          <table:table-cell table:style-name="ce16" table:formula="of:=[.$B$211]/([.A325]*[.$B$206]+[.B325]*[.$B$208])" office:value-type="float" office:value="2">
            <text:p>2</text:p>
          </table:table-cell>
          <table:table-cell table:style-name="ce30" table:formula="of:=[.H325]+[.F325]+[.D325]" office:value-type="float" office:value="25.500546075647">
            <text:p>25,5005460756</text:p>
          </table:table-cell>
          <table:table-cell table:number-columns-repeated="1014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13" office:value-type="float" office:value="0">
            <text:p>0</text:p>
          </table:table-cell>
          <table:table-cell table:style-name="ce13" table:formula="of:=IF([.A326]&gt;1;[.$B$207]/(([.A326] - 1)*[.$B$206]);0)" office:value-type="float" office:value="0.5">
            <text:p>0,5</text:p>
          </table:table-cell>
          <table:table-cell table:style-name="ce13" table:formula="of:=[.D315]+[.C326]" office:value-type="float" office:value="14.6448412698413">
            <text:p>14,6448412698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/>
          <table:table-cell table:style-name="ce13" table:formula="of:=[.$B$211]/([.A326]*[.$B$206]+[.B326]*[.$B$208])" office:value-type="float" office:value="9.09090909090909">
            <text:p>9,0909090909</text:p>
          </table:table-cell>
          <table:table-cell table:style-name="ce26" table:formula="of:=[.H326]+[.F326]+[.D326]" office:value-type="float" office:value="23.7357503607504">
            <text:p>23,7357503608</text:p>
          </table:table-cell>
          <table:table-cell table:number-columns-repeated="3"/>
          <table:table-cell table:formula="of:=[.$B$211]/[.$B$209]-[.A326]/[.$B$208]" office:value-type="float" office:value="2.01190476190476">
            <text:p>2,0119047619</text:p>
          </table:table-cell>
          <table:table-cell table:number-columns-repeated="1010"/>
        </table:table-row>
        <table:table-row table:style-name="ro1">
          <table:table-cell table:formula="of:=[.A326]" office:value-type="float" office:value="11">
            <text:p>11</text:p>
          </table:table-cell>
          <table:table-cell table:formula="of:=[.B326]+1" office:value-type="float" office:value="1">
            <text:p>1</text:p>
          </table:table-cell>
          <table:table-cell table:formula="of:=IF([.A327]&gt;1;[.$B$207]/(([.A327] - 1)*[.$B$206]);0)" office:value-type="float" office:value="0.5">
            <text:p>0,5</text:p>
          </table:table-cell>
          <table:table-cell table:formula="of:=[.D326]" office:value-type="float" office:value="14.6448412698413">
            <text:p>14,6448412698</text:p>
          </table:table-cell>
          <table:table-cell table:formula="of:=[.$B$209]/([.A327]*[.$B$206]+([.B327]-1)*[.$B$208])" office:value-type="float" office:value="1.90909090909091">
            <text:p>1,9090909091</text:p>
          </table:table-cell>
          <table:table-cell table:formula="of:=[.F326]+[.E327]" office:value-type="float" office:value="1.90909090909091">
            <text:p>1,9090909091</text:p>
          </table:table-cell>
          <table:table-cell/>
          <table:table-cell table:formula="of:=[.$B$211]/([.A327]*[.$B$206]+[.B327]*[.$B$208])" office:value-type="float" office:value="6.66666666666667">
            <text:p>6,6666666667</text:p>
          </table:table-cell>
          <table:table-cell table:formula="of:=[.H327]+[.F327]+[.D327]" office:value-type="float" office:value="23.2205988455988">
            <text:p>23,2205988456</text:p>
          </table:table-cell>
          <table:table-cell table:number-columns-repeated="1014"/>
        </table:table-row>
        <table:table-row table:style-name="ro1">
          <table:table-cell table:style-name="ce5" table:formula="of:=[.A327]" office:value-type="float" office:value="11">
            <text:p>11</text:p>
          </table:table-cell>
          <table:table-cell table:style-name="ce14" table:formula="of:=[.B327]+1" office:value-type="float" office:value="2">
            <text:p>2</text:p>
          </table:table-cell>
          <table:table-cell table:style-name="ce14" table:formula="of:=IF([.A328]&gt;1;[.$B$207]/(([.A328] - 1)*[.$B$206]);0)" office:value-type="float" office:value="0.5">
            <text:p>0,5</text:p>
          </table:table-cell>
          <table:table-cell table:style-name="ce14" table:formula="of:=[.D327]" office:value-type="float" office:value="14.6448412698413">
            <text:p>14,6448412698</text:p>
          </table:table-cell>
          <table:table-cell table:style-name="ce14" table:formula="of:=[.$B$209]/([.A328]*[.$B$206]+([.B328]-1)*[.$B$208])" office:value-type="float" office:value="1.4">
            <text:p>1,4</text:p>
          </table:table-cell>
          <table:table-cell table:style-name="ce14" table:formula="of:=[.F327]+[.E328]" office:value-type="float" office:value="3.30909090909091">
            <text:p>3,3090909091</text:p>
          </table:table-cell>
          <table:table-cell table:style-name="ce14"/>
          <table:table-cell table:style-name="ce14" table:formula="of:=[.$B$211]/([.A328]*[.$B$206]+[.B328]*[.$B$208])" office:value-type="float" office:value="5.26315789473684">
            <text:p>5,2631578947</text:p>
          </table:table-cell>
          <table:table-cell table:style-name="ce28" table:formula="of:=[.H328]+[.F328]+[.D328]" office:value-type="float" office:value="23.217090073669">
            <text:p>23,2170900737</text:p>
          </table:table-cell>
          <table:table-cell table:number-columns-repeated="1014"/>
        </table:table-row>
        <table:table-row table:style-name="ro1">
          <table:table-cell table:formula="of:=[.A328]" office:value-type="float" office:value="11">
            <text:p>11</text:p>
          </table:table-cell>
          <table:table-cell table:formula="of:=[.B328]+1" office:value-type="float" office:value="3">
            <text:p>3</text:p>
          </table:table-cell>
          <table:table-cell table:formula="of:=IF([.A329]&gt;1;[.$B$207]/(([.A329] - 1)*[.$B$206]);0)" office:value-type="float" office:value="0.5">
            <text:p>0,5</text:p>
          </table:table-cell>
          <table:table-cell table:formula="of:=[.D328]" office:value-type="float" office:value="14.6448412698413">
            <text:p>14,6448412698</text:p>
          </table:table-cell>
          <table:table-cell table:formula="of:=[.$B$209]/([.A329]*[.$B$206]+([.B329]-1)*[.$B$208])" office:value-type="float" office:value="1.10526315789474">
            <text:p>1,1052631579</text:p>
          </table:table-cell>
          <table:table-cell table:formula="of:=[.F328]+[.E329]" office:value-type="float" office:value="4.41435406698565">
            <text:p>4,414354067</text:p>
          </table:table-cell>
          <table:table-cell/>
          <table:table-cell table:formula="of:=[.$B$211]/([.A329]*[.$B$206]+[.B329]*[.$B$208])" office:value-type="float" office:value="4.34782608695652">
            <text:p>4,347826087</text:p>
          </table:table-cell>
          <table:table-cell table:formula="of:=[.H329]+[.F329]+[.D329]" office:value-type="float" office:value="23.4070214237834">
            <text:p>23,4070214238</text:p>
          </table:table-cell>
          <table:table-cell table:number-columns-repeated="1014"/>
        </table:table-row>
        <table:table-row table:style-name="ro1">
          <table:table-cell table:formula="of:=[.A329]" office:value-type="float" office:value="11">
            <text:p>11</text:p>
          </table:table-cell>
          <table:table-cell table:formula="of:=[.B329]+1" office:value-type="float" office:value="4">
            <text:p>4</text:p>
          </table:table-cell>
          <table:table-cell table:formula="of:=IF([.A330]&gt;1;[.$B$207]/(([.A330] - 1)*[.$B$206]);0)" office:value-type="float" office:value="0.5">
            <text:p>0,5</text:p>
          </table:table-cell>
          <table:table-cell table:formula="of:=[.D329]" office:value-type="float" office:value="14.6448412698413">
            <text:p>14,6448412698</text:p>
          </table:table-cell>
          <table:table-cell table:formula="of:=[.$B$209]/([.A330]*[.$B$206]+([.B330]-1)*[.$B$208])" office:value-type="float" office:value="0.91304347826087">
            <text:p>0,9130434783</text:p>
          </table:table-cell>
          <table:table-cell table:formula="of:=[.F329]+[.E330]" office:value-type="float" office:value="5.32739754524652">
            <text:p>5,3273975452</text:p>
          </table:table-cell>
          <table:table-cell/>
          <table:table-cell table:formula="of:=[.$B$211]/([.A330]*[.$B$206]+[.B330]*[.$B$208])" office:value-type="float" office:value="3.7037037037037">
            <text:p>3,7037037037</text:p>
          </table:table-cell>
          <table:table-cell table:formula="of:=[.H330]+[.F330]+[.D330]" office:value-type="float" office:value="23.6759425187915">
            <text:p>23,6759425188</text:p>
          </table:table-cell>
          <table:table-cell table:number-columns-repeated="1014"/>
        </table:table-row>
        <table:table-row table:style-name="ro1">
          <table:table-cell table:style-name="ce8" table:formula="of:=[.A330]" office:value-type="float" office:value="11">
            <text:p>11</text:p>
          </table:table-cell>
          <table:table-cell table:style-name="ce17" table:formula="of:=[.B330]+1" office:value-type="float" office:value="5">
            <text:p>5</text:p>
          </table:table-cell>
          <table:table-cell table:style-name="ce17" table:formula="of:=IF([.A331]&gt;1;[.$B$207]/(([.A331] - 1)*[.$B$206]);0)" office:value-type="float" office:value="0.5">
            <text:p>0,5</text:p>
          </table:table-cell>
          <table:table-cell table:style-name="ce17" table:formula="of:=[.D330]" office:value-type="float" office:value="14.6448412698413">
            <text:p>14,6448412698</text:p>
          </table:table-cell>
          <table:table-cell table:formula="of:=[.$B$209]/([.A331]*[.$B$206]+([.B331]-1)*[.$B$208])" office:value-type="float" office:value="0.777777777777778">
            <text:p>0,7777777778</text:p>
          </table:table-cell>
          <table:table-cell table:style-name="ce17" table:formula="of:=[.F330]+[.E331]" office:value-type="float" office:value="6.10517532302429">
            <text:p>6,105175323</text:p>
          </table:table-cell>
          <table:table-cell table:style-name="ce17"/>
          <table:table-cell table:style-name="ce17" table:formula="of:=[.$B$211]/([.A331]*[.$B$206]+[.B331]*[.$B$208])" office:value-type="float" office:value="3.2258064516129">
            <text:p>3,2258064516</text:p>
          </table:table-cell>
          <table:table-cell table:style-name="ce31" table:formula="of:=[.H331]+[.F331]+[.D331]" office:value-type="float" office:value="23.9758230444785">
            <text:p>23,9758230445</text:p>
          </table:table-cell>
          <table:table-cell table:number-columns-repeated="1014"/>
        </table:table-row>
        <table:table-row table:style-name="ro1">
          <table:table-cell table:style-name="ce10" table:formula="of:=[.A331]" office:value-type="float" office:value="11">
            <text:p>11</text:p>
          </table:table-cell>
          <table:table-cell table:style-name="ce19" table:formula="of:=[.B331]+1" office:value-type="float" office:value="6">
            <text:p>6</text:p>
          </table:table-cell>
          <table:table-cell table:style-name="ce19" table:formula="of:=IF([.A332]&gt;1;[.$B$207]/(([.A332] - 1)*[.$B$206]);0)" office:value-type="float" office:value="0.5">
            <text:p>0,5</text:p>
          </table:table-cell>
          <table:table-cell table:style-name="ce19" table:formula="of:=[.D331]" office:value-type="float" office:value="14.6448412698413">
            <text:p>14,6448412698</text:p>
          </table:table-cell>
          <table:table-cell table:formula="of:=[.$B$209]/([.A332]*[.$B$206]+([.B332]-1)*[.$B$208])" office:value-type="float" office:value="0.67741935483871">
            <text:p>0,6774193548</text:p>
          </table:table-cell>
          <table:table-cell table:style-name="ce19" table:formula="of:=[.F331]+[.E332]" office:value-type="float" office:value="6.782594677863">
            <text:p>6,7825946779</text:p>
          </table:table-cell>
          <table:table-cell table:style-name="ce17"/>
          <table:table-cell table:style-name="ce19" table:formula="of:=[.$B$211]/([.A332]*[.$B$206]+[.B332]*[.$B$208])" office:value-type="float" office:value="2.85714285714286">
            <text:p>2,8571428571</text:p>
          </table:table-cell>
          <table:table-cell table:style-name="ce33" table:formula="of:=[.H332]+[.F332]+[.D332]" office:value-type="float" office:value="24.2845788048471">
            <text:p>24,2845788048</text:p>
          </table:table-cell>
          <table:table-cell table:number-columns-repeated="1014"/>
        </table:table-row>
        <table:table-row table:style-name="ro1">
          <table:table-cell table:formula="of:=[.A332]" office:value-type="float" office:value="11">
            <text:p>11</text:p>
          </table:table-cell>
          <table:table-cell table:formula="of:=[.B332]+1" office:value-type="float" office:value="7">
            <text:p>7</text:p>
          </table:table-cell>
          <table:table-cell table:formula="of:=IF([.A333]&gt;1;[.$B$207]/(([.A333] - 1)*[.$B$206]);0)" office:value-type="float" office:value="0.5">
            <text:p>0,5</text:p>
          </table:table-cell>
          <table:table-cell table:formula="of:=[.D332]" office:value-type="float" office:value="14.6448412698413">
            <text:p>14,6448412698</text:p>
          </table:table-cell>
          <table:table-cell table:formula="of:=[.$B$209]/([.A333]*[.$B$206]+([.B333]-1)*[.$B$208])" office:value-type="float" office:value="0.6">
            <text:p>0,6</text:p>
          </table:table-cell>
          <table:table-cell table:formula="of:=[.F332]+[.E333]" office:value-type="float" office:value="7.382594677863">
            <text:p>7,3825946779</text:p>
          </table:table-cell>
          <table:table-cell/>
          <table:table-cell table:formula="of:=[.$B$211]/([.A333]*[.$B$206]+[.B333]*[.$B$208])" office:value-type="float" office:value="2.56410256410256">
            <text:p>2,5641025641</text:p>
          </table:table-cell>
          <table:table-cell table:formula="of:=[.H333]+[.F333]+[.D333]" office:value-type="float" office:value="24.5915385118068">
            <text:p>24,5915385118</text:p>
          </table:table-cell>
          <table:table-cell table:number-columns-repeated="1014"/>
        </table:table-row>
        <table:table-row table:style-name="ro1">
          <table:table-cell table:formula="of:=[.A333]" office:value-type="float" office:value="11">
            <text:p>11</text:p>
          </table:table-cell>
          <table:table-cell table:formula="of:=[.B333]+1" office:value-type="float" office:value="8">
            <text:p>8</text:p>
          </table:table-cell>
          <table:table-cell table:formula="of:=IF([.A334]&gt;1;[.$B$207]/(([.A334] - 1)*[.$B$206]);0)" office:value-type="float" office:value="0.5">
            <text:p>0,5</text:p>
          </table:table-cell>
          <table:table-cell table:formula="of:=[.D333]" office:value-type="float" office:value="14.6448412698413">
            <text:p>14,6448412698</text:p>
          </table:table-cell>
          <table:table-cell table:formula="of:=[.$B$209]/([.A334]*[.$B$206]+([.B334]-1)*[.$B$208])" office:value-type="float" office:value="0.538461538461538">
            <text:p>0,5384615385</text:p>
          </table:table-cell>
          <table:table-cell table:formula="of:=[.F333]+[.E334]" office:value-type="float" office:value="7.92105621632454">
            <text:p>7,9210562163</text:p>
          </table:table-cell>
          <table:table-cell/>
          <table:table-cell table:formula="of:=[.$B$211]/([.A334]*[.$B$206]+[.B334]*[.$B$208])" office:value-type="float" office:value="2.32558139534884">
            <text:p>2,3255813953</text:p>
          </table:table-cell>
          <table:table-cell table:formula="of:=[.H334]+[.F334]+[.D334]" office:value-type="float" office:value="24.8914788815146">
            <text:p>24,8914788815</text:p>
          </table:table-cell>
          <table:table-cell table:number-columns-repeated="1014"/>
        </table:table-row>
        <table:table-row table:style-name="ro1">
          <table:table-cell table:formula="of:=[.A334]" office:value-type="float" office:value="11">
            <text:p>11</text:p>
          </table:table-cell>
          <table:table-cell table:formula="of:=[.B334]+1" office:value-type="float" office:value="9">
            <text:p>9</text:p>
          </table:table-cell>
          <table:table-cell table:formula="of:=IF([.A335]&gt;1;[.$B$207]/(([.A335] - 1)*[.$B$206]);0)" office:value-type="float" office:value="0.5">
            <text:p>0,5</text:p>
          </table:table-cell>
          <table:table-cell table:formula="of:=[.D334]" office:value-type="float" office:value="14.6448412698413">
            <text:p>14,6448412698</text:p>
          </table:table-cell>
          <table:table-cell table:formula="of:=[.$B$209]/([.A335]*[.$B$206]+([.B335]-1)*[.$B$208])" office:value-type="float" office:value="0.488372093023256">
            <text:p>0,488372093</text:p>
          </table:table-cell>
          <table:table-cell table:formula="of:=[.F334]+[.E335]" office:value-type="float" office:value="8.4094283093478">
            <text:p>8,4094283093</text:p>
          </table:table-cell>
          <table:table-cell/>
          <table:table-cell table:formula="of:=[.$B$211]/([.A335]*[.$B$206]+[.B335]*[.$B$208])" office:value-type="float" office:value="2.12765957446808">
            <text:p>2,1276595745</text:p>
          </table:table-cell>
          <table:table-cell table:formula="of:=[.H335]+[.F335]+[.D335]" office:value-type="float" office:value="25.1819291536572">
            <text:p>25,1819291537</text:p>
          </table:table-cell>
          <table:table-cell table:number-columns-repeated="1014"/>
        </table:table-row>
        <table:table-row table:style-name="ro1">
          <table:table-cell table:style-name="ce7" table:formula="of:=[.A335]" office:value-type="float" office:value="11">
            <text:p>11</text:p>
          </table:table-cell>
          <table:table-cell table:style-name="ce16" table:formula="of:=[.B335]+1" office:value-type="float" office:value="10">
            <text:p>10</text:p>
          </table:table-cell>
          <table:table-cell table:style-name="ce16" table:formula="of:=IF([.A336]&gt;1;[.$B$207]/(([.A336] - 1)*[.$B$206]);0)" office:value-type="float" office:value="0.5">
            <text:p>0,5</text:p>
          </table:table-cell>
          <table:table-cell table:style-name="ce16" table:formula="of:=[.D335]" office:value-type="float" office:value="14.6448412698413">
            <text:p>14,6448412698</text:p>
          </table:table-cell>
          <table:table-cell table:style-name="ce16" table:formula="of:=[.$B$209]/([.A336]*[.$B$206]+([.B336]-1)*[.$B$208])" office:value-type="float" office:value="0.446808510638298">
            <text:p>0,4468085106</text:p>
          </table:table-cell>
          <table:table-cell table:style-name="ce16" table:formula="of:=[.F335]+[.E336]" office:value-type="float" office:value="8.85623681998609">
            <text:p>8,85623682</text:p>
          </table:table-cell>
          <table:table-cell table:style-name="ce16"/>
          <table:table-cell table:style-name="ce16" table:formula="of:=[.$B$211]/([.A336]*[.$B$206]+[.B336]*[.$B$208])" office:value-type="float" office:value="1.96078431372549">
            <text:p>1,9607843137</text:p>
          </table:table-cell>
          <table:table-cell table:style-name="ce30" table:formula="of:=[.H336]+[.F336]+[.D336]" office:value-type="float" office:value="25.4618624035529">
            <text:p>25,4618624036</text:p>
          </table:table-cell>
          <table:table-cell table:number-columns-repeated="1014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13" office:value-type="float" office:value="0">
            <text:p>0</text:p>
          </table:table-cell>
          <table:table-cell table:style-name="ce13" table:formula="of:=IF([.A337]&gt;1;[.$B$207]/(([.A337] - 1)*[.$B$206]);0)" office:value-type="float" office:value="0.454545454545455">
            <text:p>0,4545454545</text:p>
          </table:table-cell>
          <table:table-cell table:style-name="ce13" table:formula="of:=[.D326]+[.C337]" office:value-type="float" office:value="15.0993867243867">
            <text:p>15,0993867244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/>
          <table:table-cell table:style-name="ce13" table:formula="of:=[.$B$211]/([.A337]*[.$B$206]+[.B337]*[.$B$208])" office:value-type="float" office:value="8.33333333333333">
            <text:p>8,3333333333</text:p>
          </table:table-cell>
          <table:table-cell table:style-name="ce26" table:formula="of:=[.H337]+[.F337]+[.D337]" office:value-type="float" office:value="23.4327200577201">
            <text:p>23,4327200577</text:p>
          </table:table-cell>
          <table:table-cell table:number-columns-repeated="3"/>
          <table:table-cell table:formula="of:=[.$B$211]/[.$B$209]-[.A337]/[.$B$208]" office:value-type="float" office:value="1.76190476190476">
            <text:p>1,7619047619</text:p>
          </table:table-cell>
          <table:table-cell table:number-columns-repeated="1010"/>
        </table:table-row>
        <table:table-row table:style-name="ro1">
          <table:table-cell table:style-name="ce5" table:formula="of:=[.A337]" office:value-type="float" office:value="12">
            <text:p>12</text:p>
          </table:table-cell>
          <table:table-cell table:style-name="ce14" table:formula="of:=[.B337]+1" office:value-type="float" office:value="1">
            <text:p>1</text:p>
          </table:table-cell>
          <table:table-cell table:style-name="ce14" table:formula="of:=IF([.A338]&gt;1;[.$B$207]/(([.A338] - 1)*[.$B$206]);0)" office:value-type="float" office:value="0.454545454545455">
            <text:p>0,4545454545</text:p>
          </table:table-cell>
          <table:table-cell table:style-name="ce14" table:formula="of:=[.D337]" office:value-type="float" office:value="15.0993867243867">
            <text:p>15,0993867244</text:p>
          </table:table-cell>
          <table:table-cell table:style-name="ce14" table:formula="of:=[.$B$209]/([.A338]*[.$B$206]+([.B338]-1)*[.$B$208])" office:value-type="float" office:value="1.75">
            <text:p>1,75</text:p>
          </table:table-cell>
          <table:table-cell table:style-name="ce14" table:formula="of:=[.F337]+[.E338]" office:value-type="float" office:value="1.75">
            <text:p>1,75</text:p>
          </table:table-cell>
          <table:table-cell table:style-name="ce14"/>
          <table:table-cell table:style-name="ce14" table:formula="of:=[.$B$211]/([.A338]*[.$B$206]+[.B338]*[.$B$208])" office:value-type="float" office:value="6.25">
            <text:p>6,25</text:p>
          </table:table-cell>
          <table:table-cell table:style-name="ce28" table:formula="of:=[.H338]+[.F338]+[.D338]" office:value-type="float" office:value="23.0993867243867">
            <text:p>23,0993867244</text:p>
          </table:table-cell>
          <table:table-cell table:number-columns-repeated="1014"/>
        </table:table-row>
        <table:table-row table:style-name="ro1">
          <table:table-cell table:formula="of:=[.A338]" office:value-type="float" office:value="12">
            <text:p>12</text:p>
          </table:table-cell>
          <table:table-cell table:formula="of:=[.B338]+1" office:value-type="float" office:value="2">
            <text:p>2</text:p>
          </table:table-cell>
          <table:table-cell table:formula="of:=IF([.A339]&gt;1;[.$B$207]/(([.A339] - 1)*[.$B$206]);0)" office:value-type="float" office:value="0.454545454545455">
            <text:p>0,4545454545</text:p>
          </table:table-cell>
          <table:table-cell table:formula="of:=[.D338]" office:value-type="float" office:value="15.0993867243867">
            <text:p>15,0993867244</text:p>
          </table:table-cell>
          <table:table-cell table:formula="of:=[.$B$209]/([.A339]*[.$B$206]+([.B339]-1)*[.$B$208])" office:value-type="float" office:value="1.3125">
            <text:p>1,3125</text:p>
          </table:table-cell>
          <table:table-cell table:formula="of:=[.F338]+[.E339]" office:value-type="float" office:value="3.0625">
            <text:p>3,0625</text:p>
          </table:table-cell>
          <table:table-cell/>
          <table:table-cell table:formula="of:=[.$B$211]/([.A339]*[.$B$206]+[.B339]*[.$B$208])" office:value-type="float" office:value="5">
            <text:p>5</text:p>
          </table:table-cell>
          <table:table-cell table:formula="of:=[.H339]+[.F339]+[.D339]" office:value-type="float" office:value="23.1618867243867">
            <text:p>23,1618867244</text:p>
          </table:table-cell>
          <table:table-cell table:number-columns-repeated="1014"/>
        </table:table-row>
        <table:table-row table:style-name="ro1">
          <table:table-cell table:formula="of:=[.A339]" office:value-type="float" office:value="12">
            <text:p>12</text:p>
          </table:table-cell>
          <table:table-cell table:formula="of:=[.B339]+1" office:value-type="float" office:value="3">
            <text:p>3</text:p>
          </table:table-cell>
          <table:table-cell table:formula="of:=IF([.A340]&gt;1;[.$B$207]/(([.A340] - 1)*[.$B$206]);0)" office:value-type="float" office:value="0.454545454545455">
            <text:p>0,4545454545</text:p>
          </table:table-cell>
          <table:table-cell table:formula="of:=[.D339]" office:value-type="float" office:value="15.0993867243867">
            <text:p>15,0993867244</text:p>
          </table:table-cell>
          <table:table-cell table:formula="of:=[.$B$209]/([.A340]*[.$B$206]+([.B340]-1)*[.$B$208])" office:value-type="float" office:value="1.05">
            <text:p>1,05</text:p>
          </table:table-cell>
          <table:table-cell table:formula="of:=[.F339]+[.E340]" office:value-type="float" office:value="4.1125">
            <text:p>4,1125</text:p>
          </table:table-cell>
          <table:table-cell/>
          <table:table-cell table:formula="of:=[.$B$211]/([.A340]*[.$B$206]+[.B340]*[.$B$208])" office:value-type="float" office:value="4.16666666666667">
            <text:p>4,1666666667</text:p>
          </table:table-cell>
          <table:table-cell table:formula="of:=[.H340]+[.F340]+[.D340]" office:value-type="float" office:value="23.3785533910534">
            <text:p>23,3785533911</text:p>
          </table:table-cell>
          <table:table-cell table:number-columns-repeated="1014"/>
        </table:table-row>
        <table:table-row table:style-name="ro1">
          <table:table-cell table:formula="of:=[.A340]" office:value-type="float" office:value="12">
            <text:p>12</text:p>
          </table:table-cell>
          <table:table-cell table:formula="of:=[.B340]+1" office:value-type="float" office:value="4">
            <text:p>4</text:p>
          </table:table-cell>
          <table:table-cell table:formula="of:=IF([.A341]&gt;1;[.$B$207]/(([.A341] - 1)*[.$B$206]);0)" office:value-type="float" office:value="0.454545454545455">
            <text:p>0,4545454545</text:p>
          </table:table-cell>
          <table:table-cell table:formula="of:=[.D340]" office:value-type="float" office:value="15.0993867243867">
            <text:p>15,0993867244</text:p>
          </table:table-cell>
          <table:table-cell table:formula="of:=[.$B$209]/([.A341]*[.$B$206]+([.B341]-1)*[.$B$208])" office:value-type="float" office:value="0.875">
            <text:p>0,875</text:p>
          </table:table-cell>
          <table:table-cell table:formula="of:=[.F340]+[.E341]" office:value-type="float" office:value="4.9875">
            <text:p>4,9875</text:p>
          </table:table-cell>
          <table:table-cell/>
          <table:table-cell table:formula="of:=[.$B$211]/([.A341]*[.$B$206]+[.B341]*[.$B$208])" office:value-type="float" office:value="3.57142857142857">
            <text:p>3,5714285714</text:p>
          </table:table-cell>
          <table:table-cell table:formula="of:=[.H341]+[.F341]+[.D341]" office:value-type="float" office:value="23.6583152958153">
            <text:p>23,6583152958</text:p>
          </table:table-cell>
          <table:table-cell table:number-columns-repeated="1014"/>
        </table:table-row>
        <table:table-row table:style-name="ro1">
          <table:table-cell table:style-name="ce8" table:formula="of:=[.A341]" office:value-type="float" office:value="12">
            <text:p>12</text:p>
          </table:table-cell>
          <table:table-cell table:style-name="ce17" table:formula="of:=[.B341]+1" office:value-type="float" office:value="5">
            <text:p>5</text:p>
          </table:table-cell>
          <table:table-cell table:style-name="ce17" table:formula="of:=IF([.A342]&gt;1;[.$B$207]/(([.A342] - 1)*[.$B$206]);0)" office:value-type="float" office:value="0.454545454545455">
            <text:p>0,4545454545</text:p>
          </table:table-cell>
          <table:table-cell table:style-name="ce17" table:formula="of:=[.D341]" office:value-type="float" office:value="15.0993867243867">
            <text:p>15,0993867244</text:p>
          </table:table-cell>
          <table:table-cell table:formula="of:=[.$B$209]/([.A342]*[.$B$206]+([.B342]-1)*[.$B$208])" office:value-type="float" office:value="0.75">
            <text:p>0,75</text:p>
          </table:table-cell>
          <table:table-cell table:style-name="ce17" table:formula="of:=[.F341]+[.E342]" office:value-type="float" office:value="5.7375">
            <text:p>5,7375</text:p>
          </table:table-cell>
          <table:table-cell table:style-name="ce17"/>
          <table:table-cell table:style-name="ce17" table:formula="of:=[.$B$211]/([.A342]*[.$B$206]+[.B342]*[.$B$208])" office:value-type="float" office:value="3.125">
            <text:p>3,125</text:p>
          </table:table-cell>
          <table:table-cell table:style-name="ce31" table:formula="of:=[.H342]+[.F342]+[.D342]" office:value-type="float" office:value="23.9618867243867">
            <text:p>23,9618867244</text:p>
          </table:table-cell>
          <table:table-cell table:number-columns-repeated="1014"/>
        </table:table-row>
        <table:table-row table:style-name="ro1">
          <table:table-cell table:style-name="ce10" table:formula="of:=[.A342]" office:value-type="float" office:value="12">
            <text:p>12</text:p>
          </table:table-cell>
          <table:table-cell table:style-name="ce19" table:formula="of:=[.B342]+1" office:value-type="float" office:value="6">
            <text:p>6</text:p>
          </table:table-cell>
          <table:table-cell table:style-name="ce19" table:formula="of:=IF([.A343]&gt;1;[.$B$207]/(([.A343] - 1)*[.$B$206]);0)" office:value-type="float" office:value="0.454545454545455">
            <text:p>0,4545454545</text:p>
          </table:table-cell>
          <table:table-cell table:style-name="ce19" table:formula="of:=[.D342]" office:value-type="float" office:value="15.0993867243867">
            <text:p>15,0993867244</text:p>
          </table:table-cell>
          <table:table-cell table:formula="of:=[.$B$209]/([.A343]*[.$B$206]+([.B343]-1)*[.$B$208])" office:value-type="float" office:value="0.65625">
            <text:p>0,65625</text:p>
          </table:table-cell>
          <table:table-cell table:style-name="ce19" table:formula="of:=[.F342]+[.E343]" office:value-type="float" office:value="6.39375">
            <text:p>6,39375</text:p>
          </table:table-cell>
          <table:table-cell table:style-name="ce17"/>
          <table:table-cell table:style-name="ce19" table:formula="of:=[.$B$211]/([.A343]*[.$B$206]+[.B343]*[.$B$208])" office:value-type="float" office:value="2.77777777777778">
            <text:p>2,7777777778</text:p>
          </table:table-cell>
          <table:table-cell table:style-name="ce33" table:formula="of:=[.H343]+[.F343]+[.D343]" office:value-type="float" office:value="24.2709145021645">
            <text:p>24,2709145022</text:p>
          </table:table-cell>
          <table:table-cell table:number-columns-repeated="1014"/>
        </table:table-row>
        <table:table-row table:style-name="ro1">
          <table:table-cell table:formula="of:=[.A343]" office:value-type="float" office:value="12">
            <text:p>12</text:p>
          </table:table-cell>
          <table:table-cell table:formula="of:=[.B343]+1" office:value-type="float" office:value="7">
            <text:p>7</text:p>
          </table:table-cell>
          <table:table-cell table:formula="of:=IF([.A344]&gt;1;[.$B$207]/(([.A344] - 1)*[.$B$206]);0)" office:value-type="float" office:value="0.454545454545455">
            <text:p>0,4545454545</text:p>
          </table:table-cell>
          <table:table-cell table:formula="of:=[.D343]" office:value-type="float" office:value="15.0993867243867">
            <text:p>15,0993867244</text:p>
          </table:table-cell>
          <table:table-cell table:formula="of:=[.$B$209]/([.A344]*[.$B$206]+([.B344]-1)*[.$B$208])" office:value-type="float" office:value="0.583333333333333">
            <text:p>0,5833333333</text:p>
          </table:table-cell>
          <table:table-cell table:formula="of:=[.F343]+[.E344]" office:value-type="float" office:value="6.97708333333333">
            <text:p>6,9770833333</text:p>
          </table:table-cell>
          <table:table-cell/>
          <table:table-cell table:formula="of:=[.$B$211]/([.A344]*[.$B$206]+[.B344]*[.$B$208])" office:value-type="float" office:value="2.5">
            <text:p>2,5</text:p>
          </table:table-cell>
          <table:table-cell table:formula="of:=[.H344]+[.F344]+[.D344]" office:value-type="float" office:value="24.5764700577201">
            <text:p>24,5764700577</text:p>
          </table:table-cell>
          <table:table-cell table:number-columns-repeated="1014"/>
        </table:table-row>
        <table:table-row table:style-name="ro1">
          <table:table-cell table:formula="of:=[.A344]" office:value-type="float" office:value="12">
            <text:p>12</text:p>
          </table:table-cell>
          <table:table-cell table:formula="of:=[.B344]+1" office:value-type="float" office:value="8">
            <text:p>8</text:p>
          </table:table-cell>
          <table:table-cell table:formula="of:=IF([.A345]&gt;1;[.$B$207]/(([.A345] - 1)*[.$B$206]);0)" office:value-type="float" office:value="0.454545454545455">
            <text:p>0,4545454545</text:p>
          </table:table-cell>
          <table:table-cell table:formula="of:=[.D344]" office:value-type="float" office:value="15.0993867243867">
            <text:p>15,0993867244</text:p>
          </table:table-cell>
          <table:table-cell table:formula="of:=[.$B$209]/([.A345]*[.$B$206]+([.B345]-1)*[.$B$208])" office:value-type="float" office:value="0.525">
            <text:p>0,525</text:p>
          </table:table-cell>
          <table:table-cell table:formula="of:=[.F344]+[.E345]" office:value-type="float" office:value="7.50208333333333">
            <text:p>7,5020833333</text:p>
          </table:table-cell>
          <table:table-cell/>
          <table:table-cell table:formula="of:=[.$B$211]/([.A345]*[.$B$206]+[.B345]*[.$B$208])" office:value-type="float" office:value="2.27272727272727">
            <text:p>2,2727272727</text:p>
          </table:table-cell>
          <table:table-cell table:formula="of:=[.H345]+[.F345]+[.D345]" office:value-type="float" office:value="24.8741973304473">
            <text:p>24,8741973304</text:p>
          </table:table-cell>
          <table:table-cell table:number-columns-repeated="1014"/>
        </table:table-row>
        <table:table-row table:style-name="ro1">
          <table:table-cell table:formula="of:=[.A345]" office:value-type="float" office:value="12">
            <text:p>12</text:p>
          </table:table-cell>
          <table:table-cell table:formula="of:=[.B345]+1" office:value-type="float" office:value="9">
            <text:p>9</text:p>
          </table:table-cell>
          <table:table-cell table:formula="of:=IF([.A346]&gt;1;[.$B$207]/(([.A346] - 1)*[.$B$206]);0)" office:value-type="float" office:value="0.454545454545455">
            <text:p>0,4545454545</text:p>
          </table:table-cell>
          <table:table-cell table:formula="of:=[.D345]" office:value-type="float" office:value="15.0993867243867">
            <text:p>15,0993867244</text:p>
          </table:table-cell>
          <table:table-cell table:formula="of:=[.$B$209]/([.A346]*[.$B$206]+([.B346]-1)*[.$B$208])" office:value-type="float" office:value="0.477272727272727">
            <text:p>0,4772727273</text:p>
          </table:table-cell>
          <table:table-cell table:formula="of:=[.F345]+[.E346]" office:value-type="float" office:value="7.97935606060606">
            <text:p>7,9793560606</text:p>
          </table:table-cell>
          <table:table-cell/>
          <table:table-cell table:formula="of:=[.$B$211]/([.A346]*[.$B$206]+[.B346]*[.$B$208])" office:value-type="float" office:value="2.08333333333333">
            <text:p>2,0833333333</text:p>
          </table:table-cell>
          <table:table-cell table:formula="of:=[.H346]+[.F346]+[.D346]" office:value-type="float" office:value="25.1620761183261">
            <text:p>25,1620761183</text:p>
          </table:table-cell>
          <table:table-cell table:number-columns-repeated="1014"/>
        </table:table-row>
        <table:table-row table:style-name="ro1">
          <table:table-cell table:style-name="ce7" table:formula="of:=[.A346]" office:value-type="float" office:value="12">
            <text:p>12</text:p>
          </table:table-cell>
          <table:table-cell table:style-name="ce16" table:formula="of:=[.B346]+1" office:value-type="float" office:value="10">
            <text:p>10</text:p>
          </table:table-cell>
          <table:table-cell table:style-name="ce16" table:formula="of:=IF([.A347]&gt;1;[.$B$207]/(([.A347] - 1)*[.$B$206]);0)" office:value-type="float" office:value="0.454545454545455">
            <text:p>0,4545454545</text:p>
          </table:table-cell>
          <table:table-cell table:style-name="ce16" table:formula="of:=[.D346]" office:value-type="float" office:value="15.0993867243867">
            <text:p>15,0993867244</text:p>
          </table:table-cell>
          <table:table-cell table:style-name="ce16" table:formula="of:=[.$B$209]/([.A347]*[.$B$206]+([.B347]-1)*[.$B$208])" office:value-type="float" office:value="0.4375">
            <text:p>0,4375</text:p>
          </table:table-cell>
          <table:table-cell table:style-name="ce16" table:formula="of:=[.F346]+[.E347]" office:value-type="float" office:value="8.41685606060606">
            <text:p>8,4168560606</text:p>
          </table:table-cell>
          <table:table-cell table:style-name="ce16"/>
          <table:table-cell table:style-name="ce16" table:formula="of:=[.$B$211]/([.A347]*[.$B$206]+[.B347]*[.$B$208])" office:value-type="float" office:value="1.92307692307692">
            <text:p>1,9230769231</text:p>
          </table:table-cell>
          <table:table-cell table:style-name="ce30" table:formula="of:=[.H347]+[.F347]+[.D347]" office:value-type="float" office:value="25.4393197080697">
            <text:p>25,4393197081</text:p>
          </table:table-cell>
          <table:table-cell table:number-columns-repeated="1014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13" office:value-type="float" office:value="0">
            <text:p>0</text:p>
          </table:table-cell>
          <table:table-cell table:style-name="ce13" table:formula="of:=IF([.A348]&gt;1;[.$B$207]/(([.A348] - 1)*[.$B$206]);0)" office:value-type="float" office:value="0.416666666666667">
            <text:p>0,4166666667</text:p>
          </table:table-cell>
          <table:table-cell table:style-name="ce13" table:formula="of:=[.D337]+[.C348]" office:value-type="float" office:value="15.5160533910534">
            <text:p>15,516053391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/>
          <table:table-cell table:style-name="ce13" table:formula="of:=[.$B$211]/([.A348]*[.$B$206]+[.B348]*[.$B$208])" office:value-type="float" office:value="7.69230769230769">
            <text:p>7,6923076923</text:p>
          </table:table-cell>
          <table:table-cell table:style-name="ce26" table:formula="of:=[.H348]+[.F348]+[.D348]" office:value-type="float" office:value="23.2083610833611">
            <text:p>23,2083610834</text:p>
          </table:table-cell>
          <table:table-cell table:number-columns-repeated="3"/>
          <table:table-cell table:formula="of:=[.$B$211]/[.$B$209]-[.A348]/[.$B$208]" office:value-type="float" office:value="1.51190476190476">
            <text:p>1,5119047619</text:p>
          </table:table-cell>
          <table:table-cell table:number-columns-repeated="1010"/>
        </table:table-row>
        <table:table-row table:style-name="ro1">
          <table:table-cell table:style-name="ce5" table:formula="of:=[.A348]" office:value-type="float" office:value="13">
            <text:p>13</text:p>
          </table:table-cell>
          <table:table-cell table:style-name="ce14" table:formula="of:=[.B348]+1" office:value-type="float" office:value="1">
            <text:p>1</text:p>
          </table:table-cell>
          <table:table-cell table:style-name="ce14" table:formula="of:=IF([.A349]&gt;1;[.$B$207]/(([.A349] - 1)*[.$B$206]);0)" office:value-type="float" office:value="0.416666666666667">
            <text:p>0,4166666667</text:p>
          </table:table-cell>
          <table:table-cell table:style-name="ce14" table:formula="of:=[.D348]" office:value-type="float" office:value="15.5160533910534">
            <text:p>15,5160533911</text:p>
          </table:table-cell>
          <table:table-cell table:style-name="ce14" table:formula="of:=[.$B$209]/([.A349]*[.$B$206]+([.B349]-1)*[.$B$208])" office:value-type="float" office:value="1.61538461538462">
            <text:p>1,6153846154</text:p>
          </table:table-cell>
          <table:table-cell table:style-name="ce14" table:formula="of:=[.F348]+[.E349]" office:value-type="float" office:value="1.61538461538462">
            <text:p>1,6153846154</text:p>
          </table:table-cell>
          <table:table-cell table:style-name="ce14"/>
          <table:table-cell table:style-name="ce14" table:formula="of:=[.$B$211]/([.A349]*[.$B$206]+[.B349]*[.$B$208])" office:value-type="float" office:value="5.88235294117647">
            <text:p>5,8823529412</text:p>
          </table:table-cell>
          <table:table-cell table:style-name="ce28" table:formula="of:=[.H349]+[.F349]+[.D349]" office:value-type="float" office:value="23.0137909476145">
            <text:p>23,0137909476</text:p>
          </table:table-cell>
          <table:table-cell table:number-columns-repeated="1014"/>
        </table:table-row>
        <table:table-row table:style-name="ro1">
          <table:table-cell table:formula="of:=[.A349]" office:value-type="float" office:value="13">
            <text:p>13</text:p>
          </table:table-cell>
          <table:table-cell table:formula="of:=[.B349]+1" office:value-type="float" office:value="2">
            <text:p>2</text:p>
          </table:table-cell>
          <table:table-cell table:formula="of:=IF([.A350]&gt;1;[.$B$207]/(([.A350] - 1)*[.$B$206]);0)" office:value-type="float" office:value="0.416666666666667">
            <text:p>0,4166666667</text:p>
          </table:table-cell>
          <table:table-cell table:formula="of:=[.D349]" office:value-type="float" office:value="15.5160533910534">
            <text:p>15,5160533911</text:p>
          </table:table-cell>
          <table:table-cell table:formula="of:=[.$B$209]/([.A350]*[.$B$206]+([.B350]-1)*[.$B$208])" office:value-type="float" office:value="1.23529411764706">
            <text:p>1,2352941176</text:p>
          </table:table-cell>
          <table:table-cell table:formula="of:=[.F349]+[.E350]" office:value-type="float" office:value="2.85067873303167">
            <text:p>2,850678733</text:p>
          </table:table-cell>
          <table:table-cell/>
          <table:table-cell table:formula="of:=[.$B$211]/([.A350]*[.$B$206]+[.B350]*[.$B$208])" office:value-type="float" office:value="4.76190476190476">
            <text:p>4,7619047619</text:p>
          </table:table-cell>
          <table:table-cell table:formula="of:=[.H350]+[.F350]+[.D350]" office:value-type="float" office:value="23.1286368859898">
            <text:p>23,128636886</text:p>
          </table:table-cell>
          <table:table-cell table:number-columns-repeated="1014"/>
        </table:table-row>
        <table:table-row table:style-name="ro1">
          <table:table-cell table:formula="of:=[.A350]" office:value-type="float" office:value="13">
            <text:p>13</text:p>
          </table:table-cell>
          <table:table-cell table:formula="of:=[.B350]+1" office:value-type="float" office:value="3">
            <text:p>3</text:p>
          </table:table-cell>
          <table:table-cell table:formula="of:=IF([.A351]&gt;1;[.$B$207]/(([.A351] - 1)*[.$B$206]);0)" office:value-type="float" office:value="0.416666666666667">
            <text:p>0,4166666667</text:p>
          </table:table-cell>
          <table:table-cell table:formula="of:=[.D350]" office:value-type="float" office:value="15.5160533910534">
            <text:p>15,5160533911</text:p>
          </table:table-cell>
          <table:table-cell table:formula="of:=[.$B$209]/([.A351]*[.$B$206]+([.B351]-1)*[.$B$208])" office:value-type="float" office:value="1">
            <text:p>1</text:p>
          </table:table-cell>
          <table:table-cell table:formula="of:=[.F350]+[.E351]" office:value-type="float" office:value="3.85067873303167">
            <text:p>3,850678733</text:p>
          </table:table-cell>
          <table:table-cell/>
          <table:table-cell table:formula="of:=[.$B$211]/([.A351]*[.$B$206]+[.B351]*[.$B$208])" office:value-type="float" office:value="4">
            <text:p>4</text:p>
          </table:table-cell>
          <table:table-cell table:formula="of:=[.H351]+[.F351]+[.D351]" office:value-type="float" office:value="23.3667321240851">
            <text:p>23,3667321241</text:p>
          </table:table-cell>
          <table:table-cell table:number-columns-repeated="1014"/>
        </table:table-row>
        <table:table-row table:style-name="ro1">
          <table:table-cell table:formula="of:=[.A351]" office:value-type="float" office:value="13">
            <text:p>13</text:p>
          </table:table-cell>
          <table:table-cell table:formula="of:=[.B351]+1" office:value-type="float" office:value="4">
            <text:p>4</text:p>
          </table:table-cell>
          <table:table-cell table:formula="of:=IF([.A352]&gt;1;[.$B$207]/(([.A352] - 1)*[.$B$206]);0)" office:value-type="float" office:value="0.416666666666667">
            <text:p>0,4166666667</text:p>
          </table:table-cell>
          <table:table-cell table:formula="of:=[.D351]" office:value-type="float" office:value="15.5160533910534">
            <text:p>15,5160533911</text:p>
          </table:table-cell>
          <table:table-cell table:formula="of:=[.$B$209]/([.A352]*[.$B$206]+([.B352]-1)*[.$B$208])" office:value-type="float" office:value="0.84">
            <text:p>0,84</text:p>
          </table:table-cell>
          <table:table-cell table:formula="of:=[.F351]+[.E352]" office:value-type="float" office:value="4.69067873303167">
            <text:p>4,690678733</text:p>
          </table:table-cell>
          <table:table-cell/>
          <table:table-cell table:formula="of:=[.$B$211]/([.A352]*[.$B$206]+[.B352]*[.$B$208])" office:value-type="float" office:value="3.44827586206897">
            <text:p>3,4482758621</text:p>
          </table:table-cell>
          <table:table-cell table:formula="of:=[.H352]+[.F352]+[.D352]" office:value-type="float" office:value="23.655007986154">
            <text:p>23,6550079862</text:p>
          </table:table-cell>
          <table:table-cell table:number-columns-repeated="1014"/>
        </table:table-row>
        <table:table-row table:style-name="ro1">
          <table:table-cell table:style-name="ce8" table:formula="of:=[.A352]" office:value-type="float" office:value="13">
            <text:p>13</text:p>
          </table:table-cell>
          <table:table-cell table:style-name="ce17" table:formula="of:=[.B352]+1" office:value-type="float" office:value="5">
            <text:p>5</text:p>
          </table:table-cell>
          <table:table-cell table:style-name="ce17" table:formula="of:=IF([.A353]&gt;1;[.$B$207]/(([.A353] - 1)*[.$B$206]);0)" office:value-type="float" office:value="0.416666666666667">
            <text:p>0,4166666667</text:p>
          </table:table-cell>
          <table:table-cell table:style-name="ce17" table:formula="of:=[.D352]" office:value-type="float" office:value="15.5160533910534">
            <text:p>15,5160533911</text:p>
          </table:table-cell>
          <table:table-cell table:formula="of:=[.$B$209]/([.A353]*[.$B$206]+([.B353]-1)*[.$B$208])" office:value-type="float" office:value="0.724137931034483">
            <text:p>0,724137931</text:p>
          </table:table-cell>
          <table:table-cell table:style-name="ce17" table:formula="of:=[.F352]+[.E353]" office:value-type="float" office:value="5.41481666406616">
            <text:p>5,4148166641</text:p>
          </table:table-cell>
          <table:table-cell table:style-name="ce17"/>
          <table:table-cell table:style-name="ce17" table:formula="of:=[.$B$211]/([.A353]*[.$B$206]+[.B353]*[.$B$208])" office:value-type="float" office:value="3.03030303030303">
            <text:p>3,0303030303</text:p>
          </table:table-cell>
          <table:table-cell table:style-name="ce31" table:formula="of:=[.H353]+[.F353]+[.D353]" office:value-type="float" office:value="23.9611730854226">
            <text:p>23,9611730854</text:p>
          </table:table-cell>
          <table:table-cell table:number-columns-repeated="1014"/>
        </table:table-row>
        <table:table-row table:style-name="ro1">
          <table:table-cell table:style-name="ce10" table:formula="of:=[.A353]" office:value-type="float" office:value="13">
            <text:p>13</text:p>
          </table:table-cell>
          <table:table-cell table:style-name="ce19" table:formula="of:=[.B353]+1" office:value-type="float" office:value="6">
            <text:p>6</text:p>
          </table:table-cell>
          <table:table-cell table:style-name="ce19" table:formula="of:=IF([.A354]&gt;1;[.$B$207]/(([.A354] - 1)*[.$B$206]);0)" office:value-type="float" office:value="0.416666666666667">
            <text:p>0,4166666667</text:p>
          </table:table-cell>
          <table:table-cell table:style-name="ce19" table:formula="of:=[.D353]" office:value-type="float" office:value="15.5160533910534">
            <text:p>15,5160533911</text:p>
          </table:table-cell>
          <table:table-cell table:formula="of:=[.$B$209]/([.A354]*[.$B$206]+([.B354]-1)*[.$B$208])" office:value-type="float" office:value="0.636363636363636">
            <text:p>0,6363636364</text:p>
          </table:table-cell>
          <table:table-cell table:style-name="ce19" table:formula="of:=[.F353]+[.E354]" office:value-type="float" office:value="6.05118030042979">
            <text:p>6,0511803004</text:p>
          </table:table-cell>
          <table:table-cell table:style-name="ce17"/>
          <table:table-cell table:style-name="ce19" table:formula="of:=[.$B$211]/([.A354]*[.$B$206]+[.B354]*[.$B$208])" office:value-type="float" office:value="2.7027027027027">
            <text:p>2,7027027027</text:p>
          </table:table-cell>
          <table:table-cell table:style-name="ce33" table:formula="of:=[.H354]+[.F354]+[.D354]" office:value-type="float" office:value="24.2699363941859">
            <text:p>24,2699363942</text:p>
          </table:table-cell>
          <table:table-cell table:number-columns-repeated="1014"/>
        </table:table-row>
        <table:table-row table:style-name="ro1">
          <table:table-cell table:formula="of:=[.A354]" office:value-type="float" office:value="13">
            <text:p>13</text:p>
          </table:table-cell>
          <table:table-cell table:formula="of:=[.B354]+1" office:value-type="float" office:value="7">
            <text:p>7</text:p>
          </table:table-cell>
          <table:table-cell table:formula="of:=IF([.A355]&gt;1;[.$B$207]/(([.A355] - 1)*[.$B$206]);0)" office:value-type="float" office:value="0.416666666666667">
            <text:p>0,4166666667</text:p>
          </table:table-cell>
          <table:table-cell table:formula="of:=[.D354]" office:value-type="float" office:value="15.5160533910534">
            <text:p>15,5160533911</text:p>
          </table:table-cell>
          <table:table-cell table:formula="of:=[.$B$209]/([.A355]*[.$B$206]+([.B355]-1)*[.$B$208])" office:value-type="float" office:value="0.567567567567568">
            <text:p>0,5675675676</text:p>
          </table:table-cell>
          <table:table-cell table:formula="of:=[.F354]+[.E355]" office:value-type="float" office:value="6.61874786799736">
            <text:p>6,618747868</text:p>
          </table:table-cell>
          <table:table-cell/>
          <table:table-cell table:formula="of:=[.$B$211]/([.A355]*[.$B$206]+[.B355]*[.$B$208])" office:value-type="float" office:value="2.4390243902439">
            <text:p>2,4390243902</text:p>
          </table:table-cell>
          <table:table-cell table:formula="of:=[.H355]+[.F355]+[.D355]" office:value-type="float" office:value="24.5738256492947">
            <text:p>24,5738256493</text:p>
          </table:table-cell>
          <table:table-cell table:number-columns-repeated="1014"/>
        </table:table-row>
        <table:table-row table:style-name="ro1">
          <table:table-cell table:formula="of:=[.A355]" office:value-type="float" office:value="13">
            <text:p>13</text:p>
          </table:table-cell>
          <table:table-cell table:formula="of:=[.B355]+1" office:value-type="float" office:value="8">
            <text:p>8</text:p>
          </table:table-cell>
          <table:table-cell table:formula="of:=IF([.A356]&gt;1;[.$B$207]/(([.A356] - 1)*[.$B$206]);0)" office:value-type="float" office:value="0.416666666666667">
            <text:p>0,4166666667</text:p>
          </table:table-cell>
          <table:table-cell table:formula="of:=[.D355]" office:value-type="float" office:value="15.5160533910534">
            <text:p>15,5160533911</text:p>
          </table:table-cell>
          <table:table-cell table:formula="of:=[.$B$209]/([.A356]*[.$B$206]+([.B356]-1)*[.$B$208])" office:value-type="float" office:value="0.51219512195122">
            <text:p>0,512195122</text:p>
          </table:table-cell>
          <table:table-cell table:formula="of:=[.F355]+[.E356]" office:value-type="float" office:value="7.13094298994858">
            <text:p>7,1309429899</text:p>
          </table:table-cell>
          <table:table-cell/>
          <table:table-cell table:formula="of:=[.$B$211]/([.A356]*[.$B$206]+[.B356]*[.$B$208])" office:value-type="float" office:value="2.22222222222222">
            <text:p>2,2222222222</text:p>
          </table:table-cell>
          <table:table-cell table:formula="of:=[.H356]+[.F356]+[.D356]" office:value-type="float" office:value="24.8692186032242">
            <text:p>24,8692186032</text:p>
          </table:table-cell>
          <table:table-cell table:number-columns-repeated="1014"/>
        </table:table-row>
        <table:table-row table:style-name="ro1">
          <table:table-cell table:formula="of:=[.A356]" office:value-type="float" office:value="13">
            <text:p>13</text:p>
          </table:table-cell>
          <table:table-cell table:formula="of:=[.B356]+1" office:value-type="float" office:value="9">
            <text:p>9</text:p>
          </table:table-cell>
          <table:table-cell table:formula="of:=IF([.A357]&gt;1;[.$B$207]/(([.A357] - 1)*[.$B$206]);0)" office:value-type="float" office:value="0.416666666666667">
            <text:p>0,4166666667</text:p>
          </table:table-cell>
          <table:table-cell table:formula="of:=[.D356]" office:value-type="float" office:value="15.5160533910534">
            <text:p>15,5160533911</text:p>
          </table:table-cell>
          <table:table-cell table:formula="of:=[.$B$209]/([.A357]*[.$B$206]+([.B357]-1)*[.$B$208])" office:value-type="float" office:value="0.466666666666667">
            <text:p>0,4666666667</text:p>
          </table:table-cell>
          <table:table-cell table:formula="of:=[.F356]+[.E357]" office:value-type="float" office:value="7.59760965661525">
            <text:p>7,5976096566</text:p>
          </table:table-cell>
          <table:table-cell/>
          <table:table-cell table:formula="of:=[.$B$211]/([.A357]*[.$B$206]+[.B357]*[.$B$208])" office:value-type="float" office:value="2.04081632653061">
            <text:p>2,0408163265</text:p>
          </table:table-cell>
          <table:table-cell table:formula="of:=[.H357]+[.F357]+[.D357]" office:value-type="float" office:value="25.1544793741992">
            <text:p>25,1544793742</text:p>
          </table:table-cell>
          <table:table-cell table:number-columns-repeated="1014"/>
        </table:table-row>
        <table:table-row table:style-name="ro1">
          <table:table-cell table:style-name="ce7" table:formula="of:=[.A357]" office:value-type="float" office:value="13">
            <text:p>13</text:p>
          </table:table-cell>
          <table:table-cell table:style-name="ce16" table:formula="of:=[.B357]+1" office:value-type="float" office:value="10">
            <text:p>10</text:p>
          </table:table-cell>
          <table:table-cell table:style-name="ce16" table:formula="of:=IF([.A358]&gt;1;[.$B$207]/(([.A358] - 1)*[.$B$206]);0)" office:value-type="float" office:value="0.416666666666667">
            <text:p>0,4166666667</text:p>
          </table:table-cell>
          <table:table-cell table:style-name="ce16" table:formula="of:=[.D357]" office:value-type="float" office:value="15.5160533910534">
            <text:p>15,5160533911</text:p>
          </table:table-cell>
          <table:table-cell table:style-name="ce16" table:formula="of:=[.$B$209]/([.A358]*[.$B$206]+([.B358]-1)*[.$B$208])" office:value-type="float" office:value="0.428571428571429">
            <text:p>0,4285714286</text:p>
          </table:table-cell>
          <table:table-cell table:style-name="ce16" table:formula="of:=[.F357]+[.E358]" office:value-type="float" office:value="8.02618108518668">
            <text:p>8,0261810852</text:p>
          </table:table-cell>
          <table:table-cell table:style-name="ce16"/>
          <table:table-cell table:style-name="ce16" table:formula="of:=[.$B$211]/([.A358]*[.$B$206]+[.B358]*[.$B$208])" office:value-type="float" office:value="1.88679245283019">
            <text:p>1,8867924528</text:p>
          </table:table-cell>
          <table:table-cell table:style-name="ce30" table:formula="of:=[.H358]+[.F358]+[.D358]" office:value-type="float" office:value="25.4290269290703">
            <text:p>25,4290269291</text:p>
          </table:table-cell>
          <table:table-cell table:number-columns-repeated="1014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13" office:value-type="float" office:value="0">
            <text:p>0</text:p>
          </table:table-cell>
          <table:table-cell table:style-name="ce13" table:formula="of:=IF([.A359]&gt;1;[.$B$207]/(([.A359] - 1)*[.$B$206]);0)" office:value-type="float" office:value="0.384615384615385">
            <text:p>0,3846153846</text:p>
          </table:table-cell>
          <table:table-cell table:style-name="ce13" table:formula="of:=[.D348]+[.C359]" office:value-type="float" office:value="15.9006687756688">
            <text:p>15,9006687757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/>
          <table:table-cell table:style-name="ce13" table:formula="of:=[.$B$211]/([.A359]*[.$B$206]+[.B359]*[.$B$208])" office:value-type="float" office:value="7.14285714285714">
            <text:p>7,1428571429</text:p>
          </table:table-cell>
          <table:table-cell table:style-name="ce26" table:formula="of:=[.H359]+[.F359]+[.D359]" office:value-type="float" office:value="23.0435259185259">
            <text:p>23,0435259185</text:p>
          </table:table-cell>
          <table:table-cell table:number-columns-repeated="3"/>
          <table:table-cell table:formula="of:=[.$B$211]/[.$B$209]-[.A359]/[.$B$208]" office:value-type="float" office:value="1.26190476190476">
            <text:p>1,2619047619</text:p>
          </table:table-cell>
          <table:table-cell table:number-columns-repeated="1010"/>
        </table:table-row>
        <table:table-row table:style-name="ro1">
          <table:table-cell table:style-name="ce5" table:formula="of:=[.A359]" office:value-type="float" office:value="14">
            <text:p>14</text:p>
          </table:table-cell>
          <table:table-cell table:style-name="ce14" table:formula="of:=[.B359]+1" office:value-type="float" office:value="1">
            <text:p>1</text:p>
          </table:table-cell>
          <table:table-cell table:style-name="ce14" table:formula="of:=IF([.A360]&gt;1;[.$B$207]/(([.A360] - 1)*[.$B$206]);0)" office:value-type="float" office:value="0.384615384615385">
            <text:p>0,3846153846</text:p>
          </table:table-cell>
          <table:table-cell table:style-name="ce14" table:formula="of:=[.D359]" office:value-type="float" office:value="15.9006687756688">
            <text:p>15,9006687757</text:p>
          </table:table-cell>
          <table:table-cell table:style-name="ce14" table:formula="of:=[.$B$209]/([.A360]*[.$B$206]+([.B360]-1)*[.$B$208])" office:value-type="float" office:value="1.5">
            <text:p>1,5</text:p>
          </table:table-cell>
          <table:table-cell table:style-name="ce14" table:formula="of:=[.F359]+[.E360]" office:value-type="float" office:value="1.5">
            <text:p>1,5</text:p>
          </table:table-cell>
          <table:table-cell table:style-name="ce14"/>
          <table:table-cell table:style-name="ce14" table:formula="of:=[.$B$211]/([.A360]*[.$B$206]+[.B360]*[.$B$208])" office:value-type="float" office:value="5.55555555555556">
            <text:p>5,5555555556</text:p>
          </table:table-cell>
          <table:table-cell table:style-name="ce28" table:formula="of:=[.H360]+[.F360]+[.D360]" office:value-type="float" office:value="22.9562243312243">
            <text:p>22,9562243312</text:p>
          </table:table-cell>
          <table:table-cell table:number-columns-repeated="1014"/>
        </table:table-row>
        <table:table-row table:style-name="ro1">
          <table:table-cell table:formula="of:=[.A360]" office:value-type="float" office:value="14">
            <text:p>14</text:p>
          </table:table-cell>
          <table:table-cell table:formula="of:=[.B360]+1" office:value-type="float" office:value="2">
            <text:p>2</text:p>
          </table:table-cell>
          <table:table-cell table:formula="of:=IF([.A361]&gt;1;[.$B$207]/(([.A361] - 1)*[.$B$206]);0)" office:value-type="float" office:value="0.384615384615385">
            <text:p>0,3846153846</text:p>
          </table:table-cell>
          <table:table-cell table:formula="of:=[.D360]" office:value-type="float" office:value="15.9006687756688">
            <text:p>15,9006687757</text:p>
          </table:table-cell>
          <table:table-cell table:formula="of:=[.$B$209]/([.A361]*[.$B$206]+([.B361]-1)*[.$B$208])" office:value-type="float" office:value="1.16666666666667">
            <text:p>1,1666666667</text:p>
          </table:table-cell>
          <table:table-cell table:formula="of:=[.F360]+[.E361]" office:value-type="float" office:value="2.66666666666667">
            <text:p>2,6666666667</text:p>
          </table:table-cell>
          <table:table-cell/>
          <table:table-cell table:formula="of:=[.$B$211]/([.A361]*[.$B$206]+[.B361]*[.$B$208])" office:value-type="float" office:value="4.54545454545455">
            <text:p>4,5454545455</text:p>
          </table:table-cell>
          <table:table-cell table:formula="of:=[.H361]+[.F361]+[.D361]" office:value-type="float" office:value="23.11278998779">
            <text:p>23,1127899878</text:p>
          </table:table-cell>
          <table:table-cell table:number-columns-repeated="1014"/>
        </table:table-row>
        <table:table-row table:style-name="ro1">
          <table:table-cell table:formula="of:=[.A361]" office:value-type="float" office:value="14">
            <text:p>14</text:p>
          </table:table-cell>
          <table:table-cell table:formula="of:=[.B361]+1" office:value-type="float" office:value="3">
            <text:p>3</text:p>
          </table:table-cell>
          <table:table-cell table:formula="of:=IF([.A362]&gt;1;[.$B$207]/(([.A362] - 1)*[.$B$206]);0)" office:value-type="float" office:value="0.384615384615385">
            <text:p>0,3846153846</text:p>
          </table:table-cell>
          <table:table-cell table:formula="of:=[.D361]" office:value-type="float" office:value="15.9006687756688">
            <text:p>15,9006687757</text:p>
          </table:table-cell>
          <table:table-cell table:formula="of:=[.$B$209]/([.A362]*[.$B$206]+([.B362]-1)*[.$B$208])" office:value-type="float" office:value="0.954545454545455">
            <text:p>0,9545454545</text:p>
          </table:table-cell>
          <table:table-cell table:formula="of:=[.F361]+[.E362]" office:value-type="float" office:value="3.62121212121212">
            <text:p>3,6212121212</text:p>
          </table:table-cell>
          <table:table-cell/>
          <table:table-cell table:formula="of:=[.$B$211]/([.A362]*[.$B$206]+[.B362]*[.$B$208])" office:value-type="float" office:value="3.84615384615385">
            <text:p>3,8461538462</text:p>
          </table:table-cell>
          <table:table-cell table:formula="of:=[.H362]+[.F362]+[.D362]" office:value-type="float" office:value="23.3680347430347">
            <text:p>23,368034743</text:p>
          </table:table-cell>
          <table:table-cell table:number-columns-repeated="1014"/>
        </table:table-row>
        <table:table-row table:style-name="ro1">
          <table:table-cell table:formula="of:=[.A362]" office:value-type="float" office:value="14">
            <text:p>14</text:p>
          </table:table-cell>
          <table:table-cell table:formula="of:=[.B362]+1" office:value-type="float" office:value="4">
            <text:p>4</text:p>
          </table:table-cell>
          <table:table-cell table:formula="of:=IF([.A363]&gt;1;[.$B$207]/(([.A363] - 1)*[.$B$206]);0)" office:value-type="float" office:value="0.384615384615385">
            <text:p>0,3846153846</text:p>
          </table:table-cell>
          <table:table-cell table:formula="of:=[.D362]" office:value-type="float" office:value="15.9006687756688">
            <text:p>15,9006687757</text:p>
          </table:table-cell>
          <table:table-cell table:formula="of:=[.$B$209]/([.A363]*[.$B$206]+([.B363]-1)*[.$B$208])" office:value-type="float" office:value="0.807692307692308">
            <text:p>0,8076923077</text:p>
          </table:table-cell>
          <table:table-cell table:formula="of:=[.F362]+[.E363]" office:value-type="float" office:value="4.42890442890443">
            <text:p>4,4289044289</text:p>
          </table:table-cell>
          <table:table-cell/>
          <table:table-cell table:formula="of:=[.$B$211]/([.A363]*[.$B$206]+[.B363]*[.$B$208])" office:value-type="float" office:value="3.33333333333333">
            <text:p>3,3333333333</text:p>
          </table:table-cell>
          <table:table-cell table:formula="of:=[.H363]+[.F363]+[.D363]" office:value-type="float" office:value="23.6629065379065">
            <text:p>23,6629065379</text:p>
          </table:table-cell>
          <table:table-cell table:number-columns-repeated="1014"/>
        </table:table-row>
        <table:table-row table:style-name="ro1">
          <table:table-cell table:style-name="ce8" table:formula="of:=[.A363]" office:value-type="float" office:value="14">
            <text:p>14</text:p>
          </table:table-cell>
          <table:table-cell table:style-name="ce17" table:formula="of:=[.B363]+1" office:value-type="float" office:value="5">
            <text:p>5</text:p>
          </table:table-cell>
          <table:table-cell table:style-name="ce17" table:formula="of:=IF([.A364]&gt;1;[.$B$207]/(([.A364] - 1)*[.$B$206]);0)" office:value-type="float" office:value="0.384615384615385">
            <text:p>0,3846153846</text:p>
          </table:table-cell>
          <table:table-cell table:style-name="ce17" table:formula="of:=[.D363]" office:value-type="float" office:value="15.9006687756688">
            <text:p>15,9006687757</text:p>
          </table:table-cell>
          <table:table-cell table:formula="of:=[.$B$209]/([.A364]*[.$B$206]+([.B364]-1)*[.$B$208])" office:value-type="float" office:value="0.7">
            <text:p>0,7</text:p>
          </table:table-cell>
          <table:table-cell table:style-name="ce17" table:formula="of:=[.F363]+[.E364]" office:value-type="float" office:value="5.12890442890443">
            <text:p>5,1289044289</text:p>
          </table:table-cell>
          <table:table-cell table:style-name="ce17"/>
          <table:table-cell table:style-name="ce17" table:formula="of:=[.$B$211]/([.A364]*[.$B$206]+[.B364]*[.$B$208])" office:value-type="float" office:value="2.94117647058824">
            <text:p>2,9411764706</text:p>
          </table:table-cell>
          <table:table-cell table:style-name="ce31" table:formula="of:=[.H364]+[.F364]+[.D364]" office:value-type="float" office:value="23.9707496751614">
            <text:p>23,9707496752</text:p>
          </table:table-cell>
          <table:table-cell table:number-columns-repeated="1014"/>
        </table:table-row>
        <table:table-row table:style-name="ro1">
          <table:table-cell table:style-name="ce10" table:formula="of:=[.A364]" office:value-type="float" office:value="14">
            <text:p>14</text:p>
          </table:table-cell>
          <table:table-cell table:style-name="ce19" table:formula="of:=[.B364]+1" office:value-type="float" office:value="6">
            <text:p>6</text:p>
          </table:table-cell>
          <table:table-cell table:style-name="ce19" table:formula="of:=IF([.A365]&gt;1;[.$B$207]/(([.A365] - 1)*[.$B$206]);0)" office:value-type="float" office:value="0.384615384615385">
            <text:p>0,3846153846</text:p>
          </table:table-cell>
          <table:table-cell table:style-name="ce19" table:formula="of:=[.D364]" office:value-type="float" office:value="15.9006687756688">
            <text:p>15,9006687757</text:p>
          </table:table-cell>
          <table:table-cell table:formula="of:=[.$B$209]/([.A365]*[.$B$206]+([.B365]-1)*[.$B$208])" office:value-type="float" office:value="0.617647058823529">
            <text:p>0,6176470588</text:p>
          </table:table-cell>
          <table:table-cell table:style-name="ce19" table:formula="of:=[.F364]+[.E365]" office:value-type="float" office:value="5.74655148772796">
            <text:p>5,7465514877</text:p>
          </table:table-cell>
          <table:table-cell table:style-name="ce17"/>
          <table:table-cell table:style-name="ce19" table:formula="of:=[.$B$211]/([.A365]*[.$B$206]+[.B365]*[.$B$208])" office:value-type="float" office:value="2.63157894736842">
            <text:p>2,6315789474</text:p>
          </table:table-cell>
          <table:table-cell table:style-name="ce33" table:formula="of:=[.H365]+[.F365]+[.D365]" office:value-type="float" office:value="24.2787992107652">
            <text:p>24,2787992108</text:p>
          </table:table-cell>
          <table:table-cell table:number-columns-repeated="1014"/>
        </table:table-row>
        <table:table-row table:style-name="ro1">
          <table:table-cell table:formula="of:=[.A365]" office:value-type="float" office:value="14">
            <text:p>14</text:p>
          </table:table-cell>
          <table:table-cell table:formula="of:=[.B365]+1" office:value-type="float" office:value="7">
            <text:p>7</text:p>
          </table:table-cell>
          <table:table-cell table:formula="of:=IF([.A366]&gt;1;[.$B$207]/(([.A366] - 1)*[.$B$206]);0)" office:value-type="float" office:value="0.384615384615385">
            <text:p>0,3846153846</text:p>
          </table:table-cell>
          <table:table-cell table:formula="of:=[.D365]" office:value-type="float" office:value="15.9006687756688">
            <text:p>15,9006687757</text:p>
          </table:table-cell>
          <table:table-cell table:formula="of:=[.$B$209]/([.A366]*[.$B$206]+([.B366]-1)*[.$B$208])" office:value-type="float" office:value="0.552631578947368">
            <text:p>0,5526315789</text:p>
          </table:table-cell>
          <table:table-cell table:formula="of:=[.F365]+[.E366]" office:value-type="float" office:value="6.29918306667533">
            <text:p>6,2991830667</text:p>
          </table:table-cell>
          <table:table-cell/>
          <table:table-cell table:formula="of:=[.$B$211]/([.A366]*[.$B$206]+[.B366]*[.$B$208])" office:value-type="float" office:value="2.38095238095238">
            <text:p>2,380952381</text:p>
          </table:table-cell>
          <table:table-cell table:formula="of:=[.H366]+[.F366]+[.D366]" office:value-type="float" office:value="24.5808042232965">
            <text:p>24,5808042233</text:p>
          </table:table-cell>
          <table:table-cell table:number-columns-repeated="1014"/>
        </table:table-row>
        <table:table-row table:style-name="ro1">
          <table:table-cell table:formula="of:=[.A366]" office:value-type="float" office:value="14">
            <text:p>14</text:p>
          </table:table-cell>
          <table:table-cell table:formula="of:=[.B366]+1" office:value-type="float" office:value="8">
            <text:p>8</text:p>
          </table:table-cell>
          <table:table-cell table:formula="of:=IF([.A367]&gt;1;[.$B$207]/(([.A367] - 1)*[.$B$206]);0)" office:value-type="float" office:value="0.384615384615385">
            <text:p>0,3846153846</text:p>
          </table:table-cell>
          <table:table-cell table:formula="of:=[.D366]" office:value-type="float" office:value="15.9006687756688">
            <text:p>15,9006687757</text:p>
          </table:table-cell>
          <table:table-cell table:formula="of:=[.$B$209]/([.A367]*[.$B$206]+([.B367]-1)*[.$B$208])" office:value-type="float" office:value="0.5">
            <text:p>0,5</text:p>
          </table:table-cell>
          <table:table-cell table:formula="of:=[.F366]+[.E367]" office:value-type="float" office:value="6.79918306667533">
            <text:p>6,7991830667</text:p>
          </table:table-cell>
          <table:table-cell/>
          <table:table-cell table:formula="of:=[.$B$211]/([.A367]*[.$B$206]+[.B367]*[.$B$208])" office:value-type="float" office:value="2.17391304347826">
            <text:p>2,1739130435</text:p>
          </table:table-cell>
          <table:table-cell table:formula="of:=[.H367]+[.F367]+[.D367]" office:value-type="float" office:value="24.8737648858224">
            <text:p>24,8737648858</text:p>
          </table:table-cell>
          <table:table-cell table:number-columns-repeated="1014"/>
        </table:table-row>
        <table:table-row table:style-name="ro1">
          <table:table-cell table:formula="of:=[.A367]" office:value-type="float" office:value="14">
            <text:p>14</text:p>
          </table:table-cell>
          <table:table-cell table:formula="of:=[.B367]+1" office:value-type="float" office:value="9">
            <text:p>9</text:p>
          </table:table-cell>
          <table:table-cell table:formula="of:=IF([.A368]&gt;1;[.$B$207]/(([.A368] - 1)*[.$B$206]);0)" office:value-type="float" office:value="0.384615384615385">
            <text:p>0,3846153846</text:p>
          </table:table-cell>
          <table:table-cell table:formula="of:=[.D367]" office:value-type="float" office:value="15.9006687756688">
            <text:p>15,9006687757</text:p>
          </table:table-cell>
          <table:table-cell table:formula="of:=[.$B$209]/([.A368]*[.$B$206]+([.B368]-1)*[.$B$208])" office:value-type="float" office:value="0.456521739130435">
            <text:p>0,4565217391</text:p>
          </table:table-cell>
          <table:table-cell table:formula="of:=[.F367]+[.E368]" office:value-type="float" office:value="7.25570480580576">
            <text:p>7,2557048058</text:p>
          </table:table-cell>
          <table:table-cell/>
          <table:table-cell table:formula="of:=[.$B$211]/([.A368]*[.$B$206]+[.B368]*[.$B$208])" office:value-type="float" office:value="2">
            <text:p>2</text:p>
          </table:table-cell>
          <table:table-cell table:formula="of:=[.H368]+[.F368]+[.D368]" office:value-type="float" office:value="25.1563735814745">
            <text:p>25,1563735815</text:p>
          </table:table-cell>
          <table:table-cell table:number-columns-repeated="1014"/>
        </table:table-row>
        <table:table-row table:style-name="ro1">
          <table:table-cell table:style-name="ce7" table:formula="of:=[.A368]" office:value-type="float" office:value="14">
            <text:p>14</text:p>
          </table:table-cell>
          <table:table-cell table:style-name="ce16" table:formula="of:=[.B368]+1" office:value-type="float" office:value="10">
            <text:p>10</text:p>
          </table:table-cell>
          <table:table-cell table:style-name="ce16" table:formula="of:=IF([.A369]&gt;1;[.$B$207]/(([.A369] - 1)*[.$B$206]);0)" office:value-type="float" office:value="0.384615384615385">
            <text:p>0,3846153846</text:p>
          </table:table-cell>
          <table:table-cell table:style-name="ce16" table:formula="of:=[.D368]" office:value-type="float" office:value="15.9006687756688">
            <text:p>15,9006687757</text:p>
          </table:table-cell>
          <table:table-cell table:style-name="ce16" table:formula="of:=[.$B$209]/([.A369]*[.$B$206]+([.B369]-1)*[.$B$208])" office:value-type="float" office:value="0.42">
            <text:p>0,42</text:p>
          </table:table-cell>
          <table:table-cell table:style-name="ce16" table:formula="of:=[.F368]+[.E369]" office:value-type="float" office:value="7.67570480580576">
            <text:p>7,6757048058</text:p>
          </table:table-cell>
          <table:table-cell table:style-name="ce16"/>
          <table:table-cell table:style-name="ce16" table:formula="of:=[.$B$211]/([.A369]*[.$B$206]+[.B369]*[.$B$208])" office:value-type="float" office:value="1.85185185185185">
            <text:p>1,8518518519</text:p>
          </table:table-cell>
          <table:table-cell table:style-name="ce30" table:formula="of:=[.H369]+[.F369]+[.D369]" office:value-type="float" office:value="25.4282254333264">
            <text:p>25,4282254333</text:p>
          </table:table-cell>
          <table:table-cell table:number-columns-repeated="1014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13" office:value-type="float" office:value="0">
            <text:p>0</text:p>
          </table:table-cell>
          <table:table-cell table:style-name="ce13" table:formula="of:=IF([.A370]&gt;1;[.$B$207]/(([.A370] - 1)*[.$B$206]);0)" office:value-type="float" office:value="0.357142857142857">
            <text:p>0,3571428571</text:p>
          </table:table-cell>
          <table:table-cell table:style-name="ce13" table:formula="of:=[.D359]+[.C370]" office:value-type="float" office:value="16.2578116328116">
            <text:p>16,2578116328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/>
          <table:table-cell table:style-name="ce13" table:formula="of:=[.$B$211]/([.A370]*[.$B$206]+[.B370]*[.$B$208])" office:value-type="float" office:value="6.66666666666667">
            <text:p>6,6666666667</text:p>
          </table:table-cell>
          <table:table-cell table:style-name="ce26" table:formula="of:=[.H370]+[.F370]+[.D370]" office:value-type="float" office:value="22.9244782994783">
            <text:p>22,9244782995</text:p>
          </table:table-cell>
          <table:table-cell table:number-columns-repeated="3"/>
          <table:table-cell table:formula="of:=[.$B$211]/[.$B$209]-[.A370]/[.$B$208]" office:value-type="float" office:value="1.01190476190476">
            <text:p>1,0119047619</text:p>
          </table:table-cell>
          <table:table-cell table:number-columns-repeated="1010"/>
        </table:table-row>
        <table:table-row table:style-name="ro1">
          <table:table-cell table:style-name="ce5" table:formula="of:=[.A370]" office:value-type="float" office:value="15">
            <text:p>15</text:p>
          </table:table-cell>
          <table:table-cell table:style-name="ce14" table:formula="of:=[.B370]+1" office:value-type="float" office:value="1">
            <text:p>1</text:p>
          </table:table-cell>
          <table:table-cell table:style-name="ce14" table:formula="of:=IF([.A371]&gt;1;[.$B$207]/(([.A371] - 1)*[.$B$206]);0)" office:value-type="float" office:value="0.357142857142857">
            <text:p>0,3571428571</text:p>
          </table:table-cell>
          <table:table-cell table:style-name="ce14" table:formula="of:=[.D370]" office:value-type="float" office:value="16.2578116328116">
            <text:p>16,2578116328</text:p>
          </table:table-cell>
          <table:table-cell table:style-name="ce14" table:formula="of:=[.$B$209]/([.A371]*[.$B$206]+([.B371]-1)*[.$B$208])" office:value-type="float" office:value="1.4">
            <text:p>1,4</text:p>
          </table:table-cell>
          <table:table-cell table:style-name="ce14" table:formula="of:=[.F370]+[.E371]" office:value-type="float" office:value="1.4">
            <text:p>1,4</text:p>
          </table:table-cell>
          <table:table-cell table:style-name="ce14"/>
          <table:table-cell table:style-name="ce14" table:formula="of:=[.$B$211]/([.A371]*[.$B$206]+[.B371]*[.$B$208])" office:value-type="float" office:value="5.26315789473684">
            <text:p>5,2631578947</text:p>
          </table:table-cell>
          <table:table-cell table:style-name="ce28" table:formula="of:=[.H371]+[.F371]+[.D371]" office:value-type="float" office:value="22.9209695275485">
            <text:p>22,9209695275</text:p>
          </table:table-cell>
          <table:table-cell table:number-columns-repeated="1014"/>
        </table:table-row>
        <table:table-row table:style-name="ro1">
          <table:table-cell table:formula="of:=[.A371]" office:value-type="float" office:value="15">
            <text:p>15</text:p>
          </table:table-cell>
          <table:table-cell table:formula="of:=[.B371]+1" office:value-type="float" office:value="2">
            <text:p>2</text:p>
          </table:table-cell>
          <table:table-cell table:formula="of:=IF([.A372]&gt;1;[.$B$207]/(([.A372] - 1)*[.$B$206]);0)" office:value-type="float" office:value="0.357142857142857">
            <text:p>0,3571428571</text:p>
          </table:table-cell>
          <table:table-cell table:formula="of:=[.D371]" office:value-type="float" office:value="16.2578116328116">
            <text:p>16,2578116328</text:p>
          </table:table-cell>
          <table:table-cell table:formula="of:=[.$B$209]/([.A372]*[.$B$206]+([.B372]-1)*[.$B$208])" office:value-type="float" office:value="1.10526315789474">
            <text:p>1,1052631579</text:p>
          </table:table-cell>
          <table:table-cell table:formula="of:=[.F371]+[.E372]" office:value-type="float" office:value="2.50526315789474">
            <text:p>2,5052631579</text:p>
          </table:table-cell>
          <table:table-cell/>
          <table:table-cell table:formula="of:=[.$B$211]/([.A372]*[.$B$206]+[.B372]*[.$B$208])" office:value-type="float" office:value="4.34782608695652">
            <text:p>4,347826087</text:p>
          </table:table-cell>
          <table:table-cell table:formula="of:=[.H372]+[.F372]+[.D372]" office:value-type="float" office:value="23.1109008776629">
            <text:p>23,1109008777</text:p>
          </table:table-cell>
          <table:table-cell table:number-columns-repeated="1014"/>
        </table:table-row>
        <table:table-row table:style-name="ro1">
          <table:table-cell table:formula="of:=[.A372]" office:value-type="float" office:value="15">
            <text:p>15</text:p>
          </table:table-cell>
          <table:table-cell table:formula="of:=[.B372]+1" office:value-type="float" office:value="3">
            <text:p>3</text:p>
          </table:table-cell>
          <table:table-cell table:formula="of:=IF([.A373]&gt;1;[.$B$207]/(([.A373] - 1)*[.$B$206]);0)" office:value-type="float" office:value="0.357142857142857">
            <text:p>0,3571428571</text:p>
          </table:table-cell>
          <table:table-cell table:formula="of:=[.D372]" office:value-type="float" office:value="16.2578116328116">
            <text:p>16,2578116328</text:p>
          </table:table-cell>
          <table:table-cell table:formula="of:=[.$B$209]/([.A373]*[.$B$206]+([.B373]-1)*[.$B$208])" office:value-type="float" office:value="0.91304347826087">
            <text:p>0,9130434783</text:p>
          </table:table-cell>
          <table:table-cell table:formula="of:=[.F372]+[.E373]" office:value-type="float" office:value="3.41830663615561">
            <text:p>3,4183066362</text:p>
          </table:table-cell>
          <table:table-cell/>
          <table:table-cell table:formula="of:=[.$B$211]/([.A373]*[.$B$206]+[.B373]*[.$B$208])" office:value-type="float" office:value="3.7037037037037">
            <text:p>3,7037037037</text:p>
          </table:table-cell>
          <table:table-cell table:formula="of:=[.H373]+[.F373]+[.D373]" office:value-type="float" office:value="23.3798219726709">
            <text:p>23,3798219727</text:p>
          </table:table-cell>
          <table:table-cell table:number-columns-repeated="1014"/>
        </table:table-row>
        <table:table-row table:style-name="ro1">
          <table:table-cell table:formula="of:=[.A373]" office:value-type="float" office:value="15">
            <text:p>15</text:p>
          </table:table-cell>
          <table:table-cell table:formula="of:=[.B373]+1" office:value-type="float" office:value="4">
            <text:p>4</text:p>
          </table:table-cell>
          <table:table-cell table:formula="of:=IF([.A374]&gt;1;[.$B$207]/(([.A374] - 1)*[.$B$206]);0)" office:value-type="float" office:value="0.357142857142857">
            <text:p>0,3571428571</text:p>
          </table:table-cell>
          <table:table-cell table:formula="of:=[.D373]" office:value-type="float" office:value="16.2578116328116">
            <text:p>16,2578116328</text:p>
          </table:table-cell>
          <table:table-cell table:formula="of:=[.$B$209]/([.A374]*[.$B$206]+([.B374]-1)*[.$B$208])" office:value-type="float" office:value="0.777777777777778">
            <text:p>0,7777777778</text:p>
          </table:table-cell>
          <table:table-cell table:formula="of:=[.F373]+[.E374]" office:value-type="float" office:value="4.19608441393338">
            <text:p>4,1960844139</text:p>
          </table:table-cell>
          <table:table-cell/>
          <table:table-cell table:formula="of:=[.$B$211]/([.A374]*[.$B$206]+[.B374]*[.$B$208])" office:value-type="float" office:value="3.2258064516129">
            <text:p>3,2258064516</text:p>
          </table:table-cell>
          <table:table-cell table:formula="of:=[.H374]+[.F374]+[.D374]" office:value-type="float" office:value="23.6797024983579">
            <text:p>23,6797024984</text:p>
          </table:table-cell>
          <table:table-cell table:number-columns-repeated="1014"/>
        </table:table-row>
        <table:table-row table:style-name="ro1">
          <table:table-cell table:style-name="ce8" table:formula="of:=[.A374]" office:value-type="float" office:value="15">
            <text:p>15</text:p>
          </table:table-cell>
          <table:table-cell table:style-name="ce17" table:formula="of:=[.B374]+1" office:value-type="float" office:value="5">
            <text:p>5</text:p>
          </table:table-cell>
          <table:table-cell table:style-name="ce17" table:formula="of:=IF([.A375]&gt;1;[.$B$207]/(([.A375] - 1)*[.$B$206]);0)" office:value-type="float" office:value="0.357142857142857">
            <text:p>0,3571428571</text:p>
          </table:table-cell>
          <table:table-cell table:style-name="ce17" table:formula="of:=[.D374]" office:value-type="float" office:value="16.2578116328116">
            <text:p>16,2578116328</text:p>
          </table:table-cell>
          <table:table-cell table:formula="of:=[.$B$209]/([.A375]*[.$B$206]+([.B375]-1)*[.$B$208])" office:value-type="float" office:value="0.67741935483871">
            <text:p>0,6774193548</text:p>
          </table:table-cell>
          <table:table-cell table:style-name="ce17" table:formula="of:=[.F374]+[.E375]" office:value-type="float" office:value="4.87350376877209">
            <text:p>4,8735037688</text:p>
          </table:table-cell>
          <table:table-cell table:style-name="ce17"/>
          <table:table-cell table:style-name="ce17" table:formula="of:=[.$B$211]/([.A375]*[.$B$206]+[.B375]*[.$B$208])" office:value-type="float" office:value="2.85714285714286">
            <text:p>2,8571428571</text:p>
          </table:table-cell>
          <table:table-cell table:style-name="ce31" table:formula="of:=[.H375]+[.F375]+[.D375]" office:value-type="float" office:value="23.9884582587266">
            <text:p>23,9884582587</text:p>
          </table:table-cell>
          <table:table-cell table:number-columns-repeated="1014"/>
        </table:table-row>
        <table:table-row table:style-name="ro1">
          <table:table-cell table:style-name="ce10" table:formula="of:=[.A375]" office:value-type="float" office:value="15">
            <text:p>15</text:p>
          </table:table-cell>
          <table:table-cell table:style-name="ce19" table:formula="of:=[.B375]+1" office:value-type="float" office:value="6">
            <text:p>6</text:p>
          </table:table-cell>
          <table:table-cell table:style-name="ce19" table:formula="of:=IF([.A376]&gt;1;[.$B$207]/(([.A376] - 1)*[.$B$206]);0)" office:value-type="float" office:value="0.357142857142857">
            <text:p>0,3571428571</text:p>
          </table:table-cell>
          <table:table-cell table:style-name="ce19" table:formula="of:=[.D375]" office:value-type="float" office:value="16.2578116328116">
            <text:p>16,2578116328</text:p>
          </table:table-cell>
          <table:table-cell table:formula="of:=[.$B$209]/([.A376]*[.$B$206]+([.B376]-1)*[.$B$208])" office:value-type="float" office:value="0.6">
            <text:p>0,6</text:p>
          </table:table-cell>
          <table:table-cell table:style-name="ce19" table:formula="of:=[.F375]+[.E376]" office:value-type="float" office:value="5.47350376877209">
            <text:p>5,4735037688</text:p>
          </table:table-cell>
          <table:table-cell table:style-name="ce17"/>
          <table:table-cell table:style-name="ce19" table:formula="of:=[.$B$211]/([.A376]*[.$B$206]+[.B376]*[.$B$208])" office:value-type="float" office:value="2.56410256410256">
            <text:p>2,5641025641</text:p>
          </table:table-cell>
          <table:table-cell table:style-name="ce33" table:formula="of:=[.H376]+[.F376]+[.D376]" office:value-type="float" office:value="24.2954179656863">
            <text:p>24,2954179657</text:p>
          </table:table-cell>
          <table:table-cell table:number-columns-repeated="1014"/>
        </table:table-row>
        <table:table-row table:style-name="ro1">
          <table:table-cell table:formula="of:=[.A376]" office:value-type="float" office:value="15">
            <text:p>15</text:p>
          </table:table-cell>
          <table:table-cell table:formula="of:=[.B376]+1" office:value-type="float" office:value="7">
            <text:p>7</text:p>
          </table:table-cell>
          <table:table-cell table:formula="of:=IF([.A377]&gt;1;[.$B$207]/(([.A377] - 1)*[.$B$206]);0)" office:value-type="float" office:value="0.357142857142857">
            <text:p>0,3571428571</text:p>
          </table:table-cell>
          <table:table-cell table:formula="of:=[.D376]" office:value-type="float" office:value="16.2578116328116">
            <text:p>16,2578116328</text:p>
          </table:table-cell>
          <table:table-cell table:formula="of:=[.$B$209]/([.A377]*[.$B$206]+([.B377]-1)*[.$B$208])" office:value-type="float" office:value="0.538461538461538">
            <text:p>0,5384615385</text:p>
          </table:table-cell>
          <table:table-cell table:formula="of:=[.F376]+[.E377]" office:value-type="float" office:value="6.01196530723363">
            <text:p>6,0119653072</text:p>
          </table:table-cell>
          <table:table-cell/>
          <table:table-cell table:formula="of:=[.$B$211]/([.A377]*[.$B$206]+[.B377]*[.$B$208])" office:value-type="float" office:value="2.32558139534884">
            <text:p>2,3255813953</text:p>
          </table:table-cell>
          <table:table-cell table:formula="of:=[.H377]+[.F377]+[.D377]" office:value-type="float" office:value="24.5953583353941">
            <text:p>24,5953583354</text:p>
          </table:table-cell>
          <table:table-cell table:number-columns-repeated="1014"/>
        </table:table-row>
        <table:table-row table:style-name="ro1">
          <table:table-cell table:formula="of:=[.A377]" office:value-type="float" office:value="15">
            <text:p>15</text:p>
          </table:table-cell>
          <table:table-cell table:formula="of:=[.B377]+1" office:value-type="float" office:value="8">
            <text:p>8</text:p>
          </table:table-cell>
          <table:table-cell table:formula="of:=IF([.A378]&gt;1;[.$B$207]/(([.A378] - 1)*[.$B$206]);0)" office:value-type="float" office:value="0.357142857142857">
            <text:p>0,3571428571</text:p>
          </table:table-cell>
          <table:table-cell table:formula="of:=[.D377]" office:value-type="float" office:value="16.2578116328116">
            <text:p>16,2578116328</text:p>
          </table:table-cell>
          <table:table-cell table:formula="of:=[.$B$209]/([.A378]*[.$B$206]+([.B378]-1)*[.$B$208])" office:value-type="float" office:value="0.488372093023256">
            <text:p>0,488372093</text:p>
          </table:table-cell>
          <table:table-cell table:formula="of:=[.F377]+[.E378]" office:value-type="float" office:value="6.50033740025689">
            <text:p>6,5003374003</text:p>
          </table:table-cell>
          <table:table-cell/>
          <table:table-cell table:formula="of:=[.$B$211]/([.A378]*[.$B$206]+[.B378]*[.$B$208])" office:value-type="float" office:value="2.12765957446808">
            <text:p>2,1276595745</text:p>
          </table:table-cell>
          <table:table-cell table:formula="of:=[.H378]+[.F378]+[.D378]" office:value-type="float" office:value="24.8858086075366">
            <text:p>24,8858086075</text:p>
          </table:table-cell>
          <table:table-cell table:number-columns-repeated="1014"/>
        </table:table-row>
        <table:table-row table:style-name="ro1">
          <table:table-cell table:formula="of:=[.A378]" office:value-type="float" office:value="15">
            <text:p>15</text:p>
          </table:table-cell>
          <table:table-cell table:formula="of:=[.B378]+1" office:value-type="float" office:value="9">
            <text:p>9</text:p>
          </table:table-cell>
          <table:table-cell table:formula="of:=IF([.A379]&gt;1;[.$B$207]/(([.A379] - 1)*[.$B$206]);0)" office:value-type="float" office:value="0.357142857142857">
            <text:p>0,3571428571</text:p>
          </table:table-cell>
          <table:table-cell table:formula="of:=[.D378]" office:value-type="float" office:value="16.2578116328116">
            <text:p>16,2578116328</text:p>
          </table:table-cell>
          <table:table-cell table:formula="of:=[.$B$209]/([.A379]*[.$B$206]+([.B379]-1)*[.$B$208])" office:value-type="float" office:value="0.446808510638298">
            <text:p>0,4468085106</text:p>
          </table:table-cell>
          <table:table-cell table:formula="of:=[.F378]+[.E379]" office:value-type="float" office:value="6.94714591089519">
            <text:p>6,9471459109</text:p>
          </table:table-cell>
          <table:table-cell/>
          <table:table-cell table:formula="of:=[.$B$211]/([.A379]*[.$B$206]+[.B379]*[.$B$208])" office:value-type="float" office:value="1.96078431372549">
            <text:p>1,9607843137</text:p>
          </table:table-cell>
          <table:table-cell table:formula="of:=[.H379]+[.F379]+[.D379]" office:value-type="float" office:value="25.1657418574323">
            <text:p>25,1657418574</text:p>
          </table:table-cell>
          <table:table-cell table:number-columns-repeated="1014"/>
        </table:table-row>
        <table:table-row table:style-name="ro1">
          <table:table-cell table:style-name="ce7" table:formula="of:=[.A379]" office:value-type="float" office:value="15">
            <text:p>15</text:p>
          </table:table-cell>
          <table:table-cell table:style-name="ce16" table:formula="of:=[.B379]+1" office:value-type="float" office:value="10">
            <text:p>10</text:p>
          </table:table-cell>
          <table:table-cell table:style-name="ce16" table:formula="of:=IF([.A380]&gt;1;[.$B$207]/(([.A380] - 1)*[.$B$206]);0)" office:value-type="float" office:value="0.357142857142857">
            <text:p>0,3571428571</text:p>
          </table:table-cell>
          <table:table-cell table:style-name="ce16" table:formula="of:=[.D379]" office:value-type="float" office:value="16.2578116328116">
            <text:p>16,2578116328</text:p>
          </table:table-cell>
          <table:table-cell table:style-name="ce16" table:formula="of:=[.$B$209]/([.A380]*[.$B$206]+([.B380]-1)*[.$B$208])" office:value-type="float" office:value="0.411764705882353">
            <text:p>0,4117647059</text:p>
          </table:table-cell>
          <table:table-cell table:style-name="ce16" table:formula="of:=[.F379]+[.E380]" office:value-type="float" office:value="7.35891061677754">
            <text:p>7,3589106168</text:p>
          </table:table-cell>
          <table:table-cell table:style-name="ce16"/>
          <table:table-cell table:style-name="ce16" table:formula="of:=[.$B$211]/([.A380]*[.$B$206]+[.B380]*[.$B$208])" office:value-type="float" office:value="1.81818181818182">
            <text:p>1,8181818182</text:p>
          </table:table-cell>
          <table:table-cell table:style-name="ce30" table:formula="of:=[.H380]+[.F380]+[.D380]" office:value-type="float" office:value="25.434904067771">
            <text:p>25,4349040678</text:p>
          </table:table-cell>
          <table:table-cell table:number-columns-repeated="1014"/>
        </table:table-row>
        <table:table-row table:style-name="ro1">
          <table:table-cell table:style-name="ce11" office:value-type="float" office:value="16">
            <text:p>16</text:p>
          </table:table-cell>
          <table:table-cell table:style-name="ce20" office:value-type="float" office:value="0">
            <text:p>0</text:p>
          </table:table-cell>
          <table:table-cell table:style-name="ce20" table:formula="of:=IF([.A381]&gt;1;[.$B$207]/(([.A381] - 1)*[.$B$206]);0)" office:value-type="float" office:value="0.333333333333333">
            <text:p>0,3333333333</text:p>
          </table:table-cell>
          <table:table-cell table:style-name="ce20" table:formula="of:=[.D370]+[.C381]" office:value-type="float" office:value="16.591144966145">
            <text:p>16,5911449661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/>
          <table:table-cell table:style-name="ce20" table:formula="of:=[.$B$211]/([.A381]*[.$B$206]+[.B381]*[.$B$208])" office:value-type="float" office:value="6.25">
            <text:p>6,25</text:p>
          </table:table-cell>
          <table:table-cell table:style-name="ce34" table:formula="of:=[.H381]+[.F381]+[.D381]" office:value-type="float" office:value="22.841144966145">
            <text:p>22,8411449661</text:p>
          </table:table-cell>
          <table:table-cell table:number-columns-repeated="3"/>
          <table:table-cell table:formula="of:=[.$B$211]/[.$B$209]-[.A381]/[.$B$208]" office:value-type="float" office:value="0.761904761904762">
            <text:p>0,7619047619</text:p>
          </table:table-cell>
          <table:table-cell table:number-columns-repeated="1010"/>
        </table:table-row>
        <table:table-row table:style-name="ro1">
          <table:table-cell table:formula="of:=[.A381]" office:value-type="float" office:value="16">
            <text:p>16</text:p>
          </table:table-cell>
          <table:table-cell table:formula="of:=[.B381]+1" office:value-type="float" office:value="1">
            <text:p>1</text:p>
          </table:table-cell>
          <table:table-cell table:formula="of:=IF([.A382]&gt;1;[.$B$207]/(([.A382] - 1)*[.$B$206]);0)" office:value-type="float" office:value="0.333333333333333">
            <text:p>0,3333333333</text:p>
          </table:table-cell>
          <table:table-cell table:formula="of:=[.D381]" office:value-type="float" office:value="16.591144966145">
            <text:p>16,5911449661</text:p>
          </table:table-cell>
          <table:table-cell table:formula="of:=[.$B$209]/([.A382]*[.$B$206]+([.B382]-1)*[.$B$208])" office:value-type="float" office:value="1.3125">
            <text:p>1,3125</text:p>
          </table:table-cell>
          <table:table-cell table:formula="of:=[.F381]+[.E382]" office:value-type="float" office:value="1.3125">
            <text:p>1,3125</text:p>
          </table:table-cell>
          <table:table-cell/>
          <table:table-cell table:formula="of:=[.$B$211]/([.A382]*[.$B$206]+[.B382]*[.$B$208])" office:value-type="float" office:value="5">
            <text:p>5</text:p>
          </table:table-cell>
          <table:table-cell table:formula="of:=[.H382]+[.F382]+[.D382]" office:value-type="float" office:value="22.903644966145">
            <text:p>22,9036449661</text:p>
          </table:table-cell>
          <table:table-cell table:number-columns-repeated="1014"/>
        </table:table-row>
        <table:table-row table:style-name="ro1">
          <table:table-cell table:formula="of:=[.A382]" office:value-type="float" office:value="16">
            <text:p>16</text:p>
          </table:table-cell>
          <table:table-cell table:formula="of:=[.B382]+1" office:value-type="float" office:value="2">
            <text:p>2</text:p>
          </table:table-cell>
          <table:table-cell table:formula="of:=IF([.A383]&gt;1;[.$B$207]/(([.A383] - 1)*[.$B$206]);0)" office:value-type="float" office:value="0.333333333333333">
            <text:p>0,3333333333</text:p>
          </table:table-cell>
          <table:table-cell table:formula="of:=[.D382]" office:value-type="float" office:value="16.591144966145">
            <text:p>16,5911449661</text:p>
          </table:table-cell>
          <table:table-cell table:formula="of:=[.$B$209]/([.A383]*[.$B$206]+([.B383]-1)*[.$B$208])" office:value-type="float" office:value="1.05">
            <text:p>1,05</text:p>
          </table:table-cell>
          <table:table-cell table:formula="of:=[.F382]+[.E383]" office:value-type="float" office:value="2.3625">
            <text:p>2,3625</text:p>
          </table:table-cell>
          <table:table-cell/>
          <table:table-cell table:formula="of:=[.$B$211]/([.A383]*[.$B$206]+[.B383]*[.$B$208])" office:value-type="float" office:value="4.16666666666667">
            <text:p>4,1666666667</text:p>
          </table:table-cell>
          <table:table-cell table:formula="of:=[.H383]+[.F383]+[.D383]" office:value-type="float" office:value="23.1203116328116">
            <text:p>23,1203116328</text:p>
          </table:table-cell>
          <table:table-cell table:number-columns-repeated="1014"/>
        </table:table-row>
        <table:table-row table:style-name="ro1">
          <table:table-cell table:formula="of:=[.A383]" office:value-type="float" office:value="16">
            <text:p>16</text:p>
          </table:table-cell>
          <table:table-cell table:formula="of:=[.B383]+1" office:value-type="float" office:value="3">
            <text:p>3</text:p>
          </table:table-cell>
          <table:table-cell table:formula="of:=IF([.A384]&gt;1;[.$B$207]/(([.A384] - 1)*[.$B$206]);0)" office:value-type="float" office:value="0.333333333333333">
            <text:p>0,3333333333</text:p>
          </table:table-cell>
          <table:table-cell table:formula="of:=[.D383]" office:value-type="float" office:value="16.591144966145">
            <text:p>16,5911449661</text:p>
          </table:table-cell>
          <table:table-cell table:formula="of:=[.$B$209]/([.A384]*[.$B$206]+([.B384]-1)*[.$B$208])" office:value-type="float" office:value="0.875">
            <text:p>0,875</text:p>
          </table:table-cell>
          <table:table-cell table:formula="of:=[.F383]+[.E384]" office:value-type="float" office:value="3.2375">
            <text:p>3,2375</text:p>
          </table:table-cell>
          <table:table-cell/>
          <table:table-cell table:formula="of:=[.$B$211]/([.A384]*[.$B$206]+[.B384]*[.$B$208])" office:value-type="float" office:value="3.57142857142857">
            <text:p>3,5714285714</text:p>
          </table:table-cell>
          <table:table-cell table:formula="of:=[.H384]+[.F384]+[.D384]" office:value-type="float" office:value="23.4000735375735">
            <text:p>23,4000735376</text:p>
          </table:table-cell>
          <table:table-cell table:number-columns-repeated="1014"/>
        </table:table-row>
        <table:table-row table:style-name="ro1">
          <table:table-cell table:formula="of:=[.A384]" office:value-type="float" office:value="16">
            <text:p>16</text:p>
          </table:table-cell>
          <table:table-cell table:formula="of:=[.B384]+1" office:value-type="float" office:value="4">
            <text:p>4</text:p>
          </table:table-cell>
          <table:table-cell table:formula="of:=IF([.A385]&gt;1;[.$B$207]/(([.A385] - 1)*[.$B$206]);0)" office:value-type="float" office:value="0.333333333333333">
            <text:p>0,3333333333</text:p>
          </table:table-cell>
          <table:table-cell table:formula="of:=[.D384]" office:value-type="float" office:value="16.591144966145">
            <text:p>16,5911449661</text:p>
          </table:table-cell>
          <table:table-cell table:formula="of:=[.$B$209]/([.A385]*[.$B$206]+([.B385]-1)*[.$B$208])" office:value-type="float" office:value="0.75">
            <text:p>0,75</text:p>
          </table:table-cell>
          <table:table-cell table:formula="of:=[.F384]+[.E385]" office:value-type="float" office:value="3.9875">
            <text:p>3,9875</text:p>
          </table:table-cell>
          <table:table-cell/>
          <table:table-cell table:formula="of:=[.$B$211]/([.A385]*[.$B$206]+[.B385]*[.$B$208])" office:value-type="float" office:value="3.125">
            <text:p>3,125</text:p>
          </table:table-cell>
          <table:table-cell table:formula="of:=[.H385]+[.F385]+[.D385]" office:value-type="float" office:value="23.703644966145">
            <text:p>23,7036449661</text:p>
          </table:table-cell>
          <table:table-cell table:number-columns-repeated="1014"/>
        </table:table-row>
        <table:table-row table:style-name="ro1">
          <table:table-cell table:style-name="ce8" table:formula="of:=[.A385]" office:value-type="float" office:value="16">
            <text:p>16</text:p>
          </table:table-cell>
          <table:table-cell table:style-name="ce17" table:formula="of:=[.B385]+1" office:value-type="float" office:value="5">
            <text:p>5</text:p>
          </table:table-cell>
          <table:table-cell table:style-name="ce17" table:formula="of:=IF([.A386]&gt;1;[.$B$207]/(([.A386] - 1)*[.$B$206]);0)" office:value-type="float" office:value="0.333333333333333">
            <text:p>0,3333333333</text:p>
          </table:table-cell>
          <table:table-cell table:style-name="ce17" table:formula="of:=[.D385]" office:value-type="float" office:value="16.591144966145">
            <text:p>16,5911449661</text:p>
          </table:table-cell>
          <table:table-cell table:formula="of:=[.$B$209]/([.A386]*[.$B$206]+([.B386]-1)*[.$B$208])" office:value-type="float" office:value="0.65625">
            <text:p>0,65625</text:p>
          </table:table-cell>
          <table:table-cell table:style-name="ce17" table:formula="of:=[.F385]+[.E386]" office:value-type="float" office:value="4.64375">
            <text:p>4,64375</text:p>
          </table:table-cell>
          <table:table-cell table:style-name="ce17"/>
          <table:table-cell table:style-name="ce17" table:formula="of:=[.$B$211]/([.A386]*[.$B$206]+[.B386]*[.$B$208])" office:value-type="float" office:value="2.77777777777778">
            <text:p>2,7777777778</text:p>
          </table:table-cell>
          <table:table-cell table:style-name="ce31" table:formula="of:=[.H386]+[.F386]+[.D386]" office:value-type="float" office:value="24.0126727439227">
            <text:p>24,0126727439</text:p>
          </table:table-cell>
          <table:table-cell table:number-columns-repeated="1014"/>
        </table:table-row>
        <table:table-row table:style-name="ro1">
          <table:table-cell table:style-name="ce10" table:formula="of:=[.A386]" office:value-type="float" office:value="16">
            <text:p>16</text:p>
          </table:table-cell>
          <table:table-cell table:style-name="ce19" table:formula="of:=[.B386]+1" office:value-type="float" office:value="6">
            <text:p>6</text:p>
          </table:table-cell>
          <table:table-cell table:style-name="ce19" table:formula="of:=IF([.A387]&gt;1;[.$B$207]/(([.A387] - 1)*[.$B$206]);0)" office:value-type="float" office:value="0.333333333333333">
            <text:p>0,3333333333</text:p>
          </table:table-cell>
          <table:table-cell table:style-name="ce19" table:formula="of:=[.D386]" office:value-type="float" office:value="16.591144966145">
            <text:p>16,5911449661</text:p>
          </table:table-cell>
          <table:table-cell table:formula="of:=[.$B$209]/([.A387]*[.$B$206]+([.B387]-1)*[.$B$208])" office:value-type="float" office:value="0.583333333333333">
            <text:p>0,5833333333</text:p>
          </table:table-cell>
          <table:table-cell table:style-name="ce19" table:formula="of:=[.F386]+[.E387]" office:value-type="float" office:value="5.22708333333333">
            <text:p>5,2270833333</text:p>
          </table:table-cell>
          <table:table-cell table:style-name="ce17"/>
          <table:table-cell table:style-name="ce19" table:formula="of:=[.$B$211]/([.A387]*[.$B$206]+[.B387]*[.$B$208])" office:value-type="float" office:value="2.5">
            <text:p>2,5</text:p>
          </table:table-cell>
          <table:table-cell table:style-name="ce33" table:formula="of:=[.H387]+[.F387]+[.D387]" office:value-type="float" office:value="24.3182282994783">
            <text:p>24,3182282995</text:p>
          </table:table-cell>
          <table:table-cell table:number-columns-repeated="1014"/>
        </table:table-row>
        <table:table-row table:style-name="ro1">
          <table:table-cell table:formula="of:=[.A387]" office:value-type="float" office:value="16">
            <text:p>16</text:p>
          </table:table-cell>
          <table:table-cell table:formula="of:=[.B387]+1" office:value-type="float" office:value="7">
            <text:p>7</text:p>
          </table:table-cell>
          <table:table-cell table:formula="of:=IF([.A388]&gt;1;[.$B$207]/(([.A388] - 1)*[.$B$206]);0)" office:value-type="float" office:value="0.333333333333333">
            <text:p>0,3333333333</text:p>
          </table:table-cell>
          <table:table-cell table:formula="of:=[.D387]" office:value-type="float" office:value="16.591144966145">
            <text:p>16,5911449661</text:p>
          </table:table-cell>
          <table:table-cell table:formula="of:=[.$B$209]/([.A388]*[.$B$206]+([.B388]-1)*[.$B$208])" office:value-type="float" office:value="0.525">
            <text:p>0,525</text:p>
          </table:table-cell>
          <table:table-cell table:formula="of:=[.F387]+[.E388]" office:value-type="float" office:value="5.75208333333333">
            <text:p>5,7520833333</text:p>
          </table:table-cell>
          <table:table-cell/>
          <table:table-cell table:formula="of:=[.$B$211]/([.A388]*[.$B$206]+[.B388]*[.$B$208])" office:value-type="float" office:value="2.27272727272727">
            <text:p>2,2727272727</text:p>
          </table:table-cell>
          <table:table-cell table:formula="of:=[.H388]+[.F388]+[.D388]" office:value-type="float" office:value="24.6159555722056">
            <text:p>24,6159555722</text:p>
          </table:table-cell>
          <table:table-cell table:number-columns-repeated="1014"/>
        </table:table-row>
        <table:table-row table:style-name="ro1">
          <table:table-cell table:formula="of:=[.A388]" office:value-type="float" office:value="16">
            <text:p>16</text:p>
          </table:table-cell>
          <table:table-cell table:formula="of:=[.B388]+1" office:value-type="float" office:value="8">
            <text:p>8</text:p>
          </table:table-cell>
          <table:table-cell table:formula="of:=IF([.A389]&gt;1;[.$B$207]/(([.A389] - 1)*[.$B$206]);0)" office:value-type="float" office:value="0.333333333333333">
            <text:p>0,3333333333</text:p>
          </table:table-cell>
          <table:table-cell table:formula="of:=[.D388]" office:value-type="float" office:value="16.591144966145">
            <text:p>16,5911449661</text:p>
          </table:table-cell>
          <table:table-cell table:formula="of:=[.$B$209]/([.A389]*[.$B$206]+([.B389]-1)*[.$B$208])" office:value-type="float" office:value="0.477272727272727">
            <text:p>0,4772727273</text:p>
          </table:table-cell>
          <table:table-cell table:formula="of:=[.F388]+[.E389]" office:value-type="float" office:value="6.22935606060606">
            <text:p>6,2293560606</text:p>
          </table:table-cell>
          <table:table-cell/>
          <table:table-cell table:formula="of:=[.$B$211]/([.A389]*[.$B$206]+[.B389]*[.$B$208])" office:value-type="float" office:value="2.08333333333333">
            <text:p>2,0833333333</text:p>
          </table:table-cell>
          <table:table-cell table:formula="of:=[.H389]+[.F389]+[.D389]" office:value-type="float" office:value="24.9038343600844">
            <text:p>24,9038343601</text:p>
          </table:table-cell>
          <table:table-cell table:number-columns-repeated="1014"/>
        </table:table-row>
        <table:table-row table:style-name="ro1">
          <table:table-cell table:formula="of:=[.A389]" office:value-type="float" office:value="16">
            <text:p>16</text:p>
          </table:table-cell>
          <table:table-cell table:formula="of:=[.B389]+1" office:value-type="float" office:value="9">
            <text:p>9</text:p>
          </table:table-cell>
          <table:table-cell table:formula="of:=IF([.A390]&gt;1;[.$B$207]/(([.A390] - 1)*[.$B$206]);0)" office:value-type="float" office:value="0.333333333333333">
            <text:p>0,3333333333</text:p>
          </table:table-cell>
          <table:table-cell table:formula="of:=[.D389]" office:value-type="float" office:value="16.591144966145">
            <text:p>16,5911449661</text:p>
          </table:table-cell>
          <table:table-cell table:formula="of:=[.$B$209]/([.A390]*[.$B$206]+([.B390]-1)*[.$B$208])" office:value-type="float" office:value="0.4375">
            <text:p>0,4375</text:p>
          </table:table-cell>
          <table:table-cell table:formula="of:=[.F389]+[.E390]" office:value-type="float" office:value="6.66685606060606">
            <text:p>6,6668560606</text:p>
          </table:table-cell>
          <table:table-cell/>
          <table:table-cell table:formula="of:=[.$B$211]/([.A390]*[.$B$206]+[.B390]*[.$B$208])" office:value-type="float" office:value="1.92307692307692">
            <text:p>1,9230769231</text:p>
          </table:table-cell>
          <table:table-cell table:formula="of:=[.H390]+[.F390]+[.D390]" office:value-type="float" office:value="25.1810779498279">
            <text:p>25,1810779498</text:p>
          </table:table-cell>
          <table:table-cell table:number-columns-repeated="1014"/>
        </table:table-row>
        <table:table-row table:style-name="ro1">
          <table:table-cell table:style-name="ce7" table:formula="of:=[.A390]" office:value-type="float" office:value="16">
            <text:p>16</text:p>
          </table:table-cell>
          <table:table-cell table:style-name="ce16" table:formula="of:=[.B390]+1" office:value-type="float" office:value="10">
            <text:p>10</text:p>
          </table:table-cell>
          <table:table-cell table:style-name="ce16" table:formula="of:=IF([.A391]&gt;1;[.$B$207]/(([.A391] - 1)*[.$B$206]);0)" office:value-type="float" office:value="0.333333333333333">
            <text:p>0,3333333333</text:p>
          </table:table-cell>
          <table:table-cell table:style-name="ce16" table:formula="of:=[.D390]" office:value-type="float" office:value="16.591144966145">
            <text:p>16,5911449661</text:p>
          </table:table-cell>
          <table:table-cell table:style-name="ce16" table:formula="of:=[.$B$209]/([.A391]*[.$B$206]+([.B391]-1)*[.$B$208])" office:value-type="float" office:value="0.403846153846154">
            <text:p>0,4038461538</text:p>
          </table:table-cell>
          <table:table-cell table:style-name="ce16" table:formula="of:=[.F390]+[.E391]" office:value-type="float" office:value="7.07070221445222">
            <text:p>7,0707022145</text:p>
          </table:table-cell>
          <table:table-cell table:style-name="ce16"/>
          <table:table-cell table:style-name="ce16" table:formula="of:=[.$B$211]/([.A391]*[.$B$206]+[.B391]*[.$B$208])" office:value-type="float" office:value="1.78571428571429">
            <text:p>1,7857142857</text:p>
          </table:table-cell>
          <table:table-cell table:style-name="ce30" table:formula="of:=[.H391]+[.F391]+[.D391]" office:value-type="float" office:value="25.4475614663115">
            <text:p>25,4475614663</text:p>
          </table:table-cell>
          <table:table-cell table:number-columns-repeated="1014"/>
        </table:table-row>
        <table:table-row table:style-name="ro1">
          <table:table-cell table:style-name="ce11" office:value-type="float" office:value="17">
            <text:p>17</text:p>
          </table:table-cell>
          <table:table-cell table:style-name="ce20" office:value-type="float" office:value="0">
            <text:p>0</text:p>
          </table:table-cell>
          <table:table-cell table:style-name="ce20" table:formula="of:=IF([.A392]&gt;1;[.$B$207]/(([.A392] - 1)*[.$B$206]);0)" office:value-type="float" office:value="0.3125">
            <text:p>0,3125</text:p>
          </table:table-cell>
          <table:table-cell table:style-name="ce20" table:formula="of:=[.D381]+[.C392]" office:value-type="float" office:value="16.903644966145">
            <text:p>16,9036449661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/>
          <table:table-cell table:style-name="ce20" table:formula="of:=[.$B$211]/([.A392]*[.$B$206]+[.B392]*[.$B$208])" office:value-type="float" office:value="5.88235294117647">
            <text:p>5,8823529412</text:p>
          </table:table-cell>
          <table:table-cell table:style-name="ce34" table:formula="of:=[.H392]+[.F392]+[.D392]" office:value-type="float" office:value="22.7859979073214">
            <text:p>22,7859979073</text:p>
          </table:table-cell>
          <table:table-cell table:number-columns-repeated="3"/>
          <table:table-cell table:formula="of:=[.$B$211]/[.$B$209]-[.A392]/[.$B$208]" office:value-type="float" office:value="0.511904761904762">
            <text:p>0,5119047619</text:p>
          </table:table-cell>
          <table:table-cell table:number-columns-repeated="1010"/>
        </table:table-row>
        <table:table-row table:style-name="ro1">
          <table:table-cell table:formula="of:=[.A392]" office:value-type="float" office:value="17">
            <text:p>17</text:p>
          </table:table-cell>
          <table:table-cell table:formula="of:=[.B392]+1" office:value-type="float" office:value="1">
            <text:p>1</text:p>
          </table:table-cell>
          <table:table-cell table:formula="of:=IF([.A393]&gt;1;[.$B$207]/(([.A393] - 1)*[.$B$206]);0)" office:value-type="float" office:value="0.3125">
            <text:p>0,3125</text:p>
          </table:table-cell>
          <table:table-cell table:formula="of:=[.D392]" office:value-type="float" office:value="16.903644966145">
            <text:p>16,9036449661</text:p>
          </table:table-cell>
          <table:table-cell table:formula="of:=[.$B$209]/([.A393]*[.$B$206]+([.B393]-1)*[.$B$208])" office:value-type="float" office:value="1.23529411764706">
            <text:p>1,2352941176</text:p>
          </table:table-cell>
          <table:table-cell table:formula="of:=[.F392]+[.E393]" office:value-type="float" office:value="1.23529411764706">
            <text:p>1,2352941176</text:p>
          </table:table-cell>
          <table:table-cell/>
          <table:table-cell table:formula="of:=[.$B$211]/([.A393]*[.$B$206]+[.B393]*[.$B$208])" office:value-type="float" office:value="4.76190476190476">
            <text:p>4,7619047619</text:p>
          </table:table-cell>
          <table:table-cell table:formula="of:=[.H393]+[.F393]+[.D393]" office:value-type="float" office:value="22.9008438456968">
            <text:p>22,9008438457</text:p>
          </table:table-cell>
          <table:table-cell table:number-columns-repeated="1014"/>
        </table:table-row>
        <table:table-row table:style-name="ro1">
          <table:table-cell table:formula="of:=[.A393]" office:value-type="float" office:value="17">
            <text:p>17</text:p>
          </table:table-cell>
          <table:table-cell table:formula="of:=[.B393]+1" office:value-type="float" office:value="2">
            <text:p>2</text:p>
          </table:table-cell>
          <table:table-cell table:formula="of:=IF([.A394]&gt;1;[.$B$207]/(([.A394] - 1)*[.$B$206]);0)" office:value-type="float" office:value="0.3125">
            <text:p>0,3125</text:p>
          </table:table-cell>
          <table:table-cell table:formula="of:=[.D393]" office:value-type="float" office:value="16.903644966145">
            <text:p>16,9036449661</text:p>
          </table:table-cell>
          <table:table-cell table:formula="of:=[.$B$209]/([.A394]*[.$B$206]+([.B394]-1)*[.$B$208])" office:value-type="float" office:value="1">
            <text:p>1</text:p>
          </table:table-cell>
          <table:table-cell table:formula="of:=[.F393]+[.E394]" office:value-type="float" office:value="2.23529411764706">
            <text:p>2,2352941176</text:p>
          </table:table-cell>
          <table:table-cell/>
          <table:table-cell table:formula="of:=[.$B$211]/([.A394]*[.$B$206]+[.B394]*[.$B$208])" office:value-type="float" office:value="4">
            <text:p>4</text:p>
          </table:table-cell>
          <table:table-cell table:formula="of:=[.H394]+[.F394]+[.D394]" office:value-type="float" office:value="23.138939083792">
            <text:p>23,1389390838</text:p>
          </table:table-cell>
          <table:table-cell table:number-columns-repeated="1014"/>
        </table:table-row>
        <table:table-row table:style-name="ro1">
          <table:table-cell table:formula="of:=[.A394]" office:value-type="float" office:value="17">
            <text:p>17</text:p>
          </table:table-cell>
          <table:table-cell table:formula="of:=[.B394]+1" office:value-type="float" office:value="3">
            <text:p>3</text:p>
          </table:table-cell>
          <table:table-cell table:formula="of:=IF([.A395]&gt;1;[.$B$207]/(([.A395] - 1)*[.$B$206]);0)" office:value-type="float" office:value="0.3125">
            <text:p>0,3125</text:p>
          </table:table-cell>
          <table:table-cell table:formula="of:=[.D394]" office:value-type="float" office:value="16.903644966145">
            <text:p>16,9036449661</text:p>
          </table:table-cell>
          <table:table-cell table:formula="of:=[.$B$209]/([.A395]*[.$B$206]+([.B395]-1)*[.$B$208])" office:value-type="float" office:value="0.84">
            <text:p>0,84</text:p>
          </table:table-cell>
          <table:table-cell table:formula="of:=[.F394]+[.E395]" office:value-type="float" office:value="3.07529411764706">
            <text:p>3,0752941176</text:p>
          </table:table-cell>
          <table:table-cell/>
          <table:table-cell table:formula="of:=[.$B$211]/([.A395]*[.$B$206]+[.B395]*[.$B$208])" office:value-type="float" office:value="3.44827586206897">
            <text:p>3,4482758621</text:p>
          </table:table-cell>
          <table:table-cell table:formula="of:=[.H395]+[.F395]+[.D395]" office:value-type="float" office:value="23.427214945861">
            <text:p>23,4272149459</text:p>
          </table:table-cell>
          <table:table-cell table:number-columns-repeated="1014"/>
        </table:table-row>
        <table:table-row table:style-name="ro1">
          <table:table-cell table:formula="of:=[.A395]" office:value-type="float" office:value="17">
            <text:p>17</text:p>
          </table:table-cell>
          <table:table-cell table:formula="of:=[.B395]+1" office:value-type="float" office:value="4">
            <text:p>4</text:p>
          </table:table-cell>
          <table:table-cell table:formula="of:=IF([.A396]&gt;1;[.$B$207]/(([.A396] - 1)*[.$B$206]);0)" office:value-type="float" office:value="0.3125">
            <text:p>0,3125</text:p>
          </table:table-cell>
          <table:table-cell table:formula="of:=[.D395]" office:value-type="float" office:value="16.903644966145">
            <text:p>16,9036449661</text:p>
          </table:table-cell>
          <table:table-cell table:formula="of:=[.$B$209]/([.A396]*[.$B$206]+([.B396]-1)*[.$B$208])" office:value-type="float" office:value="0.724137931034483">
            <text:p>0,724137931</text:p>
          </table:table-cell>
          <table:table-cell table:formula="of:=[.F395]+[.E396]" office:value-type="float" office:value="3.79943204868154">
            <text:p>3,7994320487</text:p>
          </table:table-cell>
          <table:table-cell/>
          <table:table-cell table:formula="of:=[.$B$211]/([.A396]*[.$B$206]+[.B396]*[.$B$208])" office:value-type="float" office:value="3.03030303030303">
            <text:p>3,0303030303</text:p>
          </table:table-cell>
          <table:table-cell table:formula="of:=[.H396]+[.F396]+[.D396]" office:value-type="float" office:value="23.7333800451295">
            <text:p>23,7333800451</text:p>
          </table:table-cell>
          <table:table-cell table:number-columns-repeated="1014"/>
        </table:table-row>
        <table:table-row table:style-name="ro1">
          <table:table-cell table:style-name="ce8" table:formula="of:=[.A396]" office:value-type="float" office:value="17">
            <text:p>17</text:p>
          </table:table-cell>
          <table:table-cell table:style-name="ce17" table:formula="of:=[.B396]+1" office:value-type="float" office:value="5">
            <text:p>5</text:p>
          </table:table-cell>
          <table:table-cell table:style-name="ce17" table:formula="of:=IF([.A397]&gt;1;[.$B$207]/(([.A397] - 1)*[.$B$206]);0)" office:value-type="float" office:value="0.3125">
            <text:p>0,3125</text:p>
          </table:table-cell>
          <table:table-cell table:style-name="ce17" table:formula="of:=[.D396]" office:value-type="float" office:value="16.903644966145">
            <text:p>16,9036449661</text:p>
          </table:table-cell>
          <table:table-cell table:formula="of:=[.$B$209]/([.A397]*[.$B$206]+([.B397]-1)*[.$B$208])" office:value-type="float" office:value="0.636363636363636">
            <text:p>0,6363636364</text:p>
          </table:table-cell>
          <table:table-cell table:style-name="ce17" table:formula="of:=[.F396]+[.E397]" office:value-type="float" office:value="4.43579568504518">
            <text:p>4,435795685</text:p>
          </table:table-cell>
          <table:table-cell table:style-name="ce17"/>
          <table:table-cell table:style-name="ce17" table:formula="of:=[.$B$211]/([.A397]*[.$B$206]+[.B397]*[.$B$208])" office:value-type="float" office:value="2.7027027027027">
            <text:p>2,7027027027</text:p>
          </table:table-cell>
          <table:table-cell table:style-name="ce31" table:formula="of:=[.H397]+[.F397]+[.D397]" office:value-type="float" office:value="24.0421433538928">
            <text:p>24,0421433539</text:p>
          </table:table-cell>
          <table:table-cell table:number-columns-repeated="1014"/>
        </table:table-row>
        <table:table-row table:style-name="ro1">
          <table:table-cell table:style-name="ce10" table:formula="of:=[.A397]" office:value-type="float" office:value="17">
            <text:p>17</text:p>
          </table:table-cell>
          <table:table-cell table:style-name="ce19" table:formula="of:=[.B397]+1" office:value-type="float" office:value="6">
            <text:p>6</text:p>
          </table:table-cell>
          <table:table-cell table:style-name="ce19" table:formula="of:=IF([.A398]&gt;1;[.$B$207]/(([.A398] - 1)*[.$B$206]);0)" office:value-type="float" office:value="0.3125">
            <text:p>0,3125</text:p>
          </table:table-cell>
          <table:table-cell table:style-name="ce19" table:formula="of:=[.D397]" office:value-type="float" office:value="16.903644966145">
            <text:p>16,9036449661</text:p>
          </table:table-cell>
          <table:table-cell table:formula="of:=[.$B$209]/([.A398]*[.$B$206]+([.B398]-1)*[.$B$208])" office:value-type="float" office:value="0.567567567567568">
            <text:p>0,5675675676</text:p>
          </table:table-cell>
          <table:table-cell table:style-name="ce19" table:formula="of:=[.F397]+[.E398]" office:value-type="float" office:value="5.00336325261275">
            <text:p>5,0033632526</text:p>
          </table:table-cell>
          <table:table-cell table:style-name="ce17"/>
          <table:table-cell table:style-name="ce19" table:formula="of:=[.$B$211]/([.A398]*[.$B$206]+[.B398]*[.$B$208])" office:value-type="float" office:value="2.4390243902439">
            <text:p>2,4390243902</text:p>
          </table:table-cell>
          <table:table-cell table:style-name="ce33" table:formula="of:=[.H398]+[.F398]+[.D398]" office:value-type="float" office:value="24.3460326090016">
            <text:p>24,346032609</text:p>
          </table:table-cell>
          <table:table-cell table:number-columns-repeated="1014"/>
        </table:table-row>
        <table:table-row table:style-name="ro1">
          <table:table-cell table:formula="of:=[.A398]" office:value-type="float" office:value="17">
            <text:p>17</text:p>
          </table:table-cell>
          <table:table-cell table:formula="of:=[.B398]+1" office:value-type="float" office:value="7">
            <text:p>7</text:p>
          </table:table-cell>
          <table:table-cell table:formula="of:=IF([.A399]&gt;1;[.$B$207]/(([.A399] - 1)*[.$B$206]);0)" office:value-type="float" office:value="0.3125">
            <text:p>0,3125</text:p>
          </table:table-cell>
          <table:table-cell table:formula="of:=[.D398]" office:value-type="float" office:value="16.903644966145">
            <text:p>16,9036449661</text:p>
          </table:table-cell>
          <table:table-cell table:formula="of:=[.$B$209]/([.A399]*[.$B$206]+([.B399]-1)*[.$B$208])" office:value-type="float" office:value="0.51219512195122">
            <text:p>0,512195122</text:p>
          </table:table-cell>
          <table:table-cell table:formula="of:=[.F398]+[.E399]" office:value-type="float" office:value="5.51555837456396">
            <text:p>5,5155583746</text:p>
          </table:table-cell>
          <table:table-cell/>
          <table:table-cell table:formula="of:=[.$B$211]/([.A399]*[.$B$206]+[.B399]*[.$B$208])" office:value-type="float" office:value="2.22222222222222">
            <text:p>2,2222222222</text:p>
          </table:table-cell>
          <table:table-cell table:formula="of:=[.H399]+[.F399]+[.D399]" office:value-type="float" office:value="24.6414255629311">
            <text:p>24,6414255629</text:p>
          </table:table-cell>
          <table:table-cell table:number-columns-repeated="1014"/>
        </table:table-row>
        <table:table-row table:style-name="ro1">
          <table:table-cell table:formula="of:=[.A399]" office:value-type="float" office:value="17">
            <text:p>17</text:p>
          </table:table-cell>
          <table:table-cell table:formula="of:=[.B399]+1" office:value-type="float" office:value="8">
            <text:p>8</text:p>
          </table:table-cell>
          <table:table-cell table:formula="of:=IF([.A400]&gt;1;[.$B$207]/(([.A400] - 1)*[.$B$206]);0)" office:value-type="float" office:value="0.3125">
            <text:p>0,3125</text:p>
          </table:table-cell>
          <table:table-cell table:formula="of:=[.D399]" office:value-type="float" office:value="16.903644966145">
            <text:p>16,9036449661</text:p>
          </table:table-cell>
          <table:table-cell table:formula="of:=[.$B$209]/([.A400]*[.$B$206]+([.B400]-1)*[.$B$208])" office:value-type="float" office:value="0.466666666666667">
            <text:p>0,4666666667</text:p>
          </table:table-cell>
          <table:table-cell table:formula="of:=[.F399]+[.E400]" office:value-type="float" office:value="5.98222504123063">
            <text:p>5,9822250412</text:p>
          </table:table-cell>
          <table:table-cell/>
          <table:table-cell table:formula="of:=[.$B$211]/([.A400]*[.$B$206]+[.B400]*[.$B$208])" office:value-type="float" office:value="2.04081632653061">
            <text:p>2,0408163265</text:p>
          </table:table-cell>
          <table:table-cell table:formula="of:=[.H400]+[.F400]+[.D400]" office:value-type="float" office:value="24.9266863339062">
            <text:p>24,9266863339</text:p>
          </table:table-cell>
          <table:table-cell table:number-columns-repeated="1014"/>
        </table:table-row>
        <table:table-row table:style-name="ro1">
          <table:table-cell table:formula="of:=[.A400]" office:value-type="float" office:value="17">
            <text:p>17</text:p>
          </table:table-cell>
          <table:table-cell table:formula="of:=[.B400]+1" office:value-type="float" office:value="9">
            <text:p>9</text:p>
          </table:table-cell>
          <table:table-cell table:formula="of:=IF([.A401]&gt;1;[.$B$207]/(([.A401] - 1)*[.$B$206]);0)" office:value-type="float" office:value="0.3125">
            <text:p>0,3125</text:p>
          </table:table-cell>
          <table:table-cell table:formula="of:=[.D400]" office:value-type="float" office:value="16.903644966145">
            <text:p>16,9036449661</text:p>
          </table:table-cell>
          <table:table-cell table:formula="of:=[.$B$209]/([.A401]*[.$B$206]+([.B401]-1)*[.$B$208])" office:value-type="float" office:value="0.428571428571429">
            <text:p>0,4285714286</text:p>
          </table:table-cell>
          <table:table-cell table:formula="of:=[.F400]+[.E401]" office:value-type="float" office:value="6.41079646980206">
            <text:p>6,4107964698</text:p>
          </table:table-cell>
          <table:table-cell/>
          <table:table-cell table:formula="of:=[.$B$211]/([.A401]*[.$B$206]+[.B401]*[.$B$208])" office:value-type="float" office:value="1.88679245283019">
            <text:p>1,8867924528</text:p>
          </table:table-cell>
          <table:table-cell table:formula="of:=[.H401]+[.F401]+[.D401]" office:value-type="float" office:value="25.2012338887772">
            <text:p>25,2012338888</text:p>
          </table:table-cell>
          <table:table-cell table:number-columns-repeated="1014"/>
        </table:table-row>
        <table:table-row table:style-name="ro1">
          <table:table-cell table:style-name="ce7" table:formula="of:=[.A401]" office:value-type="float" office:value="17">
            <text:p>17</text:p>
          </table:table-cell>
          <table:table-cell table:style-name="ce16" table:formula="of:=[.B401]+1" office:value-type="float" office:value="10">
            <text:p>10</text:p>
          </table:table-cell>
          <table:table-cell table:style-name="ce16" table:formula="of:=IF([.A402]&gt;1;[.$B$207]/(([.A402] - 1)*[.$B$206]);0)" office:value-type="float" office:value="0.3125">
            <text:p>0,3125</text:p>
          </table:table-cell>
          <table:table-cell table:style-name="ce16" table:formula="of:=[.D401]" office:value-type="float" office:value="16.903644966145">
            <text:p>16,9036449661</text:p>
          </table:table-cell>
          <table:table-cell table:style-name="ce16" table:formula="of:=[.$B$209]/([.A402]*[.$B$206]+([.B402]-1)*[.$B$208])" office:value-type="float" office:value="0.39622641509434">
            <text:p>0,3962264151</text:p>
          </table:table-cell>
          <table:table-cell table:style-name="ce16" table:formula="of:=[.F401]+[.E402]" office:value-type="float" office:value="6.8070228848964">
            <text:p>6,8070228849</text:p>
          </table:table-cell>
          <table:table-cell table:style-name="ce16"/>
          <table:table-cell table:style-name="ce16" table:formula="of:=[.$B$211]/([.A402]*[.$B$206]+[.B402]*[.$B$208])" office:value-type="float" office:value="1.75438596491228">
            <text:p>1,7543859649</text:p>
          </table:table-cell>
          <table:table-cell table:style-name="ce30" table:formula="of:=[.H402]+[.F402]+[.D402]" office:value-type="float" office:value="25.4650538159536">
            <text:p>25,465053816</text:p>
          </table:table-cell>
          <table:table-cell table:number-columns-repeated="1014"/>
        </table:table-row>
        <table:table-row table:style-name="ro1">
          <table:table-cell table:style-name="ce11" office:value-type="float" office:value="18">
            <text:p>18</text:p>
          </table:table-cell>
          <table:table-cell table:style-name="ce20" office:value-type="float" office:value="0">
            <text:p>0</text:p>
          </table:table-cell>
          <table:table-cell table:style-name="ce20" table:formula="of:=IF([.A403]&gt;1;[.$B$207]/(([.A403] - 1)*[.$B$206]);0)" office:value-type="float" office:value="0.294117647058823">
            <text:p>0,2941176471</text:p>
          </table:table-cell>
          <table:table-cell table:style-name="ce20" table:formula="of:=[.D392]+[.C403]" office:value-type="float" office:value="17.1977626132038">
            <text:p>17,1977626132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/>
          <table:table-cell table:style-name="ce20" table:formula="of:=[.$B$211]/([.A403]*[.$B$206]+[.B403]*[.$B$208])" office:value-type="float" office:value="5.55555555555556">
            <text:p>5,5555555556</text:p>
          </table:table-cell>
          <table:table-cell table:style-name="ce34" table:formula="of:=[.H403]+[.F403]+[.D403]" office:value-type="float" office:value="22.7533181687593">
            <text:p>22,7533181688</text:p>
          </table:table-cell>
          <table:table-cell table:number-columns-repeated="3"/>
          <table:table-cell table:formula="of:=[.$B$211]/[.$B$209]-[.A403]/[.$B$208]" office:value-type="float" office:value="0.261904761904762">
            <text:p>0,2619047619</text:p>
          </table:table-cell>
          <table:table-cell table:number-columns-repeated="1010"/>
        </table:table-row>
        <table:table-row table:style-name="ro1">
          <table:table-cell table:formula="of:=[.A403]" office:value-type="float" office:value="18">
            <text:p>18</text:p>
          </table:table-cell>
          <table:table-cell table:formula="of:=[.B403]+1" office:value-type="float" office:value="1">
            <text:p>1</text:p>
          </table:table-cell>
          <table:table-cell table:formula="of:=IF([.A404]&gt;1;[.$B$207]/(([.A404] - 1)*[.$B$206]);0)" office:value-type="float" office:value="0.294117647058823">
            <text:p>0,2941176471</text:p>
          </table:table-cell>
          <table:table-cell table:formula="of:=[.D403]" office:value-type="float" office:value="17.1977626132038">
            <text:p>17,1977626132</text:p>
          </table:table-cell>
          <table:table-cell table:formula="of:=[.$B$209]/([.A404]*[.$B$206]+([.B404]-1)*[.$B$208])" office:value-type="float" office:value="1.16666666666667">
            <text:p>1,1666666667</text:p>
          </table:table-cell>
          <table:table-cell table:formula="of:=[.F403]+[.E404]" office:value-type="float" office:value="1.16666666666667">
            <text:p>1,1666666667</text:p>
          </table:table-cell>
          <table:table-cell/>
          <table:table-cell table:formula="of:=[.$B$211]/([.A404]*[.$B$206]+[.B404]*[.$B$208])" office:value-type="float" office:value="4.54545454545455">
            <text:p>4,5454545455</text:p>
          </table:table-cell>
          <table:table-cell table:formula="of:=[.H404]+[.F404]+[.D404]" office:value-type="float" office:value="22.909883825325">
            <text:p>22,9098838253</text:p>
          </table:table-cell>
          <table:table-cell table:number-columns-repeated="1014"/>
        </table:table-row>
        <table:table-row table:style-name="ro1">
          <table:table-cell table:formula="of:=[.A404]" office:value-type="float" office:value="18">
            <text:p>18</text:p>
          </table:table-cell>
          <table:table-cell table:formula="of:=[.B404]+1" office:value-type="float" office:value="2">
            <text:p>2</text:p>
          </table:table-cell>
          <table:table-cell table:formula="of:=IF([.A405]&gt;1;[.$B$207]/(([.A405] - 1)*[.$B$206]);0)" office:value-type="float" office:value="0.294117647058823">
            <text:p>0,2941176471</text:p>
          </table:table-cell>
          <table:table-cell table:formula="of:=[.D404]" office:value-type="float" office:value="17.1977626132038">
            <text:p>17,1977626132</text:p>
          </table:table-cell>
          <table:table-cell table:formula="of:=[.$B$209]/([.A405]*[.$B$206]+([.B405]-1)*[.$B$208])" office:value-type="float" office:value="0.954545454545455">
            <text:p>0,9545454545</text:p>
          </table:table-cell>
          <table:table-cell table:formula="of:=[.F404]+[.E405]" office:value-type="float" office:value="2.12121212121212">
            <text:p>2,1212121212</text:p>
          </table:table-cell>
          <table:table-cell/>
          <table:table-cell table:formula="of:=[.$B$211]/([.A405]*[.$B$206]+[.B405]*[.$B$208])" office:value-type="float" office:value="3.84615384615385">
            <text:p>3,8461538462</text:p>
          </table:table-cell>
          <table:table-cell table:formula="of:=[.H405]+[.F405]+[.D405]" office:value-type="float" office:value="23.1651285805698">
            <text:p>23,1651285806</text:p>
          </table:table-cell>
          <table:table-cell table:number-columns-repeated="1014"/>
        </table:table-row>
        <table:table-row table:style-name="ro1">
          <table:table-cell table:formula="of:=[.A405]" office:value-type="float" office:value="18">
            <text:p>18</text:p>
          </table:table-cell>
          <table:table-cell table:formula="of:=[.B405]+1" office:value-type="float" office:value="3">
            <text:p>3</text:p>
          </table:table-cell>
          <table:table-cell table:formula="of:=IF([.A406]&gt;1;[.$B$207]/(([.A406] - 1)*[.$B$206]);0)" office:value-type="float" office:value="0.294117647058823">
            <text:p>0,2941176471</text:p>
          </table:table-cell>
          <table:table-cell table:formula="of:=[.D405]" office:value-type="float" office:value="17.1977626132038">
            <text:p>17,1977626132</text:p>
          </table:table-cell>
          <table:table-cell table:formula="of:=[.$B$209]/([.A406]*[.$B$206]+([.B406]-1)*[.$B$208])" office:value-type="float" office:value="0.807692307692308">
            <text:p>0,8076923077</text:p>
          </table:table-cell>
          <table:table-cell table:formula="of:=[.F405]+[.E406]" office:value-type="float" office:value="2.92890442890443">
            <text:p>2,9289044289</text:p>
          </table:table-cell>
          <table:table-cell/>
          <table:table-cell table:formula="of:=[.$B$211]/([.A406]*[.$B$206]+[.B406]*[.$B$208])" office:value-type="float" office:value="3.33333333333333">
            <text:p>3,3333333333</text:p>
          </table:table-cell>
          <table:table-cell table:formula="of:=[.H406]+[.F406]+[.D406]" office:value-type="float" office:value="23.4600003754415">
            <text:p>23,4600003754</text:p>
          </table:table-cell>
          <table:table-cell table:number-columns-repeated="1014"/>
        </table:table-row>
        <table:table-row table:style-name="ro1">
          <table:table-cell table:formula="of:=[.A406]" office:value-type="float" office:value="18">
            <text:p>18</text:p>
          </table:table-cell>
          <table:table-cell table:formula="of:=[.B406]+1" office:value-type="float" office:value="4">
            <text:p>4</text:p>
          </table:table-cell>
          <table:table-cell table:formula="of:=IF([.A407]&gt;1;[.$B$207]/(([.A407] - 1)*[.$B$206]);0)" office:value-type="float" office:value="0.294117647058823">
            <text:p>0,2941176471</text:p>
          </table:table-cell>
          <table:table-cell table:formula="of:=[.D406]" office:value-type="float" office:value="17.1977626132038">
            <text:p>17,1977626132</text:p>
          </table:table-cell>
          <table:table-cell table:formula="of:=[.$B$209]/([.A407]*[.$B$206]+([.B407]-1)*[.$B$208])" office:value-type="float" office:value="0.7">
            <text:p>0,7</text:p>
          </table:table-cell>
          <table:table-cell table:formula="of:=[.F406]+[.E407]" office:value-type="float" office:value="3.62890442890443">
            <text:p>3,6289044289</text:p>
          </table:table-cell>
          <table:table-cell/>
          <table:table-cell table:formula="of:=[.$B$211]/([.A407]*[.$B$206]+[.B407]*[.$B$208])" office:value-type="float" office:value="2.94117647058824">
            <text:p>2,9411764706</text:p>
          </table:table-cell>
          <table:table-cell table:formula="of:=[.H407]+[.F407]+[.D407]" office:value-type="float" office:value="23.7678435126965">
            <text:p>23,7678435127</text:p>
          </table:table-cell>
          <table:table-cell table:number-columns-repeated="1014"/>
        </table:table-row>
        <table:table-row table:style-name="ro1">
          <table:table-cell table:style-name="ce8" table:formula="of:=[.A407]" office:value-type="float" office:value="18">
            <text:p>18</text:p>
          </table:table-cell>
          <table:table-cell table:style-name="ce17" table:formula="of:=[.B407]+1" office:value-type="float" office:value="5">
            <text:p>5</text:p>
          </table:table-cell>
          <table:table-cell table:style-name="ce17" table:formula="of:=IF([.A408]&gt;1;[.$B$207]/(([.A408] - 1)*[.$B$206]);0)" office:value-type="float" office:value="0.294117647058823">
            <text:p>0,2941176471</text:p>
          </table:table-cell>
          <table:table-cell table:style-name="ce17" table:formula="of:=[.D407]" office:value-type="float" office:value="17.1977626132038">
            <text:p>17,1977626132</text:p>
          </table:table-cell>
          <table:table-cell table:formula="of:=[.$B$209]/([.A408]*[.$B$206]+([.B408]-1)*[.$B$208])" office:value-type="float" office:value="0.617647058823529">
            <text:p>0,6176470588</text:p>
          </table:table-cell>
          <table:table-cell table:style-name="ce17" table:formula="of:=[.F407]+[.E408]" office:value-type="float" office:value="4.24655148772796">
            <text:p>4,2465514877</text:p>
          </table:table-cell>
          <table:table-cell table:style-name="ce17"/>
          <table:table-cell table:style-name="ce17" table:formula="of:=[.$B$211]/([.A408]*[.$B$206]+[.B408]*[.$B$208])" office:value-type="float" office:value="2.63157894736842">
            <text:p>2,6315789474</text:p>
          </table:table-cell>
          <table:table-cell table:style-name="ce31" table:formula="of:=[.H408]+[.F408]+[.D408]" office:value-type="float" office:value="24.0758930483002">
            <text:p>24,0758930483</text:p>
          </table:table-cell>
          <table:table-cell table:number-columns-repeated="1014"/>
        </table:table-row>
        <table:table-row table:style-name="ro1">
          <table:table-cell table:style-name="ce10" table:formula="of:=[.A408]" office:value-type="float" office:value="18">
            <text:p>18</text:p>
          </table:table-cell>
          <table:table-cell table:style-name="ce19" table:formula="of:=[.B408]+1" office:value-type="float" office:value="6">
            <text:p>6</text:p>
          </table:table-cell>
          <table:table-cell table:style-name="ce19" table:formula="of:=IF([.A409]&gt;1;[.$B$207]/(([.A409] - 1)*[.$B$206]);0)" office:value-type="float" office:value="0.294117647058823">
            <text:p>0,2941176471</text:p>
          </table:table-cell>
          <table:table-cell table:style-name="ce19" table:formula="of:=[.D408]" office:value-type="float" office:value="17.1977626132038">
            <text:p>17,1977626132</text:p>
          </table:table-cell>
          <table:table-cell table:formula="of:=[.$B$209]/([.A409]*[.$B$206]+([.B409]-1)*[.$B$208])" office:value-type="float" office:value="0.552631578947368">
            <text:p>0,5526315789</text:p>
          </table:table-cell>
          <table:table-cell table:style-name="ce19" table:formula="of:=[.F408]+[.E409]" office:value-type="float" office:value="4.79918306667533">
            <text:p>4,7991830667</text:p>
          </table:table-cell>
          <table:table-cell table:style-name="ce17"/>
          <table:table-cell table:style-name="ce19" table:formula="of:=[.$B$211]/([.A409]*[.$B$206]+[.B409]*[.$B$208])" office:value-type="float" office:value="2.38095238095238">
            <text:p>2,380952381</text:p>
          </table:table-cell>
          <table:table-cell table:style-name="ce33" table:formula="of:=[.H409]+[.F409]+[.D409]" office:value-type="float" office:value="24.3778980608315">
            <text:p>24,3778980608</text:p>
          </table:table-cell>
          <table:table-cell table:number-columns-repeated="1014"/>
        </table:table-row>
        <table:table-row table:style-name="ro1">
          <table:table-cell table:formula="of:=[.A409]" office:value-type="float" office:value="18">
            <text:p>18</text:p>
          </table:table-cell>
          <table:table-cell table:formula="of:=[.B409]+1" office:value-type="float" office:value="7">
            <text:p>7</text:p>
          </table:table-cell>
          <table:table-cell table:formula="of:=IF([.A410]&gt;1;[.$B$207]/(([.A410] - 1)*[.$B$206]);0)" office:value-type="float" office:value="0.294117647058823">
            <text:p>0,2941176471</text:p>
          </table:table-cell>
          <table:table-cell table:formula="of:=[.D409]" office:value-type="float" office:value="17.1977626132038">
            <text:p>17,1977626132</text:p>
          </table:table-cell>
          <table:table-cell table:formula="of:=[.$B$209]/([.A410]*[.$B$206]+([.B410]-1)*[.$B$208])" office:value-type="float" office:value="0.5">
            <text:p>0,5</text:p>
          </table:table-cell>
          <table:table-cell table:formula="of:=[.F409]+[.E410]" office:value-type="float" office:value="5.29918306667533">
            <text:p>5,2991830667</text:p>
          </table:table-cell>
          <table:table-cell/>
          <table:table-cell table:formula="of:=[.$B$211]/([.A410]*[.$B$206]+[.B410]*[.$B$208])" office:value-type="float" office:value="2.17391304347826">
            <text:p>2,1739130435</text:p>
          </table:table-cell>
          <table:table-cell table:formula="of:=[.H410]+[.F410]+[.D410]" office:value-type="float" office:value="24.6708587233574">
            <text:p>24,6708587234</text:p>
          </table:table-cell>
          <table:table-cell table:number-columns-repeated="1014"/>
        </table:table-row>
        <table:table-row table:style-name="ro1">
          <table:table-cell table:formula="of:=[.A410]" office:value-type="float" office:value="18">
            <text:p>18</text:p>
          </table:table-cell>
          <table:table-cell table:formula="of:=[.B410]+1" office:value-type="float" office:value="8">
            <text:p>8</text:p>
          </table:table-cell>
          <table:table-cell table:formula="of:=IF([.A411]&gt;1;[.$B$207]/(([.A411] - 1)*[.$B$206]);0)" office:value-type="float" office:value="0.294117647058823">
            <text:p>0,2941176471</text:p>
          </table:table-cell>
          <table:table-cell table:formula="of:=[.D410]" office:value-type="float" office:value="17.1977626132038">
            <text:p>17,1977626132</text:p>
          </table:table-cell>
          <table:table-cell table:formula="of:=[.$B$209]/([.A411]*[.$B$206]+([.B411]-1)*[.$B$208])" office:value-type="float" office:value="0.456521739130435">
            <text:p>0,4565217391</text:p>
          </table:table-cell>
          <table:table-cell table:formula="of:=[.F410]+[.E411]" office:value-type="float" office:value="5.75570480580576">
            <text:p>5,7557048058</text:p>
          </table:table-cell>
          <table:table-cell/>
          <table:table-cell table:formula="of:=[.$B$211]/([.A411]*[.$B$206]+[.B411]*[.$B$208])" office:value-type="float" office:value="2">
            <text:p>2</text:p>
          </table:table-cell>
          <table:table-cell table:formula="of:=[.H411]+[.F411]+[.D411]" office:value-type="float" office:value="24.9534674190095">
            <text:p>24,953467419</text:p>
          </table:table-cell>
          <table:table-cell table:number-columns-repeated="1014"/>
        </table:table-row>
        <table:table-row table:style-name="ro1">
          <table:table-cell table:formula="of:=[.A411]" office:value-type="float" office:value="18">
            <text:p>18</text:p>
          </table:table-cell>
          <table:table-cell table:formula="of:=[.B411]+1" office:value-type="float" office:value="9">
            <text:p>9</text:p>
          </table:table-cell>
          <table:table-cell table:formula="of:=IF([.A412]&gt;1;[.$B$207]/(([.A412] - 1)*[.$B$206]);0)" office:value-type="float" office:value="0.294117647058823">
            <text:p>0,2941176471</text:p>
          </table:table-cell>
          <table:table-cell table:formula="of:=[.D411]" office:value-type="float" office:value="17.1977626132038">
            <text:p>17,1977626132</text:p>
          </table:table-cell>
          <table:table-cell table:formula="of:=[.$B$209]/([.A412]*[.$B$206]+([.B412]-1)*[.$B$208])" office:value-type="float" office:value="0.42">
            <text:p>0,42</text:p>
          </table:table-cell>
          <table:table-cell table:formula="of:=[.F411]+[.E412]" office:value-type="float" office:value="6.17570480580576">
            <text:p>6,1757048058</text:p>
          </table:table-cell>
          <table:table-cell/>
          <table:table-cell table:formula="of:=[.$B$211]/([.A412]*[.$B$206]+[.B412]*[.$B$208])" office:value-type="float" office:value="1.85185185185185">
            <text:p>1,8518518519</text:p>
          </table:table-cell>
          <table:table-cell table:formula="of:=[.H412]+[.F412]+[.D412]" office:value-type="float" office:value="25.2253192708614">
            <text:p>25,2253192709</text:p>
          </table:table-cell>
          <table:table-cell table:number-columns-repeated="1014"/>
        </table:table-row>
        <table:table-row table:style-name="ro1">
          <table:table-cell table:style-name="ce7" table:formula="of:=[.A412]" office:value-type="float" office:value="18">
            <text:p>18</text:p>
          </table:table-cell>
          <table:table-cell table:style-name="ce16" table:formula="of:=[.B412]+1" office:value-type="float" office:value="10">
            <text:p>10</text:p>
          </table:table-cell>
          <table:table-cell table:style-name="ce16" table:formula="of:=IF([.A413]&gt;1;[.$B$207]/(([.A413] - 1)*[.$B$206]);0)" office:value-type="float" office:value="0.294117647058823">
            <text:p>0,2941176471</text:p>
          </table:table-cell>
          <table:table-cell table:style-name="ce16" table:formula="of:=[.D412]" office:value-type="float" office:value="17.1977626132038">
            <text:p>17,1977626132</text:p>
          </table:table-cell>
          <table:table-cell table:style-name="ce16" table:formula="of:=[.$B$209]/([.A413]*[.$B$206]+([.B413]-1)*[.$B$208])" office:value-type="float" office:value="0.388888888888889">
            <text:p>0,3888888889</text:p>
          </table:table-cell>
          <table:table-cell table:style-name="ce16" table:formula="of:=[.F412]+[.E413]" office:value-type="float" office:value="6.56459369469465">
            <text:p>6,5645936947</text:p>
          </table:table-cell>
          <table:table-cell table:style-name="ce16"/>
          <table:table-cell table:style-name="ce16" table:formula="of:=[.$B$211]/([.A413]*[.$B$206]+[.B413]*[.$B$208])" office:value-type="float" office:value="1.72413793103448">
            <text:p>1,724137931</text:p>
          </table:table-cell>
          <table:table-cell table:style-name="ce30" table:formula="of:=[.H413]+[.F413]+[.D413]" office:value-type="float" office:value="25.4864942389329">
            <text:p>25,4864942389</text:p>
          </table:table-cell>
          <table:table-cell table:number-columns-repeated="1014"/>
        </table:table-row>
        <table:table-row table:style-name="ro1">
          <table:table-cell table:style-name="ce11" office:value-type="float" office:value="19">
            <text:p>19</text:p>
          </table:table-cell>
          <table:table-cell table:style-name="ce20" office:value-type="float" office:value="0">
            <text:p>0</text:p>
          </table:table-cell>
          <table:table-cell table:style-name="ce20" table:formula="of:=IF([.A414]&gt;1;[.$B$207]/(([.A414] - 1)*[.$B$206]);0)" office:value-type="float" office:value="0.277777777777778">
            <text:p>0,2777777778</text:p>
          </table:table-cell>
          <table:table-cell table:style-name="ce20" table:formula="of:=[.D403]+[.C414]" office:value-type="float" office:value="17.4755403909816">
            <text:p>17,475540391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/>
          <table:table-cell table:style-name="ce20" table:formula="of:=[.$B$211]/([.A414]*[.$B$206]+[.B414]*[.$B$208])" office:value-type="float" office:value="5.26315789473684">
            <text:p>5,2631578947</text:p>
          </table:table-cell>
          <table:table-cell table:style-name="ce34" table:formula="of:=[.H414]+[.F414]+[.D414]" office:value-type="float" office:value="22.7386982857184">
            <text:p>22,7386982857</text:p>
          </table:table-cell>
          <table:table-cell table:number-columns-repeated="3"/>
          <table:table-cell table:formula="of:=[.$B$211]/[.$B$209]-[.A414]/[.$B$208]" office:value-type="float" office:value="0.0119047619047619">
            <text:p>0,0119047619</text:p>
          </table:table-cell>
          <table:table-cell table:number-columns-repeated="1010"/>
        </table:table-row>
        <table:table-row table:style-name="ro1">
          <table:table-cell table:formula="of:=[.A414]" office:value-type="float" office:value="19">
            <text:p>19</text:p>
          </table:table-cell>
          <table:table-cell table:formula="of:=[.B414]+1" office:value-type="float" office:value="1">
            <text:p>1</text:p>
          </table:table-cell>
          <table:table-cell table:formula="of:=IF([.A415]&gt;1;[.$B$207]/(([.A415] - 1)*[.$B$206]);0)" office:value-type="float" office:value="0.277777777777778">
            <text:p>0,2777777778</text:p>
          </table:table-cell>
          <table:table-cell table:formula="of:=[.D414]" office:value-type="float" office:value="17.4755403909816">
            <text:p>17,475540391</text:p>
          </table:table-cell>
          <table:table-cell table:formula="of:=[.$B$209]/([.A415]*[.$B$206]+([.B415]-1)*[.$B$208])" office:value-type="float" office:value="1.10526315789474">
            <text:p>1,1052631579</text:p>
          </table:table-cell>
          <table:table-cell table:formula="of:=[.F414]+[.E415]" office:value-type="float" office:value="1.10526315789474">
            <text:p>1,1052631579</text:p>
          </table:table-cell>
          <table:table-cell/>
          <table:table-cell table:formula="of:=[.$B$211]/([.A415]*[.$B$206]+[.B415]*[.$B$208])" office:value-type="float" office:value="4.34782608695652">
            <text:p>4,347826087</text:p>
          </table:table-cell>
          <table:table-cell table:formula="of:=[.H415]+[.F415]+[.D415]" office:value-type="float" office:value="22.9286296358328">
            <text:p>22,9286296358</text:p>
          </table:table-cell>
          <table:table-cell table:number-columns-repeated="1014"/>
        </table:table-row>
        <table:table-row table:style-name="ro1">
          <table:table-cell table:formula="of:=[.A415]" office:value-type="float" office:value="19">
            <text:p>19</text:p>
          </table:table-cell>
          <table:table-cell table:formula="of:=[.B415]+1" office:value-type="float" office:value="2">
            <text:p>2</text:p>
          </table:table-cell>
          <table:table-cell table:formula="of:=IF([.A416]&gt;1;[.$B$207]/(([.A416] - 1)*[.$B$206]);0)" office:value-type="float" office:value="0.277777777777778">
            <text:p>0,2777777778</text:p>
          </table:table-cell>
          <table:table-cell table:formula="of:=[.D415]" office:value-type="float" office:value="17.4755403909816">
            <text:p>17,475540391</text:p>
          </table:table-cell>
          <table:table-cell table:formula="of:=[.$B$209]/([.A416]*[.$B$206]+([.B416]-1)*[.$B$208])" office:value-type="float" office:value="0.91304347826087">
            <text:p>0,9130434783</text:p>
          </table:table-cell>
          <table:table-cell table:formula="of:=[.F415]+[.E416]" office:value-type="float" office:value="2.01830663615561">
            <text:p>2,0183066362</text:p>
          </table:table-cell>
          <table:table-cell/>
          <table:table-cell table:formula="of:=[.$B$211]/([.A416]*[.$B$206]+[.B416]*[.$B$208])" office:value-type="float" office:value="3.7037037037037">
            <text:p>3,7037037037</text:p>
          </table:table-cell>
          <table:table-cell table:formula="of:=[.H416]+[.F416]+[.D416]" office:value-type="float" office:value="23.1975507308409">
            <text:p>23,1975507308</text:p>
          </table:table-cell>
          <table:table-cell table:number-columns-repeated="1014"/>
        </table:table-row>
        <table:table-row table:style-name="ro1">
          <table:table-cell table:formula="of:=[.A416]" office:value-type="float" office:value="19">
            <text:p>19</text:p>
          </table:table-cell>
          <table:table-cell table:formula="of:=[.B416]+1" office:value-type="float" office:value="3">
            <text:p>3</text:p>
          </table:table-cell>
          <table:table-cell table:formula="of:=IF([.A417]&gt;1;[.$B$207]/(([.A417] - 1)*[.$B$206]);0)" office:value-type="float" office:value="0.277777777777778">
            <text:p>0,2777777778</text:p>
          </table:table-cell>
          <table:table-cell table:formula="of:=[.D416]" office:value-type="float" office:value="17.4755403909816">
            <text:p>17,475540391</text:p>
          </table:table-cell>
          <table:table-cell table:formula="of:=[.$B$209]/([.A417]*[.$B$206]+([.B417]-1)*[.$B$208])" office:value-type="float" office:value="0.777777777777778">
            <text:p>0,7777777778</text:p>
          </table:table-cell>
          <table:table-cell table:formula="of:=[.F416]+[.E417]" office:value-type="float" office:value="2.79608441393338">
            <text:p>2,7960844139</text:p>
          </table:table-cell>
          <table:table-cell/>
          <table:table-cell table:formula="of:=[.$B$211]/([.A417]*[.$B$206]+[.B417]*[.$B$208])" office:value-type="float" office:value="3.2258064516129">
            <text:p>3,2258064516</text:p>
          </table:table-cell>
          <table:table-cell table:formula="of:=[.H417]+[.F417]+[.D417]" office:value-type="float" office:value="23.4974312565279">
            <text:p>23,4974312565</text:p>
          </table:table-cell>
          <table:table-cell table:number-columns-repeated="1014"/>
        </table:table-row>
        <table:table-row table:style-name="ro1">
          <table:table-cell table:formula="of:=[.A417]" office:value-type="float" office:value="19">
            <text:p>19</text:p>
          </table:table-cell>
          <table:table-cell table:formula="of:=[.B417]+1" office:value-type="float" office:value="4">
            <text:p>4</text:p>
          </table:table-cell>
          <table:table-cell table:formula="of:=IF([.A418]&gt;1;[.$B$207]/(([.A418] - 1)*[.$B$206]);0)" office:value-type="float" office:value="0.277777777777778">
            <text:p>0,2777777778</text:p>
          </table:table-cell>
          <table:table-cell table:formula="of:=[.D417]" office:value-type="float" office:value="17.4755403909816">
            <text:p>17,475540391</text:p>
          </table:table-cell>
          <table:table-cell table:formula="of:=[.$B$209]/([.A418]*[.$B$206]+([.B418]-1)*[.$B$208])" office:value-type="float" office:value="0.67741935483871">
            <text:p>0,6774193548</text:p>
          </table:table-cell>
          <table:table-cell table:formula="of:=[.F417]+[.E418]" office:value-type="float" office:value="3.47350376877209">
            <text:p>3,4735037688</text:p>
          </table:table-cell>
          <table:table-cell/>
          <table:table-cell table:formula="of:=[.$B$211]/([.A418]*[.$B$206]+[.B418]*[.$B$208])" office:value-type="float" office:value="2.85714285714286">
            <text:p>2,8571428571</text:p>
          </table:table-cell>
          <table:table-cell table:formula="of:=[.H418]+[.F418]+[.D418]" office:value-type="float" office:value="23.8061870168965">
            <text:p>23,8061870169</text:p>
          </table:table-cell>
          <table:table-cell table:number-columns-repeated="1014"/>
        </table:table-row>
        <table:table-row table:style-name="ro1">
          <table:table-cell table:style-name="ce8" table:formula="of:=[.A418]" office:value-type="float" office:value="19">
            <text:p>19</text:p>
          </table:table-cell>
          <table:table-cell table:style-name="ce17" table:formula="of:=[.B418]+1" office:value-type="float" office:value="5">
            <text:p>5</text:p>
          </table:table-cell>
          <table:table-cell table:style-name="ce17" table:formula="of:=IF([.A419]&gt;1;[.$B$207]/(([.A419] - 1)*[.$B$206]);0)" office:value-type="float" office:value="0.277777777777778">
            <text:p>0,2777777778</text:p>
          </table:table-cell>
          <table:table-cell table:style-name="ce17" table:formula="of:=[.D418]" office:value-type="float" office:value="17.4755403909816">
            <text:p>17,475540391</text:p>
          </table:table-cell>
          <table:table-cell table:formula="of:=[.$B$209]/([.A419]*[.$B$206]+([.B419]-1)*[.$B$208])" office:value-type="float" office:value="0.6">
            <text:p>0,6</text:p>
          </table:table-cell>
          <table:table-cell table:style-name="ce17" table:formula="of:=[.F418]+[.E419]" office:value-type="float" office:value="4.07350376877209">
            <text:p>4,0735037688</text:p>
          </table:table-cell>
          <table:table-cell table:style-name="ce17"/>
          <table:table-cell table:style-name="ce17" table:formula="of:=[.$B$211]/([.A419]*[.$B$206]+[.B419]*[.$B$208])" office:value-type="float" office:value="2.56410256410256">
            <text:p>2,5641025641</text:p>
          </table:table-cell>
          <table:table-cell table:style-name="ce31" table:formula="of:=[.H419]+[.F419]+[.D419]" office:value-type="float" office:value="24.1131467238562">
            <text:p>24,1131467239</text:p>
          </table:table-cell>
          <table:table-cell table:number-columns-repeated="1014"/>
        </table:table-row>
        <table:table-row table:style-name="ro1">
          <table:table-cell table:style-name="ce10" table:formula="of:=[.A419]" office:value-type="float" office:value="19">
            <text:p>19</text:p>
          </table:table-cell>
          <table:table-cell table:style-name="ce19" table:formula="of:=[.B419]+1" office:value-type="float" office:value="6">
            <text:p>6</text:p>
          </table:table-cell>
          <table:table-cell table:style-name="ce19" table:formula="of:=IF([.A420]&gt;1;[.$B$207]/(([.A420] - 1)*[.$B$206]);0)" office:value-type="float" office:value="0.277777777777778">
            <text:p>0,2777777778</text:p>
          </table:table-cell>
          <table:table-cell table:style-name="ce19" table:formula="of:=[.D419]" office:value-type="float" office:value="17.4755403909816">
            <text:p>17,475540391</text:p>
          </table:table-cell>
          <table:table-cell table:formula="of:=[.$B$209]/([.A420]*[.$B$206]+([.B420]-1)*[.$B$208])" office:value-type="float" office:value="0.538461538461538">
            <text:p>0,5384615385</text:p>
          </table:table-cell>
          <table:table-cell table:style-name="ce19" table:formula="of:=[.F419]+[.E420]" office:value-type="float" office:value="4.61196530723363">
            <text:p>4,6119653072</text:p>
          </table:table-cell>
          <table:table-cell table:style-name="ce17"/>
          <table:table-cell table:style-name="ce19" table:formula="of:=[.$B$211]/([.A420]*[.$B$206]+[.B420]*[.$B$208])" office:value-type="float" office:value="2.32558139534884">
            <text:p>2,3255813953</text:p>
          </table:table-cell>
          <table:table-cell table:style-name="ce33" table:formula="of:=[.H420]+[.F420]+[.D420]" office:value-type="float" office:value="24.413087093564">
            <text:p>24,4130870936</text:p>
          </table:table-cell>
          <table:table-cell table:number-columns-repeated="1014"/>
        </table:table-row>
        <table:table-row table:style-name="ro1">
          <table:table-cell table:formula="of:=[.A420]" office:value-type="float" office:value="19">
            <text:p>19</text:p>
          </table:table-cell>
          <table:table-cell table:formula="of:=[.B420]+1" office:value-type="float" office:value="7">
            <text:p>7</text:p>
          </table:table-cell>
          <table:table-cell table:formula="of:=IF([.A421]&gt;1;[.$B$207]/(([.A421] - 1)*[.$B$206]);0)" office:value-type="float" office:value="0.277777777777778">
            <text:p>0,2777777778</text:p>
          </table:table-cell>
          <table:table-cell table:formula="of:=[.D420]" office:value-type="float" office:value="17.4755403909816">
            <text:p>17,475540391</text:p>
          </table:table-cell>
          <table:table-cell table:formula="of:=[.$B$209]/([.A421]*[.$B$206]+([.B421]-1)*[.$B$208])" office:value-type="float" office:value="0.488372093023256">
            <text:p>0,488372093</text:p>
          </table:table-cell>
          <table:table-cell table:formula="of:=[.F420]+[.E421]" office:value-type="float" office:value="5.10033740025689">
            <text:p>5,1003374003</text:p>
          </table:table-cell>
          <table:table-cell/>
          <table:table-cell table:formula="of:=[.$B$211]/([.A421]*[.$B$206]+[.B421]*[.$B$208])" office:value-type="float" office:value="2.12765957446808">
            <text:p>2,1276595745</text:p>
          </table:table-cell>
          <table:table-cell table:formula="of:=[.H421]+[.F421]+[.D421]" office:value-type="float" office:value="24.7035373657065">
            <text:p>24,7035373657</text:p>
          </table:table-cell>
          <table:table-cell table:number-columns-repeated="1014"/>
        </table:table-row>
        <table:table-row table:style-name="ro1">
          <table:table-cell table:formula="of:=[.A421]" office:value-type="float" office:value="19">
            <text:p>19</text:p>
          </table:table-cell>
          <table:table-cell table:formula="of:=[.B421]+1" office:value-type="float" office:value="8">
            <text:p>8</text:p>
          </table:table-cell>
          <table:table-cell table:formula="of:=IF([.A422]&gt;1;[.$B$207]/(([.A422] - 1)*[.$B$206]);0)" office:value-type="float" office:value="0.277777777777778">
            <text:p>0,2777777778</text:p>
          </table:table-cell>
          <table:table-cell table:formula="of:=[.D421]" office:value-type="float" office:value="17.4755403909816">
            <text:p>17,475540391</text:p>
          </table:table-cell>
          <table:table-cell table:formula="of:=[.$B$209]/([.A422]*[.$B$206]+([.B422]-1)*[.$B$208])" office:value-type="float" office:value="0.446808510638298">
            <text:p>0,4468085106</text:p>
          </table:table-cell>
          <table:table-cell table:formula="of:=[.F421]+[.E422]" office:value-type="float" office:value="5.54714591089519">
            <text:p>5,5471459109</text:p>
          </table:table-cell>
          <table:table-cell/>
          <table:table-cell table:formula="of:=[.$B$211]/([.A422]*[.$B$206]+[.B422]*[.$B$208])" office:value-type="float" office:value="1.96078431372549">
            <text:p>1,9607843137</text:p>
          </table:table-cell>
          <table:table-cell table:formula="of:=[.H422]+[.F422]+[.D422]" office:value-type="float" office:value="24.9834706156022">
            <text:p>24,9834706156</text:p>
          </table:table-cell>
          <table:table-cell table:number-columns-repeated="1014"/>
        </table:table-row>
        <table:table-row table:style-name="ro1">
          <table:table-cell table:formula="of:=[.A422]" office:value-type="float" office:value="19">
            <text:p>19</text:p>
          </table:table-cell>
          <table:table-cell table:formula="of:=[.B422]+1" office:value-type="float" office:value="9">
            <text:p>9</text:p>
          </table:table-cell>
          <table:table-cell table:formula="of:=IF([.A423]&gt;1;[.$B$207]/(([.A423] - 1)*[.$B$206]);0)" office:value-type="float" office:value="0.277777777777778">
            <text:p>0,2777777778</text:p>
          </table:table-cell>
          <table:table-cell table:formula="of:=[.D422]" office:value-type="float" office:value="17.4755403909816">
            <text:p>17,475540391</text:p>
          </table:table-cell>
          <table:table-cell table:formula="of:=[.$B$209]/([.A423]*[.$B$206]+([.B423]-1)*[.$B$208])" office:value-type="float" office:value="0.411764705882353">
            <text:p>0,4117647059</text:p>
          </table:table-cell>
          <table:table-cell table:formula="of:=[.F422]+[.E423]" office:value-type="float" office:value="5.95891061677754">
            <text:p>5,9589106168</text:p>
          </table:table-cell>
          <table:table-cell/>
          <table:table-cell table:formula="of:=[.$B$211]/([.A423]*[.$B$206]+[.B423]*[.$B$208])" office:value-type="float" office:value="1.81818181818182">
            <text:p>1,8181818182</text:p>
          </table:table-cell>
          <table:table-cell table:formula="of:=[.H423]+[.F423]+[.D423]" office:value-type="float" office:value="25.2526328259409">
            <text:p>25,2526328259</text:p>
          </table:table-cell>
          <table:table-cell table:number-columns-repeated="1014"/>
        </table:table-row>
        <table:table-row table:style-name="ro1">
          <table:table-cell table:style-name="ce7" table:formula="of:=[.A423]" office:value-type="float" office:value="19">
            <text:p>19</text:p>
          </table:table-cell>
          <table:table-cell table:style-name="ce16" table:formula="of:=[.B423]+1" office:value-type="float" office:value="10">
            <text:p>10</text:p>
          </table:table-cell>
          <table:table-cell table:style-name="ce16" table:formula="of:=IF([.A424]&gt;1;[.$B$207]/(([.A424] - 1)*[.$B$206]);0)" office:value-type="float" office:value="0.277777777777778">
            <text:p>0,2777777778</text:p>
          </table:table-cell>
          <table:table-cell table:style-name="ce16" table:formula="of:=[.D423]" office:value-type="float" office:value="17.4755403909816">
            <text:p>17,475540391</text:p>
          </table:table-cell>
          <table:table-cell table:style-name="ce16" table:formula="of:=[.$B$209]/([.A424]*[.$B$206]+([.B424]-1)*[.$B$208])" office:value-type="float" office:value="0.381818181818182">
            <text:p>0,3818181818</text:p>
          </table:table-cell>
          <table:table-cell table:style-name="ce16" table:formula="of:=[.F423]+[.E424]" office:value-type="float" office:value="6.34072879859572">
            <text:p>6,3407287986</text:p>
          </table:table-cell>
          <table:table-cell table:style-name="ce16"/>
          <table:table-cell table:style-name="ce16" table:formula="of:=[.$B$211]/([.A424]*[.$B$206]+[.B424]*[.$B$208])" office:value-type="float" office:value="1.69491525423729">
            <text:p>1,6949152542</text:p>
          </table:table-cell>
          <table:table-cell table:style-name="ce30" table:formula="of:=[.H424]+[.F424]+[.D424]" office:value-type="float" office:value="25.5111844438146">
            <text:p>25,5111844438</text:p>
          </table:table-cell>
          <table:table-cell table:number-columns-repeated="1014"/>
        </table:table-row>
        <table:table-row table:style-name="ro1">
          <table:table-cell table:style-name="ce12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table:formula="of:=IF([.A425]&gt;1;[.$B$207]/(([.A425] - 1)*[.$B$206]);0)" office:value-type="float" office:value="0.263157894736842">
            <text:p>0,2631578947</text:p>
          </table:table-cell>
          <table:table-cell table:style-name="ce21" table:formula="of:=[.D414]+[.C425]" office:value-type="float" office:value="17.7386982857184">
            <text:p>17,7386982857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/>
          <table:table-cell table:style-name="ce21" table:formula="of:=[.$B$211]/([.A425]*[.$B$206]+[.B425]*[.$B$208])" office:value-type="float" office:value="5">
            <text:p>5</text:p>
          </table:table-cell>
          <table:table-cell table:style-name="ce35" table:formula="of:=[.H425]+[.F425]+[.D425]" office:value-type="float" office:value="22.7386982857184">
            <text:p>22,7386982857</text:p>
          </table:table-cell>
          <table:table-cell table:number-columns-repeated="3"/>
          <table:table-cell table:formula="of:=[.$B$211]/[.$B$209]-[.A425]/[.$B$208]" office:value-type="float" office:value="-0.238095238095238">
            <text:p>-0,2380952381</text:p>
          </table:table-cell>
          <table:table-cell table:number-columns-repeated="1010"/>
        </table:table-row>
        <table:table-row table:style-name="ro1">
          <table:table-cell table:formula="of:=[.A425]" office:value-type="float" office:value="20">
            <text:p>20</text:p>
          </table:table-cell>
          <table:table-cell table:formula="of:=[.B425]+1" office:value-type="float" office:value="1">
            <text:p>1</text:p>
          </table:table-cell>
          <table:table-cell table:formula="of:=IF([.A426]&gt;1;[.$B$207]/(([.A426] - 1)*[.$B$206]);0)" office:value-type="float" office:value="0.263157894736842">
            <text:p>0,2631578947</text:p>
          </table:table-cell>
          <table:table-cell table:formula="of:=[.D425]" office:value-type="float" office:value="17.7386982857184">
            <text:p>17,7386982857</text:p>
          </table:table-cell>
          <table:table-cell table:formula="of:=[.$B$209]/([.A426]*[.$B$206]+([.B426]-1)*[.$B$208])" office:value-type="float" office:value="1.05">
            <text:p>1,05</text:p>
          </table:table-cell>
          <table:table-cell table:formula="of:=[.F425]+[.E426]" office:value-type="float" office:value="1.05">
            <text:p>1,05</text:p>
          </table:table-cell>
          <table:table-cell/>
          <table:table-cell table:formula="of:=[.$B$211]/([.A426]*[.$B$206]+[.B426]*[.$B$208])" office:value-type="float" office:value="4.16666666666667">
            <text:p>4,1666666667</text:p>
          </table:table-cell>
          <table:table-cell table:formula="of:=[.H426]+[.F426]+[.D426]" office:value-type="float" office:value="22.9553649523851">
            <text:p>22,9553649524</text:p>
          </table:table-cell>
          <table:table-cell table:number-columns-repeated="1014"/>
        </table:table-row>
        <table:table-row table:style-name="ro1">
          <table:table-cell table:formula="of:=[.A426]" office:value-type="float" office:value="20">
            <text:p>20</text:p>
          </table:table-cell>
          <table:table-cell table:formula="of:=[.B426]+1" office:value-type="float" office:value="2">
            <text:p>2</text:p>
          </table:table-cell>
          <table:table-cell table:formula="of:=IF([.A427]&gt;1;[.$B$207]/(([.A427] - 1)*[.$B$206]);0)" office:value-type="float" office:value="0.263157894736842">
            <text:p>0,2631578947</text:p>
          </table:table-cell>
          <table:table-cell table:formula="of:=[.D426]" office:value-type="float" office:value="17.7386982857184">
            <text:p>17,7386982857</text:p>
          </table:table-cell>
          <table:table-cell table:formula="of:=[.$B$209]/([.A427]*[.$B$206]+([.B427]-1)*[.$B$208])" office:value-type="float" office:value="0.875">
            <text:p>0,875</text:p>
          </table:table-cell>
          <table:table-cell table:formula="of:=[.F426]+[.E427]" office:value-type="float" office:value="1.925">
            <text:p>1,925</text:p>
          </table:table-cell>
          <table:table-cell/>
          <table:table-cell table:formula="of:=[.$B$211]/([.A427]*[.$B$206]+[.B427]*[.$B$208])" office:value-type="float" office:value="3.57142857142857">
            <text:p>3,5714285714</text:p>
          </table:table-cell>
          <table:table-cell table:formula="of:=[.H427]+[.F427]+[.D427]" office:value-type="float" office:value="23.235126857147">
            <text:p>23,2351268571</text:p>
          </table:table-cell>
          <table:table-cell table:number-columns-repeated="1014"/>
        </table:table-row>
        <table:table-row table:style-name="ro1">
          <table:table-cell table:formula="of:=[.A427]" office:value-type="float" office:value="20">
            <text:p>20</text:p>
          </table:table-cell>
          <table:table-cell table:formula="of:=[.B427]+1" office:value-type="float" office:value="3">
            <text:p>3</text:p>
          </table:table-cell>
          <table:table-cell table:formula="of:=IF([.A428]&gt;1;[.$B$207]/(([.A428] - 1)*[.$B$206]);0)" office:value-type="float" office:value="0.263157894736842">
            <text:p>0,2631578947</text:p>
          </table:table-cell>
          <table:table-cell table:formula="of:=[.D427]" office:value-type="float" office:value="17.7386982857184">
            <text:p>17,7386982857</text:p>
          </table:table-cell>
          <table:table-cell table:formula="of:=[.$B$209]/([.A428]*[.$B$206]+([.B428]-1)*[.$B$208])" office:value-type="float" office:value="0.75">
            <text:p>0,75</text:p>
          </table:table-cell>
          <table:table-cell table:formula="of:=[.F427]+[.E428]" office:value-type="float" office:value="2.675">
            <text:p>2,675</text:p>
          </table:table-cell>
          <table:table-cell/>
          <table:table-cell table:formula="of:=[.$B$211]/([.A428]*[.$B$206]+[.B428]*[.$B$208])" office:value-type="float" office:value="3.125">
            <text:p>3,125</text:p>
          </table:table-cell>
          <table:table-cell table:formula="of:=[.H428]+[.F428]+[.D428]" office:value-type="float" office:value="23.5386982857184">
            <text:p>23,5386982857</text:p>
          </table:table-cell>
          <table:table-cell table:number-columns-repeated="1014"/>
        </table:table-row>
        <table:table-row table:style-name="ro1">
          <table:table-cell table:formula="of:=[.A428]" office:value-type="float" office:value="20">
            <text:p>20</text:p>
          </table:table-cell>
          <table:table-cell table:formula="of:=[.B428]+1" office:value-type="float" office:value="4">
            <text:p>4</text:p>
          </table:table-cell>
          <table:table-cell table:formula="of:=IF([.A429]&gt;1;[.$B$207]/(([.A429] - 1)*[.$B$206]);0)" office:value-type="float" office:value="0.263157894736842">
            <text:p>0,2631578947</text:p>
          </table:table-cell>
          <table:table-cell table:formula="of:=[.D428]" office:value-type="float" office:value="17.7386982857184">
            <text:p>17,7386982857</text:p>
          </table:table-cell>
          <table:table-cell table:formula="of:=[.$B$209]/([.A429]*[.$B$206]+([.B429]-1)*[.$B$208])" office:value-type="float" office:value="0.65625">
            <text:p>0,65625</text:p>
          </table:table-cell>
          <table:table-cell table:formula="of:=[.F428]+[.E429]" office:value-type="float" office:value="3.33125">
            <text:p>3,33125</text:p>
          </table:table-cell>
          <table:table-cell/>
          <table:table-cell table:formula="of:=[.$B$211]/([.A429]*[.$B$206]+[.B429]*[.$B$208])" office:value-type="float" office:value="2.77777777777778">
            <text:p>2,7777777778</text:p>
          </table:table-cell>
          <table:table-cell table:formula="of:=[.H429]+[.F429]+[.D429]" office:value-type="float" office:value="23.8477260634962">
            <text:p>23,8477260635</text:p>
          </table:table-cell>
          <table:table-cell table:number-columns-repeated="1014"/>
        </table:table-row>
        <table:table-row table:style-name="ro1">
          <table:table-cell table:style-name="ce8" table:formula="of:=[.A429]" office:value-type="float" office:value="20">
            <text:p>20</text:p>
          </table:table-cell>
          <table:table-cell table:style-name="ce17" table:formula="of:=[.B429]+1" office:value-type="float" office:value="5">
            <text:p>5</text:p>
          </table:table-cell>
          <table:table-cell table:style-name="ce17" table:formula="of:=IF([.A430]&gt;1;[.$B$207]/(([.A430] - 1)*[.$B$206]);0)" office:value-type="float" office:value="0.263157894736842">
            <text:p>0,2631578947</text:p>
          </table:table-cell>
          <table:table-cell table:style-name="ce17" table:formula="of:=[.D429]" office:value-type="float" office:value="17.7386982857184">
            <text:p>17,7386982857</text:p>
          </table:table-cell>
          <table:table-cell table:formula="of:=[.$B$209]/([.A430]*[.$B$206]+([.B430]-1)*[.$B$208])" office:value-type="float" office:value="0.583333333333333">
            <text:p>0,5833333333</text:p>
          </table:table-cell>
          <table:table-cell table:style-name="ce17" table:formula="of:=[.F429]+[.E430]" office:value-type="float" office:value="3.91458333333333">
            <text:p>3,9145833333</text:p>
          </table:table-cell>
          <table:table-cell table:style-name="ce17"/>
          <table:table-cell table:style-name="ce17" table:formula="of:=[.$B$211]/([.A430]*[.$B$206]+[.B430]*[.$B$208])" office:value-type="float" office:value="2.5">
            <text:p>2,5</text:p>
          </table:table-cell>
          <table:table-cell table:style-name="ce31" table:formula="of:=[.H430]+[.F430]+[.D430]" office:value-type="float" office:value="24.1532816190517">
            <text:p>24,1532816191</text:p>
          </table:table-cell>
          <table:table-cell table:number-columns-repeated="1014"/>
        </table:table-row>
        <table:table-row table:style-name="ro1">
          <table:table-cell table:style-name="ce10" table:formula="of:=[.A430]" office:value-type="float" office:value="20">
            <text:p>20</text:p>
          </table:table-cell>
          <table:table-cell table:style-name="ce19" table:formula="of:=[.B430]+1" office:value-type="float" office:value="6">
            <text:p>6</text:p>
          </table:table-cell>
          <table:table-cell table:style-name="ce19" table:formula="of:=IF([.A431]&gt;1;[.$B$207]/(([.A431] - 1)*[.$B$206]);0)" office:value-type="float" office:value="0.263157894736842">
            <text:p>0,2631578947</text:p>
          </table:table-cell>
          <table:table-cell table:style-name="ce19" table:formula="of:=[.D430]" office:value-type="float" office:value="17.7386982857184">
            <text:p>17,7386982857</text:p>
          </table:table-cell>
          <table:table-cell table:formula="of:=[.$B$209]/([.A431]*[.$B$206]+([.B431]-1)*[.$B$208])" office:value-type="float" office:value="0.525">
            <text:p>0,525</text:p>
          </table:table-cell>
          <table:table-cell table:style-name="ce19" table:formula="of:=[.F430]+[.E431]" office:value-type="float" office:value="4.43958333333333">
            <text:p>4,4395833333</text:p>
          </table:table-cell>
          <table:table-cell table:style-name="ce17"/>
          <table:table-cell table:style-name="ce19" table:formula="of:=[.$B$211]/([.A431]*[.$B$206]+[.B431]*[.$B$208])" office:value-type="float" office:value="2.27272727272727">
            <text:p>2,2727272727</text:p>
          </table:table-cell>
          <table:table-cell table:style-name="ce33" table:formula="of:=[.H431]+[.F431]+[.D431]" office:value-type="float" office:value="24.451008891779">
            <text:p>24,4510088918</text:p>
          </table:table-cell>
          <table:table-cell table:number-columns-repeated="1014"/>
        </table:table-row>
        <table:table-row table:style-name="ro1">
          <table:table-cell table:formula="of:=[.A431]" office:value-type="float" office:value="20">
            <text:p>20</text:p>
          </table:table-cell>
          <table:table-cell table:formula="of:=[.B431]+1" office:value-type="float" office:value="7">
            <text:p>7</text:p>
          </table:table-cell>
          <table:table-cell table:formula="of:=IF([.A432]&gt;1;[.$B$207]/(([.A432] - 1)*[.$B$206]);0)" office:value-type="float" office:value="0.263157894736842">
            <text:p>0,2631578947</text:p>
          </table:table-cell>
          <table:table-cell table:formula="of:=[.D431]" office:value-type="float" office:value="17.7386982857184">
            <text:p>17,7386982857</text:p>
          </table:table-cell>
          <table:table-cell table:formula="of:=[.$B$209]/([.A432]*[.$B$206]+([.B432]-1)*[.$B$208])" office:value-type="float" office:value="0.477272727272727">
            <text:p>0,4772727273</text:p>
          </table:table-cell>
          <table:table-cell table:formula="of:=[.F431]+[.E432]" office:value-type="float" office:value="4.91685606060606">
            <text:p>4,9168560606</text:p>
          </table:table-cell>
          <table:table-cell/>
          <table:table-cell table:formula="of:=[.$B$211]/([.A432]*[.$B$206]+[.B432]*[.$B$208])" office:value-type="float" office:value="2.08333333333333">
            <text:p>2,0833333333</text:p>
          </table:table-cell>
          <table:table-cell table:formula="of:=[.H432]+[.F432]+[.D432]" office:value-type="float" office:value="24.7388876796578">
            <text:p>24,7388876797</text:p>
          </table:table-cell>
          <table:table-cell table:number-columns-repeated="1014"/>
        </table:table-row>
        <table:table-row table:style-name="ro1">
          <table:table-cell table:formula="of:=[.A432]" office:value-type="float" office:value="20">
            <text:p>20</text:p>
          </table:table-cell>
          <table:table-cell table:formula="of:=[.B432]+1" office:value-type="float" office:value="8">
            <text:p>8</text:p>
          </table:table-cell>
          <table:table-cell table:formula="of:=IF([.A433]&gt;1;[.$B$207]/(([.A433] - 1)*[.$B$206]);0)" office:value-type="float" office:value="0.263157894736842">
            <text:p>0,2631578947</text:p>
          </table:table-cell>
          <table:table-cell table:formula="of:=[.D432]" office:value-type="float" office:value="17.7386982857184">
            <text:p>17,7386982857</text:p>
          </table:table-cell>
          <table:table-cell table:formula="of:=[.$B$209]/([.A433]*[.$B$206]+([.B433]-1)*[.$B$208])" office:value-type="float" office:value="0.4375">
            <text:p>0,4375</text:p>
          </table:table-cell>
          <table:table-cell table:formula="of:=[.F432]+[.E433]" office:value-type="float" office:value="5.35435606060606">
            <text:p>5,3543560606</text:p>
          </table:table-cell>
          <table:table-cell/>
          <table:table-cell table:formula="of:=[.$B$211]/([.A433]*[.$B$206]+[.B433]*[.$B$208])" office:value-type="float" office:value="1.92307692307692">
            <text:p>1,9230769231</text:p>
          </table:table-cell>
          <table:table-cell table:formula="of:=[.H433]+[.F433]+[.D433]" office:value-type="float" office:value="25.0161312694014">
            <text:p>25,0161312694</text:p>
          </table:table-cell>
          <table:table-cell table:number-columns-repeated="1014"/>
        </table:table-row>
        <table:table-row table:style-name="ro1">
          <table:table-cell table:formula="of:=[.A433]" office:value-type="float" office:value="20">
            <text:p>20</text:p>
          </table:table-cell>
          <table:table-cell table:formula="of:=[.B433]+1" office:value-type="float" office:value="9">
            <text:p>9</text:p>
          </table:table-cell>
          <table:table-cell table:formula="of:=IF([.A434]&gt;1;[.$B$207]/(([.A434] - 1)*[.$B$206]);0)" office:value-type="float" office:value="0.263157894736842">
            <text:p>0,2631578947</text:p>
          </table:table-cell>
          <table:table-cell table:formula="of:=[.D433]" office:value-type="float" office:value="17.7386982857184">
            <text:p>17,7386982857</text:p>
          </table:table-cell>
          <table:table-cell table:formula="of:=[.$B$209]/([.A434]*[.$B$206]+([.B434]-1)*[.$B$208])" office:value-type="float" office:value="0.403846153846154">
            <text:p>0,4038461538</text:p>
          </table:table-cell>
          <table:table-cell table:formula="of:=[.F433]+[.E434]" office:value-type="float" office:value="5.75820221445222">
            <text:p>5,7582022145</text:p>
          </table:table-cell>
          <table:table-cell/>
          <table:table-cell table:formula="of:=[.$B$211]/([.A434]*[.$B$206]+[.B434]*[.$B$208])" office:value-type="float" office:value="1.78571428571429">
            <text:p>1,7857142857</text:p>
          </table:table-cell>
          <table:table-cell table:formula="of:=[.H434]+[.F434]+[.D434]" office:value-type="float" office:value="25.2826147858849">
            <text:p>25,2826147859</text:p>
          </table:table-cell>
          <table:table-cell table:number-columns-repeated="1014"/>
        </table:table-row>
        <table:table-row table:style-name="ro1">
          <table:table-cell table:style-name="ce7" table:formula="of:=[.A434]" office:value-type="float" office:value="20">
            <text:p>20</text:p>
          </table:table-cell>
          <table:table-cell table:style-name="ce16" table:formula="of:=[.B434]+1" office:value-type="float" office:value="10">
            <text:p>10</text:p>
          </table:table-cell>
          <table:table-cell table:style-name="ce16" table:formula="of:=IF([.A435]&gt;1;[.$B$207]/(([.A435] - 1)*[.$B$206]);0)" office:value-type="float" office:value="0.263157894736842">
            <text:p>0,2631578947</text:p>
          </table:table-cell>
          <table:table-cell table:style-name="ce16" table:formula="of:=[.D434]" office:value-type="float" office:value="17.7386982857184">
            <text:p>17,7386982857</text:p>
          </table:table-cell>
          <table:table-cell table:style-name="ce16" table:formula="of:=[.$B$209]/([.A435]*[.$B$206]+([.B435]-1)*[.$B$208])" office:value-type="float" office:value="0.375">
            <text:p>0,375</text:p>
          </table:table-cell>
          <table:table-cell table:style-name="ce16" table:formula="of:=[.F434]+[.E435]" office:value-type="float" office:value="6.13320221445222">
            <text:p>6,1332022145</text:p>
          </table:table-cell>
          <table:table-cell table:style-name="ce16"/>
          <table:table-cell table:style-name="ce16" table:formula="of:=[.$B$211]/([.A435]*[.$B$206]+[.B435]*[.$B$208])" office:value-type="float" office:value="1.66666666666667">
            <text:p>1,6666666667</text:p>
          </table:table-cell>
          <table:table-cell table:style-name="ce30" table:formula="of:=[.H435]+[.F435]+[.D435]" office:value-type="float" office:value="25.5385671668373">
            <text:p>25,5385671668</text:p>
          </table:table-cell>
          <table:table-cell table:number-columns-repeated="1014"/>
        </table:table-row>
        <table:table-row table:style-name="ro1">
          <table:table-cell table:style-name="ce11" office:value-type="float" office:value="21">
            <text:p>21</text:p>
          </table:table-cell>
          <table:table-cell table:style-name="ce20" office:value-type="float" office:value="0">
            <text:p>0</text:p>
          </table:table-cell>
          <table:table-cell table:style-name="ce20" table:formula="of:=IF([.A436]&gt;1;[.$B$207]/(([.A436] - 1)*[.$B$206]);0)" office:value-type="float" office:value="0.25">
            <text:p>0,25</text:p>
          </table:table-cell>
          <table:table-cell table:style-name="ce20" table:formula="of:=[.D425]+[.C436]" office:value-type="float" office:value="17.9886982857184">
            <text:p>17,9886982857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/>
          <table:table-cell table:style-name="ce20" table:formula="of:=[.$B$211]/([.A436]*[.$B$206]+[.B436]*[.$B$208])" office:value-type="float" office:value="4.76190476190476">
            <text:p>4,7619047619</text:p>
          </table:table-cell>
          <table:table-cell table:style-name="ce34" table:formula="of:=[.H436]+[.F436]+[.D436]" office:value-type="float" office:value="22.7506030476232">
            <text:p>22,7506030476</text:p>
          </table:table-cell>
          <table:table-cell table:number-columns-repeated="3"/>
          <table:table-cell table:formula="of:=[.$B$211]/[.$B$209]-[.A436]/[.$B$208]" office:value-type="float" office:value="-0.488095238095238">
            <text:p>-0,4880952381</text:p>
          </table:table-cell>
          <table:table-cell table:number-columns-repeated="1010"/>
        </table:table-row>
        <table:table-row table:style-name="ro1">
          <table:table-cell table:formula="of:=[.A436]" office:value-type="float" office:value="21">
            <text:p>21</text:p>
          </table:table-cell>
          <table:table-cell table:formula="of:=[.B436]+1" office:value-type="float" office:value="1">
            <text:p>1</text:p>
          </table:table-cell>
          <table:table-cell table:formula="of:=IF([.A437]&gt;1;[.$B$207]/(([.A437] - 1)*[.$B$206]);0)" office:value-type="float" office:value="0.25">
            <text:p>0,25</text:p>
          </table:table-cell>
          <table:table-cell table:formula="of:=[.D436]" office:value-type="float" office:value="17.9886982857184">
            <text:p>17,9886982857</text:p>
          </table:table-cell>
          <table:table-cell table:formula="of:=[.$B$209]/([.A437]*[.$B$206]+([.B437]-1)*[.$B$208])" office:value-type="float" office:value="1">
            <text:p>1</text:p>
          </table:table-cell>
          <table:table-cell table:formula="of:=[.F436]+[.E437]" office:value-type="float" office:value="1">
            <text:p>1</text:p>
          </table:table-cell>
          <table:table-cell/>
          <table:table-cell table:formula="of:=[.$B$211]/([.A437]*[.$B$206]+[.B437]*[.$B$208])" office:value-type="float" office:value="4">
            <text:p>4</text:p>
          </table:table-cell>
          <table:table-cell table:formula="of:=[.H437]+[.F437]+[.D437]" office:value-type="float" office:value="22.9886982857184">
            <text:p>22,9886982857</text:p>
          </table:table-cell>
          <table:table-cell table:number-columns-repeated="1014"/>
        </table:table-row>
        <table:table-row table:style-name="ro1">
          <table:table-cell table:formula="of:=[.A437]" office:value-type="float" office:value="21">
            <text:p>21</text:p>
          </table:table-cell>
          <table:table-cell table:formula="of:=[.B437]+1" office:value-type="float" office:value="2">
            <text:p>2</text:p>
          </table:table-cell>
          <table:table-cell table:formula="of:=IF([.A438]&gt;1;[.$B$207]/(([.A438] - 1)*[.$B$206]);0)" office:value-type="float" office:value="0.25">
            <text:p>0,25</text:p>
          </table:table-cell>
          <table:table-cell table:formula="of:=[.D437]" office:value-type="float" office:value="17.9886982857184">
            <text:p>17,9886982857</text:p>
          </table:table-cell>
          <table:table-cell table:formula="of:=[.$B$209]/([.A438]*[.$B$206]+([.B438]-1)*[.$B$208])" office:value-type="float" office:value="0.84">
            <text:p>0,84</text:p>
          </table:table-cell>
          <table:table-cell table:formula="of:=[.F437]+[.E438]" office:value-type="float" office:value="1.84">
            <text:p>1,84</text:p>
          </table:table-cell>
          <table:table-cell/>
          <table:table-cell table:formula="of:=[.$B$211]/([.A438]*[.$B$206]+[.B438]*[.$B$208])" office:value-type="float" office:value="3.44827586206897">
            <text:p>3,4482758621</text:p>
          </table:table-cell>
          <table:table-cell table:formula="of:=[.H438]+[.F438]+[.D438]" office:value-type="float" office:value="23.2769741477874">
            <text:p>23,2769741478</text:p>
          </table:table-cell>
          <table:table-cell table:number-columns-repeated="1014"/>
        </table:table-row>
        <table:table-row table:style-name="ro1">
          <table:table-cell table:formula="of:=[.A438]" office:value-type="float" office:value="21">
            <text:p>21</text:p>
          </table:table-cell>
          <table:table-cell table:formula="of:=[.B438]+1" office:value-type="float" office:value="3">
            <text:p>3</text:p>
          </table:table-cell>
          <table:table-cell table:formula="of:=IF([.A439]&gt;1;[.$B$207]/(([.A439] - 1)*[.$B$206]);0)" office:value-type="float" office:value="0.25">
            <text:p>0,25</text:p>
          </table:table-cell>
          <table:table-cell table:formula="of:=[.D438]" office:value-type="float" office:value="17.9886982857184">
            <text:p>17,9886982857</text:p>
          </table:table-cell>
          <table:table-cell table:formula="of:=[.$B$209]/([.A439]*[.$B$206]+([.B439]-1)*[.$B$208])" office:value-type="float" office:value="0.724137931034483">
            <text:p>0,724137931</text:p>
          </table:table-cell>
          <table:table-cell table:formula="of:=[.F438]+[.E439]" office:value-type="float" office:value="2.56413793103448">
            <text:p>2,564137931</text:p>
          </table:table-cell>
          <table:table-cell/>
          <table:table-cell table:formula="of:=[.$B$211]/([.A439]*[.$B$206]+[.B439]*[.$B$208])" office:value-type="float" office:value="3.03030303030303">
            <text:p>3,0303030303</text:p>
          </table:table-cell>
          <table:table-cell table:formula="of:=[.H439]+[.F439]+[.D439]" office:value-type="float" office:value="23.5831392470559">
            <text:p>23,5831392471</text:p>
          </table:table-cell>
          <table:table-cell table:number-columns-repeated="1014"/>
        </table:table-row>
        <table:table-row table:style-name="ro1">
          <table:table-cell table:formula="of:=[.A439]" office:value-type="float" office:value="21">
            <text:p>21</text:p>
          </table:table-cell>
          <table:table-cell table:formula="of:=[.B439]+1" office:value-type="float" office:value="4">
            <text:p>4</text:p>
          </table:table-cell>
          <table:table-cell table:formula="of:=IF([.A440]&gt;1;[.$B$207]/(([.A440] - 1)*[.$B$206]);0)" office:value-type="float" office:value="0.25">
            <text:p>0,25</text:p>
          </table:table-cell>
          <table:table-cell table:formula="of:=[.D439]" office:value-type="float" office:value="17.9886982857184">
            <text:p>17,9886982857</text:p>
          </table:table-cell>
          <table:table-cell table:formula="of:=[.$B$209]/([.A440]*[.$B$206]+([.B440]-1)*[.$B$208])" office:value-type="float" office:value="0.636363636363636">
            <text:p>0,6363636364</text:p>
          </table:table-cell>
          <table:table-cell table:formula="of:=[.F439]+[.E440]" office:value-type="float" office:value="3.20050156739812">
            <text:p>3,2005015674</text:p>
          </table:table-cell>
          <table:table-cell/>
          <table:table-cell table:formula="of:=[.$B$211]/([.A440]*[.$B$206]+[.B440]*[.$B$208])" office:value-type="float" office:value="2.7027027027027">
            <text:p>2,7027027027</text:p>
          </table:table-cell>
          <table:table-cell table:formula="of:=[.H440]+[.F440]+[.D440]" office:value-type="float" office:value="23.8919025558192">
            <text:p>23,8919025558</text:p>
          </table:table-cell>
          <table:table-cell table:number-columns-repeated="1014"/>
        </table:table-row>
        <table:table-row table:style-name="ro1">
          <table:table-cell table:style-name="ce8" table:formula="of:=[.A440]" office:value-type="float" office:value="21">
            <text:p>21</text:p>
          </table:table-cell>
          <table:table-cell table:style-name="ce17" table:formula="of:=[.B440]+1" office:value-type="float" office:value="5">
            <text:p>5</text:p>
          </table:table-cell>
          <table:table-cell table:style-name="ce17" table:formula="of:=IF([.A441]&gt;1;[.$B$207]/(([.A441] - 1)*[.$B$206]);0)" office:value-type="float" office:value="0.25">
            <text:p>0,25</text:p>
          </table:table-cell>
          <table:table-cell table:style-name="ce17" table:formula="of:=[.D440]" office:value-type="float" office:value="17.9886982857184">
            <text:p>17,9886982857</text:p>
          </table:table-cell>
          <table:table-cell table:formula="of:=[.$B$209]/([.A441]*[.$B$206]+([.B441]-1)*[.$B$208])" office:value-type="float" office:value="0.567567567567568">
            <text:p>0,5675675676</text:p>
          </table:table-cell>
          <table:table-cell table:style-name="ce17" table:formula="of:=[.F440]+[.E441]" office:value-type="float" office:value="3.76806913496569">
            <text:p>3,768069135</text:p>
          </table:table-cell>
          <table:table-cell table:style-name="ce17"/>
          <table:table-cell table:style-name="ce17" table:formula="of:=[.$B$211]/([.A441]*[.$B$206]+[.B441]*[.$B$208])" office:value-type="float" office:value="2.4390243902439">
            <text:p>2,4390243902</text:p>
          </table:table-cell>
          <table:table-cell table:style-name="ce31" table:formula="of:=[.H441]+[.F441]+[.D441]" office:value-type="float" office:value="24.195791810928">
            <text:p>24,1957918109</text:p>
          </table:table-cell>
          <table:table-cell table:number-columns-repeated="1014"/>
        </table:table-row>
        <table:table-row table:style-name="ro1">
          <table:table-cell table:style-name="ce10" table:formula="of:=[.A441]" office:value-type="float" office:value="21">
            <text:p>21</text:p>
          </table:table-cell>
          <table:table-cell table:style-name="ce19" table:formula="of:=[.B441]+1" office:value-type="float" office:value="6">
            <text:p>6</text:p>
          </table:table-cell>
          <table:table-cell table:style-name="ce19" table:formula="of:=IF([.A442]&gt;1;[.$B$207]/(([.A442] - 1)*[.$B$206]);0)" office:value-type="float" office:value="0.25">
            <text:p>0,25</text:p>
          </table:table-cell>
          <table:table-cell table:style-name="ce19" table:formula="of:=[.D441]" office:value-type="float" office:value="17.9886982857184">
            <text:p>17,9886982857</text:p>
          </table:table-cell>
          <table:table-cell table:formula="of:=[.$B$209]/([.A442]*[.$B$206]+([.B442]-1)*[.$B$208])" office:value-type="float" office:value="0.51219512195122">
            <text:p>0,512195122</text:p>
          </table:table-cell>
          <table:table-cell table:style-name="ce19" table:formula="of:=[.F441]+[.E442]" office:value-type="float" office:value="4.28026425691691">
            <text:p>4,2802642569</text:p>
          </table:table-cell>
          <table:table-cell table:style-name="ce17"/>
          <table:table-cell table:style-name="ce19" table:formula="of:=[.$B$211]/([.A442]*[.$B$206]+[.B442]*[.$B$208])" office:value-type="float" office:value="2.22222222222222">
            <text:p>2,2222222222</text:p>
          </table:table-cell>
          <table:table-cell table:style-name="ce33" table:formula="of:=[.H442]+[.F442]+[.D442]" office:value-type="float" office:value="24.4911847648575">
            <text:p>24,4911847649</text:p>
          </table:table-cell>
          <table:table-cell table:number-columns-repeated="1014"/>
        </table:table-row>
        <table:table-row table:style-name="ro1">
          <table:table-cell table:formula="of:=[.A442]" office:value-type="float" office:value="21">
            <text:p>21</text:p>
          </table:table-cell>
          <table:table-cell table:formula="of:=[.B442]+1" office:value-type="float" office:value="7">
            <text:p>7</text:p>
          </table:table-cell>
          <table:table-cell table:formula="of:=IF([.A443]&gt;1;[.$B$207]/(([.A443] - 1)*[.$B$206]);0)" office:value-type="float" office:value="0.25">
            <text:p>0,25</text:p>
          </table:table-cell>
          <table:table-cell table:formula="of:=[.D442]" office:value-type="float" office:value="17.9886982857184">
            <text:p>17,9886982857</text:p>
          </table:table-cell>
          <table:table-cell table:formula="of:=[.$B$209]/([.A443]*[.$B$206]+([.B443]-1)*[.$B$208])" office:value-type="float" office:value="0.466666666666667">
            <text:p>0,4666666667</text:p>
          </table:table-cell>
          <table:table-cell table:formula="of:=[.F442]+[.E443]" office:value-type="float" office:value="4.74693092358357">
            <text:p>4,7469309236</text:p>
          </table:table-cell>
          <table:table-cell/>
          <table:table-cell table:formula="of:=[.$B$211]/([.A443]*[.$B$206]+[.B443]*[.$B$208])" office:value-type="float" office:value="2.04081632653061">
            <text:p>2,0408163265</text:p>
          </table:table-cell>
          <table:table-cell table:formula="of:=[.H443]+[.F443]+[.D443]" office:value-type="float" office:value="24.7764455358326">
            <text:p>24,7764455358</text:p>
          </table:table-cell>
          <table:table-cell table:number-columns-repeated="1014"/>
        </table:table-row>
        <table:table-row table:style-name="ro1">
          <table:table-cell table:formula="of:=[.A443]" office:value-type="float" office:value="21">
            <text:p>21</text:p>
          </table:table-cell>
          <table:table-cell table:formula="of:=[.B443]+1" office:value-type="float" office:value="8">
            <text:p>8</text:p>
          </table:table-cell>
          <table:table-cell table:formula="of:=IF([.A444]&gt;1;[.$B$207]/(([.A444] - 1)*[.$B$206]);0)" office:value-type="float" office:value="0.25">
            <text:p>0,25</text:p>
          </table:table-cell>
          <table:table-cell table:formula="of:=[.D443]" office:value-type="float" office:value="17.9886982857184">
            <text:p>17,9886982857</text:p>
          </table:table-cell>
          <table:table-cell table:formula="of:=[.$B$209]/([.A444]*[.$B$206]+([.B444]-1)*[.$B$208])" office:value-type="float" office:value="0.428571428571429">
            <text:p>0,4285714286</text:p>
          </table:table-cell>
          <table:table-cell table:formula="of:=[.F443]+[.E444]" office:value-type="float" office:value="5.175502352155">
            <text:p>5,1755023522</text:p>
          </table:table-cell>
          <table:table-cell/>
          <table:table-cell table:formula="of:=[.$B$211]/([.A444]*[.$B$206]+[.B444]*[.$B$208])" office:value-type="float" office:value="1.88679245283019">
            <text:p>1,8867924528</text:p>
          </table:table-cell>
          <table:table-cell table:formula="of:=[.H444]+[.F444]+[.D444]" office:value-type="float" office:value="25.0509930907036">
            <text:p>25,0509930907</text:p>
          </table:table-cell>
          <table:table-cell table:number-columns-repeated="1014"/>
        </table:table-row>
        <table:table-row table:style-name="ro1">
          <table:table-cell table:formula="of:=[.A444]" office:value-type="float" office:value="21">
            <text:p>21</text:p>
          </table:table-cell>
          <table:table-cell table:formula="of:=[.B444]+1" office:value-type="float" office:value="9">
            <text:p>9</text:p>
          </table:table-cell>
          <table:table-cell table:formula="of:=IF([.A445]&gt;1;[.$B$207]/(([.A445] - 1)*[.$B$206]);0)" office:value-type="float" office:value="0.25">
            <text:p>0,25</text:p>
          </table:table-cell>
          <table:table-cell table:formula="of:=[.D444]" office:value-type="float" office:value="17.9886982857184">
            <text:p>17,9886982857</text:p>
          </table:table-cell>
          <table:table-cell table:formula="of:=[.$B$209]/([.A445]*[.$B$206]+([.B445]-1)*[.$B$208])" office:value-type="float" office:value="0.39622641509434">
            <text:p>0,3962264151</text:p>
          </table:table-cell>
          <table:table-cell table:formula="of:=[.F444]+[.E445]" office:value-type="float" office:value="5.57172876724934">
            <text:p>5,5717287672</text:p>
          </table:table-cell>
          <table:table-cell/>
          <table:table-cell table:formula="of:=[.$B$211]/([.A445]*[.$B$206]+[.B445]*[.$B$208])" office:value-type="float" office:value="1.75438596491228">
            <text:p>1,7543859649</text:p>
          </table:table-cell>
          <table:table-cell table:formula="of:=[.H445]+[.F445]+[.D445]" office:value-type="float" office:value="25.31481301788">
            <text:p>25,3148130179</text:p>
          </table:table-cell>
          <table:table-cell table:number-columns-repeated="1014"/>
        </table:table-row>
        <table:table-row table:style-name="ro1">
          <table:table-cell table:style-name="ce7" table:formula="of:=[.A445]" office:value-type="float" office:value="21">
            <text:p>21</text:p>
          </table:table-cell>
          <table:table-cell table:style-name="ce16" table:formula="of:=[.B445]+1" office:value-type="float" office:value="10">
            <text:p>10</text:p>
          </table:table-cell>
          <table:table-cell table:style-name="ce16" table:formula="of:=IF([.A446]&gt;1;[.$B$207]/(([.A446] - 1)*[.$B$206]);0)" office:value-type="float" office:value="0.25">
            <text:p>0,25</text:p>
          </table:table-cell>
          <table:table-cell table:style-name="ce16" table:formula="of:=[.D445]" office:value-type="float" office:value="17.9886982857184">
            <text:p>17,9886982857</text:p>
          </table:table-cell>
          <table:table-cell table:style-name="ce16" table:formula="of:=[.$B$209]/([.A446]*[.$B$206]+([.B446]-1)*[.$B$208])" office:value-type="float" office:value="0.368421052631579">
            <text:p>0,3684210526</text:p>
          </table:table-cell>
          <table:table-cell table:style-name="ce16" table:formula="of:=[.F445]+[.E446]" office:value-type="float" office:value="5.94014981988092">
            <text:p>5,9401498199</text:p>
          </table:table-cell>
          <table:table-cell table:style-name="ce16"/>
          <table:table-cell table:style-name="ce16" table:formula="of:=[.$B$211]/([.A446]*[.$B$206]+[.B446]*[.$B$208])" office:value-type="float" office:value="1.63934426229508">
            <text:p>1,6393442623</text:p>
          </table:table-cell>
          <table:table-cell table:style-name="ce30" table:formula="of:=[.H446]+[.F446]+[.D446]" office:value-type="float" office:value="25.5681923678944">
            <text:p>25,5681923679</text:p>
          </table:table-cell>
          <table:table-cell table:number-columns-repeated="1014"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inimum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7">07.02.2015</text:date>, <text:time>11:31:54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 Maškovský</meta:initial-creator>
    <meta:creation-date>2015-02-06T22:04:44.51</meta:creation-date>
    <meta:generator>OpenOffice/4.1.1$Win32 OpenOffice.org_project/411m6$Build-9775</meta:generator>
    <dc:date>2015-02-07T11:31:54.01</dc:date>
    <dc:creator>Emil Maškovský</dc:creator>
    <meta:editing-duration>PT13H26M51S</meta:editing-duration>
    <meta:editing-cycles>45</meta:editing-cycles>
    <meta:document-statistic meta:table-count="3" meta:cell-count="3330" meta:object-count="0"/>
  </office:meta>
</office:document-meta>
</file>